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7">
      <style:text-properties fo:color="#000000"/>
    </style:style>
    <style:style style:family="text" style:name="T5" style:display-name="T5" style:parent-style-name="CharStyle11">
      <style:text-properties fo:color="#000000"/>
    </style:style>
    <style:style style:family="text" style:name="T6" style:display-name="T6" style:parent-style-name="CharStyle12">
      <style:text-properties fo:color="#000000"/>
    </style:style>
    <style:style style:family="text" style:name="T7" style:display-name="T7" style:parent-style-name="CharStyle13">
      <style:text-properties fo:color="#000000"/>
    </style:style>
    <style:style style:family="text" style:name="T8" style:display-name="T8" style:parent-style-name="CharStyle15">
      <style:text-properties fo:color="#000000"/>
    </style:style>
    <style:style style:family="text" style:name="T9" style:display-name="T9" style:parent-style-name="CharStyle17">
      <style:text-properties fo:color="#000000"/>
    </style:style>
    <style:style style:family="text" style:name="T10" style:display-name="T10" style:parent-style-name="CharStyle18">
      <style:text-properties fo:color="#000000"/>
    </style:style>
    <style:style style:family="text" style:name="T11" style:display-name="T11" style:parent-style-name="CharStyle20">
      <style:text-properties fo:color="#000000"/>
    </style:style>
    <style:style style:family="text" style:name="T12" style:display-name="T12" style:parent-style-name="CharStyle21">
      <style:text-properties fo:color="#000000"/>
    </style:style>
    <style:style style:family="text" style:name="T13" style:display-name="T13" style:parent-style-name="CharStyle23">
      <style:text-properties fo:color="#000000"/>
    </style:style>
    <style:style style:family="text" style:name="T14" style:display-name="T14" style:parent-style-name="CharStyle25">
      <style:text-properties fo:color="#000000"/>
    </style:style>
    <style:style style:family="text" style:name="T15" style:display-name="T15" style:parent-style-name="CharStyle26">
      <style:text-properties fo:color="#000000"/>
    </style:style>
    <style:style style:family="text" style:name="T16" style:display-name="T16" style:parent-style-name="CharStyle28">
      <style:text-properties fo:color="#000000"/>
    </style:style>
    <style:style style:family="text" style:name="T17" style:display-name="T17" style:parent-style-name="CharStyle29">
      <style:text-properties fo:color="#000000"/>
    </style:style>
    <style:style style:family="text" style:name="T18" style:display-name="T18" style:parent-style-name="CharStyle31">
      <style:text-properties fo:color="#000000"/>
    </style:style>
    <style:style style:family="text" style:name="T19" style:display-name="T19" style:parent-style-name="CharStyle32">
      <style:text-properties fo:color="#000000"/>
    </style:style>
    <style:style style:family="text" style:name="T20" style:display-name="T20" style:parent-style-name="CharStyle34">
      <style:text-properties fo:color="#000000"/>
    </style:style>
    <style:style style:family="text" style:name="T21" style:display-name="T21" style:parent-style-name="CharStyle36">
      <style:text-properties fo:color="#000000"/>
    </style:style>
    <style:style style:family="text" style:name="T22" style:display-name="T22" style:parent-style-name="CharStyle38">
      <style:text-properties fo:color="#000000"/>
    </style:style>
    <style:style style:family="text" style:name="T23" style:display-name="T23" style:parent-style-name="CharStyle39">
      <style:text-properties fo:color="#000000"/>
    </style:style>
    <style:style style:family="text" style:name="T24" style:display-name="T24" style:parent-style-name="CharStyle41">
      <style:text-properties fo:color="#000000"/>
    </style:style>
    <style:style style:family="text" style:name="T25" style:display-name="T25" style:parent-style-name="CharStyle42">
      <style:text-properties fo:color="#000000"/>
    </style:style>
    <style:style style:family="text" style:name="T26" style:display-name="T26" style:parent-style-name="CharStyle44">
      <style:text-properties fo:color="#000000"/>
    </style:style>
    <style:style style:family="text" style:name="T27" style:display-name="T27" style:parent-style-name="CharStyle46">
      <style:text-properties fo:color="#000000"/>
    </style:style>
    <style:style style:family="text" style:name="T29" style:display-name="T29" style:parent-style-name="CharStyle49">
      <style:text-properties fo:color="#000000"/>
    </style:style>
    <style:style style:family="text" style:name="T30" style:display-name="T30" style:parent-style-name="CharStyle50">
      <style:text-properties fo:color="#000000"/>
    </style:style>
    <style:style style:family="text" style:name="T31" style:display-name="T31" style:parent-style-name="CharStyle51">
      <style:text-properties fo:color="#000000"/>
    </style:style>
    <style:style style:family="text" style:name="T32" style:display-name="T32" style:parent-style-name="CharStyle52">
      <style:text-properties fo:color="#000000"/>
    </style:style>
    <style:style style:family="text" style:name="T33" style:display-name="T33" style:parent-style-name="CharStyle53">
      <style:text-properties fo:color="#000000"/>
    </style:style>
    <style:style style:family="text" style:name="T34" style:display-name="T34" style:parent-style-name="CharStyle54">
      <style:text-properties fo:color="#000000"/>
    </style:style>
    <style:style style:family="text" style:name="T35" style:display-name="T35" style:parent-style-name="CharStyle56">
      <style:text-properties fo:color="#000000"/>
    </style:style>
    <style:style style:family="text" style:name="T38" style:display-name="T38" style:parent-style-name="CharStyle60">
      <style:text-properties fo:color="#000000"/>
    </style:style>
    <style:style style:family="text" style:name="T39" style:display-name="T39" style:parent-style-name="CharStyle62">
      <style:text-properties fo:color="#000000"/>
    </style:style>
    <style:style style:family="text" style:name="T40" style:display-name="T40" style:parent-style-name="CharStyle65">
      <style:text-properties fo:color="#000000"/>
    </style:style>
    <style:style style:family="text" style:name="T41" style:display-name="T41" style:parent-style-name="CharStyle64">
      <style:text-properties fo:color="#000000"/>
    </style:style>
    <style:style style:family="text" style:name="T42" style:display-name="T42" style:parent-style-name="CharStyle67">
      <style:text-properties fo:color="#000000"/>
    </style:style>
    <style:style style:family="text" style:name="T43" style:display-name="T43" style:parent-style-name="CharStyle68">
      <style:text-properties fo:color="#000000"/>
    </style:style>
    <style:style style:family="text" style:name="T44" style:display-name="T44" style:parent-style-name="CharStyle69">
      <style:text-properties fo:color="#000000"/>
    </style:style>
    <style:style style:family="text" style:name="T45" style:display-name="T45" style:parent-style-name="CharStyle70">
      <style:text-properties fo:color="#000000"/>
    </style:style>
    <style:style style:family="text" style:name="T46" style:display-name="T46" style:parent-style-name="CharStyle73">
      <style:text-properties fo:color="#000000"/>
    </style:style>
    <style:style style:family="text" style:name="T47" style:display-name="T47" style:parent-style-name="CharStyle74">
      <style:text-properties fo:color="#000000"/>
    </style:style>
    <style:style style:family="text" style:name="T48" style:display-name="T48" style:parent-style-name="CharStyle76">
      <style:text-properties fo:color="#000000"/>
    </style:style>
    <style:style style:family="text" style:name="T49" style:display-name="T49" style:parent-style-name="CharStyle77">
      <style:text-properties fo:color="#000000"/>
    </style:style>
    <style:style style:family="text" style:name="T50" style:display-name="T50" style:parent-style-name="CharStyle79">
      <style:text-properties fo:color="#000000"/>
    </style:style>
    <style:style style:family="text" style:name="T51" style:display-name="T51" style:parent-style-name="CharStyle80">
      <style:text-properties fo:color="#000000"/>
    </style:style>
    <style:style style:family="text" style:name="T52" style:display-name="T52" style:parent-style-name="CharStyle82">
      <style:text-properties fo:color="#000000"/>
    </style:style>
    <style:style style:family="text" style:name="T53" style:display-name="T53" style:parent-style-name="CharStyle83">
      <style:text-properties fo:color="#000000"/>
    </style:style>
    <style:style style:family="text" style:name="T54" style:display-name="T54" style:parent-style-name="CharStyle72">
      <style:text-properties fo:color="#000000"/>
    </style:style>
    <style:style style:family="text" style:name="T55" style:display-name="T55" style:parent-style-name="CharStyle84">
      <style:text-properties fo:color="#000000"/>
    </style:style>
    <style:style style:family="text" style:name="T56" style:display-name="T56" style:parent-style-name="CharStyle87">
      <style:text-properties fo:color="#000000"/>
    </style:style>
    <style:style style:family="text" style:name="T57" style:display-name="T57" style:parent-style-name="CharStyle86">
      <style:text-properties fo:color="#000000"/>
    </style:style>
    <style:style style:family="text" style:name="T58" style:display-name="T58" style:parent-style-name="CharStyle88">
      <style:text-properties fo:color="#000000"/>
    </style:style>
    <style:style style:family="text" style:name="T59" style:display-name="T59" style:parent-style-name="CharStyle89">
      <style:text-properties fo:color="#000000"/>
    </style:style>
    <style:style style:family="text" style:name="T60" style:display-name="T60" style:parent-style-name="CharStyle91">
      <style:text-properties fo:color="#000000"/>
    </style:style>
    <style:style style:family="text" style:name="T61" style:display-name="T61" style:parent-style-name="CharStyle93">
      <style:text-properties fo:color="#000000"/>
    </style:style>
    <style:style style:family="text" style:name="T62" style:display-name="T62" style:parent-style-name="CharStyle94">
      <style:text-properties fo:color="#000000"/>
    </style:style>
    <style:style style:family="text" style:name="T63" style:display-name="T63" style:parent-style-name="CharStyle95">
      <style:text-properties fo:color="#000000"/>
    </style:style>
    <style:style style:family="text" style:name="T64" style:display-name="T64" style:parent-style-name="CharStyle96">
      <style:text-properties fo:color="#000000"/>
    </style:style>
    <style:style style:family="text" style:name="T65" style:display-name="T65" style:parent-style-name="CharStyle97">
      <style:text-properties fo:color="#000000"/>
    </style:style>
    <style:style style:family="text" style:name="T66" style:display-name="T66" style:parent-style-name="CharStyle98">
      <style:text-properties fo:color="#000000"/>
    </style:style>
    <style:style style:family="text" style:name="T67" style:display-name="T67" style:parent-style-name="CharStyle99">
      <style:text-properties fo:color="#000000"/>
    </style:style>
    <style:style style:family="text" style:name="T69" style:display-name="T69" style:parent-style-name="CharStyle102">
      <style:text-properties fo:color="#000000"/>
    </style:style>
    <style:style style:family="text" style:name="T70" style:display-name="T70" style:parent-style-name="CharStyle104">
      <style:text-properties fo:color="#000000"/>
    </style:style>
    <style:style style:family="text" style:name="T71" style:display-name="T71" style:parent-style-name="CharStyle105">
      <style:text-properties fo:color="#000000"/>
    </style:style>
    <style:style style:family="text" style:name="T72" style:display-name="T72" style:parent-style-name="CharStyle107">
      <style:text-properties fo:color="#000000"/>
    </style:style>
    <style:style style:family="text" style:name="T73" style:display-name="T73" style:parent-style-name="CharStyle108">
      <style:text-properties fo:color="#000000"/>
    </style:style>
    <style:style style:family="text" style:name="T74" style:display-name="T74" style:parent-style-name="CharStyle110">
      <style:text-properties fo:color="#000000"/>
    </style:style>
    <style:style style:family="text" style:name="T75" style:display-name="T75" style:parent-style-name="CharStyle100">
      <style:text-properties fo:color="#000000"/>
    </style:style>
    <style:style style:family="text" style:name="T76" style:display-name="T76" style:parent-style-name="CharStyle112">
      <style:text-properties fo:color="#000000"/>
    </style:style>
    <style:style style:family="paragraph" style:name="P2">
      <style:paragraph-properties style:page-number="auto"/>
      <style:text-properties fo:font-size="1pt" style:font-size-asian="1pt" style:font-size-complex="1pt"/>
    </style:style>
    <style:style style:family="paragraph" style:name="P3">
      <style:paragraph-properties style:page-number="auto"/>
      <style:text-properties fo:font-size="1pt" style:font-size-asian="1pt" style:font-size-complex="1pt"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1.222cm" style:page-number="auto"/>
      <style:text-properties/>
    </style:style>
    <style:style style:family="paragraph" style:name="P26">
      <style:paragraph-properties style:page-number="auto"/>
      <style:text-properties fo:font-size="1pt" style:font-size-asian="1pt" style:font-size-complex="1pt"/>
    </style:style>
    <style:style style:family="paragraph" style:name="P27">
      <style:paragraph-properties fo:line-height="0.635cm" style:page-number="auto"/>
      <style:text-properties/>
    </style:style>
    <style:style style:family="paragraph" style:name="P28">
      <style:paragraph-properties fo:line-height="0.635cm" style:page-number="auto"/>
      <style:text-properties/>
    </style:style>
    <style:style style:family="paragraph" style:name="P29">
      <style:paragraph-properties fo:line-height="0.635cm" style:page-number="auto"/>
      <style:text-properties/>
    </style:style>
    <style:style style:family="paragraph" style:name="P30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35cm" style:page-number="auto"/>
      <style:text-properties/>
    </style:style>
    <style:style style:family="paragraph" style:name="P43">
      <style:paragraph-properties fo:line-height="0.635cm" style:page-number="auto"/>
      <style:text-properties/>
    </style:style>
    <style:style style:family="paragraph" style:name="P44">
      <style:paragraph-properties fo:line-height="0.635cm" style:page-number="auto"/>
      <style:text-properties/>
    </style:style>
    <style:style style:family="paragraph" style:name="P45">
      <style:paragraph-properties fo:line-height="0.635cm" style:page-number="auto"/>
      <style:text-properties/>
    </style:style>
    <style:style style:family="paragraph" style:name="P46">
      <style:paragraph-properties fo:line-height="0.635cm" style:page-number="auto"/>
      <style:text-properties/>
    </style:style>
    <style:style style:family="paragraph" style:name="P47">
      <style:paragraph-properties fo:line-height="0.635cm" style:page-number="auto"/>
      <style:text-properties/>
    </style:style>
    <style:style style:family="paragraph" style:name="P48">
      <style:paragraph-properties fo:line-height="0.635cm" style:page-number="auto"/>
      <style:text-properties/>
    </style:style>
    <style:style style:family="paragraph" style:name="P49">
      <style:paragraph-properties fo:line-height="0.635cm" style:page-number="auto"/>
      <style:text-properties/>
    </style:style>
    <style:style style:family="paragraph" style:name="P50">
      <style:paragraph-properties fo:line-height="0.635cm" style:page-number="auto"/>
      <style:text-properties/>
    </style:style>
    <style:style style:family="paragraph" style:name="P51">
      <style:paragraph-properties fo:line-height="0.635cm" style:page-number="auto"/>
      <style:text-properties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1.180cm" style:page-number="auto"/>
      <style:text-properties/>
    </style:style>
    <style:style style:family="paragraph" style:name="P56">
      <style:paragraph-properties style:page-number="auto"/>
      <style:text-properties fo:font-size="1pt" style:font-size-asian="1pt" style:font-size-complex="1pt"/>
    </style:style>
    <style:style style:family="paragraph" style:name="P57">
      <style:paragraph-properties fo:line-height="0.635cm" style:page-number="auto"/>
      <style:text-properties/>
    </style:style>
    <style:style style:family="paragraph" style:name="P58">
      <style:paragraph-properties fo:line-height="0.635cm" style:page-number="auto"/>
      <style:text-properties/>
    </style:style>
    <style:style style:family="paragraph" style:name="P59">
      <style:paragraph-properties fo:line-height="0.635cm" style:page-number="auto"/>
      <style:text-properties/>
    </style:style>
    <style:style style:family="paragraph" style:name="P60">
      <style:paragraph-properties fo:line-height="0.635cm" style:page-number="auto"/>
      <style:text-properties/>
    </style:style>
    <style:style style:family="paragraph" style:name="P61">
      <style:paragraph-properties fo:line-height="0.635cm" style:page-number="auto"/>
      <style:text-properties/>
    </style:style>
    <style:style style:family="paragraph" style:name="P62">
      <style:paragraph-properties fo:line-height="0.635cm" style:page-number="auto"/>
      <style:text-properties/>
    </style:style>
    <style:style style:family="paragraph" style:name="P63">
      <style:paragraph-properties fo:line-height="0.635cm" style:page-number="auto"/>
      <style:text-properties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635cm" style:page-number="auto"/>
      <style:text-properties/>
    </style:style>
    <style:style style:family="paragraph" style:name="P71">
      <style:paragraph-properties fo:line-height="0.635cm" style:page-number="auto"/>
      <style:text-properties/>
    </style:style>
    <style:style style:family="paragraph" style:name="P72">
      <style:paragraph-properties fo:line-height="0.635cm" style:page-number="auto"/>
      <style:text-properties/>
    </style:style>
    <style:style style:family="paragraph" style:name="P73">
      <style:paragraph-properties fo:line-height="0.635cm" style:page-number="auto"/>
      <style:text-properties/>
    </style:style>
    <style:style style:family="paragraph" style:name="P74">
      <style:paragraph-properties fo:line-height="0.635cm" style:page-number="auto"/>
      <style:text-properties/>
    </style:style>
    <style:style style:family="paragraph" style:name="P75">
      <style:paragraph-properties fo:line-height="0.635cm" style:page-number="auto"/>
      <style:text-properties/>
    </style:style>
    <style:style style:family="paragraph" style:name="P76">
      <style:paragraph-properties fo:line-height="0.635cm" style:page-number="auto"/>
      <style:text-properties/>
    </style:style>
    <style:style style:family="paragraph" style:name="P77">
      <style:paragraph-properties fo:line-height="0.635cm" style:page-number="auto"/>
      <style:text-properties/>
    </style:style>
    <style:style style:family="paragraph" style:name="P78">
      <style:paragraph-properties fo:line-height="0.635cm" style:page-number="auto"/>
      <style:text-properties/>
    </style:style>
    <style:style style:family="paragraph" style:name="P79">
      <style:paragraph-properties fo:line-height="0.635cm" style:page-number="auto"/>
      <style:text-properties/>
    </style:style>
    <style:style style:family="paragraph" style:name="P80">
      <style:paragraph-properties fo:line-height="0.635cm" style:page-number="auto"/>
      <style:text-properties/>
    </style:style>
    <style:style style:family="paragraph" style:name="P81">
      <style:paragraph-properties fo:line-height="0.635cm" style:page-number="auto"/>
      <style:text-properties/>
    </style:style>
    <style:style style:family="paragraph" style:name="P82">
      <style:paragraph-properties fo:line-height="0.635cm" style:page-number="auto"/>
      <style:text-properties/>
    </style:style>
    <style:style style:family="paragraph" style:name="P83">
      <style:paragraph-properties fo:line-height="0.635cm" style:page-number="auto"/>
      <style:text-properties/>
    </style:style>
    <style:style style:family="paragraph" style:name="P84">
      <style:paragraph-properties fo:line-height="0.635cm" style:page-number="auto"/>
      <style:text-properties/>
    </style:style>
    <style:style style:family="paragraph" style:name="P85">
      <style:paragraph-properties fo:line-height="0.635cm" style:page-number="auto"/>
      <style:text-properties/>
    </style:style>
    <style:style style:family="paragraph" style:name="P86">
      <style:paragraph-properties fo:line-height="0.635cm" style:page-number="auto"/>
      <style:text-properties/>
    </style:style>
    <style:style style:family="paragraph" style:name="P87">
      <style:paragraph-properties fo:line-height="0.635cm" style:page-number="auto"/>
      <style:text-properties/>
    </style:style>
    <style:style style:family="paragraph" style:name="P88">
      <style:paragraph-properties fo:line-height="0.635cm" style:page-number="auto"/>
      <style:text-properties/>
    </style:style>
    <style:style style:family="paragraph" style:name="P89">
      <style:paragraph-properties fo:line-height="0.635cm" style:page-number="auto"/>
      <style:text-properties/>
    </style:style>
    <style:style style:family="paragraph" style:name="P90">
      <style:paragraph-properties fo:line-height="0.635cm" style:page-number="auto"/>
      <style:text-properties/>
    </style:style>
    <style:style style:family="paragraph" style:name="P91">
      <style:paragraph-properties fo:line-height="0.635cm" style:page-number="auto"/>
      <style:text-properties/>
    </style:style>
    <style:style style:family="paragraph" style:name="P92">
      <style:paragraph-properties fo:line-height="0.635cm" style:page-number="auto"/>
      <style:text-properties/>
    </style:style>
    <style:style style:family="paragraph" style:name="P93">
      <style:paragraph-properties fo:line-height="0.635cm" style:page-number="auto"/>
      <style:text-properties/>
    </style:style>
    <style:style style:family="paragraph" style:name="P94">
      <style:paragraph-properties fo:line-height="0.635cm" style:page-number="auto"/>
      <style:text-properties/>
    </style:style>
    <style:style style:family="paragraph" style:name="P95">
      <style:paragraph-properties fo:line-height="0.635cm" style:page-number="auto"/>
      <style:text-properties/>
    </style:style>
    <style:style style:family="paragraph" style:name="P96">
      <style:paragraph-properties fo:line-height="0.635cm" style:page-number="auto"/>
      <style:text-properties/>
    </style:style>
    <style:style style:family="paragraph" style:name="P97">
      <style:paragraph-properties fo:line-height="0.635cm" style:page-number="auto"/>
      <style:text-properties/>
    </style:style>
    <style:style style:family="paragraph" style:name="P98">
      <style:paragraph-properties fo:line-height="0.663cm" style:page-number="auto"/>
      <style:text-properties/>
    </style:style>
    <style:style style:family="paragraph" style:name="P99">
      <style:paragraph-properties style:page-number="auto"/>
      <style:text-properties fo:font-size="1pt" style:font-size-asian="1pt" style:font-size-complex="1pt"/>
    </style:style>
    <style:style style:family="paragraph" style:name="P100">
      <style:paragraph-properties fo:line-height="0.635cm" style:page-number="auto"/>
      <style:text-properties/>
    </style:style>
    <style:style style:family="paragraph" style:name="P102">
      <style:paragraph-properties fo:line-height="0.635cm" style:page-number="auto"/>
      <style:text-properties/>
    </style:style>
    <style:style style:family="paragraph" style:name="P103">
      <style:paragraph-properties fo:line-height="0.635cm" style:page-number="auto"/>
      <style:text-properties/>
    </style:style>
    <style:style style:family="paragraph" style:name="P104">
      <style:paragraph-properties fo:line-height="0.635cm" style:page-number="auto"/>
      <style:text-properties/>
    </style:style>
    <style:style style:family="paragraph" style:name="P105">
      <style:paragraph-properties fo:line-height="0.635cm" style:page-number="auto"/>
      <style:text-properties/>
    </style:style>
    <style:style style:family="paragraph" style:name="P106">
      <style:paragraph-properties fo:line-height="0.635cm" style:page-number="auto"/>
      <style:text-properties/>
    </style:style>
    <style:style style:family="paragraph" style:name="P107">
      <style:paragraph-properties fo:line-height="0.635cm" style:page-number="auto"/>
      <style:text-properties/>
    </style:style>
    <style:style style:family="paragraph" style:name="P108">
      <style:paragraph-properties fo:line-height="0.635cm" style:page-number="auto"/>
      <style:text-properties/>
    </style:style>
    <style:style style:family="paragraph" style:name="P109">
      <style:paragraph-properties fo:line-height="0.635cm" style:page-number="auto"/>
      <style:text-properties/>
    </style:style>
    <style:style style:family="paragraph" style:name="P110">
      <style:paragraph-properties fo:line-height="0.635cm" style:page-number="auto"/>
      <style:text-properties/>
    </style:style>
    <style:style style:family="paragraph" style:name="P111">
      <style:paragraph-properties fo:line-height="0.635cm" style:page-number="auto"/>
      <style:text-properties/>
    </style:style>
    <style:style style:family="paragraph" style:name="P112">
      <style:paragraph-properties fo:line-height="0.635cm" style:page-number="auto"/>
      <style:text-properties/>
    </style:style>
    <style:style style:family="paragraph" style:name="P113">
      <style:paragraph-properties fo:line-height="0.635cm" style:page-number="auto"/>
      <style:text-properties/>
    </style:style>
    <style:style style:family="paragraph" style:name="P114">
      <style:paragraph-properties fo:line-height="0.635cm" style:page-number="auto"/>
      <style:text-properties/>
    </style:style>
    <style:style style:family="paragraph" style:name="P115">
      <style:paragraph-properties fo:line-height="0.635cm" style:page-number="auto"/>
      <style:text-properties/>
    </style:style>
    <style:style style:family="paragraph" style:name="P116">
      <style:paragraph-properties fo:line-height="0.635cm" style:page-number="auto"/>
      <style:text-properties/>
    </style:style>
    <style:style style:family="paragraph" style:name="P117">
      <style:paragraph-properties fo:line-height="0.635cm" style:page-number="auto"/>
      <style:text-properties/>
    </style:style>
    <style:style style:family="paragraph" style:name="P118">
      <style:paragraph-properties fo:line-height="0.635cm" style:page-number="auto"/>
      <style:text-properties/>
    </style:style>
    <style:style style:family="paragraph" style:name="P119">
      <style:paragraph-properties fo:line-height="0.635cm" style:page-number="auto"/>
      <style:text-properties/>
    </style:style>
    <style:style style:family="paragraph" style:name="P120">
      <style:paragraph-properties fo:line-height="0.635cm" style:page-number="auto"/>
      <style:text-properties/>
    </style:style>
    <style:style style:family="paragraph" style:name="P121">
      <style:paragraph-properties fo:line-height="0.635cm" style:page-number="auto"/>
      <style:text-properties/>
    </style:style>
    <style:style style:family="paragraph" style:name="P122">
      <style:paragraph-properties fo:line-height="0.635cm" style:page-number="auto"/>
      <style:text-properties/>
    </style:style>
    <style:style style:family="paragraph" style:name="P123">
      <style:paragraph-properties fo:line-height="0.635cm" style:page-number="auto"/>
      <style:text-properties/>
    </style:style>
    <style:style style:family="paragraph" style:name="P124">
      <style:paragraph-properties fo:line-height="0.635cm" style:page-number="auto"/>
      <style:text-properties/>
    </style:style>
    <style:style style:family="paragraph" style:name="P125">
      <style:paragraph-properties fo:line-height="0.635cm" style:page-number="auto"/>
      <style:text-properties/>
    </style:style>
    <style:style style:family="paragraph" style:name="P126">
      <style:paragraph-properties fo:line-height="0.635cm" style:page-number="auto"/>
      <style:text-properties/>
    </style:style>
    <style:style style:family="paragraph" style:name="P127">
      <style:paragraph-properties fo:line-height="0.635cm" style:page-number="auto"/>
      <style:text-properties/>
    </style:style>
    <style:style style:family="paragraph" style:name="P128">
      <style:paragraph-properties fo:line-height="0.635cm" style:page-number="auto"/>
      <style:text-properties/>
    </style:style>
    <style:style style:family="paragraph" style:name="P129">
      <style:paragraph-properties fo:line-height="0.635cm" style:page-number="auto"/>
      <style:text-properties/>
    </style:style>
    <style:style style:family="paragraph" style:name="P130">
      <style:paragraph-properties fo:line-height="0.635cm" style:page-number="auto"/>
      <style:text-properties/>
    </style:style>
    <style:style style:family="paragraph" style:name="P131">
      <style:paragraph-properties fo:line-height="0.635cm" style:page-number="auto"/>
      <style:text-properties/>
    </style:style>
    <style:style style:family="paragraph" style:name="P132">
      <style:paragraph-properties fo:line-height="0.635cm" style:page-number="auto"/>
      <style:text-properties/>
    </style:style>
    <style:style style:family="paragraph" style:name="P133">
      <style:paragraph-properties fo:line-height="0.635cm" style:page-number="auto"/>
      <style:text-properties/>
    </style:style>
    <style:style style:family="paragraph" style:name="P134">
      <style:paragraph-properties fo:line-height="0.635cm" style:page-number="auto"/>
      <style:text-properties/>
    </style:style>
    <style:style style:family="paragraph" style:name="P135">
      <style:paragraph-properties fo:line-height="0.635cm" style:page-number="auto"/>
      <style:text-properties/>
    </style:style>
    <style:style style:family="paragraph" style:name="P136">
      <style:paragraph-properties fo:line-height="0.635cm" style:page-number="auto"/>
      <style:text-properties/>
    </style:style>
    <style:style style:family="paragraph" style:name="P137">
      <style:paragraph-properties fo:line-height="0.635cm" style:page-number="auto"/>
      <style:text-properties/>
    </style:style>
    <style:style style:family="paragraph" style:name="P138">
      <style:paragraph-properties fo:line-height="1.230cm" style:page-number="auto"/>
      <style:text-properties/>
    </style:style>
    <style:style style:family="paragraph" style:name="P139">
      <style:paragraph-properties style:page-number="auto"/>
      <style:text-properties fo:font-size="1pt" style:font-size-asian="1pt" style:font-size-complex="1pt"/>
    </style:style>
    <style:style style:family="paragraph" style:name="P140">
      <style:paragraph-properties style:page-number="auto"/>
      <style:text-properties fo:font-size="1pt" style:font-size-asian="1pt" style:font-size-complex="1pt"/>
    </style:style>
    <style:style style:family="paragraph" style:name="P141">
      <style:paragraph-properties style:page-number="auto"/>
      <style:text-properties fo:font-size="1pt" style:font-size-asian="1pt" style:font-size-complex="1pt"/>
    </style:style>
    <style:style style:family="paragraph" style:name="P143">
      <style:paragraph-properties style:page-number="auto"/>
      <style:text-properties fo:font-size="1pt" style:font-size-asian="1pt" style:font-size-complex="1pt"/>
    </style:style>
    <style:style style:family="paragraph" style:name="P144">
      <style:paragraph-properties fo:line-height="0.635cm" style:page-number="auto"/>
      <style:text-properties/>
    </style:style>
    <style:style style:family="paragraph" style:name="P145">
      <style:paragraph-properties fo:line-height="0.635cm" style:page-number="auto"/>
      <style:text-properties/>
    </style:style>
    <style:style style:family="paragraph" style:name="P146">
      <style:paragraph-properties fo:line-height="0.635cm" style:page-number="auto"/>
      <style:text-properties/>
    </style:style>
    <style:style style:family="paragraph" style:name="P147">
      <style:paragraph-properties fo:line-height="0.635cm" style:page-number="auto"/>
      <style:text-properties/>
    </style:style>
    <style:style style:family="paragraph" style:name="P148">
      <style:paragraph-properties fo:line-height="0.635cm" style:page-number="auto"/>
      <style:text-properties/>
    </style:style>
    <style:style style:family="paragraph" style:name="P149">
      <style:paragraph-properties fo:line-height="0.635cm" style:page-number="auto"/>
      <style:text-properties/>
    </style:style>
    <style:style style:family="paragraph" style:name="P150">
      <style:paragraph-properties fo:line-height="0.635cm" style:page-number="auto"/>
      <style:text-properties/>
    </style:style>
    <style:style style:family="paragraph" style:name="P151">
      <style:paragraph-properties fo:line-height="0.635cm" style:page-number="auto"/>
      <style:text-properties/>
    </style:style>
    <style:style style:family="paragraph" style:name="P152">
      <style:paragraph-properties fo:line-height="0.635cm" style:page-number="auto"/>
      <style:text-properties/>
    </style:style>
    <style:style style:family="paragraph" style:name="P153">
      <style:paragraph-properties fo:line-height="0.635cm" style:page-number="auto"/>
      <style:text-properties/>
    </style:style>
    <style:style style:family="paragraph" style:name="P154">
      <style:paragraph-properties fo:line-height="0.635cm" style:page-number="auto"/>
      <style:text-properties/>
    </style:style>
    <style:style style:family="paragraph" style:name="P155">
      <style:paragraph-properties fo:line-height="0.635cm" style:page-number="auto"/>
      <style:text-properties/>
    </style:style>
    <style:style style:family="paragraph" style:name="P156">
      <style:paragraph-properties fo:line-height="0.635cm" style:page-number="auto"/>
      <style:text-properties/>
    </style:style>
    <style:style style:family="paragraph" style:name="P157">
      <style:paragraph-properties fo:line-height="0.635cm" style:page-number="auto"/>
      <style:text-properties/>
    </style:style>
    <style:style style:family="paragraph" style:name="P158">
      <style:paragraph-properties fo:line-height="0.635cm" style:page-number="auto"/>
      <style:text-properties/>
    </style:style>
    <style:style style:family="paragraph" style:name="P159">
      <style:paragraph-properties fo:line-height="0.635cm" style:page-number="auto"/>
      <style:text-properties/>
    </style:style>
    <style:style style:family="paragraph" style:name="P160">
      <style:paragraph-properties fo:line-height="0.635cm" style:page-number="auto"/>
      <style:text-properties/>
    </style:style>
    <style:style style:family="paragraph" style:name="P161">
      <style:paragraph-properties fo:line-height="0.635cm" style:page-number="auto"/>
      <style:text-properties/>
    </style:style>
    <style:style style:family="paragraph" style:name="P162">
      <style:paragraph-properties fo:line-height="0.635cm" style:page-number="auto"/>
      <style:text-properties/>
    </style:style>
    <style:style style:family="paragraph" style:name="P163">
      <style:paragraph-properties fo:line-height="0.635cm" style:page-number="auto"/>
      <style:text-properties/>
    </style:style>
    <style:style style:family="paragraph" style:name="P164">
      <style:paragraph-properties fo:line-height="0.635cm" style:page-number="auto"/>
      <style:text-properties/>
    </style:style>
    <style:style style:family="paragraph" style:name="P165">
      <style:paragraph-properties fo:line-height="0.635cm" style:page-number="auto"/>
      <style:text-properties/>
    </style:style>
    <style:style style:family="paragraph" style:name="P166">
      <style:paragraph-properties fo:line-height="0.635cm" style:page-number="auto"/>
      <style:text-properties/>
    </style:style>
    <style:style style:family="paragraph" style:name="P167">
      <style:paragraph-properties fo:line-height="0.635cm" style:page-number="auto"/>
      <style:text-properties/>
    </style:style>
    <style:style style:family="paragraph" style:name="P168">
      <style:paragraph-properties fo:line-height="0.635cm" style:page-number="auto"/>
      <style:text-properties/>
    </style:style>
    <style:style style:family="paragraph" style:name="P169">
      <style:paragraph-properties fo:line-height="0.635cm" style:page-number="auto"/>
      <style:text-properties/>
    </style:style>
    <style:style style:family="paragraph" style:name="P170">
      <style:paragraph-properties fo:line-height="0.635cm" style:page-number="auto"/>
      <style:text-properties/>
    </style:style>
    <style:style style:family="paragraph" style:name="P171">
      <style:paragraph-properties fo:line-height="0.635cm" style:page-number="auto"/>
      <style:text-properties/>
    </style:style>
    <style:style style:family="paragraph" style:name="P172">
      <style:paragraph-properties fo:line-height="0.635cm" style:page-number="auto"/>
      <style:text-properties/>
    </style:style>
    <style:style style:family="paragraph" style:name="P173">
      <style:paragraph-properties fo:line-height="0.635cm" style:page-number="auto"/>
      <style:text-properties/>
    </style:style>
    <style:style style:family="paragraph" style:name="P174">
      <style:paragraph-properties fo:line-height="0.635cm" style:page-number="auto"/>
      <style:text-properties/>
    </style:style>
    <style:style style:family="paragraph" style:name="P175">
      <style:paragraph-properties fo:line-height="0.635cm" style:page-number="auto"/>
      <style:text-properties/>
    </style:style>
    <style:style style:family="paragraph" style:name="P176">
      <style:paragraph-properties fo:line-height="0.635cm" style:page-number="auto"/>
      <style:text-properties/>
    </style:style>
    <style:style style:family="paragraph" style:name="P177">
      <style:paragraph-properties fo:line-height="0.635cm" style:page-number="auto"/>
      <style:text-properties/>
    </style:style>
    <style:style style:family="paragraph" style:name="P178">
      <style:paragraph-properties fo:line-height="0.635cm" style:page-number="auto"/>
      <style:text-properties/>
    </style:style>
    <style:style style:family="paragraph" style:name="P179">
      <style:paragraph-properties fo:line-height="0.635cm" style:page-number="auto"/>
      <style:text-properties/>
    </style:style>
    <style:style style:family="paragraph" style:name="P180">
      <style:paragraph-properties fo:line-height="0.635cm" style:page-number="auto"/>
      <style:text-properties/>
    </style:style>
    <style:style style:family="paragraph" style:name="P181">
      <style:paragraph-properties fo:line-height="0.635cm" style:page-number="auto"/>
      <style:text-properties/>
    </style:style>
    <style:style style:family="paragraph" style:name="P182">
      <style:paragraph-properties fo:line-height="0.635cm" style:page-number="auto"/>
      <style:text-properties/>
    </style:style>
    <style:style style:family="paragraph" style:name="P183">
      <style:paragraph-properties fo:line-height="0.635cm" style:page-number="auto"/>
      <style:text-properties/>
    </style:style>
    <style:style style:family="paragraph" style:name="P184">
      <style:paragraph-properties fo:line-height="0.635cm" style:page-number="auto"/>
      <style:text-properties/>
    </style:style>
    <style:style style:family="paragraph" style:name="P185">
      <style:paragraph-properties fo:line-height="0.672cm" style:page-number="auto"/>
      <style:text-properties/>
    </style:style>
    <style:style style:family="paragraph" style:name="P186">
      <style:paragraph-properties style:page-number="auto"/>
      <style:text-properties fo:font-size="1pt" style:font-size-asian="1pt" style:font-size-complex="1pt"/>
    </style:style>
    <style:style style:family="paragraph" style:name="P187">
      <style:paragraph-properties style:page-number="auto"/>
      <style:text-properties fo:font-size="1pt" style:font-size-asian="1pt" style:font-size-complex="1pt"/>
    </style:style>
    <style:style style:family="paragraph" style:name="P188">
      <style:paragraph-properties style:page-number="auto"/>
      <style:text-properties fo:font-size="1pt" style:font-size-asian="1pt" style:font-size-complex="1pt"/>
    </style:style>
    <style:style style:family="paragraph" style:name="P190">
      <style:paragraph-properties style:page-number="auto"/>
      <style:text-properties fo:font-size="1pt" style:font-size-asian="1pt" style:font-size-complex="1pt"/>
    </style:style>
    <style:style style:family="paragraph" style:name="P191">
      <style:paragraph-properties style:page-number="auto"/>
      <style:text-properties fo:font-size="1pt" style:font-size-asian="1pt" style:font-size-complex="1pt"/>
    </style:style>
    <style:style style:family="paragraph" style:name="P192">
      <style:paragraph-properties style:page-number="auto"/>
      <style:text-properties fo:font-size="1pt" style:font-size-asian="1pt" style:font-size-complex="1pt"/>
    </style:style>
    <style:style style:family="paragraph" style:name="P193">
      <style:paragraph-properties fo:line-height="0.635cm" style:page-number="auto"/>
      <style:text-properties/>
    </style:style>
    <style:style style:family="paragraph" style:name="P194">
      <style:paragraph-properties fo:line-height="0.635cm" style:page-number="auto"/>
      <style:text-properties/>
    </style:style>
    <style:style style:family="paragraph" style:name="P195">
      <style:paragraph-properties fo:line-height="0.635cm" style:page-number="auto"/>
      <style:text-properties/>
    </style:style>
    <style:style style:family="paragraph" style:name="P196">
      <style:paragraph-properties fo:line-height="0.635cm" style:page-number="auto"/>
      <style:text-properties/>
    </style:style>
    <style:style style:family="paragraph" style:name="P197">
      <style:paragraph-properties fo:line-height="0.635cm" style:page-number="auto"/>
      <style:text-properties/>
    </style:style>
    <style:style style:family="paragraph" style:name="P198">
      <style:paragraph-properties fo:line-height="0.635cm" style:page-number="auto"/>
      <style:text-properties/>
    </style:style>
    <style:style style:family="paragraph" style:name="P199">
      <style:paragraph-properties fo:line-height="0.635cm" style:page-number="auto"/>
      <style:text-properties/>
    </style:style>
    <style:style style:family="paragraph" style:name="P200">
      <style:paragraph-properties fo:line-height="0.635cm" style:page-number="auto"/>
      <style:text-properties/>
    </style:style>
    <style:style style:family="paragraph" style:name="P201">
      <style:paragraph-properties fo:line-height="0.635cm" style:page-number="auto"/>
      <style:text-properties/>
    </style:style>
    <style:style style:family="paragraph" style:name="P202">
      <style:paragraph-properties fo:line-height="0.635cm" style:page-number="auto"/>
      <style:text-properties/>
    </style:style>
    <style:style style:family="paragraph" style:name="P203">
      <style:paragraph-properties fo:line-height="0.635cm" style:page-number="auto"/>
      <style:text-properties/>
    </style:style>
    <style:style style:family="paragraph" style:name="P204">
      <style:paragraph-properties fo:line-height="0.635cm" style:page-number="auto"/>
      <style:text-properties/>
    </style:style>
    <style:style style:family="paragraph" style:name="P205">
      <style:paragraph-properties fo:line-height="0.635cm" style:page-number="auto"/>
      <style:text-properties/>
    </style:style>
    <style:style style:family="paragraph" style:name="P206">
      <style:paragraph-properties fo:line-height="0.635cm" style:page-number="auto"/>
      <style:text-properties/>
    </style:style>
    <style:style style:family="paragraph" style:name="P207">
      <style:paragraph-properties fo:line-height="0.635cm" style:page-number="auto"/>
      <style:text-properties/>
    </style:style>
    <style:style style:family="paragraph" style:name="P208">
      <style:paragraph-properties fo:line-height="0.635cm" style:page-number="auto"/>
      <style:text-properties/>
    </style:style>
    <style:style style:family="paragraph" style:name="P209">
      <style:paragraph-properties fo:line-height="0.635cm" style:page-number="auto"/>
      <style:text-properties/>
    </style:style>
    <style:style style:family="paragraph" style:name="P210">
      <style:paragraph-properties fo:line-height="0.635cm" style:page-number="auto"/>
      <style:text-properties/>
    </style:style>
    <style:style style:family="paragraph" style:name="P211">
      <style:paragraph-properties fo:line-height="0.635cm" style:page-number="auto"/>
      <style:text-properties/>
    </style:style>
    <style:style style:family="paragraph" style:name="P212">
      <style:paragraph-properties fo:line-height="0.635cm" style:page-number="auto"/>
      <style:text-properties/>
    </style:style>
    <style:style style:family="paragraph" style:name="P213">
      <style:paragraph-properties fo:line-height="0.635cm" style:page-number="auto"/>
      <style:text-properties/>
    </style:style>
    <style:style style:family="paragraph" style:name="P214">
      <style:paragraph-properties fo:line-height="0.635cm" style:page-number="auto"/>
      <style:text-properties/>
    </style:style>
    <style:style style:family="paragraph" style:name="P215">
      <style:paragraph-properties fo:line-height="0.635cm" style:page-number="auto"/>
      <style:text-properties/>
    </style:style>
    <style:style style:family="paragraph" style:name="P216">
      <style:paragraph-properties fo:line-height="0.635cm" style:page-number="auto"/>
      <style:text-properties/>
    </style:style>
    <style:style style:family="paragraph" style:name="P217">
      <style:paragraph-properties fo:line-height="0.635cm" style:page-number="auto"/>
      <style:text-properties/>
    </style:style>
    <style:style style:family="paragraph" style:name="P218">
      <style:paragraph-properties fo:line-height="0.635cm" style:page-number="auto"/>
      <style:text-properties/>
    </style:style>
    <style:style style:family="paragraph" style:name="P219">
      <style:paragraph-properties fo:line-height="0.635cm" style:page-number="auto"/>
      <style:text-properties/>
    </style:style>
    <style:style style:family="paragraph" style:name="P220">
      <style:paragraph-properties fo:line-height="0.635cm" style:page-number="auto"/>
      <style:text-properties/>
    </style:style>
    <style:style style:family="paragraph" style:name="P221">
      <style:paragraph-properties fo:line-height="0.635cm" style:page-number="auto"/>
      <style:text-properties/>
    </style:style>
    <style:style style:family="paragraph" style:name="P222">
      <style:paragraph-properties fo:line-height="0.635cm" style:page-number="auto"/>
      <style:text-properties/>
    </style:style>
    <style:style style:family="paragraph" style:name="P223">
      <style:paragraph-properties fo:line-height="0.635cm" style:page-number="auto"/>
      <style:text-properties/>
    </style:style>
    <style:style style:family="paragraph" style:name="P224">
      <style:paragraph-properties fo:line-height="0.635cm" style:page-number="auto"/>
      <style:text-properties/>
    </style:style>
    <style:style style:family="paragraph" style:name="P225">
      <style:paragraph-properties fo:line-height="0.635cm" style:page-number="auto"/>
      <style:text-properties/>
    </style:style>
    <style:style style:family="paragraph" style:name="P226">
      <style:paragraph-properties fo:line-height="0.635cm" style:page-number="auto"/>
      <style:text-properties/>
    </style:style>
    <style:style style:family="paragraph" style:name="P227">
      <style:paragraph-properties fo:line-height="0.635cm" style:page-number="auto"/>
      <style:text-properties/>
    </style:style>
    <style:style style:family="paragraph" style:name="P228">
      <style:paragraph-properties fo:line-height="0.635cm" style:page-number="auto"/>
      <style:text-properties/>
    </style:style>
    <style:style style:family="paragraph" style:name="P229">
      <style:paragraph-properties fo:line-height="0.635cm" style:page-number="auto"/>
      <style:text-properties/>
    </style:style>
    <style:style style:family="paragraph" style:name="P230">
      <style:paragraph-properties fo:line-height="0.635cm" style:page-number="auto"/>
      <style:text-properties/>
    </style:style>
    <style:style style:family="paragraph" style:name="P231">
      <style:paragraph-properties fo:line-height="0.635cm" style:page-number="auto"/>
      <style:text-properties/>
    </style:style>
    <style:style style:family="paragraph" style:name="P232">
      <style:paragraph-properties fo:line-height="0.635cm" style:page-number="auto"/>
      <style:text-properties/>
    </style:style>
    <style:style style:family="paragraph" style:name="P233">
      <style:paragraph-properties fo:line-height="0.635cm" style:page-number="auto"/>
      <style:text-properties/>
    </style:style>
    <style:style style:family="paragraph" style:name="P234">
      <style:paragraph-properties fo:line-height="0.672cm" style:page-number="auto"/>
      <style:text-properties/>
    </style:style>
    <style:style style:family="paragraph" style:name="P235">
      <style:paragraph-properties style:page-number="auto"/>
      <style:text-properties fo:font-size="1pt" style:font-size-asian="1pt" style:font-size-complex="1pt"/>
    </style:style>
    <style:style style:family="paragraph" style:name="P236">
      <style:paragraph-properties style:page-number="auto"/>
      <style:text-properties fo:font-size="1pt" style:font-size-asian="1pt" style:font-size-complex="1pt"/>
    </style:style>
    <style:style style:family="paragraph" style:name="P237">
      <style:paragraph-properties style:page-number="auto"/>
      <style:text-properties fo:font-size="1pt" style:font-size-asian="1pt" style:font-size-complex="1pt"/>
    </style:style>
    <style:style style:family="paragraph" style:name="P238">
      <style:paragraph-properties fo:line-height="0.635cm" style:page-number="auto"/>
      <style:text-properties/>
    </style:style>
    <style:style style:family="paragraph" style:name="P239">
      <style:paragraph-properties fo:line-height="0.635cm" style:page-number="auto"/>
      <style:text-properties/>
    </style:style>
    <style:style style:family="paragraph" style:name="P240">
      <style:paragraph-properties fo:line-height="0.635cm" style:page-number="auto"/>
      <style:text-properties/>
    </style:style>
    <style:style style:family="paragraph" style:name="P241">
      <style:paragraph-properties fo:line-height="0.635cm" style:page-number="auto"/>
      <style:text-properties/>
    </style:style>
    <style:style style:family="paragraph" style:name="P242">
      <style:paragraph-properties fo:line-height="0.635cm" style:page-number="auto"/>
      <style:text-properties/>
    </style:style>
    <style:style style:family="paragraph" style:name="P243">
      <style:paragraph-properties fo:line-height="0.635cm" style:page-number="auto"/>
      <style:text-properties/>
    </style:style>
    <style:style style:family="paragraph" style:name="P244">
      <style:paragraph-properties fo:line-height="0.635cm" style:page-number="auto"/>
      <style:text-properties/>
    </style:style>
    <style:style style:family="paragraph" style:name="P245">
      <style:paragraph-properties fo:line-height="0.635cm" style:page-number="auto"/>
      <style:text-properties/>
    </style:style>
    <style:style style:family="paragraph" style:name="P246">
      <style:paragraph-properties fo:line-height="0.635cm" style:page-number="auto"/>
      <style:text-properties/>
    </style:style>
    <style:style style:family="paragraph" style:name="P247">
      <style:paragraph-properties fo:line-height="0.635cm" style:page-number="auto"/>
      <style:text-properties/>
    </style:style>
    <style:style style:family="paragraph" style:name="P248">
      <style:paragraph-properties fo:line-height="0.635cm" style:page-number="auto"/>
      <style:text-properties/>
    </style:style>
    <style:style style:family="paragraph" style:name="P249">
      <style:paragraph-properties fo:line-height="0.635cm" style:page-number="auto"/>
      <style:text-properties/>
    </style:style>
    <style:style style:family="paragraph" style:name="P250">
      <style:paragraph-properties fo:line-height="0.635cm" style:page-number="auto"/>
      <style:text-properties/>
    </style:style>
    <style:style style:family="paragraph" style:name="P251">
      <style:paragraph-properties fo:line-height="0.635cm" style:page-number="auto"/>
      <style:text-properties/>
    </style:style>
    <style:style style:family="paragraph" style:name="P252">
      <style:paragraph-properties fo:line-height="0.635cm" style:page-number="auto"/>
      <style:text-properties/>
    </style:style>
    <style:style style:family="paragraph" style:name="P253">
      <style:paragraph-properties fo:line-height="0.635cm" style:page-number="auto"/>
      <style:text-properties/>
    </style:style>
    <style:style style:family="paragraph" style:name="P254">
      <style:paragraph-properties fo:line-height="0.635cm" style:page-number="auto"/>
      <style:text-properties/>
    </style:style>
    <style:style style:family="paragraph" style:name="P255">
      <style:paragraph-properties fo:line-height="0.635cm" style:page-number="auto"/>
      <style:text-properties/>
    </style:style>
    <style:style style:family="paragraph" style:name="P256">
      <style:paragraph-properties fo:line-height="0.635cm" style:page-number="auto"/>
      <style:text-properties/>
    </style:style>
    <style:style style:family="paragraph" style:name="P257">
      <style:paragraph-properties fo:line-height="0.635cm" style:page-number="auto"/>
      <style:text-properties/>
    </style:style>
    <style:style style:family="paragraph" style:name="P258">
      <style:paragraph-properties fo:line-height="0.635cm" style:page-number="auto"/>
      <style:text-properties/>
    </style:style>
    <style:style style:family="paragraph" style:name="P259">
      <style:paragraph-properties fo:line-height="0.635cm" style:page-number="auto"/>
      <style:text-properties/>
    </style:style>
    <style:style style:family="paragraph" style:name="P260">
      <style:paragraph-properties fo:line-height="0.635cm" style:page-number="auto"/>
      <style:text-properties/>
    </style:style>
    <style:style style:family="paragraph" style:name="P261">
      <style:paragraph-properties fo:line-height="0.635cm" style:page-number="auto"/>
      <style:text-properties/>
    </style:style>
    <style:style style:family="paragraph" style:name="P262">
      <style:paragraph-properties fo:line-height="0.635cm" style:page-number="auto"/>
      <style:text-properties/>
    </style:style>
    <style:style style:family="paragraph" style:name="P263">
      <style:paragraph-properties fo:line-height="0.635cm" style:page-number="auto"/>
      <style:text-properties/>
    </style:style>
    <style:style style:family="paragraph" style:name="P264">
      <style:paragraph-properties fo:line-height="0.635cm" style:page-number="auto"/>
      <style:text-properties/>
    </style:style>
    <style:style style:family="paragraph" style:name="P265">
      <style:paragraph-properties fo:line-height="0.635cm" style:page-number="auto"/>
      <style:text-properties/>
    </style:style>
    <style:style style:family="paragraph" style:name="P266">
      <style:paragraph-properties fo:line-height="0.635cm" style:page-number="auto"/>
      <style:text-properties/>
    </style:style>
    <style:style style:family="paragraph" style:name="P267">
      <style:paragraph-properties fo:line-height="0.635cm" style:page-number="auto"/>
      <style:text-properties/>
    </style:style>
    <style:style style:family="paragraph" style:name="P268">
      <style:paragraph-properties fo:line-height="0.635cm" style:page-number="auto"/>
      <style:text-properties/>
    </style:style>
    <style:style style:family="paragraph" style:name="P269">
      <style:paragraph-properties fo:line-height="0.635cm" style:page-number="auto"/>
      <style:text-properties/>
    </style:style>
    <style:style style:family="paragraph" style:name="P270">
      <style:paragraph-properties fo:line-height="0.635cm" style:page-number="auto"/>
      <style:text-properties/>
    </style:style>
    <style:style style:family="paragraph" style:name="P271">
      <style:paragraph-properties fo:line-height="0.635cm" style:page-number="auto"/>
      <style:text-properties/>
    </style:style>
    <style:style style:family="paragraph" style:name="P272">
      <style:paragraph-properties fo:line-height="0.635cm" style:page-number="auto"/>
      <style:text-properties/>
    </style:style>
    <style:style style:family="paragraph" style:name="P273">
      <style:paragraph-properties fo:line-height="0.635cm" style:page-number="auto"/>
      <style:text-properties/>
    </style:style>
    <style:style style:family="paragraph" style:name="P274">
      <style:paragraph-properties fo:line-height="0.635cm" style:page-number="auto"/>
      <style:text-properties/>
    </style:style>
    <style:style style:family="paragraph" style:name="P275">
      <style:paragraph-properties fo:line-height="1.230cm" style:page-number="auto"/>
      <style:text-properties/>
    </style:style>
    <style:style style:family="paragraph" style:name="P276">
      <style:paragraph-properties style:page-number="auto"/>
      <style:text-properties fo:font-size="1pt" style:font-size-asian="1pt" style:font-size-complex="1pt"/>
    </style:style>
    <style:style style:family="paragraph" style:name="P277">
      <style:paragraph-properties fo:line-height="0.635cm" style:page-number="auto"/>
      <style:text-properties/>
    </style:style>
    <style:style style:family="paragraph" style:name="P279">
      <style:paragraph-properties fo:line-height="0.635cm" style:page-number="auto"/>
      <style:text-properties/>
    </style:style>
    <style:style style:family="paragraph" style:name="P280">
      <style:paragraph-properties fo:line-height="0.635cm" style:page-number="auto"/>
      <style:text-properties/>
    </style:style>
    <style:style style:family="paragraph" style:name="P281">
      <style:paragraph-properties fo:line-height="0.635cm" style:page-number="auto"/>
      <style:text-properties/>
    </style:style>
    <style:style style:family="paragraph" style:name="P282">
      <style:paragraph-properties fo:line-height="0.635cm" style:page-number="auto"/>
      <style:text-properties/>
    </style:style>
    <style:style style:family="paragraph" style:name="P283">
      <style:paragraph-properties fo:line-height="0.635cm" style:page-number="auto"/>
      <style:text-properties/>
    </style:style>
    <style:style style:family="paragraph" style:name="P284">
      <style:paragraph-properties fo:line-height="0.635cm" style:page-number="auto"/>
      <style:text-properties/>
    </style:style>
    <style:style style:family="paragraph" style:name="P285">
      <style:paragraph-properties fo:line-height="0.635cm" style:page-number="auto"/>
      <style:text-properties/>
    </style:style>
    <style:style style:family="paragraph" style:name="P286">
      <style:paragraph-properties fo:line-height="0.635cm" style:page-number="auto"/>
      <style:text-properties/>
    </style:style>
    <style:style style:family="paragraph" style:name="P287">
      <style:paragraph-properties fo:line-height="0.635cm" style:page-number="auto"/>
      <style:text-properties/>
    </style:style>
    <style:style style:family="paragraph" style:name="P288">
      <style:paragraph-properties fo:line-height="0.635cm" style:page-number="auto"/>
      <style:text-properties/>
    </style:style>
    <style:style style:family="paragraph" style:name="P289">
      <style:paragraph-properties fo:line-height="0.635cm" style:page-number="auto"/>
      <style:text-properties/>
    </style:style>
    <style:style style:family="paragraph" style:name="P290">
      <style:paragraph-properties fo:line-height="0.635cm" style:page-number="auto"/>
      <style:text-properties/>
    </style:style>
    <style:style style:family="paragraph" style:name="P291">
      <style:paragraph-properties fo:line-height="0.635cm" style:page-number="auto"/>
      <style:text-properties/>
    </style:style>
    <style:style style:family="paragraph" style:name="P292">
      <style:paragraph-properties fo:line-height="0.635cm" style:page-number="auto"/>
      <style:text-properties/>
    </style:style>
    <style:style style:family="paragraph" style:name="P293">
      <style:paragraph-properties fo:line-height="0.635cm" style:page-number="auto"/>
      <style:text-properties/>
    </style:style>
    <style:style style:family="paragraph" style:name="P294">
      <style:paragraph-properties fo:line-height="0.635cm" style:page-number="auto"/>
      <style:text-properties/>
    </style:style>
    <style:style style:family="paragraph" style:name="P295">
      <style:paragraph-properties fo:line-height="0.635cm" style:page-number="auto"/>
      <style:text-properties/>
    </style:style>
    <style:style style:family="paragraph" style:name="P296">
      <style:paragraph-properties fo:line-height="0.635cm" style:page-number="auto"/>
      <style:text-properties/>
    </style:style>
    <style:style style:family="paragraph" style:name="P297">
      <style:paragraph-properties fo:line-height="0.635cm" style:page-number="auto"/>
      <style:text-properties/>
    </style:style>
    <style:style style:family="paragraph" style:name="P298">
      <style:paragraph-properties fo:line-height="0.635cm" style:page-number="auto"/>
      <style:text-properties/>
    </style:style>
    <style:style style:family="paragraph" style:name="P299">
      <style:paragraph-properties fo:line-height="0.635cm" style:page-number="auto"/>
      <style:text-properties/>
    </style:style>
    <style:style style:family="paragraph" style:name="P300">
      <style:paragraph-properties fo:line-height="0.635cm" style:page-number="auto"/>
      <style:text-properties/>
    </style:style>
    <style:style style:family="paragraph" style:name="P301">
      <style:paragraph-properties fo:line-height="0.635cm" style:page-number="auto"/>
      <style:text-properties/>
    </style:style>
    <style:style style:family="paragraph" style:name="P302">
      <style:paragraph-properties fo:line-height="0.635cm" style:page-number="auto"/>
      <style:text-properties/>
    </style:style>
    <style:style style:family="paragraph" style:name="P303">
      <style:paragraph-properties fo:line-height="0.635cm" style:page-number="auto"/>
      <style:text-properties/>
    </style:style>
    <style:style style:family="paragraph" style:name="P304">
      <style:paragraph-properties fo:line-height="0.635cm" style:page-number="auto"/>
      <style:text-properties/>
    </style:style>
    <style:style style:family="paragraph" style:name="P305">
      <style:paragraph-properties fo:line-height="0.635cm" style:page-number="auto"/>
      <style:text-properties/>
    </style:style>
    <style:style style:family="paragraph" style:name="P306">
      <style:paragraph-properties fo:line-height="0.635cm" style:page-number="auto"/>
      <style:text-properties/>
    </style:style>
    <style:style style:family="paragraph" style:name="P307">
      <style:paragraph-properties fo:line-height="0.635cm" style:page-number="auto"/>
      <style:text-properties/>
    </style:style>
    <style:style style:family="paragraph" style:name="P308">
      <style:paragraph-properties fo:line-height="0.635cm" style:page-number="auto"/>
      <style:text-properties/>
    </style:style>
    <style:style style:family="paragraph" style:name="P309">
      <style:paragraph-properties fo:line-height="0.635cm" style:page-number="auto"/>
      <style:text-properties/>
    </style:style>
    <style:style style:family="paragraph" style:name="P310">
      <style:paragraph-properties fo:line-height="0.635cm" style:page-number="auto"/>
      <style:text-properties/>
    </style:style>
    <style:style style:family="paragraph" style:name="P311">
      <style:paragraph-properties fo:line-height="0.635cm" style:page-number="auto"/>
      <style:text-properties/>
    </style:style>
    <style:style style:family="paragraph" style:name="P312">
      <style:paragraph-properties fo:line-height="0.635cm" style:page-number="auto"/>
      <style:text-properties/>
    </style:style>
    <style:style style:family="paragraph" style:name="P313">
      <style:paragraph-properties fo:line-height="0.635cm" style:page-number="auto"/>
      <style:text-properties/>
    </style:style>
    <style:style style:family="paragraph" style:name="P314">
      <style:paragraph-properties fo:line-height="0.635cm" style:page-number="auto"/>
      <style:text-properties/>
    </style:style>
    <style:style style:family="paragraph" style:name="P315">
      <style:paragraph-properties fo:line-height="1.230cm" style:page-number="auto"/>
      <style:text-properties/>
    </style:style>
    <style:style style:family="paragraph" style:name="P316">
      <style:paragraph-properties style:page-number="auto"/>
      <style:text-properties fo:font-size="1pt" style:font-size-asian="1pt" style:font-size-complex="1pt"/>
    </style:style>
    <style:style style:family="paragraph" style:name="P317">
      <style:paragraph-properties fo:line-height="0.635cm" style:page-number="auto"/>
      <style:text-properties/>
    </style:style>
    <style:style style:family="paragraph" style:name="P318">
      <style:paragraph-properties fo:line-height="0.635cm" style:page-number="auto"/>
      <style:text-properties/>
    </style:style>
    <style:style style:family="paragraph" style:name="P319">
      <style:paragraph-properties fo:line-height="0.635cm" style:page-number="auto"/>
      <style:text-properties/>
    </style:style>
    <style:style style:family="paragraph" style:name="P320">
      <style:paragraph-properties fo:line-height="0.635cm" style:page-number="auto"/>
      <style:text-properties/>
    </style:style>
    <style:style style:family="paragraph" style:name="P321">
      <style:paragraph-properties fo:line-height="0.635cm" style:page-number="auto"/>
      <style:text-properties/>
    </style:style>
    <style:style style:family="paragraph" style:name="P322">
      <style:paragraph-properties fo:line-height="0.635cm" style:page-number="auto"/>
      <style:text-properties/>
    </style:style>
    <style:style style:family="paragraph" style:name="P323">
      <style:paragraph-properties fo:line-height="0.635cm" style:page-number="auto"/>
      <style:text-properties/>
    </style:style>
    <style:style style:family="paragraph" style:name="P324">
      <style:paragraph-properties fo:line-height="0.635cm" style:page-number="auto"/>
      <style:text-properties/>
    </style:style>
    <style:style style:family="paragraph" style:name="P325">
      <style:paragraph-properties fo:line-height="0.635cm" style:page-number="auto"/>
      <style:text-properties/>
    </style:style>
    <style:style style:family="paragraph" style:name="P326">
      <style:paragraph-properties fo:line-height="0.635cm" style:page-number="auto"/>
      <style:text-properties/>
    </style:style>
    <style:style style:family="paragraph" style:name="P327">
      <style:paragraph-properties fo:line-height="0.635cm" style:page-number="auto"/>
      <style:text-properties/>
    </style:style>
    <style:style style:family="paragraph" style:name="P328">
      <style:paragraph-properties fo:line-height="0.635cm" style:page-number="auto"/>
      <style:text-properties/>
    </style:style>
    <style:style style:family="paragraph" style:name="P329">
      <style:paragraph-properties fo:line-height="0.635cm" style:page-number="auto"/>
      <style:text-properties/>
    </style:style>
    <style:style style:family="paragraph" style:name="P330">
      <style:paragraph-properties fo:line-height="0.635cm" style:page-number="auto"/>
      <style:text-properties/>
    </style:style>
    <style:style style:family="paragraph" style:name="P331">
      <style:paragraph-properties fo:line-height="0.635cm" style:page-number="auto"/>
      <style:text-properties/>
    </style:style>
    <style:style style:family="paragraph" style:name="P332">
      <style:paragraph-properties fo:line-height="0.635cm" style:page-number="auto"/>
      <style:text-properties/>
    </style:style>
    <style:style style:family="paragraph" style:name="P333">
      <style:paragraph-properties fo:line-height="0.635cm" style:page-number="auto"/>
      <style:text-properties/>
    </style:style>
    <style:style style:family="paragraph" style:name="P334">
      <style:paragraph-properties fo:line-height="0.635cm" style:page-number="auto"/>
      <style:text-properties/>
    </style:style>
    <style:style style:family="paragraph" style:name="P335">
      <style:paragraph-properties fo:line-height="0.635cm" style:page-number="auto"/>
      <style:text-properties/>
    </style:style>
    <style:style style:family="paragraph" style:name="P336">
      <style:paragraph-properties fo:line-height="0.635cm" style:page-number="auto"/>
      <style:text-properties/>
    </style:style>
    <style:style style:family="paragraph" style:name="P337">
      <style:paragraph-properties fo:line-height="0.635cm" style:page-number="auto"/>
      <style:text-properties/>
    </style:style>
    <style:style style:family="paragraph" style:name="P338">
      <style:paragraph-properties fo:line-height="0.635cm" style:page-number="auto"/>
      <style:text-properties/>
    </style:style>
    <style:style style:family="paragraph" style:name="P339">
      <style:paragraph-properties fo:line-height="0.635cm" style:page-number="auto"/>
      <style:text-properties/>
    </style:style>
    <style:style style:family="paragraph" style:name="P340">
      <style:paragraph-properties fo:line-height="0.635cm" style:page-number="auto"/>
      <style:text-properties/>
    </style:style>
    <style:style style:family="paragraph" style:name="P341">
      <style:paragraph-properties fo:line-height="0.635cm" style:page-number="auto"/>
      <style:text-properties/>
    </style:style>
    <style:style style:family="paragraph" style:name="P342">
      <style:paragraph-properties fo:line-height="0.635cm" style:page-number="auto"/>
      <style:text-properties/>
    </style:style>
    <style:style style:family="paragraph" style:name="P343">
      <style:paragraph-properties fo:line-height="0.635cm" style:page-number="auto"/>
      <style:text-properties/>
    </style:style>
    <style:style style:family="paragraph" style:name="P344">
      <style:paragraph-properties fo:line-height="0.635cm" style:page-number="auto"/>
      <style:text-properties/>
    </style:style>
    <style:style style:family="paragraph" style:name="P345">
      <style:paragraph-properties fo:line-height="0.635cm" style:page-number="auto"/>
      <style:text-properties/>
    </style:style>
    <style:style style:family="paragraph" style:name="P346">
      <style:paragraph-properties fo:line-height="0.635cm" style:page-number="auto"/>
      <style:text-properties/>
    </style:style>
    <style:style style:family="paragraph" style:name="P347">
      <style:paragraph-properties fo:line-height="0.635cm" style:page-number="auto"/>
      <style:text-properties/>
    </style:style>
    <style:style style:family="paragraph" style:name="P348">
      <style:paragraph-properties fo:line-height="0.635cm" style:page-number="auto"/>
      <style:text-properties/>
    </style:style>
    <style:style style:family="paragraph" style:name="P349">
      <style:paragraph-properties fo:line-height="0.635cm" style:page-number="auto"/>
      <style:text-properties/>
    </style:style>
    <style:style style:family="paragraph" style:name="P350">
      <style:paragraph-properties fo:line-height="0.635cm" style:page-number="auto"/>
      <style:text-properties/>
    </style:style>
    <style:style style:family="paragraph" style:name="P351">
      <style:paragraph-properties fo:line-height="0.635cm" style:page-number="auto"/>
      <style:text-properties/>
    </style:style>
    <style:style style:family="paragraph" style:name="P352">
      <style:paragraph-properties fo:line-height="0.635cm" style:page-number="auto"/>
      <style:text-properties/>
    </style:style>
    <style:style style:family="paragraph" style:name="P353">
      <style:paragraph-properties fo:line-height="0.635cm" style:page-number="auto"/>
      <style:text-properties/>
    </style:style>
    <style:style style:family="paragraph" style:name="P354">
      <style:paragraph-properties fo:line-height="0.635cm" style:page-number="auto"/>
      <style:text-properties/>
    </style:style>
    <style:style style:family="paragraph" style:name="P355">
      <style:paragraph-properties fo:line-height="0.635cm" style:page-number="auto"/>
      <style:text-properties/>
    </style:style>
    <style:style style:family="paragraph" style:name="P356">
      <style:paragraph-properties fo:line-height="0.635cm" style:page-number="auto"/>
      <style:text-properties/>
    </style:style>
    <style:style style:family="paragraph" style:name="P357">
      <style:paragraph-properties fo:line-height="0.635cm" style:page-number="auto"/>
      <style:text-properties/>
    </style:style>
    <style:style style:family="paragraph" style:name="P358">
      <style:paragraph-properties fo:line-height="0.672cm" style:page-number="auto"/>
      <style:text-properties/>
    </style:style>
    <style:style style:family="paragraph" style:name="P359">
      <style:paragraph-properties style:page-number="auto"/>
      <style:text-properties fo:font-size="1pt" style:font-size-asian="1pt" style:font-size-complex="1pt"/>
    </style:style>
    <style:style style:family="paragraph" style:name="P360">
      <style:paragraph-properties style:page-number="auto"/>
      <style:text-properties fo:font-size="1pt" style:font-size-asian="1pt" style:font-size-complex="1pt"/>
    </style:style>
    <style:style style:family="paragraph" style:name="P361">
      <style:paragraph-properties fo:line-height="0.635cm" style:page-number="auto"/>
      <style:text-properties/>
    </style:style>
    <style:style style:family="paragraph" style:name="P362">
      <style:paragraph-properties fo:line-height="0.635cm" style:page-number="auto"/>
      <style:text-properties/>
    </style:style>
    <style:style style:family="paragraph" style:name="P363">
      <style:paragraph-properties fo:line-height="0.635cm" style:page-number="auto"/>
      <style:text-properties/>
    </style:style>
    <style:style style:family="paragraph" style:name="P364">
      <style:paragraph-properties fo:line-height="0.635cm" style:page-number="auto"/>
      <style:text-properties/>
    </style:style>
    <style:style style:family="paragraph" style:name="P365">
      <style:paragraph-properties fo:line-height="0.635cm" style:page-number="auto"/>
      <style:text-properties/>
    </style:style>
    <style:style style:family="paragraph" style:name="P366">
      <style:paragraph-properties fo:line-height="0.635cm" style:page-number="auto"/>
      <style:text-properties/>
    </style:style>
    <style:style style:family="paragraph" style:name="P367">
      <style:paragraph-properties fo:line-height="0.635cm" style:page-number="auto"/>
      <style:text-properties/>
    </style:style>
    <style:style style:family="paragraph" style:name="P368">
      <style:paragraph-properties fo:line-height="0.635cm" style:page-number="auto"/>
      <style:text-properties/>
    </style:style>
    <style:style style:family="paragraph" style:name="P369">
      <style:paragraph-properties fo:line-height="0.635cm" style:page-number="auto"/>
      <style:text-properties/>
    </style:style>
    <style:style style:family="paragraph" style:name="P370">
      <style:paragraph-properties fo:line-height="0.635cm" style:page-number="auto"/>
      <style:text-properties/>
    </style:style>
    <style:style style:family="paragraph" style:name="P371">
      <style:paragraph-properties fo:line-height="0.635cm" style:page-number="auto"/>
      <style:text-properties/>
    </style:style>
    <style:style style:family="paragraph" style:name="P372">
      <style:paragraph-properties fo:line-height="0.635cm" style:page-number="auto"/>
      <style:text-properties/>
    </style:style>
    <style:style style:family="paragraph" style:name="P373">
      <style:paragraph-properties fo:line-height="0.635cm" style:page-number="auto"/>
      <style:text-properties/>
    </style:style>
    <style:style style:family="paragraph" style:name="P374">
      <style:paragraph-properties fo:line-height="0.635cm" style:page-number="auto"/>
      <style:text-properties/>
    </style:style>
    <style:style style:family="paragraph" style:name="P375">
      <style:paragraph-properties fo:line-height="0.635cm" style:page-number="auto"/>
      <style:text-properties/>
    </style:style>
    <style:style style:family="paragraph" style:name="P376">
      <style:paragraph-properties fo:line-height="0.635cm" style:page-number="auto"/>
      <style:text-properties/>
    </style:style>
    <style:style style:family="paragraph" style:name="P377">
      <style:paragraph-properties fo:line-height="0.635cm" style:page-number="auto"/>
      <style:text-properties/>
    </style:style>
    <style:style style:family="paragraph" style:name="P378">
      <style:paragraph-properties fo:line-height="0.635cm" style:page-number="auto"/>
      <style:text-properties/>
    </style:style>
    <style:style style:family="paragraph" style:name="P379">
      <style:paragraph-properties fo:line-height="0.635cm" style:page-number="auto"/>
      <style:text-properties/>
    </style:style>
    <style:style style:family="paragraph" style:name="P380">
      <style:paragraph-properties fo:line-height="0.635cm" style:page-number="auto"/>
      <style:text-properties/>
    </style:style>
    <style:style style:family="paragraph" style:name="P381">
      <style:paragraph-properties fo:line-height="0.635cm" style:page-number="auto"/>
      <style:text-properties/>
    </style:style>
    <style:style style:family="paragraph" style:name="P382">
      <style:paragraph-properties fo:line-height="0.635cm" style:page-number="auto"/>
      <style:text-properties/>
    </style:style>
    <style:style style:family="paragraph" style:name="P383">
      <style:paragraph-properties fo:line-height="0.635cm" style:page-number="auto"/>
      <style:text-properties/>
    </style:style>
    <style:style style:family="paragraph" style:name="P384">
      <style:paragraph-properties fo:line-height="0.635cm" style:page-number="auto"/>
      <style:text-properties/>
    </style:style>
    <style:style style:family="paragraph" style:name="P385">
      <style:paragraph-properties fo:line-height="0.635cm" style:page-number="auto"/>
      <style:text-properties/>
    </style:style>
    <style:style style:family="paragraph" style:name="P386">
      <style:paragraph-properties fo:line-height="0.635cm" style:page-number="auto"/>
      <style:text-properties/>
    </style:style>
    <style:style style:family="paragraph" style:name="P387">
      <style:paragraph-properties fo:line-height="0.635cm" style:page-number="auto"/>
      <style:text-properties/>
    </style:style>
    <style:style style:family="paragraph" style:name="P388">
      <style:paragraph-properties fo:line-height="0.635cm" style:page-number="auto"/>
      <style:text-properties/>
    </style:style>
    <style:style style:family="paragraph" style:name="P389">
      <style:paragraph-properties fo:line-height="0.635cm" style:page-number="auto"/>
      <style:text-properties/>
    </style:style>
    <style:style style:family="paragraph" style:name="P390">
      <style:paragraph-properties fo:line-height="0.635cm" style:page-number="auto"/>
      <style:text-properties/>
    </style:style>
    <style:style style:family="paragraph" style:name="P391">
      <style:paragraph-properties fo:line-height="0.635cm" style:page-number="auto"/>
      <style:text-properties/>
    </style:style>
    <style:style style:family="paragraph" style:name="P392">
      <style:paragraph-properties fo:line-height="0.635cm" style:page-number="auto"/>
      <style:text-properties/>
    </style:style>
    <style:style style:family="paragraph" style:name="P393">
      <style:paragraph-properties fo:line-height="0.635cm" style:page-number="auto"/>
      <style:text-properties/>
    </style:style>
    <style:style style:family="paragraph" style:name="P394">
      <style:paragraph-properties fo:line-height="0.635cm" style:page-number="auto"/>
      <style:text-properties/>
    </style:style>
    <style:style style:family="paragraph" style:name="P395">
      <style:paragraph-properties fo:line-height="0.635cm" style:page-number="auto"/>
      <style:text-properties/>
    </style:style>
    <style:style style:family="paragraph" style:name="P396">
      <style:paragraph-properties fo:line-height="0.635cm" style:page-number="auto"/>
      <style:text-properties/>
    </style:style>
    <style:style style:family="paragraph" style:name="P397">
      <style:paragraph-properties fo:line-height="0.635cm" style:page-number="auto"/>
      <style:text-properties/>
    </style:style>
    <style:style style:family="paragraph" style:name="P398">
      <style:paragraph-properties fo:line-height="0.635cm" style:page-number="auto"/>
      <style:text-properties/>
    </style:style>
    <style:style style:family="paragraph" style:name="P399">
      <style:paragraph-properties fo:line-height="0.635cm" style:page-number="auto"/>
      <style:text-properties/>
    </style:style>
    <style:style style:family="paragraph" style:name="P400">
      <style:paragraph-properties fo:line-height="0.635cm" style:page-number="auto"/>
      <style:text-properties/>
    </style:style>
    <style:style style:family="paragraph" style:name="P401">
      <style:paragraph-properties fo:line-height="0.635cm" style:page-number="auto"/>
      <style:text-properties/>
    </style:style>
    <style:style style:family="paragraph" style:name="P402">
      <style:paragraph-properties fo:line-height="0.663cm" style:page-number="auto"/>
      <style:text-properties/>
    </style:style>
    <style:style style:family="paragraph" style:name="P403">
      <style:paragraph-properties style:page-number="auto"/>
      <style:text-properties fo:font-size="1pt" style:font-size-asian="1pt" style:font-size-complex="1pt"/>
    </style:style>
    <style:style style:family="paragraph" style:name="P404">
      <style:paragraph-properties style:page-number="auto"/>
      <style:text-properties fo:font-size="1pt" style:font-size-asian="1pt" style:font-size-complex="1pt"/>
    </style:style>
    <style:style style:family="paragraph" style:name="P406">
      <style:paragraph-properties style:page-number="auto"/>
      <style:text-properties fo:font-size="1pt" style:font-size-asian="1pt" style:font-size-complex="1pt"/>
    </style:style>
    <style:style style:family="paragraph" style:name="P407">
      <style:paragraph-properties style:page-number="auto"/>
      <style:text-properties fo:font-size="1pt" style:font-size-asian="1pt" style:font-size-complex="1pt"/>
    </style:style>
    <style:style style:family="paragraph" style:name="P408">
      <style:paragraph-properties style:page-number="auto"/>
      <style:text-properties fo:font-size="1pt" style:font-size-asian="1pt" style:font-size-complex="1pt"/>
    </style:style>
    <style:style style:family="paragraph" style:name="P409">
      <style:paragraph-properties fo:line-height="0.635cm" style:page-number="auto"/>
      <style:text-properties/>
    </style:style>
    <style:style style:family="paragraph" style:name="P410">
      <style:paragraph-properties fo:line-height="0.635cm" style:page-number="auto"/>
      <style:text-properties/>
    </style:style>
    <style:style style:family="paragraph" style:name="P411">
      <style:paragraph-properties fo:line-height="0.635cm" style:page-number="auto"/>
      <style:text-properties/>
    </style:style>
    <style:style style:family="paragraph" style:name="P412">
      <style:paragraph-properties fo:line-height="0.635cm" style:page-number="auto"/>
      <style:text-properties/>
    </style:style>
    <style:style style:family="paragraph" style:name="P413">
      <style:paragraph-properties fo:line-height="0.635cm" style:page-number="auto"/>
      <style:text-properties/>
    </style:style>
    <style:style style:family="paragraph" style:name="P414">
      <style:paragraph-properties fo:line-height="0.635cm" style:page-number="auto"/>
      <style:text-properties/>
    </style:style>
    <style:style style:family="paragraph" style:name="P415">
      <style:paragraph-properties fo:line-height="0.635cm" style:page-number="auto"/>
      <style:text-properties/>
    </style:style>
    <style:style style:family="paragraph" style:name="P416">
      <style:paragraph-properties fo:line-height="0.635cm" style:page-number="auto"/>
      <style:text-properties/>
    </style:style>
    <style:style style:family="paragraph" style:name="P417">
      <style:paragraph-properties fo:line-height="0.635cm" style:page-number="auto"/>
      <style:text-properties/>
    </style:style>
    <style:style style:family="paragraph" style:name="P418">
      <style:paragraph-properties fo:line-height="0.635cm" style:page-number="auto"/>
      <style:text-properties/>
    </style:style>
    <style:style style:family="paragraph" style:name="P419">
      <style:paragraph-properties fo:line-height="0.635cm" style:page-number="auto"/>
      <style:text-properties/>
    </style:style>
    <style:style style:family="paragraph" style:name="P420">
      <style:paragraph-properties fo:line-height="0.635cm" style:page-number="auto"/>
      <style:text-properties/>
    </style:style>
    <style:style style:family="paragraph" style:name="P421">
      <style:paragraph-properties fo:line-height="0.635cm" style:page-number="auto"/>
      <style:text-properties/>
    </style:style>
    <style:style style:family="paragraph" style:name="P422">
      <style:paragraph-properties fo:line-height="0.635cm" style:page-number="auto"/>
      <style:text-properties/>
    </style:style>
    <style:style style:family="paragraph" style:name="P423">
      <style:paragraph-properties fo:line-height="0.635cm" style:page-number="auto"/>
      <style:text-properties/>
    </style:style>
    <style:style style:family="paragraph" style:name="P424">
      <style:paragraph-properties fo:line-height="0.635cm" style:page-number="auto"/>
      <style:text-properties/>
    </style:style>
    <style:style style:family="paragraph" style:name="P425">
      <style:paragraph-properties fo:line-height="0.635cm" style:page-number="auto"/>
      <style:text-properties/>
    </style:style>
    <style:style style:family="paragraph" style:name="P426">
      <style:paragraph-properties fo:line-height="0.635cm" style:page-number="auto"/>
      <style:text-properties/>
    </style:style>
    <style:style style:family="paragraph" style:name="P427">
      <style:paragraph-properties fo:line-height="0.635cm" style:page-number="auto"/>
      <style:text-properties/>
    </style:style>
    <style:style style:family="paragraph" style:name="P428">
      <style:paragraph-properties fo:line-height="0.635cm" style:page-number="auto"/>
      <style:text-properties/>
    </style:style>
    <style:style style:family="paragraph" style:name="P429">
      <style:paragraph-properties fo:line-height="0.635cm" style:page-number="auto"/>
      <style:text-properties/>
    </style:style>
    <style:style style:family="paragraph" style:name="P430">
      <style:paragraph-properties fo:line-height="0.635cm" style:page-number="auto"/>
      <style:text-properties/>
    </style:style>
    <style:style style:family="paragraph" style:name="P431">
      <style:paragraph-properties fo:line-height="0.635cm" style:page-number="auto"/>
      <style:text-properties/>
    </style:style>
    <style:style style:family="paragraph" style:name="P432">
      <style:paragraph-properties fo:line-height="0.635cm" style:page-number="auto"/>
      <style:text-properties/>
    </style:style>
    <style:style style:family="paragraph" style:name="P433">
      <style:paragraph-properties fo:line-height="0.635cm" style:page-number="auto"/>
      <style:text-properties/>
    </style:style>
    <style:style style:family="paragraph" style:name="P434">
      <style:paragraph-properties fo:line-height="0.635cm" style:page-number="auto"/>
      <style:text-properties/>
    </style:style>
    <style:style style:family="paragraph" style:name="P435">
      <style:paragraph-properties fo:line-height="0.635cm" style:page-number="auto"/>
      <style:text-properties/>
    </style:style>
    <style:style style:family="paragraph" style:name="P436">
      <style:paragraph-properties fo:line-height="0.635cm" style:page-number="auto"/>
      <style:text-properties/>
    </style:style>
    <style:style style:family="paragraph" style:name="P437">
      <style:paragraph-properties fo:line-height="0.635cm" style:page-number="auto"/>
      <style:text-properties/>
    </style:style>
    <style:style style:family="paragraph" style:name="P438">
      <style:paragraph-properties fo:line-height="0.635cm" style:page-number="auto"/>
      <style:text-properties/>
    </style:style>
    <style:style style:family="paragraph" style:name="P439">
      <style:paragraph-properties fo:line-height="0.635cm" style:page-number="auto"/>
      <style:text-properties/>
    </style:style>
    <style:style style:family="paragraph" style:name="P440">
      <style:paragraph-properties fo:line-height="0.635cm" style:page-number="auto"/>
      <style:text-properties/>
    </style:style>
    <style:style style:family="paragraph" style:name="P441">
      <style:paragraph-properties fo:line-height="0.635cm" style:page-number="auto"/>
      <style:text-properties/>
    </style:style>
    <style:style style:family="paragraph" style:name="P442">
      <style:paragraph-properties fo:line-height="0.635cm" style:page-number="auto"/>
      <style:text-properties/>
    </style:style>
    <style:style style:family="paragraph" style:name="P443">
      <style:paragraph-properties fo:line-height="0.635cm" style:page-number="auto"/>
      <style:text-properties/>
    </style:style>
    <style:style style:family="paragraph" style:name="P444">
      <style:paragraph-properties fo:line-height="0.635cm" style:page-number="auto"/>
      <style:text-properties/>
    </style:style>
    <style:style style:family="paragraph" style:name="P445">
      <style:paragraph-properties fo:line-height="0.635cm" style:page-number="auto"/>
      <style:text-properties/>
    </style:style>
    <style:style style:family="paragraph" style:name="P446">
      <style:paragraph-properties fo:line-height="0.635cm" style:page-number="auto"/>
      <style:text-properties/>
    </style:style>
    <style:style style:family="paragraph" style:name="P447">
      <style:paragraph-properties fo:line-height="0.635cm" style:page-number="auto"/>
      <style:text-properties/>
    </style:style>
    <style:style style:family="paragraph" style:name="P448">
      <style:paragraph-properties fo:line-height="0.833cm" style:page-number="auto"/>
      <style:text-properties/>
    </style:style>
    <style:style style:family="paragraph" style:name="P449">
      <style:paragraph-properties style:page-number="auto"/>
      <style:text-properties fo:font-size="1pt" style:font-size-asian="1pt" style:font-size-complex="1pt"/>
    </style:style>
    <style:style style:family="paragraph" style:name="P450">
      <style:paragraph-properties style:page-number="auto"/>
      <style:text-properties fo:font-size="1pt" style:font-size-asian="1pt" style:font-size-complex="1pt"/>
    </style:style>
    <style:style style:family="paragraph" style:name="P451">
      <style:paragraph-properties style:page-number="auto"/>
      <style:text-properties fo:font-size="1pt" style:font-size-asian="1pt" style:font-size-complex="1pt"/>
    </style:style>
    <style:style style:family="paragraph" style:name="P45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4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45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56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45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58" style:parent-style-name="Body text (2)">
      <style:paragraph-properties fo:background-color="transparent" fo:margin-top="1.018cm" fo:margin-bottom="0.481cm" fo:line-height="0.495cm" fo:margin-left="0.000cm" fo:margin-right="10.724cm" fo:text-indent="0.059cm" fo:text-align="left" style:page-number="auto">
        <style:tab-stops>
          <style:tab-stop style:position="3.467cm" style:type="center"/>
          <style:tab-stop style:position="5.391cm" style:type="right"/>
        </style:tab-stops>
      </style:paragraph-properties>
      <style:text-properties/>
    </style:style>
    <style:style style:family="paragraph" style:name="P459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61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4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3" style:parent-style-name="Body text (2)">
      <style:paragraph-properties fo:background-color="transparent" fo:margin-top="0.000cm" fo:margin-bottom="0.000cm" fo:margin-left="0.000cm" fo:margin-right="0.000cm" fo:text-indent="0.159cm" fo:text-align="left" style:page-number="auto"/>
      <style:text-properties/>
    </style:style>
    <style:style style:family="paragraph" style:name="P464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4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4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9" style:parent-style-name="Body text (6)">
      <style:paragraph-properties fo:background-color="transparent" fo:margin-top="0.000cm" fo:margin-bottom="0.635cm" fo:line-height="0.737cm" fo:margin-left="0.000cm" fo:margin-right="0.000cm" fo:text-indent="0.071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745cm" fo:margin-left="0.000cm" fo:margin-right="0.000cm" fo:text-indent="0.065cm" fo:text-align="justify" style:page-number="auto">
        <style:tab-stops>
          <style:tab-stop style:position="1.281cm" style:type="left"/>
          <style:tab-stop style:position="3.367cm" style:type="left"/>
        </style:tab-stops>
      </style:paragraph-properties>
      <style:text-properties/>
    </style:style>
    <style:style style:family="paragraph" style:name="P471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72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473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5" style:parent-style-name="Body text (8)">
      <style:paragraph-properties fo:background-color="transparent" fo:margin-top="0.000cm" fo:margin-bottom="0.000cm" fo:line-height="1.143cm" fo:margin-left="0.141cm" fo:margin-right="0.000cm" fo:text-indent="0.000cm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7" style:parent-style-name="Heading #2">
      <style:paragraph-properties fo:keep-with-next="always" fo:keep-together="always" fo:background-color="transparent" fo:margin-top="0.000cm" fo:margin-bottom="0.512cm" fo:line-height="1.143cm" fo:margin-left="0.141cm" fo:margin-right="0.000cm" fo:text-indent="0.000cm" fo:text-align="center" style:page-number="auto"/>
      <style:text-properties/>
    </style:style>
    <style:style style:family="paragraph" style:name="P478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4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0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481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48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83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90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2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5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4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98" style:parent-style-name="Body text (2)">
      <style:paragraph-properties fo:background-color="transparent" fo:margin-top="0.000cm" fo:margin-bottom="0.635cm" fo:line-height="0.745cm" fo:margin-left="2.575cm" fo:margin-right="0.000cm" fo:text-indent="-1.254cm" fo:text-align="justify" style:page-number="auto">
        <style:tab-stops>
          <style:tab-stop style:position="13.406cm" style:type="right"/>
        </style:tab-stops>
      </style:paragraph-properties>
      <style:text-properties/>
    </style:style>
    <style:style style:family="paragraph" style:name="P4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01" style:parent-style-name="Body text (2)">
      <style:paragraph-properties fo:background-color="transparent" fo:margin-top="0.000cm" fo:margin-bottom="0.000cm" fo:margin-left="2.963cm" fo:margin-right="0.000cm" fo:text-indent="-0.017cm" fo:text-align="left" style:page-number="auto"/>
      <style:text-properties/>
    </style:style>
    <style:style style:family="paragraph" style:name="P5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03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504" style:parent-style-name="Body text (2)">
      <style:paragraph-properties fo:background-color="transparent" fo:margin-top="0.318cm" fo:margin-bottom="0.000cm" fo:line-height="0.745cm" fo:margin-left="0.000cm" fo:margin-right="0.000cm" fo:text-indent="0.000cm" style:page-number="auto"/>
      <style:text-properties/>
    </style:style>
    <style:style style:family="paragraph" style:name="P505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423cm" fo:margin-left="0.882cm" fo:margin-right="0.000cm" fo:text-indent="0.006cm" fo:text-align="left" style:page-number="auto"/>
      <style:text-properties/>
    </style:style>
    <style:style style:family="paragraph" style:name="P508" style:parent-style-name="Body text (9)">
      <style:paragraph-properties fo:background-color="transparent" fo:margin-top="0.000cm" fo:margin-bottom="0.523cm" fo:margin-left="5.115cm" fo:margin-right="0.000cm" fo:text-indent="0.016cm" style:page-number="auto">
        <style:tab-stops>
          <style:tab-stop style:position="7.128cm" style:type="right"/>
          <style:tab-stop style:position="7.402cm" style:type="left"/>
        </style:tab-stops>
      </style:paragraph-properties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1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1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516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5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1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5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2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22" style:parent-style-name="Body text (2)">
      <style:paragraph-properties fo:background-color="transparent" fo:margin-top="0.000cm" fo:margin-bottom="0.000cm" fo:line-height="1.101cm" fo:margin-left="0.000cm" fo:margin-right="0.000cm" fo:text-indent="-0.011cm" fo:text-align="justify" style:page-number="auto"/>
      <style:text-properties/>
    </style:style>
    <style:style style:family="paragraph" style:name="P523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52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2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52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2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2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5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31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5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33" style:parent-style-name="Body text (2)">
      <style:paragraph-properties fo:background-color="transparent" fo:margin-top="0.000cm" fo:margin-bottom="0.000cm" fo:line-height="0.423cm" fo:margin-left="0.000cm" fo:margin-right="0.000cm" fo:text-indent="0.060cm" fo:text-align="left" style:page-number="auto"/>
      <style:text-properties/>
    </style:style>
    <style:style style:family="paragraph" style:name="P53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53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36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53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3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41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542" style:parent-style-name="Body text (2)">
      <style:paragraph-properties fo:background-color="transparent" fo:margin-top="0.000cm" fo:margin-bottom="0.671cm" fo:line-height="0.423cm" fo:margin-left="0.000cm" fo:margin-right="0.000cm" fo:text-indent="0.059cm" fo:text-align="left" style:page-number="auto"/>
      <style:text-properties/>
    </style:style>
    <style:style style:family="paragraph" style:name="P543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54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46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5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4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49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550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55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552" style:parent-style-name="Body text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553" style:parent-style-name="Body text (6)">
      <style:paragraph-properties fo:background-color="transparent" fo:margin-top="0.000cm" fo:margin-bottom="0.635cm" fo:line-height="0.737cm" fo:margin-left="0.000cm" fo:margin-right="0.000cm" fo:text-indent="0.071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554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55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556" style:parent-style-name="Body text (2)">
      <style:paragraph-properties fo:background-color="transparent" fo:margin-top="0.000cm" fo:margin-bottom="0.000cm" fo:margin-left="2.963cm" fo:margin-right="0.000cm" fo:text-indent="-0.017cm" fo:text-align="left" style:page-number="auto"/>
      <style:text-properties/>
    </style:style>
    <style:style style:family="paragraph" style:name="P55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5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5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5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61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56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63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564" style:parent-style-name="Heading #2">
      <style:paragraph-properties fo:keep-with-next="always" fo:keep-together="always" fo:background-color="transparent" fo:margin-top="0.000cm" fo:margin-bottom="0.000cm" fo:line-height="0.423cm" fo:margin-left="0.141cm" fo:margin-right="0.000cm" fo:text-indent="0.000cm" fo:text-align="center" style:page-number="auto"/>
      <style:text-properties/>
    </style:style>
    <style:style style:family="paragraph" style:name="P565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5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6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70" style:parent-style-name="Body text (2)">
      <style:paragraph-properties fo:background-color="transparent" fo:margin-top="0.000cm" fo:margin-bottom="0.893cm" fo:line-height="0.745cm" fo:margin-left="0.000cm" fo:margin-right="0.000cm" fo:text-indent="0.065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57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5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73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574" style:parent-style-name="Body text (2)">
      <style:paragraph-properties fo:background-color="transparent" fo:margin-top="0.000cm" fo:margin-bottom="0.000cm" fo:line-height="0.423cm" fo:margin-left="2.752cm" fo:margin-right="0.000cm" fo:text-indent="0.000cm" fo:text-align="left" style:page-number="auto"/>
      <style:text-properties/>
    </style:style>
    <style:style style:family="paragraph" style:name="P575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576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5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78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5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80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82" style:parent-style-name="Body text (2)">
      <style:paragraph-properties fo:background-color="transparent" fo:margin-top="0.000cm" fo:margin-bottom="0.741cm" fo:line-height="0.423cm" fo:margin-left="0.459cm" fo:margin-right="0.000cm" fo:text-indent="0.007cm" fo:text-align="left" style:page-number="auto"/>
      <style:text-properties/>
    </style:style>
    <style:style style:family="paragraph" style:name="P58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84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5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86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587" style:parent-style-name="Body text (2)">
      <style:paragraph-properties fo:background-color="transparent" fo:margin-top="0.000cm" fo:margin-bottom="0.000cm" fo:line-height="0.406cm" fo:margin-left="0.000cm" fo:margin-right="0.000cm" fo:text-indent="0.065cm" fo:text-align="left" style:page-number="auto"/>
      <style:text-properties/>
    </style:style>
    <style:style style:family="paragraph" style:name="P5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89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590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5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92" style:parent-style-name="Body text (8)">
      <style:paragraph-properties fo:background-color="transparent" fo:margin-top="0.000cm" fo:margin-bottom="0.490cm" fo:line-height="0.423cm" fo:margin-left="0.071cm" fo:margin-right="0.000cm" fo:text-indent="0.000cm" style:page-number="auto"/>
      <style:text-properties/>
    </style:style>
    <style:style style:family="paragraph" style:name="P59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594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5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96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5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98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60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60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07" style:parent-style-name="Body text (10)">
      <style:paragraph-properties fo:break-after="page" fo:background-color="transparent" fo:margin-top="0.000cm" fo:margin-bottom="0.000cm" fo:line-height="0.335cm" fo:margin-left="7.832cm" fo:margin-right="0.000cm" fo:text-indent="0.017cm" fo:text-align="left" style:page-number="auto"/>
      <style:text-properties/>
    </style:style>
    <style:style style:family="paragraph" style:name="P6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61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13" style:parent-style-name="Body text (2)">
      <style:paragraph-properties fo:background-color="transparent" fo:margin-top="0.000cm" fo:margin-bottom="0.000cm" fo:line-height="0.495cm" fo:margin-left="0.000cm" fo:margin-right="8.467cm" fo:text-indent="0.059cm" fo:text-align="left" style:page-number="auto"/>
      <style:text-properties/>
    </style:style>
    <style:style style:family="paragraph" style:name="P6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1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17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24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625" style:parent-style-name="Body text (2)">
      <style:paragraph-properties fo:background-color="transparent" fo:margin-top="0.741cm" fo:margin-bottom="0.000cm" fo:line-height="0.423cm" fo:margin-left="0.459cm" fo:margin-right="0.000cm" fo:text-indent="0.007cm" fo:text-align="left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29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630" style:parent-style-name="Heading #2">
      <style:paragraph-properties fo:keep-with-next="always" fo:keep-together="always" fo:background-color="transparent" fo:margin-top="0.000cm" fo:margin-bottom="0.000cm" fo:line-height="1.143cm" fo:margin-left="0.141cm" fo:margin-right="0.000cm" fo:text-indent="0.000cm" fo:text-align="center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6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33" style:parent-style-name="Body text (2)">
      <style:paragraph-properties fo:background-color="transparent" fo:margin-top="0.000cm" fo:margin-bottom="0.000cm" fo:line-height="0.423cm" fo:margin-left="0.882cm" fo:margin-right="0.000cm" fo:text-indent="0.006cm" fo:text-align="left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6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36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6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3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641" style:parent-style-name="Body text (2)">
      <style:paragraph-properties fo:background-color="transparent" fo:margin-top="0.000cm" fo:margin-bottom="0.530cm" fo:line-height="0.745cm" fo:margin-left="2.575cm" fo:margin-right="0.000cm" fo:text-indent="-1.263cm" fo:text-align="justify" style:page-number="auto">
        <style:tab-stops>
          <style:tab-stop style:position="-0.027cm" style:type="left"/>
        </style:tab-stops>
      </style:paragraph-properties>
      <style:text-properties/>
    </style:style>
    <style:style style:family="paragraph" style:name="P642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643" style:parent-style-name="Heading #2">
      <style:paragraph-properties fo:keep-with-next="always" fo:keep-together="always"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6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4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650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3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635cm" fo:line-height="0.745cm" fo:margin-left="2.575cm" fo:margin-right="0.000cm" fo:text-indent="-1.254cm" fo:text-align="justify" style:page-number="auto">
        <style:tab-stops>
          <style:tab-stop style:position="-0.014cm" style:type="left"/>
        </style:tab-stops>
      </style:paragraph-properties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642cm" fo:line-height="0.745cm" fo:margin-left="2.575cm" fo:margin-right="0.000cm" fo:text-indent="-1.263cm" fo:text-align="justify" style:page-number="auto">
        <style:tab-stops>
          <style:tab-stop style:position="-0.027cm" style:type="left"/>
        </style:tab-stops>
      </style:paragraph-properties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7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75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676" style:parent-style-name="Body text (5)">
      <style:paragraph-properties fo:break-after="page" fo:background-color="transparent" fo:margin-top="0.000cm" fo:margin-bottom="0.000cm" fo:line-height="0.353cm" fo:margin-left="7.902cm" fo:margin-right="0.000cm" fo:text-indent="0.006cm" fo:text-align="left" style:page-number="auto"/>
      <style:text-properties/>
    </style:style>
    <style:style style:family="paragraph" style:name="P6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7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000cm" fo:line-height="0.423cm" fo:margin-left="0.706cm" fo:margin-right="0.000cm" fo:text-indent="0.014cm" fo:text-align="left" style:page-number="auto"/>
      <style:text-properties/>
    </style:style>
    <style:style style:family="paragraph" style:name="P6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2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683" style:parent-style-name="Heading #1 (7)">
      <style:paragraph-properties fo:keep-with-next="always" fo:keep-together="always" fo:background-color="transparent" fo:margin-top="0.000cm" fo:margin-bottom="0.198cm" fo:line-height="0.388cm" fo:margin-left="0.000cm" fo:margin-right="0.000cm" fo:text-indent="0.000cm" fo:text-align="center" style:page-number="auto"/>
      <style:text-properties/>
    </style:style>
    <style:style style:family="paragraph" style:name="P6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5" style:parent-style-name="Body text (2)">
      <style:paragraph-properties fo:background-color="transparent" fo:margin-top="0.000cm" fo:margin-bottom="0.000cm" fo:line-height="0.423cm" fo:margin-left="0.000cm" fo:margin-right="0.000cm" fo:text-indent="0.060cm" fo:text-align="left" style:page-number="auto"/>
      <style:text-properties/>
    </style:style>
    <style:style style:family="paragraph" style:name="P686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687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688" style:parent-style-name="Table caption (3)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689" style:parent-style-name="Body text (20)">
      <style:paragraph-properties fo:background-color="transparent" fo:margin-top="0.000cm" fo:margin-bottom="0.000cm" fo:line-height="2.434cm" fo:margin-left="0.000cm" fo:margin-right="1.587cm" fo:text-indent="0.000cm" style:page-number="auto"/>
      <style:text-properties/>
    </style:style>
    <style:style style:family="paragraph" style:name="P6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91" style:parent-style-name="Body text (2)">
      <style:paragraph-properties fo:background-color="transparent" fo:margin-top="0.318cm" fo:margin-bottom="0.000cm" fo:line-height="1.490cm" fo:margin-left="0.000cm" fo:margin-right="0.000cm" fo:text-indent="0.000cm" style:page-number="auto"/>
      <style:text-properties/>
    </style:style>
    <style:style style:family="paragraph" style:name="P692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693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694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6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97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700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701" style:parent-style-name="Body text (6)">
      <style:paragraph-properties fo:background-color="transparent" fo:margin-top="0.000cm" fo:margin-bottom="0.635cm" fo:line-height="0.737cm" fo:margin-left="0.000cm" fo:margin-right="0.000cm" fo:text-indent="0.071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702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7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7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6" style:parent-style-name="Body text (5)">
      <style:paragraph-properties fo:break-after="page" fo:background-color="transparent" fo:margin-top="0.000cm" fo:margin-bottom="0.000cm" fo:line-height="0.353cm" fo:margin-left="7.902cm" fo:margin-right="0.000cm" fo:text-indent="0.014cm" fo:text-align="left" style:page-number="auto"/>
      <style:text-properties/>
    </style:style>
    <style:style style:family="paragraph" style:name="P7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8" style:parent-style-name="Body text (2)">
      <style:paragraph-properties fo:background-color="transparent" fo:margin-top="0.000cm" fo:margin-bottom="0.000cm" fo:line-height="0.423cm" fo:margin-left="0.000cm" fo:margin-right="0.000cm" fo:text-indent="0.060cm" fo:text-align="left" style:page-number="auto"/>
      <style:text-properties/>
    </style:style>
    <style:style style:family="paragraph" style:name="P709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13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71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6" style:parent-style-name="Body text (2)">
      <style:paragraph-properties fo:background-color="transparent" fo:margin-top="0.000cm" fo:margin-bottom="0.635cm" fo:line-height="0.745cm" fo:margin-left="0.000cm" fo:margin-right="0.000cm" fo:text-indent="0.065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717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718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719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7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1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722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723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2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725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72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7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29" style:parent-style-name="Body text (2)">
      <style:paragraph-properties fo:background-color="transparent" fo:margin-top="0.000cm" fo:margin-bottom="0.000cm" fo:line-height="1.101cm" fo:margin-left="0.000cm" fo:margin-right="0.000cm" fo:text-indent="0.030cm" fo:text-align="left" style:page-number="auto"/>
      <style:text-properties/>
    </style:style>
    <style:style style:family="paragraph" style:name="P730" style:parent-style-name="Body text (2)">
      <style:paragraph-properties fo:background-color="transparent" fo:margin-top="0.000cm" fo:margin-bottom="0.000cm" fo:line-height="0.423cm" fo:margin-left="0.318cm" fo:margin-right="0.000cm" fo:text-indent="0.013cm" fo:text-align="left" style:page-number="auto"/>
      <style:text-properties/>
    </style:style>
    <style:style style:family="paragraph" style:name="P731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7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3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7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7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74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4" style:parent-style-name="Body text (2)">
      <style:paragraph-properties fo:background-color="transparent" fo:margin-top="0.000cm" fo:margin-bottom="0.635cm" fo:line-height="0.745cm" fo:margin-left="0.000cm" fo:margin-right="0.000cm" fo:text-indent="0.065cm" fo:text-align="justify" style:page-number="auto"/>
      <style:text-properties/>
    </style:style>
    <style:style style:family="paragraph" style:name="P7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8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49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750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423cm" fo:margin-left="2.752cm" fo:margin-right="0.000cm" fo:text-indent="0.000cm" fo:text-align="left" style:page-number="auto"/>
      <style:text-properties/>
    </style:style>
    <style:style style:family="paragraph" style:name="P7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3" style:parent-style-name="Body text (2)">
      <style:paragraph-properties fo:background-color="transparent" fo:margin-top="0.000cm" fo:margin-bottom="0.000cm" fo:line-height="0.423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754" style:parent-style-name="Body text (2)">
      <style:paragraph-properties fo:background-color="transparent" fo:margin-top="0.000cm" fo:margin-bottom="0.500cm" fo:line-height="0.576cm" fo:margin-left="0.035cm" fo:margin-right="0.000cm" fo:text-indent="0.000cm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7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57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758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759" style:parent-style-name="Body text (2)">
      <style:paragraph-properties fo:background-color="transparent" fo:margin-top="0.000cm" fo:margin-bottom="0.000cm" fo:line-height="0.423cm" fo:margin-left="0.882cm" fo:margin-right="0.000cm" fo:text-indent="0.006cm" fo:text-align="left" style:page-number="auto"/>
      <style:text-properties/>
    </style:style>
    <style:style style:family="paragraph" style:name="P7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6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64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7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6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7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530cm" fo:margin-left="0.000cm" fo:margin-right="0.000cm" fo:text-indent="0.000cm" style:page-number="auto"/>
      <style:text-properties/>
    </style:style>
    <style:style style:family="paragraph" style:name="P7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2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773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775" style:parent-style-name="Body text (5)">
      <style:paragraph-properties fo:background-color="transparent" fo:margin-top="22.505cm" fo:margin-bottom="0.000cm" fo:line-height="0.353cm" fo:margin-left="7.444cm" fo:margin-right="0.000cm" fo:text-indent="0.007cm" fo:text-align="left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77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80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78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82" style:parent-style-name="Body text (2)">
      <style:paragraph-properties fo:background-color="transparent" fo:margin-top="0.000cm" fo:margin-bottom="0.212cm" fo:line-height="0.423cm" fo:margin-left="0.000cm" fo:margin-right="0.000cm" fo:text-indent="0.000cm" style:page-number="auto"/>
      <style:text-properties/>
    </style:style>
    <style:style style:family="paragraph" style:name="P7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8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86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87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78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90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79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9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4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795" style:parent-style-name="Body text (2)">
      <style:paragraph-properties fo:background-color="transparent" fo:margin-top="0.000cm" fo:margin-bottom="0.000cm" fo:line-height="0.423cm" fo:margin-left="5.115cm" fo:margin-right="0.000cm" fo:text-indent="-0.010cm" fo:text-align="left" style:page-number="auto"/>
      <style:text-properties/>
    </style:style>
    <style:style style:family="paragraph" style:name="P796" style:parent-style-name="Body text (2)">
      <style:paragraph-properties fo:background-color="transparent" fo:margin-top="0.000cm" fo:margin-bottom="0.629cm" fo:line-height="0.737cm" fo:margin-left="0.000cm" fo:margin-right="0.000cm" fo:text-indent="0.065cm" fo:text-align="justify" style:page-number="auto"/>
      <style:text-properties/>
    </style:style>
    <style:style style:family="paragraph" style:name="P7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8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3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804" style:parent-style-name="Body text (6)">
      <style:paragraph-properties fo:background-color="transparent" fo:margin-top="0.000cm" fo:margin-bottom="0.629cm" fo:margin-left="0.000cm" fo:margin-right="0.000cm" fo:text-indent="0.071cm" style:page-number="auto"/>
      <style:text-properties/>
    </style:style>
    <style:style style:family="paragraph" style:name="P8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6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80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808" style:parent-style-name="Body text (6)">
      <style:paragraph-properties fo:background-color="transparent" fo:margin-top="0.000cm" fo:margin-bottom="2.007cm" fo:line-height="0.745cm" fo:margin-left="2.575cm" fo:margin-right="0.000cm" fo:text-indent="-1.254cm" fo:text-align="left" style:page-number="auto">
        <style:tab-stops>
          <style:tab-stop style:position="-0.024cm" style:type="left"/>
        </style:tab-stops>
      </style:paragraph-properties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4" style:parent-style-name="Body text (2)">
      <style:paragraph-properties fo:background-color="transparent" fo:margin-top="0.000cm" fo:margin-bottom="0.000cm" fo:line-height="0.423cm" fo:margin-left="0.882cm" fo:margin-right="0.000cm" fo:text-indent="0.006cm" fo:text-align="left" style:page-number="auto"/>
      <style:text-properties/>
    </style:style>
    <style:style style:family="paragraph" style:name="P8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17" style:parent-style-name="Table caption (2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819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8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2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82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2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8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82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836" style:parent-style-name="Body text (2)">
      <style:paragraph-properties fo:background-color="transparent" fo:margin-top="0.212cm" fo:margin-bottom="0.000cm" fo:line-height="0.745cm" fo:margin-left="0.000cm" fo:margin-right="0.000cm" fo:text-indent="0.000cm" style:page-number="auto"/>
      <style:text-properties/>
    </style:style>
    <style:style style:family="paragraph" style:name="P8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83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4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41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842" style:parent-style-name="Body text (21)">
      <style:paragraph-properties fo:background-color="transparent" fo:margin-top="0.000cm" fo:margin-bottom="0.000cm" fo:line-height="0.406cm" fo:margin-left="0.000cm" fo:margin-right="0.000cm" fo:text-indent="0.051cm" fo:text-align="left" style:page-number="auto"/>
      <style:text-properties/>
    </style:style>
    <style:style style:family="paragraph" style:name="P843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84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8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4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0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8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54" style:parent-style-name="Body text (7)">
      <style:paragraph-properties fo:background-color="transparent" fo:margin-top="0.000cm" fo:margin-bottom="0.490cm" fo:line-height="0.423cm" fo:margin-left="0.000cm" fo:margin-right="0.000cm" fo:text-indent="0.000cm" style:page-number="auto"/>
      <style:text-properties/>
    </style:style>
    <style:style style:family="paragraph" style:name="P85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423cm" fo:margin-left="2.752cm" fo:margin-right="0.000cm" fo:text-indent="0.000cm" fo:text-align="left" style:page-number="auto"/>
      <style:text-properties/>
    </style:style>
    <style:style style:family="paragraph" style:name="P8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9" style:parent-style-name="Body text (2)">
      <style:paragraph-properties fo:background-color="transparent" fo:margin-top="0.000cm" fo:margin-bottom="0.000cm" fo:line-height="0.423cm" fo:margin-left="0.882cm" fo:margin-right="0.000cm" fo:text-indent="0.006cm" fo:text-align="left" style:page-number="auto"/>
      <style:text-properties/>
    </style:style>
    <style:style style:family="paragraph" style:name="P860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861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8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3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6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78" style:parent-style-name="Body text (6)">
      <style:paragraph-properties fo:background-color="transparent" fo:margin-top="0.000cm" fo:margin-bottom="0.000cm" fo:line-height="0.745cm" fo:margin-left="2.575cm" fo:margin-right="0.000cm" fo:text-indent="-1.254cm" fo:text-align="left" style:page-number="auto">
        <style:tab-stops>
          <style:tab-stop style:position="-0.024cm" style:type="left"/>
        </style:tab-stops>
      </style:paragraph-properties>
      <style:text-properties/>
    </style:style>
    <style:style style:family="paragraph" style:name="P8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8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88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887" style:parent-style-name="Body text (2)">
      <style:paragraph-properties fo:background-color="transparent" fo:margin-top="0.000cm" fo:margin-bottom="0.000cm" fo:line-height="0.423cm" fo:margin-left="0.988cm" fo:margin-right="0.000cm" fo:text-indent="0.003cm" fo:text-align="left" style:page-number="auto"/>
      <style:text-properties/>
    </style:style>
    <style:style style:family="paragraph" style:name="P888" style:parent-style-name="Body text (5)">
      <style:paragraph-properties fo:background-color="transparent" fo:margin-top="1.127cm" fo:margin-bottom="0.000cm" fo:line-height="0.353cm" fo:margin-left="0.564cm" fo:margin-right="0.000cm" fo:text-indent="0.000cm" fo:text-align="center" style:page-number="auto"/>
      <style:text-properties/>
    </style:style>
    <style:style style:family="paragraph" style:name="P8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8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9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94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97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898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899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0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905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906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9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8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90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10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911" style:parent-style-name="Body text (5)">
      <style:paragraph-properties fo:break-after="page" fo:background-color="transparent" fo:margin-top="0.000cm" fo:margin-bottom="0.000cm" fo:line-height="0.353cm" fo:margin-left="7.938cm" fo:margin-right="0.000cm" fo:text-indent="-0.013cm" fo:text-align="left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4" style:parent-style-name="Body text (2)">
      <style:paragraph-properties fo:background-color="transparent" fo:margin-top="0.318cm" fo:margin-bottom="0.000cm" fo:line-height="1.499cm" fo:margin-left="0.000cm" fo:margin-right="0.000cm" fo:text-indent="0.000cm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9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353cm" fo:margin-left="1.623cm" fo:margin-right="0.000cm" fo:text-indent="-0.014cm" fo:text-align="left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406cm" fo:margin-left="0.000cm" fo:margin-right="0.000cm" fo:text-indent="0.067cm" fo:text-align="left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3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6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39" style:parent-style-name="Heading #2 (2)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4" style:parent-style-name="Header or footer (3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945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48" style:parent-style-name="Body text (2)">
      <style:paragraph-properties fo:background-color="transparent" fo:margin-top="0.000cm" fo:margin-bottom="0.635cm" fo:line-height="0.745cm" fo:margin-left="0.000cm" fo:margin-right="0.000cm" fo:text-indent="0.065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94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margin-left="2.963cm" fo:margin-right="0.000cm" fo:text-indent="-0.017cm" fo:text-align="left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/>
      <style:text-properties/>
    </style:style>
    <style:style style:family="paragraph" style:name="P9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5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9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9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962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96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64" style:parent-style-name="Body text (2)">
      <style:paragraph-properties fo:background-color="transparent" fo:margin-top="0.000cm" fo:margin-bottom="0.000cm" fo:line-height="0.423cm" fo:margin-left="2.434cm" fo:margin-right="0.000cm" fo:text-indent="0.004cm" fo:text-align="left" style:page-number="auto"/>
      <style:text-properties/>
    </style:style>
    <style:style style:family="paragraph" style:name="P9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6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9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9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973" style:parent-style-name="Body text (2)">
      <style:paragraph-properties fo:background-color="transparent" fo:margin-top="0.000cm" fo:margin-bottom="0.000cm" fo:line-height="0.423cm" fo:margin-left="2.681cm" fo:margin-right="0.000cm" fo:text-indent="0.003cm" fo:text-align="left" style:page-number="auto"/>
      <style:text-properties/>
    </style:style>
    <style:style style:family="paragraph" style:name="P974" style:parent-style-name="Body text (12)">
      <style:paragraph-properties fo:background-color="transparent" fo:margin-top="8.218cm" fo:margin-bottom="0.000cm" fo:line-height="0.353cm" fo:margin-left="7.620cm" fo:margin-right="0.000cm" fo:text-indent="0.017cm" fo:text-align="left" style:page-number="auto"/>
      <style:text-properties/>
    </style:style>
    <style:style style:family="paragraph" style:name="P975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976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977" style:parent-style-name="Body text (2)">
      <style:paragraph-properties fo:background-color="transparent" fo:margin-top="0.000cm" fo:margin-bottom="0.000cm" fo:line-height="0.423cm" fo:margin-left="2.046cm" fo:margin-right="0.000cm" fo:text-indent="0.011cm" fo:text-align="left" style:page-number="auto"/>
      <style:text-properties/>
    </style:style>
    <style:style style:family="paragraph" style:name="P97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98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635cm" fo:line-height="0.745cm" fo:margin-left="0.000cm" fo:margin-right="0.000cm" fo:text-indent="0.081cm" fo:text-align="justify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98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7" style:parent-style-name="Body text (2)">
      <style:paragraph-properties fo:background-color="transparent" fo:margin-top="0.318cm" fo:margin-bottom="0.000cm" fo:line-height="1.490cm" fo:margin-left="0.000cm" fo:margin-right="0.000cm" fo:text-indent="0.000cm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0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91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993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998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423cm" fo:margin-left="3.739cm" fo:margin-right="0.000cm" fo:text-indent="-0.012cm" fo:text-align="left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000cm" fo:line-height="0.423cm" fo:margin-left="0.635cm" fo:margin-right="0.000cm" fo:text-indent="0.017cm" fo:text-align="left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1003" style:parent-style-name="Body text (9)">
      <style:paragraph-properties fo:background-color="transparent" fo:margin-top="0.000cm" fo:margin-bottom="7.277cm" fo:margin-left="0.000cm" fo:margin-right="0.000cm" fo:text-indent="0.159cm" fo:text-align="left" style:page-number="auto"/>
      <style:text-properties/>
    </style:style>
    <style:style style:family="paragraph" style:name="P10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008" style:parent-style-name="Body text (6)">
      <style:paragraph-properties fo:background-color="transparent" fo:margin-top="0.000cm" fo:margin-bottom="0.000cm" fo:line-height="0.745cm" fo:margin-left="1.305cm" fo:margin-right="0.000cm" fo:text-indent="0.016cm" style:page-number="auto">
        <style:tab-stops>
          <style:tab-stop style:position="1.246cm" style:type="left"/>
        </style:tab-stops>
      </style:paragraph-properties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1010" style:parent-style-name="Heading #1 (8)">
      <style:paragraph-properties fo:keep-with-next="always" fo:keep-together="always" fo:background-color="transparent" fo:margin-top="0.000cm" fo:margin-bottom="0.198cm" fo:line-height="0.388cm" fo:margin-left="0.000cm" fo:margin-right="0.000cm" fo:text-indent="0.000cm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1.376cm" fo:margin-left="2.963cm" fo:margin-right="5.503cm" fo:text-indent="0.004cm" fo:text-align="left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4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16" style:parent-style-name="Table caption (2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20" style:parent-style-name="Body text (17)">
      <style:paragraph-properties fo:break-after="page" fo:background-color="transparent" fo:margin-top="7.068cm" fo:margin-bottom="0.000cm" fo:line-height="0.335cm" fo:margin-left="7.620cm" fo:margin-right="0.000cm" fo:text-indent="0.008cm" fo:text-align="left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026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030" style:parent-style-name="Body text (1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03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0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635cm" fo:line-height="0.745cm" fo:margin-left="0.000cm" fo:margin-right="0.000cm" fo:text-indent="0.081cm" fo:text-align="justify" style:page-number="auto">
        <style:tab-stops>
          <style:tab-stop style:position="1.283cm" style:type="left"/>
        </style:tab-stops>
      </style:paragraph-properties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423cm" fo:margin-left="0.882cm" fo:margin-right="0.000cm" fo:text-indent="0.006cm" fo:text-align="left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46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0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margin-left="5.856cm" fo:margin-right="0.000cm" fo:text-indent="0.003cm" fo:text-align="left" style:page-number="auto"/>
      <style:text-properties/>
    </style:style>
    <style:style style:family="paragraph" style:name="P10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423cm" fo:margin-left="3.457cm" fo:margin-right="0.000cm" fo:text-indent="-0.009cm" fo:text-align="left" style:page-number="auto"/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423cm" fo:margin-left="1.799cm" fo:margin-right="0.000cm" fo:text-indent="-0.013cm" fo:text-align="left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060" style:parent-style-name="Body text (2)">
      <style:paragraph-properties fo:background-color="transparent" fo:margin-top="0.000cm" fo:margin-bottom="0.635cm" fo:line-height="0.745cm" fo:margin-left="2.575cm" fo:margin-right="0.000cm" fo:text-indent="-1.254cm" fo:text-align="justify" style:page-number="auto">
        <style:tab-stops>
          <style:tab-stop style:position="-0.014cm" style:type="left"/>
        </style:tab-stops>
      </style:paragraph-properties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064" style:parent-style-name="Body text (2)">
      <style:paragraph-properties fo:background-color="transparent" fo:margin-top="0.318cm" fo:margin-bottom="0.000cm" fo:line-height="1.499cm" fo:margin-left="0.000cm" fo:margin-right="0.000cm" fo:text-indent="0.000cm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7" style:parent-style-name="Body text (2)">
      <style:paragraph-properties fo:background-color="transparent" fo:margin-top="0.318cm" fo:margin-bottom="0.000cm" fo:line-height="1.499cm" fo:margin-left="0.000cm" fo:margin-right="0.000cm" fo:text-indent="0.000cm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0" style:parent-style-name="Body text (7)">
      <style:paragraph-properties fo:background-color="transparent" fo:margin-top="0.000cm" fo:margin-bottom="0.530cm" fo:line-height="0.567cm" fo:margin-left="0.000cm" fo:margin-right="0.000cm" fo:text-indent="0.000cm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84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1085" style:parent-style-name="Body text (6)">
      <style:paragraph-properties fo:background-color="transparent" fo:margin-top="0.000cm" fo:margin-bottom="0.629cm" fo:line-height="0.737cm" fo:margin-left="0.000cm" fo:margin-right="0.000cm" fo:text-indent="0.071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87" style:parent-style-name="Heading #1 (2)">
      <style:paragraph-properties fo:keep-with-next="always" fo:keep-together="always" fo:background-color="transparent" fo:margin-top="0.000cm" fo:margin-bottom="0.000cm" fo:line-height="0.423cm" fo:margin-left="6.738cm" fo:margin-right="0.000cm" fo:text-indent="-0.007cm" fo:text-align="left" style:page-number="auto"/>
      <style:text-properties/>
    </style:style>
    <style:style style:family="paragraph" style:name="P1088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423cm" fo:margin-left="0.882cm" fo:margin-right="0.000cm" fo:text-indent="0.006cm" fo:text-align="left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353cm" fo:margin-left="0.000cm" fo:margin-right="0.000cm" fo:text-indent="0.000cm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4" style:parent-style-name="Body text (5)">
      <style:paragraph-properties fo:background-color="transparent" fo:margin-top="0.000cm" fo:margin-bottom="0.000cm" fo:line-height="0.353cm" fo:margin-left="0.141cm" fo:margin-right="0.000cm" fo:text-indent="0.000cm" fo:text-align="center" style:page-number="auto"/>
      <style:text-properties/>
    </style:style>
    <style:style style:family="paragraph" style:name="P1095" style:parent-style-name="Body text (7)">
      <style:paragraph-properties fo:background-color="transparent" fo:margin-top="0.000cm" fo:margin-bottom="0.645cm" fo:line-height="0.567cm" fo:margin-left="0.071cm" fo:margin-right="0.000cm" fo:text-indent="0.000cm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103" style:parent-style-name="Body text (2)">
      <style:paragraph-properties fo:background-color="transparent" fo:margin-top="0.000cm" fo:margin-bottom="0.635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423cm" fo:margin-left="0.388cm" fo:margin-right="0.000cm" fo:text-indent="0.010cm" fo:text-align="left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353cm" fo:margin-left="1.517cm" fo:margin-right="0.000cm" fo:text-indent="0.016cm" fo:text-align="left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745cm" fo:margin-left="0.000cm" fo:margin-right="0.000cm" fo:text-indent="0.065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1111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406cm" fo:margin-left="0.000cm" fo:margin-right="0.000cm" fo:text-indent="0.065cm" fo:text-align="left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9" style:parent-style-name="Body text (5)">
      <style:paragraph-properties fo:background-color="transparent" fo:margin-top="15.944cm" fo:margin-bottom="0.000cm" fo:line-height="0.353cm" fo:margin-left="7.479cm" fo:margin-right="0.000cm" fo:text-indent="0.014cm" fo:text-align="left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121" style:parent-style-name="Header or footer (3)">
      <style:paragraph-properties fo:break-after="page" fo:background-color="transparent" fo:margin-top="8.218cm" fo:margin-bottom="0.000cm" fo:line-height="0.353cm" fo:margin-left="7.620cm" fo:margin-right="0.000cm" fo:text-indent="0.000cm" fo:text-align="left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423cm" fo:margin-left="0.000cm" fo:margin-right="0.000cm" fo:text-indent="0.060cm" fo:text-align="left" style:page-number="auto"/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132" style:parent-style-name="Body text (2)">
      <style:paragraph-properties fo:background-color="transparent" fo:margin-top="0.000cm" fo:margin-bottom="0.811cm" fo:margin-left="0.000cm" fo:margin-right="0.000cm" fo:text-indent="0.000cm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8" style:parent-style-name="Table caption (4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1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325cm" fo:line-height="0.576cm" fo:margin-left="0.000cm" fo:margin-right="0.000cm" fo:text-indent="0.159cm" fo:text-align="lef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530cm" fo:line-height="0.745cm" fo:margin-left="2.575cm" fo:margin-right="0.000cm" fo:text-indent="-1.263cm" fo:text-align="justify" style:page-number="auto">
        <style:tab-stops>
          <style:tab-stop style:position="-0.027cm" style:type="left"/>
        </style:tab-stops>
      </style:paragraph-properties>
      <style:text-properties/>
    </style:style>
    <style:style style:family="paragraph" style:name="P11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6" style:parent-style-name="Heading #1 (3)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margin-left="0.000cm" fo:margin-right="0.000cm" fo:text-indent="0.051cm" fo:text-align="justify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000cm" fo:line-height="0.423cm" fo:margin-left="2.646cm" fo:margin-right="0.000cm" fo:text-indent="-0.013cm" fo:text-align="left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5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159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1" style:parent-style-name="Body text (8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635cm" fo:line-height="0.745cm" fo:margin-left="2.575cm" fo:margin-right="0.000cm" fo:text-indent="-0.008cm" fo:text-align="left" style:page-number="auto"/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6" style:parent-style-name="Body text (6)">
      <style:paragraph-properties fo:background-color="transparent" fo:margin-top="0.000cm" fo:margin-bottom="0.635cm" fo:line-height="0.737cm" fo:margin-left="0.000cm" fo:margin-right="0.000cm" fo:text-indent="0.071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167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1168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172" style:parent-style-name="Body text (2)">
      <style:paragraph-properties fo:background-color="transparent" fo:margin-top="0.212cm" fo:margin-bottom="0.000cm" fo:line-height="0.745cm" fo:margin-left="0.000cm" fo:margin-right="0.000cm" fo:text-indent="0.000cm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1174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7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78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423cm" fo:margin-left="1.199cm" fo:margin-right="0.000cm" fo:text-indent="-0.006cm" fo:text-align="left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4" style:parent-style-name="Body text (2)">
      <style:paragraph-properties fo:background-color="transparent" fo:margin-top="0.000cm" fo:margin-bottom="0.000cm" fo:line-height="0.423cm" fo:margin-left="0.917cm" fo:margin-right="0.000cm" fo:text-indent="0.006cm" fo:text-align="left" style:page-number="auto"/>
      <style:text-properties/>
    </style:style>
    <style:style style:family="paragraph" style:name="P1195" style:parent-style-name="Heading #2">
      <style:paragraph-properties fo:keep-with-next="always" fo:keep-together="always" fo:background-color="transparent" fo:margin-top="0.000cm" fo:margin-bottom="0.635cm" fo:line-height="0.423cm" fo:margin-left="0.141cm" fo:margin-right="0.000cm" fo:text-indent="0.000cm" fo:text-align="center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19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07" style:parent-style-name="Body text (8)">
      <style:paragraph-properties fo:background-color="transparent" fo:margin-top="0.000cm" fo:margin-bottom="0.645cm" fo:margin-left="0.000cm" fo:margin-right="0.000cm" fo:text-indent="0.000cm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2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423cm" fo:margin-left="3.704cm" fo:margin-right="0.000cm" fo:text-indent="-0.013cm" fo:text-align="left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1218" style:parent-style-name="Body text (2)">
      <style:paragraph-properties fo:background-color="transparent" fo:margin-top="0.318cm" fo:margin-bottom="0.000cm" fo:line-height="1.499cm" fo:margin-left="0.000cm" fo:margin-right="0.000cm" fo:text-indent="0.000cm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423cm" fo:margin-left="3.422cm" fo:margin-right="0.000cm" fo:text-indent="0.016cm" fo:text-align="left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423cm" fo:margin-left="2.364cm" fo:margin-right="0.000cm" fo:text-indent="0.007cm" fo:text-align="left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1.101cm" fo:margin-left="0.000cm" fo:margin-right="0.000cm" fo:text-indent="-0.011cm" fo:text-align="justify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745cm" fo:margin-left="2.575cm" fo:margin-right="0.000cm" fo:text-indent="-1.254cm" fo:text-align="justify" style:page-number="auto">
        <style:tab-stops>
          <style:tab-stop style:position="13.406cm" style:type="right"/>
        </style:tab-stops>
      </style:paragraph-properties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406cm" fo:margin-left="0.000cm" fo:margin-right="0.000cm" fo:text-indent="0.067cm" fo:text-align="left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423cm" fo:margin-left="0.000cm" fo:margin-right="0.000cm" fo:text-indent="0.060cm" fo:text-align="left" style:page-number="auto"/>
      <style:text-properties/>
    </style:style>
    <style:style style:family="paragraph" style:name="P12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2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4" style:parent-style-name="Header or footer (3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406cm" fo:margin-left="0.000cm" fo:margin-right="0.000cm" fo:text-indent="0.064cm" fo:text-align="left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423cm" fo:margin-left="0.882cm" fo:margin-right="0.000cm" fo:text-indent="0.006cm" fo:text-align="left" style:page-number="auto"/>
      <style:text-properties/>
    </style:style>
    <style:style style:family="paragraph" style:name="P1248" style:parent-style-name="Body text (11)">
      <style:paragraph-properties fo:background-color="transparent" fo:margin-top="0.000cm" fo:margin-bottom="0.000cm" fo:line-height="0.300cm" fo:margin-left="0.000cm" fo:margin-right="0.000cm" fo:text-indent="0.051cm" fo:text-align="left" style:page-number="auto"/>
      <style:text-properties/>
    </style:style>
    <style:style style:family="paragraph" style:name="P1249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8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259" style:parent-style-name="Body text (2)">
      <style:paragraph-properties fo:background-color="transparent" fo:margin-top="0.000cm" fo:margin-bottom="0.000cm" fo:margin-left="2.963cm" fo:margin-right="0.000cm" fo:text-indent="-0.017cm" fo:text-align="left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2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63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265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line-height="0.423cm" fo:margin-left="1.199cm" fo:margin-right="0.000cm" fo:text-indent="-0.006cm" fo:text-align="left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0" style:parent-style-name="Body text (2)">
      <style:paragraph-properties fo:background-color="transparent" fo:margin-top="0.000cm" fo:margin-bottom="0.000cm" fo:line-height="0.423cm" fo:margin-left="0.318cm" fo:margin-right="0.000cm" fo:text-indent="0.013cm" fo:text-align="left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283" style:parent-style-name="Body text (8)">
      <style:paragraph-properties fo:background-color="transparent" fo:margin-top="0.000cm" fo:margin-bottom="0.483cm" fo:line-height="0.423cm" fo:margin-left="0.071cm" fo:margin-right="0.000cm" fo:text-indent="0.000cm" style:page-number="auto"/>
      <style:text-properties/>
    </style:style>
    <style:style style:family="paragraph" style:name="P1284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margin-left="4.939cm" fo:margin-right="0.000cm" fo:text-indent="-0.016cm" fo:text-align="justify" style:page-number="auto">
        <style:tab-stops>
          <style:tab-stop style:position="6.969cm" style:type="right"/>
          <style:tab-stop style:position="8.333cm" style:type="right"/>
          <style:tab-stop style:position="8.607cm" style:type="left"/>
        </style:tab-stops>
      </style:paragraph-properties>
      <style:text-properties/>
    </style:style>
    <style:style style:family="paragraph" style:name="P1289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29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29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294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9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96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297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298" style:parent-style-name="Body text (18)">
      <style:paragraph-properties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01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3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3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3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3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7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308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3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2" style:parent-style-name="Body text (7)">
      <style:paragraph-properties fo:background-color="transparent" fo:margin-top="0.000cm" fo:margin-bottom="0.626cm" fo:line-height="0.576cm" fo:margin-left="0.071cm" fo:margin-right="0.000cm" fo:text-indent="0.000cm" style:page-number="auto"/>
      <style:text-properties/>
    </style:style>
    <style:style style:family="paragraph" style:name="P1313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13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5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317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131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321" style:parent-style-name="Heading #1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auto"/>
      <style:text-properties/>
    </style:style>
    <style:style style:family="paragraph" style:name="P1322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1323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324" style:parent-style-name="Body text (7)">
      <style:paragraph-properties fo:background-color="transparent" fo:margin-top="0.000cm" fo:margin-bottom="0.628cm" fo:line-height="0.567cm" fo:margin-left="0.564cm" fo:margin-right="0.000cm" fo:text-indent="0.000cm" style:page-number="auto"/>
      <style:text-properties/>
    </style:style>
    <style:style style:family="paragraph" style:name="P1325" style:parent-style-name="Body text (2)">
      <style:paragraph-properties fo:background-color="transparent" fo:margin-top="0.000cm" fo:margin-bottom="0.000cm" fo:line-height="0.423cm" fo:margin-left="1.976cm" fo:margin-right="0.000cm" fo:text-indent="0.014cm" fo:text-align="left" style:page-number="auto"/>
      <style:text-properties/>
    </style:style>
    <style:style style:family="paragraph" style:name="P1326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8" style:parent-style-name="Body text (2)">
      <style:paragraph-properties fo:break-after="page" fo:background-color="transparent" fo:margin-top="0.000cm" fo:margin-bottom="0.000cm" fo:line-height="0.745cm" fo:margin-left="0.000cm" fo:margin-right="0.000cm" fo:text-indent="0.064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32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629cm" fo:line-height="0.737cm" fo:margin-left="2.575cm" fo:margin-right="0.000cm" fo:text-indent="-1.263cm" fo:text-align="justify" style:page-number="auto">
        <style:tab-stops>
          <style:tab-stop style:position="-0.027cm" style:type="left"/>
        </style:tab-stops>
      </style:paragraph-properties>
      <style:text-properties/>
    </style:style>
    <style:style style:family="paragraph" style:name="P1333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133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33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3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7" style:parent-style-name="Body text (3)">
      <style:paragraph-properties fo:background-color="transparent" fo:margin-top="0.000cm" fo:margin-bottom="1.694cm" fo:margin-left="0.000cm" fo:margin-right="0.000cm" fo:text-indent="0.000cm" style:page-number="auto"/>
      <style:text-properties/>
    </style:style>
    <style:style style:family="paragraph" style:name="P1338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339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134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341" style:parent-style-name="Body text (8)">
      <style:paragraph-properties fo:background-color="transparent" fo:margin-top="0.000cm" fo:margin-bottom="0.076cm" fo:line-height="0.423cm" fo:margin-left="0.071cm" fo:margin-right="0.000cm" fo:text-indent="0.000cm" style:page-number="auto"/>
      <style:text-properties/>
    </style:style>
    <style:style style:family="paragraph" style:name="P1342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343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344" style:parent-style-name="Body text (2)">
      <style:paragraph-properties fo:background-color="transparent" fo:margin-top="0.000cm" fo:margin-bottom="0.000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13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7" style:parent-style-name="Body text (2)">
      <style:paragraph-properties fo:background-color="transparent" fo:margin-top="0.000cm" fo:margin-bottom="0.212cm" fo:line-height="0.423cm" fo:margin-left="0.000cm" fo:margin-right="0.000cm" fo:text-indent="0.000cm" style:page-number="auto"/>
      <style:text-properties/>
    </style:style>
    <style:style style:family="paragraph" style:name="P13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9" style:parent-style-name="Header or footer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3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2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353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1354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1355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356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1357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358" style:parent-style-name="Body text (2)">
      <style:paragraph-properties fo:background-color="transparent" fo:margin-top="0.000cm" fo:margin-bottom="0.000cm" fo:line-height="1.101cm" fo:margin-left="0.000cm" fo:margin-right="0.000cm" fo:text-indent="-0.011cm" fo:text-align="justify" style:page-number="auto"/>
      <style:text-properties/>
    </style:style>
    <style:style style:family="paragraph" style:name="P135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6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3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3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1364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1365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366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367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36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1" style:parent-style-name="Body text (2)">
      <style:paragraph-properties fo:background-color="transparent" fo:margin-top="0.000cm" fo:margin-bottom="0.000cm" fo:line-height="1.101cm" fo:margin-left="0.000cm" fo:margin-right="0.000cm" fo:text-indent="-0.011cm" fo:text-align="justify" style:page-number="auto"/>
      <style:text-properties/>
    </style:style>
    <style:style style:family="paragraph" style:name="P1372" style:parent-style-name="Body text (2)">
      <style:paragraph-properties fo:background-color="transparent" fo:margin-top="0.000cm" fo:margin-bottom="20.703cm" fo:margin-left="2.963cm" fo:margin-right="0.000cm" fo:text-indent="-0.017cm" fo:text-align="left" style:page-number="auto"/>
      <style:text-properties/>
    </style:style>
    <style:style style:family="paragraph" style:name="P13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5" style:parent-style-name="Body text (2)">
      <style:paragraph-properties fo:background-color="transparent" fo:margin-top="0.000cm" fo:margin-bottom="1.478cm" fo:line-height="0.745cm" fo:margin-left="0.000cm" fo:margin-right="0.000cm" fo:text-indent="0.081cm" fo:text-align="justify" style:page-number="auto">
        <style:tab-stops>
          <style:tab-stop style:position="1.283cm" style:type="left"/>
        </style:tab-stops>
      </style:paragraph-properties>
      <style:text-properties/>
    </style:style>
    <style:style style:family="paragraph" style:name="P13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379" style:parent-style-name="Body text (2)">
      <style:paragraph-properties fo:background-color="transparent" fo:margin-top="0.000cm" fo:margin-bottom="0.523cm" fo:margin-left="0.035cm" fo:margin-right="0.000cm" fo:text-indent="0.000cm" style:page-number="auto"/>
      <style:text-properties/>
    </style:style>
    <style:style style:family="paragraph" style:name="P1380" style:parent-style-name="Body text (13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381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382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3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4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1385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386" style:parent-style-name="Body text (2)">
      <style:paragraph-properties fo:background-color="transparent" fo:margin-top="0.000cm" fo:margin-bottom="0.000cm" fo:line-height="0.423cm" fo:margin-left="1.446cm" fo:margin-right="0.000cm" fo:text-indent="0.010cm" fo:text-align="left" style:page-number="auto"/>
      <style:text-properties/>
    </style:style>
    <style:style style:family="paragraph" style:name="P13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8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38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93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394" style:parent-style-name="Heading #1 (5)">
      <style:paragraph-properties fo:keep-with-next="always" fo:keep-together="always" fo:background-color="transparent" fo:margin-top="0.000cm" fo:margin-bottom="0.000cm" fo:line-height="0.406cm" fo:margin-left="0.000cm" fo:margin-right="0.000cm" fo:text-indent="0.000cm" fo:text-align="center" style:page-number="auto"/>
      <style:text-properties/>
    </style:style>
    <style:style style:family="paragraph" style:name="P13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7" style:parent-style-name="Body text (2)">
      <style:paragraph-properties fo:background-color="transparent" fo:margin-top="0.000cm" fo:margin-bottom="0.000cm" fo:line-height="0.423cm" fo:margin-left="0.318cm" fo:margin-right="0.000cm" fo:text-indent="0.010cm" fo:text-align="left" style:page-number="auto"/>
      <style:text-properties/>
    </style:style>
    <style:style style:family="paragraph" style:name="P1398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6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4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9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41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11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41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13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14" style:parent-style-name="Body text (2)">
      <style:paragraph-properties fo:background-color="transparent" fo:margin-top="0.000cm" fo:margin-bottom="0.672cm" fo:line-height="0.745cm" fo:margin-left="0.000cm" fo:margin-right="0.000cm" fo:text-indent="0.054cm" fo:text-align="justify" style:page-number="auto">
        <style:tab-stops>
          <style:tab-stop style:position="1.253cm" style:type="left"/>
        </style:tab-stops>
      </style:paragraph-properties>
      <style:text-properties/>
    </style:style>
    <style:style style:family="paragraph" style:name="P141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16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417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4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2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42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4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8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4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0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431" style:parent-style-name="Body text (7)">
      <style:paragraph-properties fo:background-color="transparent" fo:margin-top="0.000cm" fo:margin-bottom="0.000cm" fo:line-height="0.567cm" fo:margin-left="0.000cm" fo:margin-right="0.000cm" fo:text-indent="0.000cm" style:page-number="auto"/>
      <style:text-properties/>
    </style:style>
    <style:style style:family="paragraph" style:name="P1432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4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3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0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441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4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47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1448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44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54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455" style:parent-style-name="Heading #1 (6)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auto"/>
      <style:text-properties/>
    </style:style>
    <style:style style:family="paragraph" style:name="P145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57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1458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45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6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61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46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6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464" style:parent-style-name="Body text (2)">
      <style:paragraph-properties fo:background-color="transparent" fo:margin-top="0.000cm" fo:margin-bottom="0.000cm" fo:line-height="1.101cm" fo:margin-left="0.000cm" fo:margin-right="0.000cm" fo:text-indent="-0.011cm" fo:text-align="justify" style:page-number="auto"/>
      <style:text-properties/>
    </style:style>
    <style:style style:family="paragraph" style:name="P146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466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467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14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471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1472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4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5" style:parent-style-name="Table caption (4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476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477" style:parent-style-name="Table caption (4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478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4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2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4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485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88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48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90" style:parent-style-name="Body text (2)">
      <style:paragraph-properties fo:background-color="transparent" fo:margin-top="0.000cm" fo:margin-bottom="0.000cm" fo:line-height="1.101cm" fo:margin-left="0.000cm" fo:margin-right="0.000cm" fo:text-indent="0.130cm" fo:text-align="left" style:page-number="auto"/>
      <style:text-properties/>
    </style:style>
    <style:style style:family="paragraph" style:name="P14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94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4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96" style:parent-style-name="Body text (9)">
      <style:paragraph-properties fo:background-color="transparent" fo:margin-top="0.000cm" fo:margin-bottom="0.318cm" fo:margin-left="0.000cm" fo:margin-right="0.000cm" fo:text-indent="0.159cm" fo:text-align="left" style:page-number="auto"/>
      <style:text-properties/>
    </style:style>
    <style:style style:family="paragraph" style:name="P149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9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00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501" style:parent-style-name="Body text (2)">
      <style:paragraph-properties fo:background-color="transparent" fo:margin-top="0.000cm" fo:margin-bottom="0.000cm" fo:line-height="0.423cm" fo:margin-left="0.000cm" fo:margin-right="0.000cm" fo:text-indent="0.060cm" fo:text-align="left" style:page-number="auto"/>
      <style:text-properties/>
    </style:style>
    <style:style style:family="paragraph" style:name="P15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3" style:parent-style-name="Body text (2)">
      <style:paragraph-properties fo:background-color="transparent" fo:margin-top="0.000cm" fo:margin-bottom="0.000cm" fo:line-height="0.423cm" fo:margin-left="0.882cm" fo:margin-right="0.000cm" fo:text-indent="0.006cm" fo:text-align="left" style:page-number="auto"/>
      <style:text-properties/>
    </style:style>
    <style:style style:family="paragraph" style:name="P1504" style:parent-style-name="Body text (22)">
      <style:paragraph-properties fo:background-color="transparent" fo:margin-top="0.000cm" fo:margin-bottom="0.000cm" fo:line-height="0.406cm" fo:margin-left="0.000cm" fo:margin-right="0.000cm" fo:text-indent="0.051cm" fo:text-align="left" style:page-number="auto"/>
      <style:text-properties/>
    </style:style>
    <style:style style:family="paragraph" style:name="P1505" style:parent-style-name="Body text (2)">
      <style:paragraph-properties fo:background-color="transparent" fo:margin-top="0.000cm" fo:margin-bottom="0.000cm" fo:line-height="0.423cm" fo:margin-left="0.000cm" fo:margin-right="0.000cm" fo:text-indent="0.060cm" fo:text-align="left" style:page-number="auto"/>
      <style:text-properties/>
    </style:style>
    <style:style style:family="paragraph" style:name="P15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7" style:parent-style-name="Body text (2)">
      <style:paragraph-properties fo:background-color="transparent" fo:margin-top="0.000cm" fo:margin-bottom="0.664cm" fo:line-height="0.521cm" fo:margin-left="4.763cm" fo:margin-right="2.716cm" fo:text-indent="0.845cm" fo:text-align="left" style:page-number="auto"/>
      <style:text-properties/>
    </style:style>
    <style:style style:family="paragraph" style:name="P1508">
      <style:paragraph-properties style:page-number="auto"/>
      <style:text-properties fo:font-size="5pt" style:font-size-asian="5pt" style:font-size-complex="5pt"/>
    </style:style>
    <style:style style:family="paragraph" style:name="P1509">
      <style:paragraph-properties style:page-number="auto"/>
      <style:text-properties fo:font-size="5.e-02pt" style:font-size-asian="5.e-02pt" style:font-size-complex="5.e-02pt"/>
    </style:style>
    <style:style style:family="paragraph" style:name="P1511">
      <style:paragraph-properties style:page-number="auto"/>
      <style:text-properties fo:font-size="0.1pt" style:font-size-asian="0.1pt" style:font-size-complex="0.1pt"/>
    </style:style>
    <style:style style:family="paragraph" style:name="P1512">
      <style:paragraph-properties style:page-number="auto"/>
      <style:text-properties fo:font-size="0.1pt" style:font-size-asian="0.1pt" style:font-size-complex="0.1pt"/>
    </style:style>
    <style:style style:family="paragraph" style:name="P1513">
      <style:paragraph-properties style:page-number="auto"/>
      <style:text-properties fo:font-size="0.1pt" style:font-size-asian="0.1pt" style:font-size-complex="0.1pt"/>
    </style:style>
    <style:style style:family="paragraph" style:name="P1514">
      <style:paragraph-properties style:page-number="auto"/>
      <style:text-properties fo:font-size="0.1pt" style:font-size-asian="0.1pt" style:font-size-complex="0.1pt"/>
    </style:style>
    <style:style style:family="paragraph" style:name="P1515">
      <style:paragraph-properties style:page-number="auto"/>
      <style:text-properties fo:font-size="0.1pt" style:font-size-asian="0.1pt" style:font-size-complex="0.1pt"/>
    </style:style>
    <style:style style:family="paragraph" style:name="P1516">
      <style:paragraph-properties style:page-number="auto"/>
      <style:text-properties fo:font-size="0.1pt" style:font-size-asian="0.1pt" style:font-size-complex="0.1pt"/>
    </style:style>
    <style:style style:family="paragraph" style:name="P1517">
      <style:paragraph-properties style:page-number="auto"/>
      <style:text-properties fo:font-size="0.1pt" style:font-size-asian="0.1pt" style:font-size-complex="0.1pt"/>
    </style:style>
    <style:style style:family="paragraph" style:name="P1518">
      <style:paragraph-properties style:page-number="auto"/>
      <style:text-properties fo:font-size="0.1pt" style:font-size-asian="0.1pt" style:font-size-complex="0.1pt"/>
    </style:style>
    <style:style style:family="paragraph" style:name="P1519">
      <style:paragraph-properties style:page-number="auto"/>
      <style:text-properties fo:font-size="0.1pt" style:font-size-asian="0.1pt" style:font-size-complex="0.1pt"/>
    </style:style>
    <style:style style:family="paragraph" style:name="P1520">
      <style:paragraph-properties style:page-number="auto"/>
      <style:text-properties fo:font-size="0.1pt" style:font-size-asian="0.1pt" style:font-size-complex="0.1pt"/>
    </style:style>
    <style:style style:family="paragraph" style:name="P1521">
      <style:paragraph-properties style:page-number="auto"/>
      <style:text-properties fo:font-size="0.1pt" style:font-size-asian="0.1pt" style:font-size-complex="0.1pt"/>
    </style:style>
    <style:style style:family="paragraph" style:name="P1522">
      <style:paragraph-properties style:page-number="auto"/>
      <style:text-properties fo:font-size="0.1pt" style:font-size-asian="0.1pt" style:font-size-complex="0.1pt"/>
    </style:style>
    <style:style style:family="paragraph" style:name="P1523">
      <style:paragraph-properties style:page-number="auto"/>
      <style:text-properties fo:font-size="0.1pt" style:font-size-asian="0.1pt" style:font-size-complex="0.1pt"/>
    </style:style>
    <style:style style:family="paragraph" style:name="P1524">
      <style:paragraph-properties style:page-number="auto"/>
      <style:text-properties fo:font-size="0.1pt" style:font-size-asian="0.1pt" style:font-size-complex="0.1pt"/>
    </style:style>
    <style:style style:family="paragraph" style:name="P1525">
      <style:paragraph-properties style:page-number="auto"/>
      <style:text-properties fo:font-size="0.1pt" style:font-size-asian="0.1pt" style:font-size-complex="0.1pt"/>
    </style:style>
    <style:style style:family="paragraph" style:name="P1526">
      <style:paragraph-properties style:page-number="auto"/>
      <style:text-properties fo:font-size="0.1pt" style:font-size-asian="0.1pt" style:font-size-complex="0.1pt"/>
    </style:style>
    <style:style style:family="paragraph" style:name="P1527">
      <style:paragraph-properties style:page-number="auto"/>
      <style:text-properties fo:font-size="0.1pt" style:font-size-asian="0.1pt" style:font-size-complex="0.1pt"/>
    </style:style>
    <style:style style:family="paragraph" style:name="P1528">
      <style:paragraph-properties style:page-number="auto"/>
      <style:text-properties fo:font-size="0.1pt" style:font-size-asian="0.1pt" style:font-size-complex="0.1pt"/>
    </style:style>
    <style:style style:family="paragraph" style:name="P1529">
      <style:paragraph-properties style:page-number="auto"/>
      <style:text-properties fo:font-size="0.1pt" style:font-size-asian="0.1pt" style:font-size-complex="0.1pt"/>
    </style:style>
    <style:style style:family="paragraph" style:name="P1530">
      <style:paragraph-properties style:page-number="auto"/>
      <style:text-properties fo:font-size="0.1pt" style:font-size-asian="0.1pt" style:font-size-complex="0.1pt"/>
    </style:style>
    <style:style style:family="paragraph" style:name="P1531">
      <style:paragraph-properties style:page-number="auto"/>
      <style:text-properties fo:font-size="0.1pt" style:font-size-asian="0.1pt" style:font-size-complex="0.1pt"/>
    </style:style>
    <style:style style:family="paragraph" style:name="P1532">
      <style:paragraph-properties style:page-number="auto"/>
      <style:text-properties fo:font-size="0.1pt" style:font-size-asian="0.1pt" style:font-size-complex="0.1pt"/>
    </style:style>
    <style:style style:family="paragraph" style:name="P1533">
      <style:paragraph-properties style:page-number="auto"/>
      <style:text-properties fo:font-size="0.1pt" style:font-size-asian="0.1pt" style:font-size-complex="0.1pt"/>
    </style:style>
    <style:style style:family="paragraph" style:name="P1534">
      <style:paragraph-properties style:page-number="auto"/>
      <style:text-properties fo:font-size="0.1pt" style:font-size-asian="0.1pt" style:font-size-complex="0.1pt"/>
    </style:style>
    <style:style style:family="paragraph" style:name="P1535">
      <style:paragraph-properties style:page-number="auto"/>
      <style:text-properties fo:font-size="0.1pt" style:font-size-asian="0.1pt" style:font-size-complex="0.1pt"/>
    </style:style>
    <style:style style:family="paragraph" style:name="P1536">
      <style:paragraph-properties style:page-number="auto"/>
      <style:text-properties fo:font-size="0.1pt" style:font-size-asian="0.1pt" style:font-size-complex="0.1pt"/>
    </style:style>
    <style:style style:family="paragraph" style:name="P1537" style:parent-style-name="Body text (3)" style:master-page-name="PageStyle0">
      <style:paragraph-properties fo:background-color="transparent" fo:margin-top="0.000cm" fo:margin-bottom="1.694cm" fo:margin-left="0.000cm" fo:margin-right="0.000cm" fo:text-indent="0.000cm" style:page-number="1"/>
      <style:text-properties/>
    </style:style>
    <style:style style:family="paragraph" style:name="P1538" style:parent-style-name="Body text (2)" style:master-page-name="PageStyle1">
      <style:paragraph-properties fo:background-color="transparent" fo:margin-top="0.000cm" fo:margin-bottom="0.530cm" fo:margin-left="0.000cm" fo:margin-right="0.000cm" fo:text-indent="0.000cm" style:page-number="1"/>
      <style:text-properties/>
    </style:style>
    <style:style style:family="paragraph" style:name="P1539" style:parent-style-name="Body text (2)" style:master-page-name="PageStyle2">
      <style:paragraph-properties fo:background-color="transparent" fo:margin-top="0.000cm" fo:margin-bottom="1.376cm" fo:margin-left="2.963cm" fo:margin-right="5.503cm" fo:text-indent="0.004cm" fo:text-align="left" style:page-number="4"/>
      <style:text-properties/>
    </style:style>
    <style:style style:family="paragraph" style:name="P1540" style:master-page-name="PageStyle3">
      <style:paragraph-properties fo:line-height="0.635cm" style:page-number="9"/>
      <style:text-properties/>
    </style:style>
    <style:style style:family="paragraph" style:name="P1541" style:master-page-name="PageStyle4">
      <style:paragraph-properties fo:line-height="0.635cm" style:page-number="10"/>
      <style:text-properties/>
    </style:style>
    <style:style style:family="paragraph" style:name="P1542" style:master-page-name="PageStyle5">
      <style:paragraph-properties fo:line-height="0.635cm" style:page-number="11"/>
      <style:text-properties/>
    </style:style>
    <style:style style:family="paragraph" style:name="P1543" style:master-page-name="PageStyle6">
      <style:paragraph-properties fo:line-height="0.635cm" style:page-number="11"/>
      <style:text-properties/>
    </style:style>
    <style:style style:family="paragraph" style:name="P1544" style:master-page-name="PageStyle7">
      <style:paragraph-properties style:page-number="13"/>
      <style:text-properties fo:font-size="1pt" style:font-size-asian="1pt" style:font-size-complex="1pt"/>
    </style:style>
    <style:style style:family="paragraph" style:name="P1545" style:master-page-name="PageStyle8">
      <style:paragraph-properties style:page-number="14"/>
      <style:text-properties fo:font-size="1pt" style:font-size-asian="1pt" style:font-size-complex="1pt"/>
    </style:style>
    <style:style style:family="paragraph" style:name="P1546" style:master-page-name="PageStyle9">
      <style:paragraph-properties fo:line-height="0.635cm" style:page-number="15"/>
      <style:text-properties/>
    </style:style>
    <style:style style:family="paragraph" style:name="P1547" style:master-page-name="PageStyle10">
      <style:paragraph-properties style:page-number="16"/>
      <style:text-properties fo:font-size="1pt" style:font-size-asian="1pt" style:font-size-complex="1pt"/>
    </style:style>
    <style:style style:family="paragraph" style:name="P1548" style:master-page-name="PageStyle11">
      <style:paragraph-properties style:page-number="17"/>
      <style:text-properties fo:font-size="1pt" style:font-size-asian="1pt" style:font-size-complex="1pt"/>
    </style:style>
    <style:style style:family="paragraph" style:name="P1549" style:master-page-name="PageStyle12">
      <style:paragraph-properties style:page-number="18"/>
      <style:text-properties fo:font-size="1pt" style:font-size-asian="1pt" style:font-size-complex="1pt"/>
    </style:style>
    <style:style style:family="paragraph" style:name="P1550" style:master-page-name="PageStyle13">
      <style:paragraph-properties fo:line-height="0.635cm" style:page-number="19"/>
      <style:text-properties/>
    </style:style>
    <style:style style:family="paragraph" style:name="P1551" style:master-page-name="PageStyle14">
      <style:paragraph-properties style:page-number="20"/>
      <style:text-properties fo:font-size="1pt" style:font-size-asian="1pt" style:font-size-complex="1pt"/>
    </style:style>
    <style:style style:family="paragraph" style:name="P1552" style:master-page-name="PageStyle15">
      <style:paragraph-properties fo:line-height="0.635cm" style:page-number="21"/>
      <style:text-properties/>
    </style:style>
    <style:style style:family="paragraph" style:name="P1553" style:parent-style-name="Body text (15)" style:master-page-name="PageStyle16">
      <style:paragraph-properties fo:background-color="transparent" fo:margin-top="0.000cm" fo:margin-bottom="0.000cm" fo:line-height="0.353cm" fo:margin-left="0.000cm" fo:margin-right="0.000cm" fo:text-indent="0.051cm" fo:text-align="left" style:page-number="22"/>
      <style:text-properties/>
    </style:style>
    <style:style style:family="paragraph" style:name="P1554" style:parent-style-name="Heading #2" style:master-page-name="PageStyle17">
      <style:paragraph-properties fo:keep-with-next="always" fo:keep-together="always" fo:background-color="transparent" fo:margin-top="0.000cm" fo:margin-bottom="0.000cm" fo:line-height="0.567cm" fo:margin-left="0.000cm" fo:margin-right="0.000cm" fo:text-indent="0.000cm" fo:text-align="center" style:page-number="23"/>
      <style:text-properties/>
    </style:style>
    <style:style style:family="paragraph" style:name="P1555" style:master-page-name="PageStyle18">
      <style:paragraph-properties fo:line-height="0.635cm" style:page-number="23"/>
      <style:text-properties/>
    </style:style>
    <style:style style:family="paragraph" style:name="P1556" style:master-page-name="PageStyle19">
      <style:paragraph-properties fo:line-height="0.635cm" style:page-number="25"/>
      <style:text-properties/>
    </style:style>
    <style:style style:family="paragraph" style:name="P1557" style:master-page-name="PageStyle20">
      <style:paragraph-properties style:page-number="26"/>
      <style:text-properties fo:font-size="1pt" style:font-size-asian="1pt" style:font-size-complex="1pt"/>
    </style:style>
    <style:style style:family="paragraph" style:name="P1558" style:master-page-name="PageStyle21">
      <style:paragraph-properties fo:line-height="0.635cm" style:page-number="27"/>
      <style:text-properties/>
    </style:style>
    <style:style style:family="paragraph" style:name="P1559" style:master-page-name="PageStyle22">
      <style:paragraph-properties style:page-number="28"/>
      <style:text-properties fo:font-size="1pt" style:font-size-asian="1pt" style:font-size-complex="1pt"/>
    </style:style>
    <style:style style:family="paragraph" style:name="P1560" style:master-page-name="PageStyle23">
      <style:paragraph-properties style:page-number="29"/>
      <style:text-properties fo:font-size="1pt" style:font-size-asian="1pt" style:font-size-complex="1pt"/>
    </style:style>
    <style:style style:family="paragraph" style:name="P1561" style:master-page-name="PageStyle24">
      <style:paragraph-properties fo:line-height="0.635cm" style:page-number="31"/>
      <style:text-properties/>
    </style:style>
    <style:style style:family="paragraph" style:name="P1562" style:master-page-name="PageStyle25">
      <style:paragraph-properties style:page-number="32"/>
      <style:text-properties fo:font-size="1pt" style:font-size-asian="1pt" style:font-size-complex="1pt"/>
    </style:style>
    <style:style style:name="Table1" style:family="table">
      <style:table-properties style:writing-mode="lr-tb" style:width="8.745cm" table:align="center"/>
    </style:style>
    <style:style style:name="Table1.C1" style:family="table-column">
      <style:table-column-properties style:column-width="2.642cm"/>
    </style:style>
    <style:style style:name="Table1.C2" style:family="table-column">
      <style:table-column-properties style:column-width="6.105cm"/>
    </style:style>
    <style:style style:name="Table1.R1" style:family="table-row">
      <style:table-row-properties style:row-height="0.483cm"/>
    </style:style>
    <style:style style:name="Table1.R2" style:family="table-row">
      <style:table-row-properties style:row-height="0.796cm"/>
    </style:style>
    <style:style style:name="Table1.R3" style:family="table-row">
      <style:table-row-properties style:row-height="0.813cm"/>
    </style:style>
    <style:style style:name="Table1.R4" style:family="table-row">
      <style:table-row-properties style:row-height="0.864cm"/>
    </style:style>
    <style:style style:name="Table1.R5" style:family="table-row">
      <style:table-row-properties style:row-height="0.864cm"/>
    </style:style>
    <style:style style:name="Table1.R6" style:family="table-row">
      <style:table-row-properties style:row-height="0.533cm"/>
    </style:style>
    <style:style style:name="Table1.Cell1" style:family="table-cell">
      <style:table-cell-properties fo:background-color="#FFFFFF" style:vertical-align="top"/>
    </style:style>
    <style:style style:name="Table1.Cell2" style:family="table-cell">
      <style:table-cell-properties fo:background-color="#FFFFFF" style:vertical-align="top"/>
    </style:style>
    <style:style style:name="Table1.Cell3" style:family="table-cell">
      <style:table-cell-properties fo:background-color="#FFFFFF" style:vertical-align="top"/>
    </style:style>
    <style:style style:name="Table1.Cell4" style:family="table-cell">
      <style:table-cell-properties fo:background-color="#FFFFFF" style:vertical-align="top"/>
    </style:style>
    <style:style style:name="Table1.Cell5" style:family="table-cell">
      <style:table-cell-properties fo:background-color="#FFFFFF"/>
    </style:style>
    <style:style style:name="Table1.Cell6" style:family="table-cell">
      <style:table-cell-properties fo:background-color="#FFFFFF"/>
    </style:style>
    <style:style style:name="Table1.Cell7" style:family="table-cell">
      <style:table-cell-properties fo:background-color="#FFFFFF" style:vertical-align="top"/>
    </style:style>
    <style:style style:name="Table1.Cell8" style:family="table-cell">
      <style:table-cell-properties fo:background-color="#FFFFFF" style:vertical-align="top"/>
    </style:style>
    <style:style style:name="Table1.Cell9" style:family="table-cell">
      <style:table-cell-properties fo:background-color="#FFFFFF" style:vertical-align="top"/>
    </style:style>
    <style:style style:name="Table1.Cell10" style:family="table-cell">
      <style:table-cell-properties fo:background-color="#FFFFFF"/>
    </style:style>
    <style:style style:name="Table1.Cell11" style:family="table-cell">
      <style:table-cell-properties fo:background-color="#FFFFFF" style:vertical-align="top"/>
    </style:style>
    <style:style style:name="Table1.Cell12" style:family="table-cell">
      <style:table-cell-properties fo:background-color="#FFFFFF"/>
    </style:style>
    <style:style style:name="Table2" style:family="table">
      <style:table-properties style:writing-mode="lr-tb" style:width="16.154cm" table:align="center"/>
    </style:style>
    <style:style style:name="Table2.C1" style:family="table-column">
      <style:table-column-properties style:column-width="4.851cm"/>
    </style:style>
    <style:style style:name="Table2.C2" style:family="table-column">
      <style:table-column-properties style:column-width="1.245cm"/>
    </style:style>
    <style:style style:name="Table2.C3" style:family="table-column">
      <style:table-column-properties style:column-width="5.537cm"/>
    </style:style>
    <style:style style:name="Table2.C4" style:family="table-column">
      <style:table-column-properties style:column-width="4.521cm"/>
    </style:style>
    <style:style style:name="Table2.R1" style:family="table-row">
      <style:table-row-properties style:row-height="0.610cm"/>
    </style:style>
    <style:style style:name="Table2.R2" style:family="table-row">
      <style:table-row-properties style:row-height="0.744cm"/>
    </style:style>
    <style:style style:name="Table2.R3" style:family="table-row">
      <style:table-row-properties style:row-height="0.744cm"/>
    </style:style>
    <style:style style:name="Table2.R4" style:family="table-row">
      <style:table-row-properties style:row-height="0.914cm"/>
    </style:style>
    <style:style style:name="Table2.R5" style:family="table-row">
      <style:table-row-properties style:row-height="1.058cm"/>
    </style:style>
    <style:style style:name="Table2.R6" style:family="table-row">
      <style:table-row-properties style:row-height="1.143cm"/>
    </style:style>
    <style:style style:name="Table2.R7" style:family="table-row">
      <style:table-row-properties style:row-height="1.067cm"/>
    </style:style>
    <style:style style:name="Table2.R8" style:family="table-row">
      <style:table-row-properties style:row-height="1.125cm"/>
    </style:style>
    <style:style style:name="Table2.R9" style:family="table-row">
      <style:table-row-properties style:row-height="1.067cm"/>
    </style:style>
    <style:style style:name="Table2.R10" style:family="table-row">
      <style:table-row-properties style:row-height="1.152cm"/>
    </style:style>
    <style:style style:name="Table2.R11" style:family="table-row">
      <style:table-row-properties style:row-height="1.092cm"/>
    </style:style>
    <style:style style:name="Table2.R12" style:family="table-row">
      <style:table-row-properties style:row-height="1.067cm"/>
    </style:style>
    <style:style style:name="Table2.R13" style:family="table-row">
      <style:table-row-properties style:row-height="1.118cm"/>
    </style:style>
    <style:style style:name="Table2.R14" style:family="table-row">
      <style:table-row-properties style:row-height="1.633cm"/>
    </style:style>
    <style:style style:name="Table2.R15" style:family="table-row">
      <style:table-row-properties style:row-height="1.651cm"/>
    </style:style>
    <style:style style:name="Table2.R16" style:family="table-row">
      <style:table-row-properties style:row-height="1.143cm"/>
    </style:style>
    <style:style style:name="Table2.R17" style:family="table-row">
      <style:table-row-properties style:row-height="1.092cm"/>
    </style:style>
    <style:style style:name="Table2.R18" style:family="table-row">
      <style:table-row-properties style:row-height="0.804cm"/>
    </style:style>
    <style:style style:name="Table2.Cell1" style:family="table-cell">
      <style:table-cell-properties fo:background-color="#FFFFFF" style:vertical-align="top"/>
    </style:style>
    <style:style style:name="Table2.Cell2" style:family="table-cell">
      <style:table-cell-properties fo:background-color="#FFFFFF" style:vertical-align="top"/>
    </style:style>
    <style:style style:name="Table2.Cell3" style:family="table-cell">
      <style:table-cell-properties fo:background-color="#FFFFFF" style:vertical-align="top"/>
    </style:style>
    <style:style style:name="Table2.Cell4" style:family="table-cell">
      <style:table-cell-properties fo:background-color="#FFFFFF" style:vertical-align="top"/>
    </style:style>
    <style:style style:name="Table2.Cell5" style:family="table-cell">
      <style:table-cell-properties fo:background-color="#FFFFFF" style:vertical-align="top"/>
    </style:style>
    <style:style style:name="Table2.Cell6" style:family="table-cell">
      <style:table-cell-properties fo:background-color="#FFFFFF" style:vertical-align="top"/>
    </style:style>
    <style:style style:name="Table2.Cell7" style:family="table-cell">
      <style:table-cell-properties fo:background-color="#FFFFFF" style:vertical-align="top"/>
    </style:style>
    <style:style style:name="Table2.Cell8" style:family="table-cell">
      <style:table-cell-properties fo:background-color="#FFFFFF" style:vertical-align="top"/>
    </style:style>
    <style:style style:name="Table2.Cell9" style:family="table-cell">
      <style:table-cell-properties fo:background-color="#FFFFFF"/>
    </style:style>
    <style:style style:name="Table2.Cell10" style:family="table-cell">
      <style:table-cell-properties fo:background-color="#FFFFFF" style:vertical-align="top"/>
    </style:style>
    <style:style style:name="Table2.Cell11" style:family="table-cell">
      <style:table-cell-properties fo:background-color="#FFFFFF" style:vertical-align="top"/>
    </style:style>
    <style:style style:name="Table2.Cell12" style:family="table-cell">
      <style:table-cell-properties fo:background-color="#FFFFFF" style:vertical-align="top"/>
    </style:style>
    <style:style style:name="Table2.Cell13" style:family="table-cell">
      <style:table-cell-properties fo:background-color="#FFFFFF" style:vertical-align="top"/>
    </style:style>
    <style:style style:name="Table2.Cell14" style:family="table-cell">
      <style:table-cell-properties fo:background-color="#FFFFFF" style:vertical-align="top"/>
    </style:style>
    <style:style style:name="Table2.Cell15" style:family="table-cell">
      <style:table-cell-properties fo:background-color="#FFFFFF" style:vertical-align="top"/>
    </style:style>
    <style:style style:name="Table2.Cell16" style:family="table-cell">
      <style:table-cell-properties fo:background-color="#FFFFFF" style:vertical-align="top"/>
    </style:style>
    <style:style style:name="Table2.Cell17" style:family="table-cell">
      <style:table-cell-properties fo:background-color="#FFFFFF" style:vertical-align="middle"/>
    </style:style>
    <style:style style:name="Table2.Cell18" style:family="table-cell">
      <style:table-cell-properties fo:background-color="#FFFFFF" style:vertical-align="middle"/>
    </style:style>
    <style:style style:name="Table2.Cell19" style:family="table-cell">
      <style:table-cell-properties fo:background-color="#FFFFFF" style:vertical-align="middle"/>
    </style:style>
    <style:style style:name="Table2.Cell20" style:family="table-cell">
      <style:table-cell-properties fo:background-color="#FFFFFF" style:vertical-align="middle"/>
    </style:style>
    <style:style style:name="Table2.Cell21" style:family="table-cell">
      <style:table-cell-properties fo:background-color="#FFFFFF" style:vertical-align="top"/>
    </style:style>
    <style:style style:name="Table2.Cell22" style:family="table-cell">
      <style:table-cell-properties fo:background-color="#FFFFFF" style:vertical-align="middle"/>
    </style:style>
    <style:style style:name="Table2.Cell23" style:family="table-cell">
      <style:table-cell-properties fo:background-color="#FFFFFF" style:vertical-align="middle"/>
    </style:style>
    <style:style style:name="Table2.Cell24" style:family="table-cell">
      <style:table-cell-properties fo:background-color="#FFFFFF" style:vertical-align="middle"/>
    </style:style>
    <style:style style:name="Table2.Cell25" style:family="table-cell">
      <style:table-cell-properties fo:background-color="#FFFFFF" style:vertical-align="top"/>
    </style:style>
    <style:style style:name="Table2.Cell26" style:family="table-cell">
      <style:table-cell-properties fo:background-color="#FFFFFF" style:vertical-align="middle"/>
    </style:style>
    <style:style style:name="Table2.Cell27" style:family="table-cell">
      <style:table-cell-properties fo:background-color="#FFFFFF" style:vertical-align="middle"/>
    </style:style>
    <style:style style:name="Table2.Cell28" style:family="table-cell">
      <style:table-cell-properties fo:background-color="#FFFFFF" style:vertical-align="middle"/>
    </style:style>
    <style:style style:name="Table2.Cell29" style:family="table-cell">
      <style:table-cell-properties fo:background-color="#FFFFFF" style:vertical-align="top"/>
    </style:style>
    <style:style style:name="Table2.Cell30" style:family="table-cell">
      <style:table-cell-properties fo:background-color="#FFFFFF" style:vertical-align="middle"/>
    </style:style>
    <style:style style:name="Table2.Cell31" style:family="table-cell">
      <style:table-cell-properties fo:background-color="#FFFFFF" style:vertical-align="middle"/>
    </style:style>
    <style:style style:name="Table2.Cell32" style:family="table-cell">
      <style:table-cell-properties fo:background-color="#FFFFFF" style:vertical-align="middle"/>
    </style:style>
    <style:style style:name="Table2.Cell33" style:family="table-cell">
      <style:table-cell-properties fo:background-color="#FFFFFF" style:vertical-align="top"/>
    </style:style>
    <style:style style:name="Table2.Cell34" style:family="table-cell">
      <style:table-cell-properties fo:background-color="#FFFFFF" style:vertical-align="middle"/>
    </style:style>
    <style:style style:name="Table2.Cell35" style:family="table-cell">
      <style:table-cell-properties fo:background-color="#FFFFFF" style:vertical-align="middle"/>
    </style:style>
    <style:style style:name="Table2.Cell36" style:family="table-cell">
      <style:table-cell-properties fo:background-color="#FFFFFF" style:vertical-align="middle"/>
    </style:style>
    <style:style style:name="Table2.Cell37" style:family="table-cell">
      <style:table-cell-properties fo:background-color="#FFFFFF" style:vertical-align="top"/>
    </style:style>
    <style:style style:name="Table2.Cell38" style:family="table-cell">
      <style:table-cell-properties fo:background-color="#FFFFFF" style:vertical-align="middle"/>
    </style:style>
    <style:style style:name="Table2.Cell39" style:family="table-cell">
      <style:table-cell-properties fo:background-color="#FFFFFF" style:vertical-align="middle"/>
    </style:style>
    <style:style style:name="Table2.Cell40" style:family="table-cell">
      <style:table-cell-properties fo:background-color="#FFFFFF" style:vertical-align="middle"/>
    </style:style>
    <style:style style:name="Table2.Cell41" style:family="table-cell">
      <style:table-cell-properties fo:background-color="#FFFFFF" style:vertical-align="top"/>
    </style:style>
    <style:style style:name="Table2.Cell42" style:family="table-cell">
      <style:table-cell-properties fo:background-color="#FFFFFF" style:vertical-align="middle"/>
    </style:style>
    <style:style style:name="Table2.Cell43" style:family="table-cell">
      <style:table-cell-properties fo:background-color="#FFFFFF" style:vertical-align="middle"/>
    </style:style>
    <style:style style:name="Table2.Cell44" style:family="table-cell">
      <style:table-cell-properties fo:background-color="#FFFFFF" style:vertical-align="middle"/>
    </style:style>
    <style:style style:name="Table2.Cell45" style:family="table-cell">
      <style:table-cell-properties fo:background-color="#FFFFFF" style:vertical-align="top"/>
    </style:style>
    <style:style style:name="Table2.Cell46" style:family="table-cell">
      <style:table-cell-properties fo:background-color="#FFFFFF" style:vertical-align="middle"/>
    </style:style>
    <style:style style:name="Table2.Cell47" style:family="table-cell">
      <style:table-cell-properties fo:background-color="#FFFFFF" style:vertical-align="middle"/>
    </style:style>
    <style:style style:name="Table2.Cell48" style:family="table-cell">
      <style:table-cell-properties fo:background-color="#FFFFFF" style:vertical-align="middle"/>
    </style:style>
    <style:style style:name="Table2.Cell49" style:family="table-cell">
      <style:table-cell-properties fo:background-color="#FFFFFF" style:vertical-align="top"/>
    </style:style>
    <style:style style:name="Table2.Cell50" style:family="table-cell">
      <style:table-cell-properties fo:background-color="#FFFFFF" style:vertical-align="middle"/>
    </style:style>
    <style:style style:name="Table2.Cell51" style:family="table-cell">
      <style:table-cell-properties fo:background-color="#FFFFFF" style:vertical-align="middle"/>
    </style:style>
    <style:style style:name="Table2.Cell52" style:family="table-cell">
      <style:table-cell-properties fo:background-color="#FFFFFF" style:vertical-align="middle"/>
    </style:style>
    <style:style style:name="Table2.Cell53" style:family="table-cell">
      <style:table-cell-properties fo:background-color="#FFFFFF" style:vertical-align="top"/>
    </style:style>
    <style:style style:name="Table2.Cell54" style:family="table-cell">
      <style:table-cell-properties fo:background-color="#FFFFFF" style:vertical-align="top"/>
    </style:style>
    <style:style style:name="Table2.Cell55" style:family="table-cell">
      <style:table-cell-properties fo:background-color="#FFFFFF" style:vertical-align="top"/>
    </style:style>
    <style:style style:name="Table2.Cell56" style:family="table-cell">
      <style:table-cell-properties fo:background-color="#FFFFFF" style:vertical-align="top"/>
    </style:style>
    <style:style style:name="Table2.Cell57" style:family="table-cell">
      <style:table-cell-properties fo:background-color="#FFFFFF"/>
    </style:style>
    <style:style style:name="Table2.Cell58" style:family="table-cell">
      <style:table-cell-properties fo:background-color="#FFFFFF"/>
    </style:style>
    <style:style style:name="Table2.Cell59" style:family="table-cell">
      <style:table-cell-properties fo:background-color="#FFFFFF"/>
    </style:style>
    <style:style style:name="Table2.Cell60" style:family="table-cell">
      <style:table-cell-properties fo:background-color="#FFFFFF"/>
    </style:style>
    <style:style style:name="Table2.Cell61" style:family="table-cell">
      <style:table-cell-properties fo:background-color="#FFFFFF" style:vertical-align="top"/>
    </style:style>
    <style:style style:name="Table2.Cell62" style:family="table-cell">
      <style:table-cell-properties fo:background-color="#FFFFFF" style:vertical-align="middle"/>
    </style:style>
    <style:style style:name="Table2.Cell63" style:family="table-cell">
      <style:table-cell-properties fo:background-color="#FFFFFF" style:vertical-align="middle"/>
    </style:style>
    <style:style style:name="Table2.Cell64" style:family="table-cell">
      <style:table-cell-properties fo:background-color="#FFFFFF" style:vertical-align="middle"/>
    </style:style>
    <style:style style:name="Table2.Cell65" style:family="table-cell">
      <style:table-cell-properties fo:background-color="#FFFFFF" style:vertical-align="top"/>
    </style:style>
    <style:style style:name="Table2.Cell66" style:family="table-cell">
      <style:table-cell-properties fo:background-color="#FFFFFF" style:vertical-align="middle"/>
    </style:style>
    <style:style style:name="Table2.Cell67" style:family="table-cell">
      <style:table-cell-properties fo:background-color="#FFFFFF" style:vertical-align="middle"/>
    </style:style>
    <style:style style:name="Table2.Cell68" style:family="table-cell">
      <style:table-cell-properties fo:background-color="#FFFFFF" style:vertical-align="middle"/>
    </style:style>
    <style:style style:name="Table2.Cell69" style:family="table-cell">
      <style:table-cell-properties fo:background-color="#FFFFFF" style:vertical-align="top"/>
    </style:style>
    <style:style style:name="Table2.Cell70" style:family="table-cell">
      <style:table-cell-properties fo:background-color="#FFFFFF"/>
    </style:style>
    <style:style style:name="Table2.Cell71" style:family="table-cell">
      <style:table-cell-properties fo:background-color="#FFFFFF"/>
    </style:style>
    <style:style style:name="Table2.Cell72" style:family="table-cell">
      <style:table-cell-properties fo:background-color="#FFFFFF"/>
    </style:style>
    <style:style style:name="Table3" style:family="table">
      <style:table-properties style:writing-mode="lr-tb" style:width="10.634cm" table:align="center"/>
    </style:style>
    <style:style style:name="Table3.C1" style:family="table-column">
      <style:table-column-properties style:column-width="5.800cm"/>
    </style:style>
    <style:style style:name="Table3.C2" style:family="table-column">
      <style:table-column-properties style:column-width="4.835cm"/>
    </style:style>
    <style:style style:name="Table3.R1" style:family="table-row">
      <style:table-row-properties style:row-height="0.610cm"/>
    </style:style>
    <style:style style:name="Table3.R2" style:family="table-row">
      <style:table-row-properties style:row-height="1.109cm"/>
    </style:style>
    <style:style style:name="Table3.R3" style:family="table-row">
      <style:table-row-properties style:row-height="1.312cm"/>
    </style:style>
    <style:style style:name="Table3.R4" style:family="table-row">
      <style:table-row-properties style:row-height="1.076cm"/>
    </style:style>
    <style:style style:name="Table3.R5" style:family="table-row">
      <style:table-row-properties style:row-height="1.118cm"/>
    </style:style>
    <style:style style:name="Table3.R6" style:family="table-row">
      <style:table-row-properties style:row-height="1.067cm"/>
    </style:style>
    <style:style style:name="Table3.R7" style:family="table-row">
      <style:table-row-properties style:row-height="1.101cm"/>
    </style:style>
    <style:style style:name="Table3.R8" style:family="table-row">
      <style:table-row-properties style:row-height="1.134cm"/>
    </style:style>
    <style:style style:name="Table3.R9" style:family="table-row">
      <style:table-row-properties style:row-height="1.101cm"/>
    </style:style>
    <style:style style:name="Table3.R10" style:family="table-row">
      <style:table-row-properties style:row-height="1.092cm"/>
    </style:style>
    <style:style style:name="Table3.R11" style:family="table-row">
      <style:table-row-properties style:row-height="0.787cm"/>
    </style:style>
    <style:style style:name="Table3.Cell1" style:family="table-cell">
      <style:table-cell-properties fo:background-color="#FFFFFF" style:vertical-align="top"/>
    </style:style>
    <style:style style:name="Table3.Cell2" style:family="table-cell">
      <style:table-cell-properties fo:background-color="#FFFFFF" style:vertical-align="top"/>
    </style:style>
    <style:style style:name="Table3.Cell3" style:family="table-cell">
      <style:table-cell-properties fo:background-color="#FFFFFF" style:vertical-align="top"/>
    </style:style>
    <style:style style:name="Table3.Cell4" style:family="table-cell">
      <style:table-cell-properties fo:background-color="#FFFFFF" style:vertical-align="top"/>
    </style:style>
    <style:style style:name="Table3.Cell5" style:family="table-cell">
      <style:table-cell-properties fo:background-color="#FFFFFF" style:vertical-align="middle"/>
    </style:style>
    <style:style style:name="Table3.Cell6" style:family="table-cell">
      <style:table-cell-properties fo:background-color="#FFFFFF" style:vertical-align="middle"/>
    </style:style>
    <style:style style:name="Table3.Cell7" style:family="table-cell">
      <style:table-cell-properties fo:background-color="#FFFFFF" style:vertical-align="middle"/>
    </style:style>
    <style:style style:name="Table3.Cell8" style:family="table-cell">
      <style:table-cell-properties fo:background-color="#FFFFFF" style:vertical-align="middle"/>
    </style:style>
    <style:style style:name="Table3.Cell9" style:family="table-cell">
      <style:table-cell-properties fo:background-color="#FFFFFF" style:vertical-align="middle"/>
    </style:style>
    <style:style style:name="Table3.Cell10" style:family="table-cell">
      <style:table-cell-properties fo:background-color="#FFFFFF" style:vertical-align="middle"/>
    </style:style>
    <style:style style:name="Table3.Cell11" style:family="table-cell">
      <style:table-cell-properties fo:background-color="#FFFFFF" style:vertical-align="middle"/>
    </style:style>
    <style:style style:name="Table3.Cell12" style:family="table-cell">
      <style:table-cell-properties fo:background-color="#FFFFFF" style:vertical-align="middle"/>
    </style:style>
    <style:style style:name="Table3.Cell13" style:family="table-cell">
      <style:table-cell-properties fo:background-color="#FFFFFF" style:vertical-align="middle"/>
    </style:style>
    <style:style style:name="Table3.Cell14" style:family="table-cell">
      <style:table-cell-properties fo:background-color="#FFFFFF" style:vertical-align="middle"/>
    </style:style>
    <style:style style:name="Table3.Cell15" style:family="table-cell">
      <style:table-cell-properties fo:background-color="#FFFFFF" style:vertical-align="middle"/>
    </style:style>
    <style:style style:name="Table3.Cell16" style:family="table-cell">
      <style:table-cell-properties fo:background-color="#FFFFFF" style:vertical-align="middle"/>
    </style:style>
    <style:style style:name="Table3.Cell17" style:family="table-cell">
      <style:table-cell-properties fo:background-color="#FFFFFF" style:vertical-align="middle"/>
    </style:style>
    <style:style style:name="Table3.Cell18" style:family="table-cell">
      <style:table-cell-properties fo:background-color="#FFFFFF" style:vertical-align="middle"/>
    </style:style>
    <style:style style:name="Table3.Cell19" style:family="table-cell">
      <style:table-cell-properties fo:background-color="#FFFFFF" style:vertical-align="middle"/>
    </style:style>
    <style:style style:name="Table3.Cell20" style:family="table-cell">
      <style:table-cell-properties fo:background-color="#FFFFFF" style:vertical-align="middle"/>
    </style:style>
    <style:style style:name="Table3.Cell21" style:family="table-cell">
      <style:table-cell-properties fo:background-color="#FFFFFF" style:vertical-align="top"/>
    </style:style>
    <style:style style:name="Table3.Cell22" style:family="table-cell">
      <style:table-cell-properties fo:background-color="#FFFFFF"/>
    </style:style>
    <style:style style:name="Table4" style:family="table">
      <style:table-properties style:writing-mode="lr-tb" style:width="10.634cm" table:align="center"/>
    </style:style>
    <style:style style:name="Table4.C1" style:family="table-column">
      <style:table-column-properties style:column-width="0.635cm"/>
    </style:style>
    <style:style style:name="Table4.C2" style:family="table-column">
      <style:table-column-properties style:column-width="6.214cm"/>
    </style:style>
    <style:style style:name="Table4.C3" style:family="table-column">
      <style:table-column-properties style:column-width="3.785cm"/>
    </style:style>
    <style:style style:name="Table4.R1" style:family="table-row">
      <style:table-row-properties style:row-height="0.787cm"/>
    </style:style>
    <style:style style:name="Table4.R2" style:family="table-row">
      <style:table-row-properties style:row-height="1.101cm"/>
    </style:style>
    <style:style style:name="Table4.R3" style:family="table-row">
      <style:table-row-properties style:row-height="1.058cm"/>
    </style:style>
    <style:style style:name="Table4.R4" style:family="table-row">
      <style:table-row-properties style:row-height="1.101cm"/>
    </style:style>
    <style:style style:name="Table4.R5" style:family="table-row">
      <style:table-row-properties style:row-height="1.143cm"/>
    </style:style>
    <style:style style:name="Table4.R6" style:family="table-row">
      <style:table-row-properties style:row-height="1.101cm"/>
    </style:style>
    <style:style style:name="Table4.R7" style:family="table-row">
      <style:table-row-properties style:row-height="1.092cm"/>
    </style:style>
    <style:style style:name="Table4.R8" style:family="table-row">
      <style:table-row-properties style:row-height="1.118cm"/>
    </style:style>
    <style:style style:name="Table4.R9" style:family="table-row">
      <style:table-row-properties style:row-height="1.092cm"/>
    </style:style>
    <style:style style:name="Table4.R10" style:family="table-row">
      <style:table-row-properties style:row-height="1.101cm"/>
    </style:style>
    <style:style style:name="Table4.R11" style:family="table-row">
      <style:table-row-properties style:row-height="0.804cm"/>
    </style:style>
    <style:style style:name="Table4.Cell1" style:family="table-cell">
      <style:table-cell-properties fo:background-color="#FFFFFF" style:vertical-align="middle"/>
    </style:style>
    <style:style style:name="Table4.Cell2" style:family="table-cell">
      <style:table-cell-properties fo:background-color="#FFFFFF" style:vertical-align="top"/>
    </style:style>
    <style:style style:name="Table4.Cell3" style:family="table-cell">
      <style:table-cell-properties fo:background-color="#FFFFFF" style:vertical-align="top"/>
    </style:style>
    <style:style style:name="Table4.Cell4" style:family="table-cell">
      <style:table-cell-properties fo:background-color="#FFFFFF" style:vertical-align="middle"/>
    </style:style>
    <style:style style:name="Table4.Cell5" style:family="table-cell">
      <style:table-cell-properties fo:background-color="#FFFFFF" style:vertical-align="middle"/>
    </style:style>
    <style:style style:name="Table4.Cell6" style:family="table-cell">
      <style:table-cell-properties fo:background-color="#FFFFFF" style:vertical-align="middle"/>
    </style:style>
    <style:style style:name="Table4.Cell7" style:family="table-cell">
      <style:table-cell-properties fo:background-color="#FFFFFF" style:vertical-align="middle"/>
    </style:style>
    <style:style style:name="Table4.Cell8" style:family="table-cell">
      <style:table-cell-properties fo:background-color="#FFFFFF" style:vertical-align="middle"/>
    </style:style>
    <style:style style:name="Table4.Cell9" style:family="table-cell">
      <style:table-cell-properties fo:background-color="#FFFFFF" style:vertical-align="middle"/>
    </style:style>
    <style:style style:name="Table4.Cell10" style:family="table-cell">
      <style:table-cell-properties fo:background-color="#FFFFFF" style:vertical-align="middle"/>
    </style:style>
    <style:style style:name="Table4.Cell11" style:family="table-cell">
      <style:table-cell-properties fo:background-color="#FFFFFF" style:vertical-align="middle"/>
    </style:style>
    <style:style style:name="Table4.Cell12" style:family="table-cell">
      <style:table-cell-properties fo:background-color="#FFFFFF" style:vertical-align="middle"/>
    </style:style>
    <style:style style:name="Table4.Cell13" style:family="table-cell">
      <style:table-cell-properties fo:background-color="#FFFFFF" style:vertical-align="middle"/>
    </style:style>
    <style:style style:name="Table4.Cell14" style:family="table-cell">
      <style:table-cell-properties fo:background-color="#FFFFFF" style:vertical-align="middle"/>
    </style:style>
    <style:style style:name="Table4.Cell15" style:family="table-cell">
      <style:table-cell-properties fo:background-color="#FFFFFF" style:vertical-align="middle"/>
    </style:style>
    <style:style style:name="Table4.Cell16" style:family="table-cell">
      <style:table-cell-properties fo:background-color="#FFFFFF" style:vertical-align="middle"/>
    </style:style>
    <style:style style:name="Table4.Cell17" style:family="table-cell">
      <style:table-cell-properties fo:background-color="#FFFFFF" style:vertical-align="middle"/>
    </style:style>
    <style:style style:name="Table4.Cell18" style:family="table-cell">
      <style:table-cell-properties fo:background-color="#FFFFFF" style:vertical-align="middle"/>
    </style:style>
    <style:style style:name="Table4.Cell19" style:family="table-cell">
      <style:table-cell-properties fo:background-color="#FFFFFF" style:vertical-align="middle"/>
    </style:style>
    <style:style style:name="Table4.Cell20" style:family="table-cell">
      <style:table-cell-properties fo:background-color="#FFFFFF" style:vertical-align="middle"/>
    </style:style>
    <style:style style:name="Table4.Cell21" style:family="table-cell">
      <style:table-cell-properties fo:background-color="#FFFFFF" style:vertical-align="middle"/>
    </style:style>
    <style:style style:name="Table4.Cell22" style:family="table-cell">
      <style:table-cell-properties fo:background-color="#FFFFFF" style:vertical-align="middle"/>
    </style:style>
    <style:style style:name="Table4.Cell23" style:family="table-cell">
      <style:table-cell-properties fo:background-color="#FFFFFF" style:vertical-align="middle"/>
    </style:style>
    <style:style style:name="Table4.Cell24" style:family="table-cell">
      <style:table-cell-properties fo:background-color="#FFFFFF" style:vertical-align="middle"/>
    </style:style>
    <style:style style:name="Table4.Cell25" style:family="table-cell">
      <style:table-cell-properties fo:background-color="#FFFFFF" style:vertical-align="middle"/>
    </style:style>
    <style:style style:name="Table4.Cell26" style:family="table-cell">
      <style:table-cell-properties fo:background-color="#FFFFFF" style:vertical-align="middle"/>
    </style:style>
    <style:style style:name="Table4.Cell27" style:family="table-cell">
      <style:table-cell-properties fo:background-color="#FFFFFF" style:vertical-align="middle"/>
    </style:style>
    <style:style style:name="Table4.Cell28" style:family="table-cell">
      <style:table-cell-properties fo:background-color="#FFFFFF" style:vertical-align="middle"/>
    </style:style>
    <style:style style:name="Table4.Cell29" style:family="table-cell">
      <style:table-cell-properties fo:background-color="#FFFFFF" style:vertical-align="middle"/>
    </style:style>
    <style:style style:name="Table4.Cell30" style:family="table-cell">
      <style:table-cell-properties fo:background-color="#FFFFFF" style:vertical-align="middle"/>
    </style:style>
    <style:style style:name="Table4.Cell31" style:family="table-cell">
      <style:table-cell-properties fo:background-color="#FFFFFF"/>
    </style:style>
    <style:style style:name="Table4.Cell32" style:family="table-cell">
      <style:table-cell-properties fo:background-color="#FFFFFF"/>
    </style:style>
    <style:style style:name="Table4.Cell33" style:family="table-cell">
      <style:table-cell-properties fo:background-color="#FFFFFF"/>
    </style:style>
    <style:style style:name="Table5" style:family="table">
      <style:table-properties style:writing-mode="lr-tb" style:width="16.189cm" table:align="center"/>
    </style:style>
    <style:style style:name="Table5.C1" style:family="table-column">
      <style:table-column-properties style:column-width="4.893cm"/>
    </style:style>
    <style:style style:name="Table5.C2" style:family="table-column">
      <style:table-column-properties style:column-width="1.295cm"/>
    </style:style>
    <style:style style:name="Table5.C3" style:family="table-column">
      <style:table-column-properties style:column-width="5.165cm"/>
    </style:style>
    <style:style style:name="Table5.C4" style:family="table-column">
      <style:table-column-properties style:column-width="4.835cm"/>
    </style:style>
    <style:style style:name="Table5.R1" style:family="table-row">
      <style:table-row-properties style:row-height="0.610cm"/>
    </style:style>
    <style:style style:name="Table5.R2" style:family="table-row">
      <style:table-row-properties style:row-height="0.744cm"/>
    </style:style>
    <style:style style:name="Table5.R3" style:family="table-row">
      <style:table-row-properties style:row-height="0.753cm"/>
    </style:style>
    <style:style style:name="Table5.R4" style:family="table-row">
      <style:table-row-properties style:row-height="0.914cm"/>
    </style:style>
    <style:style style:name="Table5.R5" style:family="table-row">
      <style:table-row-properties style:row-height="1.058cm"/>
    </style:style>
    <style:style style:name="Table5.R6" style:family="table-row">
      <style:table-row-properties style:row-height="1.109cm"/>
    </style:style>
    <style:style style:name="Table5.R7" style:family="table-row">
      <style:table-row-properties style:row-height="1.651cm"/>
    </style:style>
    <style:style style:name="Table5.R8" style:family="table-row">
      <style:table-row-properties style:row-height="1.669cm"/>
    </style:style>
    <style:style style:name="Table5.R9" style:family="table-row">
      <style:table-row-properties style:row-height="1.109cm"/>
    </style:style>
    <style:style style:name="Table5.R10" style:family="table-row">
      <style:table-row-properties style:row-height="1.109cm"/>
    </style:style>
    <style:style style:name="Table5.R11" style:family="table-row">
      <style:table-row-properties style:row-height="1.058cm"/>
    </style:style>
    <style:style style:name="Table5.R12" style:family="table-row">
      <style:table-row-properties style:row-height="1.109cm"/>
    </style:style>
    <style:style style:name="Table5.R13" style:family="table-row">
      <style:table-row-properties style:row-height="1.101cm"/>
    </style:style>
    <style:style style:name="Table5.R14" style:family="table-row">
      <style:table-row-properties style:row-height="1.134cm"/>
    </style:style>
    <style:style style:name="Table5.R15" style:family="table-row">
      <style:table-row-properties style:row-height="1.101cm"/>
    </style:style>
    <style:style style:name="Table5.R16" style:family="table-row">
      <style:table-row-properties style:row-height="1.109cm"/>
    </style:style>
    <style:style style:name="Table5.R17" style:family="table-row">
      <style:table-row-properties style:row-height="0.771cm"/>
    </style:style>
    <style:style style:name="Table5.Cell1" style:family="table-cell">
      <style:table-cell-properties fo:background-color="#FFFFFF" style:vertical-align="top"/>
    </style:style>
    <style:style style:name="Table5.Cell2" style:family="table-cell">
      <style:table-cell-properties fo:background-color="#FFFFFF" style:vertical-align="top"/>
    </style:style>
    <style:style style:name="Table5.Cell3" style:family="table-cell">
      <style:table-cell-properties fo:background-color="#FFFFFF" style:vertical-align="top"/>
    </style:style>
    <style:style style:name="Table5.Cell4" style:family="table-cell">
      <style:table-cell-properties fo:background-color="#FFFFFF" style:vertical-align="top"/>
    </style:style>
    <style:style style:name="Table5.Cell5" style:family="table-cell">
      <style:table-cell-properties fo:background-color="#FFFFFF" style:vertical-align="top"/>
    </style:style>
    <style:style style:name="Table5.Cell6" style:family="table-cell">
      <style:table-cell-properties fo:background-color="#FFFFFF" style:vertical-align="top"/>
    </style:style>
    <style:style style:name="Table5.Cell7" style:family="table-cell">
      <style:table-cell-properties fo:background-color="#FFFFFF" style:vertical-align="top"/>
    </style:style>
    <style:style style:name="Table5.Cell8" style:family="table-cell">
      <style:table-cell-properties fo:background-color="#FFFFFF" style:vertical-align="top"/>
    </style:style>
    <style:style style:name="Table5.Cell9" style:family="table-cell">
      <style:table-cell-properties fo:background-color="#FFFFFF"/>
    </style:style>
    <style:style style:name="Table5.Cell10" style:family="table-cell">
      <style:table-cell-properties fo:background-color="#FFFFFF" style:vertical-align="top"/>
    </style:style>
    <style:style style:name="Table5.Cell11" style:family="table-cell">
      <style:table-cell-properties fo:background-color="#FFFFFF" style:vertical-align="top"/>
    </style:style>
    <style:style style:name="Table5.Cell12" style:family="table-cell">
      <style:table-cell-properties fo:background-color="#FFFFFF" style:vertical-align="top"/>
    </style:style>
    <style:style style:name="Table5.Cell13" style:family="table-cell">
      <style:table-cell-properties fo:background-color="#FFFFFF" style:vertical-align="top"/>
    </style:style>
    <style:style style:name="Table5.Cell14" style:family="table-cell">
      <style:table-cell-properties fo:background-color="#FFFFFF" style:vertical-align="top"/>
    </style:style>
    <style:style style:name="Table5.Cell15" style:family="table-cell">
      <style:table-cell-properties fo:background-color="#FFFFFF" style:vertical-align="top"/>
    </style:style>
    <style:style style:name="Table5.Cell16" style:family="table-cell">
      <style:table-cell-properties fo:background-color="#FFFFFF" style:vertical-align="top"/>
    </style:style>
    <style:style style:name="Table5.Cell17" style:family="table-cell">
      <style:table-cell-properties fo:background-color="#FFFFFF" style:vertical-align="top"/>
    </style:style>
    <style:style style:name="Table5.Cell18" style:family="table-cell">
      <style:table-cell-properties fo:background-color="#FFFFFF" style:vertical-align="middle"/>
    </style:style>
    <style:style style:name="Table5.Cell19" style:family="table-cell">
      <style:table-cell-properties fo:background-color="#FFFFFF" style:vertical-align="middle"/>
    </style:style>
    <style:style style:name="Table5.Cell20" style:family="table-cell">
      <style:table-cell-properties fo:background-color="#FFFFFF" style:vertical-align="middle"/>
    </style:style>
    <style:style style:name="Table5.Cell21" style:family="table-cell">
      <style:table-cell-properties fo:background-color="#FFFFFF" style:vertical-align="top"/>
    </style:style>
    <style:style style:name="Table5.Cell22" style:family="table-cell">
      <style:table-cell-properties fo:background-color="#FFFFFF" style:vertical-align="middle"/>
    </style:style>
    <style:style style:name="Table5.Cell23" style:family="table-cell">
      <style:table-cell-properties fo:background-color="#FFFFFF" style:vertical-align="middle"/>
    </style:style>
    <style:style style:name="Table5.Cell24" style:family="table-cell">
      <style:table-cell-properties fo:background-color="#FFFFFF" style:vertical-align="middle"/>
    </style:style>
    <style:style style:name="Table5.Cell25" style:family="table-cell">
      <style:table-cell-properties fo:background-color="#FFFFFF" style:vertical-align="top"/>
    </style:style>
    <style:style style:name="Table5.Cell26" style:family="table-cell">
      <style:table-cell-properties fo:background-color="#FFFFFF" style:vertical-align="top"/>
    </style:style>
    <style:style style:name="Table5.Cell27" style:family="table-cell">
      <style:table-cell-properties fo:background-color="#FFFFFF" style:vertical-align="top"/>
    </style:style>
    <style:style style:name="Table5.Cell28" style:family="table-cell">
      <style:table-cell-properties fo:background-color="#FFFFFF" style:vertical-align="top"/>
    </style:style>
    <style:style style:name="Table5.Cell29" style:family="table-cell">
      <style:table-cell-properties fo:background-color="#FFFFFF"/>
    </style:style>
    <style:style style:name="Table5.Cell30" style:family="table-cell">
      <style:table-cell-properties fo:background-color="#FFFFFF"/>
    </style:style>
    <style:style style:name="Table5.Cell31" style:family="table-cell">
      <style:table-cell-properties fo:background-color="#FFFFFF"/>
    </style:style>
    <style:style style:name="Table5.Cell32" style:family="table-cell">
      <style:table-cell-properties fo:background-color="#FFFFFF"/>
    </style:style>
    <style:style style:name="Table5.Cell33" style:family="table-cell">
      <style:table-cell-properties fo:background-color="#FFFFFF" style:vertical-align="top"/>
    </style:style>
    <style:style style:name="Table5.Cell34" style:family="table-cell">
      <style:table-cell-properties fo:background-color="#FFFFFF" style:vertical-align="middle"/>
    </style:style>
    <style:style style:name="Table5.Cell35" style:family="table-cell">
      <style:table-cell-properties fo:background-color="#FFFFFF" style:vertical-align="middle"/>
    </style:style>
    <style:style style:name="Table5.Cell36" style:family="table-cell">
      <style:table-cell-properties fo:background-color="#FFFFFF" style:vertical-align="middle"/>
    </style:style>
    <style:style style:name="Table5.Cell37" style:family="table-cell">
      <style:table-cell-properties fo:background-color="#FFFFFF" style:vertical-align="top"/>
    </style:style>
    <style:style style:name="Table5.Cell38" style:family="table-cell">
      <style:table-cell-properties fo:background-color="#FFFFFF" style:vertical-align="middle"/>
    </style:style>
    <style:style style:name="Table5.Cell39" style:family="table-cell">
      <style:table-cell-properties fo:background-color="#FFFFFF" style:vertical-align="middle"/>
    </style:style>
    <style:style style:name="Table5.Cell40" style:family="table-cell">
      <style:table-cell-properties fo:background-color="#FFFFFF" style:vertical-align="middle"/>
    </style:style>
    <style:style style:name="Table5.Cell41" style:family="table-cell">
      <style:table-cell-properties fo:background-color="#FFFFFF" style:vertical-align="top"/>
    </style:style>
    <style:style style:name="Table5.Cell42" style:family="table-cell">
      <style:table-cell-properties fo:background-color="#FFFFFF" style:vertical-align="middle"/>
    </style:style>
    <style:style style:name="Table5.Cell43" style:family="table-cell">
      <style:table-cell-properties fo:background-color="#FFFFFF" style:vertical-align="middle"/>
    </style:style>
    <style:style style:name="Table5.Cell44" style:family="table-cell">
      <style:table-cell-properties fo:background-color="#FFFFFF" style:vertical-align="middle"/>
    </style:style>
    <style:style style:name="Table5.Cell45" style:family="table-cell">
      <style:table-cell-properties fo:background-color="#FFFFFF" style:vertical-align="top"/>
    </style:style>
    <style:style style:name="Table5.Cell46" style:family="table-cell">
      <style:table-cell-properties fo:background-color="#FFFFFF" style:vertical-align="middle"/>
    </style:style>
    <style:style style:name="Table5.Cell47" style:family="table-cell">
      <style:table-cell-properties fo:background-color="#FFFFFF" style:vertical-align="middle"/>
    </style:style>
    <style:style style:name="Table5.Cell48" style:family="table-cell">
      <style:table-cell-properties fo:background-color="#FFFFFF" style:vertical-align="middle"/>
    </style:style>
    <style:style style:name="Table5.Cell49" style:family="table-cell">
      <style:table-cell-properties fo:background-color="#FFFFFF" style:vertical-align="top"/>
    </style:style>
    <style:style style:name="Table5.Cell50" style:family="table-cell">
      <style:table-cell-properties fo:background-color="#FFFFFF" style:vertical-align="middle"/>
    </style:style>
    <style:style style:name="Table5.Cell51" style:family="table-cell">
      <style:table-cell-properties fo:background-color="#FFFFFF" style:vertical-align="middle"/>
    </style:style>
    <style:style style:name="Table5.Cell52" style:family="table-cell">
      <style:table-cell-properties fo:background-color="#FFFFFF" style:vertical-align="middle"/>
    </style:style>
    <style:style style:name="Table5.Cell53" style:family="table-cell">
      <style:table-cell-properties fo:background-color="#FFFFFF" style:vertical-align="top"/>
    </style:style>
    <style:style style:name="Table5.Cell54" style:family="table-cell">
      <style:table-cell-properties fo:background-color="#FFFFFF" style:vertical-align="middle"/>
    </style:style>
    <style:style style:name="Table5.Cell55" style:family="table-cell">
      <style:table-cell-properties fo:background-color="#FFFFFF" style:vertical-align="middle"/>
    </style:style>
    <style:style style:name="Table5.Cell56" style:family="table-cell">
      <style:table-cell-properties fo:background-color="#FFFFFF" style:vertical-align="middle"/>
    </style:style>
    <style:style style:name="Table5.Cell57" style:family="table-cell">
      <style:table-cell-properties fo:background-color="#FFFFFF" style:vertical-align="top"/>
    </style:style>
    <style:style style:name="Table5.Cell58" style:family="table-cell">
      <style:table-cell-properties fo:background-color="#FFFFFF" style:vertical-align="middle"/>
    </style:style>
    <style:style style:name="Table5.Cell59" style:family="table-cell">
      <style:table-cell-properties fo:background-color="#FFFFFF" style:vertical-align="middle"/>
    </style:style>
    <style:style style:name="Table5.Cell60" style:family="table-cell">
      <style:table-cell-properties fo:background-color="#FFFFFF" style:vertical-align="middle"/>
    </style:style>
    <style:style style:name="Table5.Cell61" style:family="table-cell">
      <style:table-cell-properties fo:background-color="#FFFFFF" style:vertical-align="top"/>
    </style:style>
    <style:style style:name="Table5.Cell62" style:family="table-cell">
      <style:table-cell-properties fo:background-color="#FFFFFF" style:vertical-align="middle"/>
    </style:style>
    <style:style style:name="Table5.Cell63" style:family="table-cell">
      <style:table-cell-properties fo:background-color="#FFFFFF" style:vertical-align="middle"/>
    </style:style>
    <style:style style:name="Table5.Cell64" style:family="table-cell">
      <style:table-cell-properties fo:background-color="#FFFFFF" style:vertical-align="middle"/>
    </style:style>
    <style:style style:name="Table5.Cell65" style:family="table-cell">
      <style:table-cell-properties fo:background-color="#FFFFFF" style:vertical-align="top"/>
    </style:style>
    <style:style style:name="Table5.Cell66" style:family="table-cell">
      <style:table-cell-properties fo:background-color="#FFFFFF" style:vertical-align="top"/>
    </style:style>
    <style:style style:name="Table5.Cell67" style:family="table-cell">
      <style:table-cell-properties fo:background-color="#FFFFFF" style:vertical-align="top"/>
    </style:style>
    <style:style style:name="Table5.Cell68" style:family="table-cell">
      <style:table-cell-properties fo:background-color="#FFFFFF"/>
    </style:style>
    <style:style style:name="Table6" style:family="table">
      <style:table-properties style:writing-mode="lr-tb" style:width="16.189cm" table:align="center"/>
    </style:style>
    <style:style style:name="Table6.C1" style:family="table-column">
      <style:table-column-properties style:column-width="4.877cm"/>
    </style:style>
    <style:style style:name="Table6.C2" style:family="table-column">
      <style:table-column-properties style:column-width="7.451cm"/>
    </style:style>
    <style:style style:name="Table6.C3" style:family="table-column">
      <style:table-column-properties style:column-width="3.861cm"/>
    </style:style>
    <style:style style:name="Table6.R1" style:family="table-row">
      <style:table-row-properties style:row-height="0.617cm"/>
    </style:style>
    <style:style style:name="Table6.R2" style:family="table-row">
      <style:table-row-properties style:row-height="0.744cm"/>
    </style:style>
    <style:style style:name="Table6.R3" style:family="table-row">
      <style:table-row-properties style:row-height="0.744cm"/>
    </style:style>
    <style:style style:name="Table6.R4" style:family="table-row">
      <style:table-row-properties style:row-height="0.914cm"/>
    </style:style>
    <style:style style:name="Table6.R5" style:family="table-row">
      <style:table-row-properties style:row-height="1.058cm"/>
    </style:style>
    <style:style style:name="Table6.R6" style:family="table-row">
      <style:table-row-properties style:row-height="1.143cm"/>
    </style:style>
    <style:style style:name="Table6.R7" style:family="table-row">
      <style:table-row-properties style:row-height="1.058cm"/>
    </style:style>
    <style:style style:name="Table6.R8" style:family="table-row">
      <style:table-row-properties style:row-height="1.101cm"/>
    </style:style>
    <style:style style:name="Table6.R9" style:family="table-row">
      <style:table-row-properties style:row-height="1.143cm"/>
    </style:style>
    <style:style style:name="Table6.R10" style:family="table-row">
      <style:table-row-properties style:row-height="1.101cm"/>
    </style:style>
    <style:style style:name="Table6.R11" style:family="table-row">
      <style:table-row-properties style:row-height="1.101cm"/>
    </style:style>
    <style:style style:name="Table6.R12" style:family="table-row">
      <style:table-row-properties style:row-height="1.101cm"/>
    </style:style>
    <style:style style:name="Table6.R13" style:family="table-row">
      <style:table-row-properties style:row-height="1.101cm"/>
    </style:style>
    <style:style style:name="Table6.R14" style:family="table-row">
      <style:table-row-properties style:row-height="1.092cm"/>
    </style:style>
    <style:style style:name="Table6.R15" style:family="table-row">
      <style:table-row-properties style:row-height="1.076cm"/>
    </style:style>
    <style:style style:name="Table6.R16" style:family="table-row">
      <style:table-row-properties style:row-height="1.101cm"/>
    </style:style>
    <style:style style:name="Table6.R17" style:family="table-row">
      <style:table-row-properties style:row-height="1.118cm"/>
    </style:style>
    <style:style style:name="Table6.R18" style:family="table-row">
      <style:table-row-properties style:row-height="1.076cm"/>
    </style:style>
    <style:style style:name="Table6.R19" style:family="table-row">
      <style:table-row-properties style:row-height="1.660cm"/>
    </style:style>
    <style:style style:name="Table6.R20" style:family="table-row">
      <style:table-row-properties style:row-height="1.642cm"/>
    </style:style>
    <style:style style:name="Table6.R21" style:family="table-row">
      <style:table-row-properties style:row-height="1.143cm"/>
    </style:style>
    <style:style style:name="Table6.R22" style:family="table-row">
      <style:table-row-properties style:row-height="0.762cm"/>
    </style:style>
    <style:style style:name="Table6.Cell1" style:family="table-cell">
      <style:table-cell-properties fo:background-color="#FFFFFF" style:vertical-align="top"/>
    </style:style>
    <style:style style:name="Table6.Cell2" style:family="table-cell">
      <style:table-cell-properties fo:background-color="#FFFFFF" style:vertical-align="top"/>
    </style:style>
    <style:style style:name="Table6.Cell3" style:family="table-cell">
      <style:table-cell-properties fo:background-color="#FFFFFF" style:vertical-align="top"/>
    </style:style>
    <style:style style:name="Table6.Cell4" style:family="table-cell">
      <style:table-cell-properties fo:background-color="#FFFFFF" style:vertical-align="top"/>
    </style:style>
    <style:style style:name="Table6.Cell5" style:family="table-cell">
      <style:table-cell-properties fo:background-color="#FFFFFF" style:vertical-align="top"/>
    </style:style>
    <style:style style:name="Table6.Cell6" style:family="table-cell">
      <style:table-cell-properties fo:background-color="#FFFFFF" style:vertical-align="top"/>
    </style:style>
    <style:style style:name="Table6.Cell7" style:family="table-cell">
      <style:table-cell-properties fo:background-color="#FFFFFF"/>
    </style:style>
    <style:style style:name="Table6.Cell8" style:family="table-cell">
      <style:table-cell-properties fo:background-color="#FFFFFF" style:vertical-align="top"/>
    </style:style>
    <style:style style:name="Table6.Cell9" style:family="table-cell">
      <style:table-cell-properties fo:background-color="#FFFFFF" style:vertical-align="top"/>
    </style:style>
    <style:style style:name="Table6.Cell10" style:family="table-cell">
      <style:table-cell-properties fo:background-color="#FFFFFF" style:vertical-align="top"/>
    </style:style>
    <style:style style:name="Table6.Cell11" style:family="table-cell">
      <style:table-cell-properties fo:background-color="#FFFFFF" style:vertical-align="top"/>
    </style:style>
    <style:style style:name="Table6.Cell12" style:family="table-cell">
      <style:table-cell-properties fo:background-color="#FFFFFF" style:vertical-align="top"/>
    </style:style>
    <style:style style:name="Table6.Cell13" style:family="table-cell">
      <style:table-cell-properties fo:background-color="#FFFFFF" style:vertical-align="middle"/>
    </style:style>
    <style:style style:name="Table6.Cell14" style:family="table-cell">
      <style:table-cell-properties fo:background-color="#FFFFFF" style:vertical-align="middle"/>
    </style:style>
    <style:style style:name="Table6.Cell15" style:family="table-cell">
      <style:table-cell-properties fo:background-color="#FFFFFF" style:vertical-align="middle"/>
    </style:style>
    <style:style style:name="Table6.Cell16" style:family="table-cell">
      <style:table-cell-properties fo:background-color="#FFFFFF" style:vertical-align="top"/>
    </style:style>
    <style:style style:name="Table6.Cell17" style:family="table-cell">
      <style:table-cell-properties fo:background-color="#FFFFFF" style:vertical-align="middle"/>
    </style:style>
    <style:style style:name="Table6.Cell18" style:family="table-cell">
      <style:table-cell-properties fo:background-color="#FFFFFF" style:vertical-align="middle"/>
    </style:style>
    <style:style style:name="Table6.Cell19" style:family="table-cell">
      <style:table-cell-properties fo:background-color="#FFFFFF" style:vertical-align="top"/>
    </style:style>
    <style:style style:name="Table6.Cell20" style:family="table-cell">
      <style:table-cell-properties fo:background-color="#FFFFFF" style:vertical-align="middle"/>
    </style:style>
    <style:style style:name="Table6.Cell21" style:family="table-cell">
      <style:table-cell-properties fo:background-color="#FFFFFF" style:vertical-align="middle"/>
    </style:style>
    <style:style style:name="Table6.Cell22" style:family="table-cell">
      <style:table-cell-properties fo:background-color="#FFFFFF" style:vertical-align="top"/>
    </style:style>
    <style:style style:name="Table6.Cell23" style:family="table-cell">
      <style:table-cell-properties fo:background-color="#FFFFFF" style:vertical-align="middle"/>
    </style:style>
    <style:style style:name="Table6.Cell24" style:family="table-cell">
      <style:table-cell-properties fo:background-color="#FFFFFF" style:vertical-align="middle"/>
    </style:style>
    <style:style style:name="Table6.Cell25" style:family="table-cell">
      <style:table-cell-properties fo:background-color="#FFFFFF" style:vertical-align="top"/>
    </style:style>
    <style:style style:name="Table6.Cell26" style:family="table-cell">
      <style:table-cell-properties fo:background-color="#FFFFFF" style:vertical-align="middle"/>
    </style:style>
    <style:style style:name="Table6.Cell27" style:family="table-cell">
      <style:table-cell-properties fo:background-color="#FFFFFF" style:vertical-align="middle"/>
    </style:style>
    <style:style style:name="Table6.Cell28" style:family="table-cell">
      <style:table-cell-properties fo:background-color="#FFFFFF" style:vertical-align="top"/>
    </style:style>
    <style:style style:name="Table6.Cell29" style:family="table-cell">
      <style:table-cell-properties fo:background-color="#FFFFFF" style:vertical-align="middle"/>
    </style:style>
    <style:style style:name="Table6.Cell30" style:family="table-cell">
      <style:table-cell-properties fo:background-color="#FFFFFF" style:vertical-align="middle"/>
    </style:style>
    <style:style style:name="Table6.Cell31" style:family="table-cell">
      <style:table-cell-properties fo:background-color="#FFFFFF" style:vertical-align="top"/>
    </style:style>
    <style:style style:name="Table6.Cell32" style:family="table-cell">
      <style:table-cell-properties fo:background-color="#FFFFFF" style:vertical-align="middle"/>
    </style:style>
    <style:style style:name="Table6.Cell33" style:family="table-cell">
      <style:table-cell-properties fo:background-color="#FFFFFF" style:vertical-align="middle"/>
    </style:style>
    <style:style style:name="Table6.Cell34" style:family="table-cell">
      <style:table-cell-properties fo:background-color="#FFFFFF" style:vertical-align="top"/>
    </style:style>
    <style:style style:name="Table6.Cell35" style:family="table-cell">
      <style:table-cell-properties fo:background-color="#FFFFFF" style:vertical-align="middle"/>
    </style:style>
    <style:style style:name="Table6.Cell36" style:family="table-cell">
      <style:table-cell-properties fo:background-color="#FFFFFF" style:vertical-align="middle"/>
    </style:style>
    <style:style style:name="Table6.Cell37" style:family="table-cell">
      <style:table-cell-properties fo:background-color="#FFFFFF" style:vertical-align="top"/>
    </style:style>
    <style:style style:name="Table6.Cell38" style:family="table-cell">
      <style:table-cell-properties fo:background-color="#FFFFFF" style:vertical-align="middle"/>
    </style:style>
    <style:style style:name="Table6.Cell39" style:family="table-cell">
      <style:table-cell-properties fo:background-color="#FFFFFF" style:vertical-align="middle"/>
    </style:style>
    <style:style style:name="Table6.Cell40" style:family="table-cell">
      <style:table-cell-properties fo:background-color="#FFFFFF" style:vertical-align="top"/>
    </style:style>
    <style:style style:name="Table6.Cell41" style:family="table-cell">
      <style:table-cell-properties fo:background-color="#FFFFFF" style:vertical-align="middle"/>
    </style:style>
    <style:style style:name="Table6.Cell42" style:family="table-cell">
      <style:table-cell-properties fo:background-color="#FFFFFF" style:vertical-align="middle"/>
    </style:style>
    <style:style style:name="Table6.Cell43" style:family="table-cell">
      <style:table-cell-properties fo:background-color="#FFFFFF" style:vertical-align="top"/>
    </style:style>
    <style:style style:name="Table6.Cell44" style:family="table-cell">
      <style:table-cell-properties fo:background-color="#FFFFFF" style:vertical-align="middle"/>
    </style:style>
    <style:style style:name="Table6.Cell45" style:family="table-cell">
      <style:table-cell-properties fo:background-color="#FFFFFF" style:vertical-align="middle"/>
    </style:style>
    <style:style style:name="Table6.Cell46" style:family="table-cell">
      <style:table-cell-properties fo:background-color="#FFFFFF" style:vertical-align="top"/>
    </style:style>
    <style:style style:name="Table6.Cell47" style:family="table-cell">
      <style:table-cell-properties fo:background-color="#FFFFFF" style:vertical-align="middle"/>
    </style:style>
    <style:style style:name="Table6.Cell48" style:family="table-cell">
      <style:table-cell-properties fo:background-color="#FFFFFF" style:vertical-align="middle"/>
    </style:style>
    <style:style style:name="Table6.Cell49" style:family="table-cell">
      <style:table-cell-properties fo:background-color="#FFFFFF" style:vertical-align="top"/>
    </style:style>
    <style:style style:name="Table6.Cell50" style:family="table-cell">
      <style:table-cell-properties fo:background-color="#FFFFFF" style:vertical-align="middle"/>
    </style:style>
    <style:style style:name="Table6.Cell51" style:family="table-cell">
      <style:table-cell-properties fo:background-color="#FFFFFF" style:vertical-align="middle"/>
    </style:style>
    <style:style style:name="Table6.Cell52" style:family="table-cell">
      <style:table-cell-properties fo:background-color="#FFFFFF" style:vertical-align="top"/>
    </style:style>
    <style:style style:name="Table6.Cell53" style:family="table-cell">
      <style:table-cell-properties fo:background-color="#FFFFFF" style:vertical-align="middle"/>
    </style:style>
    <style:style style:name="Table6.Cell54" style:family="table-cell">
      <style:table-cell-properties fo:background-color="#FFFFFF" style:vertical-align="middle"/>
    </style:style>
    <style:style style:name="Table6.Cell55" style:family="table-cell">
      <style:table-cell-properties fo:background-color="#FFFFFF" style:vertical-align="top"/>
    </style:style>
    <style:style style:name="Table6.Cell56" style:family="table-cell">
      <style:table-cell-properties fo:background-color="#FFFFFF" style:vertical-align="top"/>
    </style:style>
    <style:style style:name="Table6.Cell57" style:family="table-cell">
      <style:table-cell-properties fo:background-color="#FFFFFF" style:vertical-align="top"/>
    </style:style>
    <style:style style:name="Table6.Cell58" style:family="table-cell">
      <style:table-cell-properties fo:background-color="#FFFFFF"/>
    </style:style>
    <style:style style:name="Table6.Cell59" style:family="table-cell">
      <style:table-cell-properties fo:background-color="#FFFFFF"/>
    </style:style>
    <style:style style:name="Table6.Cell60" style:family="table-cell">
      <style:table-cell-properties fo:background-color="#FFFFFF"/>
    </style:style>
    <style:style style:name="Table6.Cell61" style:family="table-cell">
      <style:table-cell-properties fo:background-color="#FFFFFF" style:vertical-align="top"/>
    </style:style>
    <style:style style:name="Table6.Cell62" style:family="table-cell">
      <style:table-cell-properties fo:background-color="#FFFFFF" style:vertical-align="middle"/>
    </style:style>
    <style:style style:name="Table6.Cell63" style:family="table-cell">
      <style:table-cell-properties fo:background-color="#FFFFFF" style:vertical-align="middle"/>
    </style:style>
    <style:style style:name="Table6.Cell64" style:family="table-cell">
      <style:table-cell-properties fo:background-color="#FFFFFF" style:vertical-align="top"/>
    </style:style>
    <style:style style:name="Table6.Cell65" style:family="table-cell">
      <style:table-cell-properties fo:background-color="#FFFFFF"/>
    </style:style>
    <style:style style:name="Table6.Cell66" style:family="table-cell">
      <style:table-cell-properties fo:background-color="#FFFFFF"/>
    </style:style>
    <style:style style:name="Table7" style:family="table">
      <style:table-properties style:writing-mode="lr-tb" style:width="16.036cm" table:align="center"/>
    </style:style>
    <style:style style:name="Table7.C1" style:family="table-column">
      <style:table-column-properties style:column-width="4.987cm"/>
    </style:style>
    <style:style style:name="Table7.C2" style:family="table-column">
      <style:table-column-properties style:column-width="1.092cm"/>
    </style:style>
    <style:style style:name="Table7.C3" style:family="table-column">
      <style:table-column-properties style:column-width="5.817cm"/>
    </style:style>
    <style:style style:name="Table7.C4" style:family="table-column">
      <style:table-column-properties style:column-width="4.140cm"/>
    </style:style>
    <style:style style:name="Table7.R1" style:family="table-row">
      <style:table-row-properties style:row-height="3.066cm"/>
    </style:style>
    <style:style style:name="Table7.R2" style:family="table-row">
      <style:table-row-properties style:row-height="6.629cm"/>
    </style:style>
    <style:style style:name="Table7.R3" style:family="table-row">
      <style:table-row-properties style:row-height="0.711cm"/>
    </style:style>
    <style:style style:name="Table7.Cell1" style:family="table-cell">
      <style:table-cell-properties fo:background-color="#FFFFFF" style:vertical-align="top"/>
    </style:style>
    <style:style style:name="Table7.Cell2" style:family="table-cell">
      <style:table-cell-properties fo:background-color="#FFFFFF" style:vertical-align="top"/>
    </style:style>
    <style:style style:name="Table7.Cell3" style:family="table-cell">
      <style:table-cell-properties fo:background-color="#FFFFFF" style:vertical-align="top"/>
    </style:style>
    <style:style style:name="Table7.Cell4" style:family="table-cell">
      <style:table-cell-properties fo:background-color="#FFFFFF" style:vertical-align="top"/>
    </style:style>
    <style:style style:name="Table7.Cell5" style:family="table-cell">
      <style:table-cell-properties fo:background-color="#FFFFFF" style:vertical-align="top"/>
    </style:style>
    <style:style style:name="Table7.Cell6" style:family="table-cell">
      <style:table-cell-properties fo:background-color="#FFFFFF" style:vertical-align="middle"/>
    </style:style>
    <style:style style:name="Table7.Cell7" style:family="table-cell">
      <style:table-cell-properties fo:background-color="#FFFFFF" style:vertical-align="middle"/>
    </style:style>
    <style:style style:name="Table7.Cell8" style:family="table-cell">
      <style:table-cell-properties fo:background-color="#FFFFFF" style:vertical-align="middle"/>
    </style:style>
    <style:style style:name="Table7.Cell9" style:family="table-cell">
      <style:table-cell-properties fo:background-color="#FFFFFF" style:vertical-align="top"/>
    </style:style>
    <style:style style:name="Table7.Cell10" style:family="table-cell">
      <style:table-cell-properties fo:background-color="#FFFFFF" style:vertical-align="top"/>
    </style:style>
    <style:style style:name="Table7.Cell11" style:family="table-cell">
      <style:table-cell-properties fo:background-color="#FFFFFF" style:vertical-align="top"/>
    </style:style>
    <style:style style:name="Table7.Cell12" style:family="table-cell">
      <style:table-cell-properties fo:background-color="#FFFFFF"/>
    </style:style>
    <style:style style:name="Table8" style:family="table">
      <style:table-properties style:writing-mode="lr-tb" style:width="10.626cm" table:align="center"/>
    </style:style>
    <style:style style:name="Table8.C1" style:family="table-column">
      <style:table-column-properties style:column-width="0.542cm"/>
    </style:style>
    <style:style style:name="Table8.C2" style:family="table-column">
      <style:table-column-properties style:column-width="7.400cm"/>
    </style:style>
    <style:style style:name="Table8.C3" style:family="table-column">
      <style:table-column-properties style:column-width="2.685cm"/>
    </style:style>
    <style:style style:name="Table8.R1" style:family="table-row">
      <style:table-row-properties style:row-height="0.796cm"/>
    </style:style>
    <style:style style:name="Table8.R2" style:family="table-row">
      <style:table-row-properties style:row-height="1.101cm"/>
    </style:style>
    <style:style style:name="Table8.R3" style:family="table-row">
      <style:table-row-properties style:row-height="1.092cm"/>
    </style:style>
    <style:style style:name="Table8.R4" style:family="table-row">
      <style:table-row-properties style:row-height="1.109cm"/>
    </style:style>
    <style:style style:name="Table8.R5" style:family="table-row">
      <style:table-row-properties style:row-height="0.804cm"/>
    </style:style>
    <style:style style:name="Table8.Cell1" style:family="table-cell">
      <style:table-cell-properties fo:background-color="#FFFFFF" style:vertical-align="top"/>
    </style:style>
    <style:style style:name="Table8.Cell2" style:family="table-cell">
      <style:table-cell-properties fo:background-color="#FFFFFF" style:vertical-align="top"/>
    </style:style>
    <style:style style:name="Table8.Cell3" style:family="table-cell">
      <style:table-cell-properties fo:background-color="#FFFFFF" style:vertical-align="top"/>
    </style:style>
    <style:style style:name="Table8.Cell4" style:family="table-cell">
      <style:table-cell-properties fo:background-color="#FFFFFF" style:vertical-align="middle"/>
    </style:style>
    <style:style style:name="Table8.Cell5" style:family="table-cell">
      <style:table-cell-properties fo:background-color="#FFFFFF" style:vertical-align="middle"/>
    </style:style>
    <style:style style:name="Table8.Cell6" style:family="table-cell">
      <style:table-cell-properties fo:background-color="#FFFFFF" style:vertical-align="middle"/>
    </style:style>
    <style:style style:name="Table8.Cell7" style:family="table-cell">
      <style:table-cell-properties fo:background-color="#FFFFFF" style:vertical-align="middle"/>
    </style:style>
    <style:style style:name="Table8.Cell8" style:family="table-cell">
      <style:table-cell-properties fo:background-color="#FFFFFF" style:vertical-align="middle"/>
    </style:style>
    <style:style style:name="Table8.Cell9" style:family="table-cell">
      <style:table-cell-properties fo:background-color="#FFFFFF" style:vertical-align="middle"/>
    </style:style>
    <style:style style:name="Table8.Cell10" style:family="table-cell">
      <style:table-cell-properties fo:background-color="#FFFFFF" style:vertical-align="middle"/>
    </style:style>
    <style:style style:name="Table8.Cell11" style:family="table-cell">
      <style:table-cell-properties fo:background-color="#FFFFFF" style:vertical-align="middle"/>
    </style:style>
    <style:style style:name="Table8.Cell12" style:family="table-cell">
      <style:table-cell-properties fo:background-color="#FFFFFF" style:vertical-align="middle"/>
    </style:style>
    <style:style style:name="Table8.Cell13" style:family="table-cell">
      <style:table-cell-properties fo:background-color="#FFFFFF"/>
    </style:style>
    <style:style style:name="Table8.Cell14" style:family="table-cell">
      <style:table-cell-properties fo:background-color="#FFFFFF"/>
    </style:style>
    <style:style style:name="Table8.Cell15" style:family="table-cell">
      <style:table-cell-properties fo:background-color="#FFFFFF"/>
    </style:style>
    <style:style style:name="Table9" style:family="table">
      <style:table-properties style:writing-mode="lr-tb" style:width="16.036cm" table:align="center"/>
    </style:style>
    <style:style style:name="Table9.C1" style:family="table-column">
      <style:table-column-properties style:column-width="4.733cm"/>
    </style:style>
    <style:style style:name="Table9.C2" style:family="table-column">
      <style:table-column-properties style:column-width="1.228cm"/>
    </style:style>
    <style:style style:name="Table9.C3" style:family="table-column">
      <style:table-column-properties style:column-width="5.232cm"/>
    </style:style>
    <style:style style:name="Table9.C4" style:family="table-column">
      <style:table-column-properties style:column-width="4.844cm"/>
    </style:style>
    <style:style style:name="Table9.R1" style:family="table-row">
      <style:table-row-properties style:row-height="0.610cm"/>
    </style:style>
    <style:style style:name="Table9.R2" style:family="table-row">
      <style:table-row-properties style:row-height="0.744cm"/>
    </style:style>
    <style:style style:name="Table9.R3" style:family="table-row">
      <style:table-row-properties style:row-height="0.753cm"/>
    </style:style>
    <style:style style:name="Table9.R4" style:family="table-row">
      <style:table-row-properties style:row-height="0.914cm"/>
    </style:style>
    <style:style style:name="Table9.R5" style:family="table-row">
      <style:table-row-properties style:row-height="1.058cm"/>
    </style:style>
    <style:style style:name="Table9.R6" style:family="table-row">
      <style:table-row-properties style:row-height="1.101cm"/>
    </style:style>
    <style:style style:name="Table9.R7" style:family="table-row">
      <style:table-row-properties style:row-height="1.143cm"/>
    </style:style>
    <style:style style:name="Table9.R8" style:family="table-row">
      <style:table-row-properties style:row-height="1.101cm"/>
    </style:style>
    <style:style style:name="Table9.R9" style:family="table-row">
      <style:table-row-properties style:row-height="1.067cm"/>
    </style:style>
    <style:style style:name="Table9.R10" style:family="table-row">
      <style:table-row-properties style:row-height="1.134cm"/>
    </style:style>
    <style:style style:name="Table9.R11" style:family="table-row">
      <style:table-row-properties style:row-height="0.780cm"/>
    </style:style>
    <style:style style:name="Table9.Cell1" style:family="table-cell">
      <style:table-cell-properties fo:background-color="#FFFFFF" style:vertical-align="top"/>
    </style:style>
    <style:style style:name="Table9.Cell2" style:family="table-cell">
      <style:table-cell-properties fo:background-color="#FFFFFF" style:vertical-align="top"/>
    </style:style>
    <style:style style:name="Table9.Cell3" style:family="table-cell">
      <style:table-cell-properties fo:background-color="#FFFFFF" style:vertical-align="top"/>
    </style:style>
    <style:style style:name="Table9.Cell4" style:family="table-cell">
      <style:table-cell-properties fo:background-color="#FFFFFF" style:vertical-align="top"/>
    </style:style>
    <style:style style:name="Table9.Cell5" style:family="table-cell">
      <style:table-cell-properties fo:background-color="#FFFFFF" style:vertical-align="top"/>
    </style:style>
    <style:style style:name="Table9.Cell6" style:family="table-cell">
      <style:table-cell-properties fo:background-color="#FFFFFF" style:vertical-align="top"/>
    </style:style>
    <style:style style:name="Table9.Cell7" style:family="table-cell">
      <style:table-cell-properties fo:background-color="#FFFFFF" style:vertical-align="top"/>
    </style:style>
    <style:style style:name="Table9.Cell8" style:family="table-cell">
      <style:table-cell-properties fo:background-color="#FFFFFF" style:vertical-align="top"/>
    </style:style>
    <style:style style:name="Table9.Cell9" style:family="table-cell">
      <style:table-cell-properties fo:background-color="#FFFFFF"/>
    </style:style>
    <style:style style:name="Table9.Cell10" style:family="table-cell">
      <style:table-cell-properties fo:background-color="#FFFFFF" style:vertical-align="top"/>
    </style:style>
    <style:style style:name="Table9.Cell11" style:family="table-cell">
      <style:table-cell-properties fo:background-color="#FFFFFF" style:vertical-align="top"/>
    </style:style>
    <style:style style:name="Table9.Cell12" style:family="table-cell">
      <style:table-cell-properties fo:background-color="#FFFFFF" style:vertical-align="top"/>
    </style:style>
    <style:style style:name="Table9.Cell13" style:family="table-cell">
      <style:table-cell-properties fo:background-color="#FFFFFF" style:vertical-align="top"/>
    </style:style>
    <style:style style:name="Table9.Cell14" style:family="table-cell">
      <style:table-cell-properties fo:background-color="#FFFFFF" style:vertical-align="top"/>
    </style:style>
    <style:style style:name="Table9.Cell15" style:family="table-cell">
      <style:table-cell-properties fo:background-color="#FFFFFF" style:vertical-align="top"/>
    </style:style>
    <style:style style:name="Table9.Cell16" style:family="table-cell">
      <style:table-cell-properties fo:background-color="#FFFFFF" style:vertical-align="top"/>
    </style:style>
    <style:style style:name="Table9.Cell17" style:family="table-cell">
      <style:table-cell-properties fo:background-color="#FFFFFF" style:vertical-align="top"/>
    </style:style>
    <style:style style:name="Table9.Cell18" style:family="table-cell">
      <style:table-cell-properties fo:background-color="#FFFFFF" style:vertical-align="middle"/>
    </style:style>
    <style:style style:name="Table9.Cell19" style:family="table-cell">
      <style:table-cell-properties fo:background-color="#FFFFFF" style:vertical-align="middle"/>
    </style:style>
    <style:style style:name="Table9.Cell20" style:family="table-cell">
      <style:table-cell-properties fo:background-color="#FFFFFF" style:vertical-align="middle"/>
    </style:style>
    <style:style style:name="Table9.Cell21" style:family="table-cell">
      <style:table-cell-properties fo:background-color="#FFFFFF" style:vertical-align="top"/>
    </style:style>
    <style:style style:name="Table9.Cell22" style:family="table-cell">
      <style:table-cell-properties fo:background-color="#FFFFFF" style:vertical-align="middle"/>
    </style:style>
    <style:style style:name="Table9.Cell23" style:family="table-cell">
      <style:table-cell-properties fo:background-color="#FFFFFF" style:vertical-align="middle"/>
    </style:style>
    <style:style style:name="Table9.Cell24" style:family="table-cell">
      <style:table-cell-properties fo:background-color="#FFFFFF" style:vertical-align="middle"/>
    </style:style>
    <style:style style:name="Table9.Cell25" style:family="table-cell">
      <style:table-cell-properties fo:background-color="#FFFFFF" style:vertical-align="top"/>
    </style:style>
    <style:style style:name="Table9.Cell26" style:family="table-cell">
      <style:table-cell-properties fo:background-color="#FFFFFF" style:vertical-align="middle"/>
    </style:style>
    <style:style style:name="Table9.Cell27" style:family="table-cell">
      <style:table-cell-properties fo:background-color="#FFFFFF" style:vertical-align="middle"/>
    </style:style>
    <style:style style:name="Table9.Cell28" style:family="table-cell">
      <style:table-cell-properties fo:background-color="#FFFFFF" style:vertical-align="middle"/>
    </style:style>
    <style:style style:name="Table9.Cell29" style:family="table-cell">
      <style:table-cell-properties fo:background-color="#FFFFFF" style:vertical-align="top"/>
    </style:style>
    <style:style style:name="Table9.Cell30" style:family="table-cell">
      <style:table-cell-properties fo:background-color="#FFFFFF" style:vertical-align="middle"/>
    </style:style>
    <style:style style:name="Table9.Cell31" style:family="table-cell">
      <style:table-cell-properties fo:background-color="#FFFFFF" style:vertical-align="middle"/>
    </style:style>
    <style:style style:name="Table9.Cell32" style:family="table-cell">
      <style:table-cell-properties fo:background-color="#FFFFFF" style:vertical-align="middle"/>
    </style:style>
    <style:style style:name="Table9.Cell33" style:family="table-cell">
      <style:table-cell-properties fo:background-color="#FFFFFF" style:vertical-align="top"/>
    </style:style>
    <style:style style:name="Table9.Cell34" style:family="table-cell">
      <style:table-cell-properties fo:background-color="#FFFFFF" style:vertical-align="middle"/>
    </style:style>
    <style:style style:name="Table9.Cell35" style:family="table-cell">
      <style:table-cell-properties fo:background-color="#FFFFFF" style:vertical-align="middle"/>
    </style:style>
    <style:style style:name="Table9.Cell36" style:family="table-cell">
      <style:table-cell-properties fo:background-color="#FFFFFF" style:vertical-align="middle"/>
    </style:style>
    <style:style style:name="Table9.Cell37" style:family="table-cell">
      <style:table-cell-properties fo:background-color="#FFFFFF" style:vertical-align="top"/>
    </style:style>
    <style:style style:name="Table9.Cell38" style:family="table-cell">
      <style:table-cell-properties fo:background-color="#FFFFFF" style:vertical-align="middle"/>
    </style:style>
    <style:style style:name="Table9.Cell39" style:family="table-cell">
      <style:table-cell-properties fo:background-color="#FFFFFF" style:vertical-align="middle"/>
    </style:style>
    <style:style style:name="Table9.Cell40" style:family="table-cell">
      <style:table-cell-properties fo:background-color="#FFFFFF" style:vertical-align="middle"/>
    </style:style>
    <style:style style:name="Table9.Cell41" style:family="table-cell">
      <style:table-cell-properties fo:background-color="#FFFFFF" style:vertical-align="top"/>
    </style:style>
    <style:style style:name="Table9.Cell42" style:family="table-cell">
      <style:table-cell-properties fo:background-color="#FFFFFF" style:vertical-align="top"/>
    </style:style>
    <style:style style:name="Table9.Cell43" style:family="table-cell">
      <style:table-cell-properties fo:background-color="#FFFFFF" style:vertical-align="top"/>
    </style:style>
    <style:style style:name="Table9.Cell44" style:family="table-cell">
      <style:table-cell-properties fo:background-color="#FFFFFF"/>
    </style:style>
    <style:style style:name="Table10" style:family="table">
      <style:table-properties style:writing-mode="lr-tb" style:width="16.189cm" table:align="center"/>
    </style:style>
    <style:style style:name="Table10.C1" style:family="table-column">
      <style:table-column-properties style:column-width="4.877cm"/>
    </style:style>
    <style:style style:name="Table10.C2" style:family="table-column">
      <style:table-column-properties style:column-width="1.321cm"/>
    </style:style>
    <style:style style:name="Table10.C3" style:family="table-column">
      <style:table-column-properties style:column-width="5.521cm"/>
    </style:style>
    <style:style style:name="Table10.C4" style:family="table-column">
      <style:table-column-properties style:column-width="4.470cm"/>
    </style:style>
    <style:style style:name="Table10.R1" style:family="table-row">
      <style:table-row-properties style:row-height="0.617cm"/>
    </style:style>
    <style:style style:name="Table10.R2" style:family="table-row">
      <style:table-row-properties style:row-height="0.744cm"/>
    </style:style>
    <style:style style:name="Table10.R3" style:family="table-row">
      <style:table-row-properties style:row-height="0.744cm"/>
    </style:style>
    <style:style style:name="Table10.R4" style:family="table-row">
      <style:table-row-properties style:row-height="0.914cm"/>
    </style:style>
    <style:style style:name="Table10.R5" style:family="table-row">
      <style:table-row-properties style:row-height="0.889cm"/>
    </style:style>
    <style:style style:name="Table10.R6" style:family="table-row">
      <style:table-row-properties style:row-height="1.279cm"/>
    </style:style>
    <style:style style:name="Table10.R7" style:family="table-row">
      <style:table-row-properties style:row-height="1.118cm"/>
    </style:style>
    <style:style style:name="Table10.R8" style:family="table-row">
      <style:table-row-properties style:row-height="1.118cm"/>
    </style:style>
    <style:style style:name="Table10.R9" style:family="table-row">
      <style:table-row-properties style:row-height="1.092cm"/>
    </style:style>
    <style:style style:name="Table10.R10" style:family="table-row">
      <style:table-row-properties style:row-height="1.101cm"/>
    </style:style>
    <style:style style:name="Table10.R11" style:family="table-row">
      <style:table-row-properties style:row-height="1.067cm"/>
    </style:style>
    <style:style style:name="Table10.R12" style:family="table-row">
      <style:table-row-properties style:row-height="1.109cm"/>
    </style:style>
    <style:style style:name="Table10.R13" style:family="table-row">
      <style:table-row-properties style:row-height="1.134cm"/>
    </style:style>
    <style:style style:name="Table10.R14" style:family="table-row">
      <style:table-row-properties style:row-height="1.101cm"/>
    </style:style>
    <style:style style:name="Table10.R15" style:family="table-row">
      <style:table-row-properties style:row-height="1.101cm"/>
    </style:style>
    <style:style style:name="Table10.R16" style:family="table-row">
      <style:table-row-properties style:row-height="1.058cm"/>
    </style:style>
    <style:style style:name="Table10.R17" style:family="table-row">
      <style:table-row-properties style:row-height="1.143cm"/>
    </style:style>
    <style:style style:name="Table10.R18" style:family="table-row">
      <style:table-row-properties style:row-height="1.617cm"/>
    </style:style>
    <style:style style:name="Table10.R19" style:family="table-row">
      <style:table-row-properties style:row-height="1.642cm"/>
    </style:style>
    <style:style style:name="Table10.R20" style:family="table-row">
      <style:table-row-properties style:row-height="1.143cm"/>
    </style:style>
    <style:style style:name="Table10.R21" style:family="table-row">
      <style:table-row-properties style:row-height="1.092cm"/>
    </style:style>
    <style:style style:name="Table10.R22" style:family="table-row">
      <style:table-row-properties style:row-height="0.813cm"/>
    </style:style>
    <style:style style:name="Table10.Cell1" style:family="table-cell">
      <style:table-cell-properties fo:background-color="#FFFFFF" style:vertical-align="top"/>
    </style:style>
    <style:style style:name="Table10.Cell2" style:family="table-cell">
      <style:table-cell-properties fo:background-color="#FFFFFF" style:vertical-align="top"/>
    </style:style>
    <style:style style:name="Table10.Cell3" style:family="table-cell">
      <style:table-cell-properties fo:background-color="#FFFFFF" style:vertical-align="top"/>
    </style:style>
    <style:style style:name="Table10.Cell4" style:family="table-cell">
      <style:table-cell-properties fo:background-color="#FFFFFF" style:vertical-align="top"/>
    </style:style>
    <style:style style:name="Table10.Cell5" style:family="table-cell">
      <style:table-cell-properties fo:background-color="#FFFFFF" style:vertical-align="top"/>
    </style:style>
    <style:style style:name="Table10.Cell6" style:family="table-cell">
      <style:table-cell-properties fo:background-color="#FFFFFF" style:vertical-align="top"/>
    </style:style>
    <style:style style:name="Table10.Cell7" style:family="table-cell">
      <style:table-cell-properties fo:background-color="#FFFFFF" style:vertical-align="top"/>
    </style:style>
    <style:style style:name="Table10.Cell8" style:family="table-cell">
      <style:table-cell-properties fo:background-color="#FFFFFF" style:vertical-align="top"/>
    </style:style>
    <style:style style:name="Table10.Cell9" style:family="table-cell">
      <style:table-cell-properties fo:background-color="#FFFFFF"/>
    </style:style>
    <style:style style:name="Table10.Cell10" style:family="table-cell">
      <style:table-cell-properties fo:background-color="#FFFFFF" style:vertical-align="top"/>
    </style:style>
    <style:style style:name="Table10.Cell11" style:family="table-cell">
      <style:table-cell-properties fo:background-color="#FFFFFF" style:vertical-align="top"/>
    </style:style>
    <style:style style:name="Table10.Cell12" style:family="table-cell">
      <style:table-cell-properties fo:background-color="#FFFFFF" style:vertical-align="top"/>
    </style:style>
    <style:style style:name="Table10.Cell13" style:family="table-cell">
      <style:table-cell-properties fo:background-color="#FFFFFF" style:vertical-align="top"/>
    </style:style>
    <style:style style:name="Table10.Cell14" style:family="table-cell">
      <style:table-cell-properties fo:background-color="#FFFFFF" style:vertical-align="top"/>
    </style:style>
    <style:style style:name="Table10.Cell15" style:family="table-cell">
      <style:table-cell-properties fo:background-color="#FFFFFF" style:vertical-align="top"/>
    </style:style>
    <style:style style:name="Table10.Cell16" style:family="table-cell">
      <style:table-cell-properties fo:background-color="#FFFFFF" style:vertical-align="top"/>
    </style:style>
    <style:style style:name="Table10.Cell17" style:family="table-cell">
      <style:table-cell-properties fo:background-color="#FFFFFF" style:vertical-align="middle"/>
    </style:style>
    <style:style style:name="Table10.Cell18" style:family="table-cell">
      <style:table-cell-properties fo:background-color="#FFFFFF" style:vertical-align="middle"/>
    </style:style>
    <style:style style:name="Table10.Cell19" style:family="table-cell">
      <style:table-cell-properties fo:background-color="#FFFFFF" style:vertical-align="middle"/>
    </style:style>
    <style:style style:name="Table10.Cell20" style:family="table-cell">
      <style:table-cell-properties fo:background-color="#FFFFFF" style:vertical-align="middle"/>
    </style:style>
    <style:style style:name="Table10.Cell21" style:family="table-cell">
      <style:table-cell-properties fo:background-color="#FFFFFF" style:vertical-align="top"/>
    </style:style>
    <style:style style:name="Table10.Cell22" style:family="table-cell">
      <style:table-cell-properties fo:background-color="#FFFFFF" style:vertical-align="middle"/>
    </style:style>
    <style:style style:name="Table10.Cell23" style:family="table-cell">
      <style:table-cell-properties fo:background-color="#FFFFFF" style:vertical-align="middle"/>
    </style:style>
    <style:style style:name="Table10.Cell24" style:family="table-cell">
      <style:table-cell-properties fo:background-color="#FFFFFF" style:vertical-align="middle"/>
    </style:style>
    <style:style style:name="Table10.Cell25" style:family="table-cell">
      <style:table-cell-properties fo:background-color="#FFFFFF" style:vertical-align="top"/>
    </style:style>
    <style:style style:name="Table10.Cell26" style:family="table-cell">
      <style:table-cell-properties fo:background-color="#FFFFFF" style:vertical-align="middle"/>
    </style:style>
    <style:style style:name="Table10.Cell27" style:family="table-cell">
      <style:table-cell-properties fo:background-color="#FFFFFF" style:vertical-align="middle"/>
    </style:style>
    <style:style style:name="Table10.Cell28" style:family="table-cell">
      <style:table-cell-properties fo:background-color="#FFFFFF" style:vertical-align="middle"/>
    </style:style>
    <style:style style:name="Table10.Cell29" style:family="table-cell">
      <style:table-cell-properties fo:background-color="#FFFFFF" style:vertical-align="top"/>
    </style:style>
    <style:style style:name="Table10.Cell30" style:family="table-cell">
      <style:table-cell-properties fo:background-color="#FFFFFF" style:vertical-align="middle"/>
    </style:style>
    <style:style style:name="Table10.Cell31" style:family="table-cell">
      <style:table-cell-properties fo:background-color="#FFFFFF" style:vertical-align="middle"/>
    </style:style>
    <style:style style:name="Table10.Cell32" style:family="table-cell">
      <style:table-cell-properties fo:background-color="#FFFFFF" style:vertical-align="middle"/>
    </style:style>
    <style:style style:name="Table10.Cell33" style:family="table-cell">
      <style:table-cell-properties fo:background-color="#FFFFFF" style:vertical-align="top"/>
    </style:style>
    <style:style style:name="Table10.Cell34" style:family="table-cell">
      <style:table-cell-properties fo:background-color="#FFFFFF" style:vertical-align="middle"/>
    </style:style>
    <style:style style:name="Table10.Cell35" style:family="table-cell">
      <style:table-cell-properties fo:background-color="#FFFFFF" style:vertical-align="middle"/>
    </style:style>
    <style:style style:name="Table10.Cell36" style:family="table-cell">
      <style:table-cell-properties fo:background-color="#FFFFFF" style:vertical-align="middle"/>
    </style:style>
    <style:style style:name="Table10.Cell37" style:family="table-cell">
      <style:table-cell-properties fo:background-color="#FFFFFF" style:vertical-align="top"/>
    </style:style>
    <style:style style:name="Table10.Cell38" style:family="table-cell">
      <style:table-cell-properties fo:background-color="#FFFFFF" style:vertical-align="middle"/>
    </style:style>
    <style:style style:name="Table10.Cell39" style:family="table-cell">
      <style:table-cell-properties fo:background-color="#FFFFFF" style:vertical-align="middle"/>
    </style:style>
    <style:style style:name="Table10.Cell40" style:family="table-cell">
      <style:table-cell-properties fo:background-color="#FFFFFF" style:vertical-align="middle"/>
    </style:style>
    <style:style style:name="Table10.Cell41" style:family="table-cell">
      <style:table-cell-properties fo:background-color="#FFFFFF" style:vertical-align="top"/>
    </style:style>
    <style:style style:name="Table10.Cell42" style:family="table-cell">
      <style:table-cell-properties fo:background-color="#FFFFFF" style:vertical-align="middle"/>
    </style:style>
    <style:style style:name="Table10.Cell43" style:family="table-cell">
      <style:table-cell-properties fo:background-color="#FFFFFF" style:vertical-align="middle"/>
    </style:style>
    <style:style style:name="Table10.Cell44" style:family="table-cell">
      <style:table-cell-properties fo:background-color="#FFFFFF" style:vertical-align="middle"/>
    </style:style>
    <style:style style:name="Table10.Cell45" style:family="table-cell">
      <style:table-cell-properties fo:background-color="#FFFFFF" style:vertical-align="top"/>
    </style:style>
    <style:style style:name="Table10.Cell46" style:family="table-cell">
      <style:table-cell-properties fo:background-color="#FFFFFF" style:vertical-align="middle"/>
    </style:style>
    <style:style style:name="Table10.Cell47" style:family="table-cell">
      <style:table-cell-properties fo:background-color="#FFFFFF" style:vertical-align="middle"/>
    </style:style>
    <style:style style:name="Table10.Cell48" style:family="table-cell">
      <style:table-cell-properties fo:background-color="#FFFFFF" style:vertical-align="middle"/>
    </style:style>
    <style:style style:name="Table10.Cell49" style:family="table-cell">
      <style:table-cell-properties fo:background-color="#FFFFFF" style:vertical-align="top"/>
    </style:style>
    <style:style style:name="Table10.Cell50" style:family="table-cell">
      <style:table-cell-properties fo:background-color="#FFFFFF" style:vertical-align="middle"/>
    </style:style>
    <style:style style:name="Table10.Cell51" style:family="table-cell">
      <style:table-cell-properties fo:background-color="#FFFFFF" style:vertical-align="middle"/>
    </style:style>
    <style:style style:name="Table10.Cell52" style:family="table-cell">
      <style:table-cell-properties fo:background-color="#FFFFFF" style:vertical-align="middle"/>
    </style:style>
    <style:style style:name="Table10.Cell53" style:family="table-cell">
      <style:table-cell-properties fo:background-color="#FFFFFF" style:vertical-align="top"/>
    </style:style>
    <style:style style:name="Table10.Cell54" style:family="table-cell">
      <style:table-cell-properties fo:background-color="#FFFFFF" style:vertical-align="middle"/>
    </style:style>
    <style:style style:name="Table10.Cell55" style:family="table-cell">
      <style:table-cell-properties fo:background-color="#FFFFFF" style:vertical-align="middle"/>
    </style:style>
    <style:style style:name="Table10.Cell56" style:family="table-cell">
      <style:table-cell-properties fo:background-color="#FFFFFF" style:vertical-align="middle"/>
    </style:style>
    <style:style style:name="Table10.Cell57" style:family="table-cell">
      <style:table-cell-properties fo:background-color="#FFFFFF" style:vertical-align="top"/>
    </style:style>
    <style:style style:name="Table10.Cell58" style:family="table-cell">
      <style:table-cell-properties fo:background-color="#FFFFFF" style:vertical-align="middle"/>
    </style:style>
    <style:style style:name="Table10.Cell59" style:family="table-cell">
      <style:table-cell-properties fo:background-color="#FFFFFF" style:vertical-align="middle"/>
    </style:style>
    <style:style style:name="Table10.Cell60" style:family="table-cell">
      <style:table-cell-properties fo:background-color="#FFFFFF" style:vertical-align="middle"/>
    </style:style>
    <style:style style:name="Table10.Cell61" style:family="table-cell">
      <style:table-cell-properties fo:background-color="#FFFFFF" style:vertical-align="top"/>
    </style:style>
    <style:style style:name="Table10.Cell62" style:family="table-cell">
      <style:table-cell-properties fo:background-color="#FFFFFF" style:vertical-align="middle"/>
    </style:style>
    <style:style style:name="Table10.Cell63" style:family="table-cell">
      <style:table-cell-properties fo:background-color="#FFFFFF" style:vertical-align="middle"/>
    </style:style>
    <style:style style:name="Table10.Cell64" style:family="table-cell">
      <style:table-cell-properties fo:background-color="#FFFFFF" style:vertical-align="middle"/>
    </style:style>
    <style:style style:name="Table10.Cell65" style:family="table-cell">
      <style:table-cell-properties fo:background-color="#FFFFFF" style:vertical-align="top"/>
    </style:style>
    <style:style style:name="Table10.Cell66" style:family="table-cell">
      <style:table-cell-properties fo:background-color="#FFFFFF" style:vertical-align="middle"/>
    </style:style>
    <style:style style:name="Table10.Cell67" style:family="table-cell">
      <style:table-cell-properties fo:background-color="#FFFFFF" style:vertical-align="middle"/>
    </style:style>
    <style:style style:name="Table10.Cell68" style:family="table-cell">
      <style:table-cell-properties fo:background-color="#FFFFFF" style:vertical-align="middle"/>
    </style:style>
    <style:style style:name="Table10.Cell69" style:family="table-cell">
      <style:table-cell-properties fo:background-color="#FFFFFF" style:vertical-align="top"/>
    </style:style>
    <style:style style:name="Table10.Cell70" style:family="table-cell">
      <style:table-cell-properties fo:background-color="#FFFFFF" style:vertical-align="top"/>
    </style:style>
    <style:style style:name="Table10.Cell71" style:family="table-cell">
      <style:table-cell-properties fo:background-color="#FFFFFF" style:vertical-align="top"/>
    </style:style>
    <style:style style:name="Table10.Cell72" style:family="table-cell">
      <style:table-cell-properties fo:background-color="#FFFFFF" style:vertical-align="top"/>
    </style:style>
    <style:style style:name="Table10.Cell73" style:family="table-cell">
      <style:table-cell-properties fo:background-color="#FFFFFF"/>
    </style:style>
    <style:style style:name="Table10.Cell74" style:family="table-cell">
      <style:table-cell-properties fo:background-color="#FFFFFF"/>
    </style:style>
    <style:style style:name="Table10.Cell75" style:family="table-cell">
      <style:table-cell-properties fo:background-color="#FFFFFF"/>
    </style:style>
    <style:style style:name="Table10.Cell76" style:family="table-cell">
      <style:table-cell-properties fo:background-color="#FFFFFF"/>
    </style:style>
    <style:style style:name="Table10.Cell77" style:family="table-cell">
      <style:table-cell-properties fo:background-color="#FFFFFF" style:vertical-align="top"/>
    </style:style>
    <style:style style:name="Table10.Cell78" style:family="table-cell">
      <style:table-cell-properties fo:background-color="#FFFFFF" style:vertical-align="middle"/>
    </style:style>
    <style:style style:name="Table10.Cell79" style:family="table-cell">
      <style:table-cell-properties fo:background-color="#FFFFFF" style:vertical-align="middle"/>
    </style:style>
    <style:style style:name="Table10.Cell80" style:family="table-cell">
      <style:table-cell-properties fo:background-color="#FFFFFF" style:vertical-align="middle"/>
    </style:style>
    <style:style style:name="Table10.Cell81" style:family="table-cell">
      <style:table-cell-properties fo:background-color="#FFFFFF" style:vertical-align="top"/>
    </style:style>
    <style:style style:name="Table10.Cell82" style:family="table-cell">
      <style:table-cell-properties fo:background-color="#FFFFFF" style:vertical-align="middle"/>
    </style:style>
    <style:style style:name="Table10.Cell83" style:family="table-cell">
      <style:table-cell-properties fo:background-color="#FFFFFF" style:vertical-align="middle"/>
    </style:style>
    <style:style style:name="Table10.Cell84" style:family="table-cell">
      <style:table-cell-properties fo:background-color="#FFFFFF" style:vertical-align="middle"/>
    </style:style>
    <style:style style:name="Table10.Cell85" style:family="table-cell">
      <style:table-cell-properties fo:background-color="#FFFFFF" style:vertical-align="top"/>
    </style:style>
    <style:style style:name="Table10.Cell86" style:family="table-cell">
      <style:table-cell-properties fo:background-color="#FFFFFF"/>
    </style:style>
    <style:style style:name="Table10.Cell87" style:family="table-cell">
      <style:table-cell-properties fo:background-color="#FFFFFF"/>
    </style:style>
    <style:style style:name="Table10.Cell88" style:family="table-cell">
      <style:table-cell-properties fo:background-color="#FFFFFF"/>
    </style:style>
    <style:style style:name="Table11" style:family="table">
      <style:table-properties style:writing-mode="lr-tb" style:width="16.189cm" table:align="center"/>
    </style:style>
    <style:style style:name="Table11.C1" style:family="table-column">
      <style:table-column-properties style:column-width="4.877cm"/>
    </style:style>
    <style:style style:name="Table11.C2" style:family="table-column">
      <style:table-column-properties style:column-width="1.228cm"/>
    </style:style>
    <style:style style:name="Table11.C3" style:family="table-column">
      <style:table-column-properties style:column-width="5.232cm"/>
    </style:style>
    <style:style style:name="Table11.C4" style:family="table-column">
      <style:table-column-properties style:column-width="4.851cm"/>
    </style:style>
    <style:style style:name="Table11.R1" style:family="table-row">
      <style:table-row-properties style:row-height="0.610cm"/>
    </style:style>
    <style:style style:name="Table11.R2" style:family="table-row">
      <style:table-row-properties style:row-height="0.744cm"/>
    </style:style>
    <style:style style:name="Table11.R3" style:family="table-row">
      <style:table-row-properties style:row-height="0.753cm"/>
    </style:style>
    <style:style style:name="Table11.R4" style:family="table-row">
      <style:table-row-properties style:row-height="0.914cm"/>
    </style:style>
    <style:style style:name="Table11.R5" style:family="table-row">
      <style:table-row-properties style:row-height="1.101cm"/>
    </style:style>
    <style:style style:name="Table11.R6" style:family="table-row">
      <style:table-row-properties style:row-height="1.101cm"/>
    </style:style>
    <style:style style:name="Table11.R7" style:family="table-row">
      <style:table-row-properties style:row-height="1.109cm"/>
    </style:style>
    <style:style style:name="Table11.R8" style:family="table-row">
      <style:table-row-properties style:row-height="1.101cm"/>
    </style:style>
    <style:style style:name="Table11.R9" style:family="table-row">
      <style:table-row-properties style:row-height="1.101cm"/>
    </style:style>
    <style:style style:name="Table11.R10" style:family="table-row">
      <style:table-row-properties style:row-height="1.609cm"/>
    </style:style>
    <style:style style:name="Table11.R11" style:family="table-row">
      <style:table-row-properties style:row-height="1.669cm"/>
    </style:style>
    <style:style style:name="Table11.R12" style:family="table-row">
      <style:table-row-properties style:row-height="1.083cm"/>
    </style:style>
    <style:style style:name="Table11.R13" style:family="table-row">
      <style:table-row-properties style:row-height="1.101cm"/>
    </style:style>
    <style:style style:name="Table11.R14" style:family="table-row">
      <style:table-row-properties style:row-height="1.143cm"/>
    </style:style>
    <style:style style:name="Table11.R15" style:family="table-row">
      <style:table-row-properties style:row-height="1.083cm"/>
    </style:style>
    <style:style style:name="Table11.R16" style:family="table-row">
      <style:table-row-properties style:row-height="1.101cm"/>
    </style:style>
    <style:style style:name="Table11.R17" style:family="table-row">
      <style:table-row-properties style:row-height="1.076cm"/>
    </style:style>
    <style:style style:name="Table11.R18" style:family="table-row">
      <style:table-row-properties style:row-height="1.125cm"/>
    </style:style>
    <style:style style:name="Table11.R19" style:family="table-row">
      <style:table-row-properties style:row-height="1.626cm"/>
    </style:style>
    <style:style style:name="Table11.R20" style:family="table-row">
      <style:table-row-properties style:row-height="1.642cm"/>
    </style:style>
    <style:style style:name="Table11.R21" style:family="table-row">
      <style:table-row-properties style:row-height="1.143cm"/>
    </style:style>
    <style:style style:name="Table11.R22" style:family="table-row">
      <style:table-row-properties style:row-height="1.591cm"/>
    </style:style>
    <style:style style:name="Table11.R23" style:family="table-row">
      <style:table-row-properties style:row-height="1.194cm"/>
    </style:style>
    <style:style style:name="Table11.Cell1" style:family="table-cell">
      <style:table-cell-properties fo:background-color="#FFFFFF" style:vertical-align="top"/>
    </style:style>
    <style:style style:name="Table11.Cell2" style:family="table-cell">
      <style:table-cell-properties fo:background-color="#FFFFFF" style:vertical-align="top"/>
    </style:style>
    <style:style style:name="Table11.Cell3" style:family="table-cell">
      <style:table-cell-properties fo:background-color="#FFFFFF" style:vertical-align="top"/>
    </style:style>
    <style:style style:name="Table11.Cell4" style:family="table-cell">
      <style:table-cell-properties fo:background-color="#FFFFFF" style:vertical-align="top"/>
    </style:style>
    <style:style style:name="Table11.Cell5" style:family="table-cell">
      <style:table-cell-properties fo:background-color="#FFFFFF" style:vertical-align="top"/>
    </style:style>
    <style:style style:name="Table11.Cell6" style:family="table-cell">
      <style:table-cell-properties fo:background-color="#FFFFFF" style:vertical-align="top"/>
    </style:style>
    <style:style style:name="Table11.Cell7" style:family="table-cell">
      <style:table-cell-properties fo:background-color="#FFFFFF" style:vertical-align="top"/>
    </style:style>
    <style:style style:name="Table11.Cell8" style:family="table-cell">
      <style:table-cell-properties fo:background-color="#FFFFFF" style:vertical-align="top"/>
    </style:style>
    <style:style style:name="Table11.Cell9" style:family="table-cell">
      <style:table-cell-properties fo:background-color="#FFFFFF"/>
    </style:style>
    <style:style style:name="Table11.Cell10" style:family="table-cell">
      <style:table-cell-properties fo:background-color="#FFFFFF" style:vertical-align="top"/>
    </style:style>
    <style:style style:name="Table11.Cell11" style:family="table-cell">
      <style:table-cell-properties fo:background-color="#FFFFFF" style:vertical-align="top"/>
    </style:style>
    <style:style style:name="Table11.Cell12" style:family="table-cell">
      <style:table-cell-properties fo:background-color="#FFFFFF" style:vertical-align="top"/>
    </style:style>
    <style:style style:name="Table11.Cell13" style:family="table-cell">
      <style:table-cell-properties fo:background-color="#FFFFFF" style:vertical-align="top"/>
    </style:style>
    <style:style style:name="Table11.Cell14" style:family="table-cell">
      <style:table-cell-properties fo:background-color="#FFFFFF" style:vertical-align="top"/>
    </style:style>
    <style:style style:name="Table11.Cell15" style:family="table-cell">
      <style:table-cell-properties fo:background-color="#FFFFFF" style:vertical-align="top"/>
    </style:style>
    <style:style style:name="Table11.Cell16" style:family="table-cell">
      <style:table-cell-properties fo:background-color="#FFFFFF" style:vertical-align="top"/>
    </style:style>
    <style:style style:name="Table11.Cell17" style:family="table-cell">
      <style:table-cell-properties fo:background-color="#FFFFFF" style:vertical-align="top"/>
    </style:style>
    <style:style style:name="Table11.Cell18" style:family="table-cell">
      <style:table-cell-properties fo:background-color="#FFFFFF" style:vertical-align="middle"/>
    </style:style>
    <style:style style:name="Table11.Cell19" style:family="table-cell">
      <style:table-cell-properties fo:background-color="#FFFFFF" style:vertical-align="middle"/>
    </style:style>
    <style:style style:name="Table11.Cell20" style:family="table-cell">
      <style:table-cell-properties fo:background-color="#FFFFFF" style:vertical-align="middle"/>
    </style:style>
    <style:style style:name="Table11.Cell21" style:family="table-cell">
      <style:table-cell-properties fo:background-color="#FFFFFF" style:vertical-align="top"/>
    </style:style>
    <style:style style:name="Table11.Cell22" style:family="table-cell">
      <style:table-cell-properties fo:background-color="#FFFFFF" style:vertical-align="middle"/>
    </style:style>
    <style:style style:name="Table11.Cell23" style:family="table-cell">
      <style:table-cell-properties fo:background-color="#FFFFFF" style:vertical-align="middle"/>
    </style:style>
    <style:style style:name="Table11.Cell24" style:family="table-cell">
      <style:table-cell-properties fo:background-color="#FFFFFF" style:vertical-align="middle"/>
    </style:style>
    <style:style style:name="Table11.Cell25" style:family="table-cell">
      <style:table-cell-properties fo:background-color="#FFFFFF" style:vertical-align="top"/>
    </style:style>
    <style:style style:name="Table11.Cell26" style:family="table-cell">
      <style:table-cell-properties fo:background-color="#FFFFFF" style:vertical-align="middle"/>
    </style:style>
    <style:style style:name="Table11.Cell27" style:family="table-cell">
      <style:table-cell-properties fo:background-color="#FFFFFF" style:vertical-align="middle"/>
    </style:style>
    <style:style style:name="Table11.Cell28" style:family="table-cell">
      <style:table-cell-properties fo:background-color="#FFFFFF" style:vertical-align="middle"/>
    </style:style>
    <style:style style:name="Table11.Cell29" style:family="table-cell">
      <style:table-cell-properties fo:background-color="#FFFFFF" style:vertical-align="top"/>
    </style:style>
    <style:style style:name="Table11.Cell30" style:family="table-cell">
      <style:table-cell-properties fo:background-color="#FFFFFF" style:vertical-align="middle"/>
    </style:style>
    <style:style style:name="Table11.Cell31" style:family="table-cell">
      <style:table-cell-properties fo:background-color="#FFFFFF" style:vertical-align="middle"/>
    </style:style>
    <style:style style:name="Table11.Cell32" style:family="table-cell">
      <style:table-cell-properties fo:background-color="#FFFFFF" style:vertical-align="middle"/>
    </style:style>
    <style:style style:name="Table11.Cell33" style:family="table-cell">
      <style:table-cell-properties fo:background-color="#FFFFFF" style:vertical-align="top"/>
    </style:style>
    <style:style style:name="Table11.Cell34" style:family="table-cell">
      <style:table-cell-properties fo:background-color="#FFFFFF" style:vertical-align="middle"/>
    </style:style>
    <style:style style:name="Table11.Cell35" style:family="table-cell">
      <style:table-cell-properties fo:background-color="#FFFFFF" style:vertical-align="middle"/>
    </style:style>
    <style:style style:name="Table11.Cell36" style:family="table-cell">
      <style:table-cell-properties fo:background-color="#FFFFFF" style:vertical-align="middle"/>
    </style:style>
    <style:style style:name="Table11.Cell37" style:family="table-cell">
      <style:table-cell-properties fo:background-color="#FFFFFF" style:vertical-align="top"/>
    </style:style>
    <style:style style:name="Table11.Cell38" style:family="table-cell">
      <style:table-cell-properties fo:background-color="#FFFFFF" style:vertical-align="top"/>
    </style:style>
    <style:style style:name="Table11.Cell39" style:family="table-cell">
      <style:table-cell-properties fo:background-color="#FFFFFF" style:vertical-align="top"/>
    </style:style>
    <style:style style:name="Table11.Cell40" style:family="table-cell">
      <style:table-cell-properties fo:background-color="#FFFFFF" style:vertical-align="top"/>
    </style:style>
    <style:style style:name="Table11.Cell41" style:family="table-cell">
      <style:table-cell-properties fo:background-color="#FFFFFF"/>
    </style:style>
    <style:style style:name="Table11.Cell42" style:family="table-cell">
      <style:table-cell-properties fo:background-color="#FFFFFF"/>
    </style:style>
    <style:style style:name="Table11.Cell43" style:family="table-cell">
      <style:table-cell-properties fo:background-color="#FFFFFF"/>
    </style:style>
    <style:style style:name="Table11.Cell44" style:family="table-cell">
      <style:table-cell-properties fo:background-color="#FFFFFF"/>
    </style:style>
    <style:style style:name="Table11.Cell45" style:family="table-cell">
      <style:table-cell-properties fo:background-color="#FFFFFF" style:vertical-align="top"/>
    </style:style>
    <style:style style:name="Table11.Cell46" style:family="table-cell">
      <style:table-cell-properties fo:background-color="#FFFFFF" style:vertical-align="middle"/>
    </style:style>
    <style:style style:name="Table11.Cell47" style:family="table-cell">
      <style:table-cell-properties fo:background-color="#FFFFFF" style:vertical-align="middle"/>
    </style:style>
    <style:style style:name="Table11.Cell48" style:family="table-cell">
      <style:table-cell-properties fo:background-color="#FFFFFF" style:vertical-align="middle"/>
    </style:style>
    <style:style style:name="Table11.Cell49" style:family="table-cell">
      <style:table-cell-properties fo:background-color="#FFFFFF" style:vertical-align="top"/>
    </style:style>
    <style:style style:name="Table11.Cell50" style:family="table-cell">
      <style:table-cell-properties fo:background-color="#FFFFFF" style:vertical-align="middle"/>
    </style:style>
    <style:style style:name="Table11.Cell51" style:family="table-cell">
      <style:table-cell-properties fo:background-color="#FFFFFF" style:vertical-align="middle"/>
    </style:style>
    <style:style style:name="Table11.Cell52" style:family="table-cell">
      <style:table-cell-properties fo:background-color="#FFFFFF" style:vertical-align="middle"/>
    </style:style>
    <style:style style:name="Table11.Cell53" style:family="table-cell">
      <style:table-cell-properties fo:background-color="#FFFFFF" style:vertical-align="top"/>
    </style:style>
    <style:style style:name="Table11.Cell54" style:family="table-cell">
      <style:table-cell-properties fo:background-color="#FFFFFF" style:vertical-align="middle"/>
    </style:style>
    <style:style style:name="Table11.Cell55" style:family="table-cell">
      <style:table-cell-properties fo:background-color="#FFFFFF" style:vertical-align="middle"/>
    </style:style>
    <style:style style:name="Table11.Cell56" style:family="table-cell">
      <style:table-cell-properties fo:background-color="#FFFFFF" style:vertical-align="middle"/>
    </style:style>
    <style:style style:name="Table11.Cell57" style:family="table-cell">
      <style:table-cell-properties fo:background-color="#FFFFFF" style:vertical-align="top"/>
    </style:style>
    <style:style style:name="Table11.Cell58" style:family="table-cell">
      <style:table-cell-properties fo:background-color="#FFFFFF" style:vertical-align="middle"/>
    </style:style>
    <style:style style:name="Table11.Cell59" style:family="table-cell">
      <style:table-cell-properties fo:background-color="#FFFFFF" style:vertical-align="middle"/>
    </style:style>
    <style:style style:name="Table11.Cell60" style:family="table-cell">
      <style:table-cell-properties fo:background-color="#FFFFFF" style:vertical-align="middle"/>
    </style:style>
    <style:style style:name="Table11.Cell61" style:family="table-cell">
      <style:table-cell-properties fo:background-color="#FFFFFF" style:vertical-align="top"/>
    </style:style>
    <style:style style:name="Table11.Cell62" style:family="table-cell">
      <style:table-cell-properties fo:background-color="#FFFFFF" style:vertical-align="middle"/>
    </style:style>
    <style:style style:name="Table11.Cell63" style:family="table-cell">
      <style:table-cell-properties fo:background-color="#FFFFFF" style:vertical-align="middle"/>
    </style:style>
    <style:style style:name="Table11.Cell64" style:family="table-cell">
      <style:table-cell-properties fo:background-color="#FFFFFF" style:vertical-align="middle"/>
    </style:style>
    <style:style style:name="Table11.Cell65" style:family="table-cell">
      <style:table-cell-properties fo:background-color="#FFFFFF" style:vertical-align="top"/>
    </style:style>
    <style:style style:name="Table11.Cell66" style:family="table-cell">
      <style:table-cell-properties fo:background-color="#FFFFFF" style:vertical-align="middle"/>
    </style:style>
    <style:style style:name="Table11.Cell67" style:family="table-cell">
      <style:table-cell-properties fo:background-color="#FFFFFF" style:vertical-align="middle"/>
    </style:style>
    <style:style style:name="Table11.Cell68" style:family="table-cell">
      <style:table-cell-properties fo:background-color="#FFFFFF" style:vertical-align="middle"/>
    </style:style>
    <style:style style:name="Table11.Cell69" style:family="table-cell">
      <style:table-cell-properties fo:background-color="#FFFFFF" style:vertical-align="top"/>
    </style:style>
    <style:style style:name="Table11.Cell70" style:family="table-cell">
      <style:table-cell-properties fo:background-color="#FFFFFF" style:vertical-align="middle"/>
    </style:style>
    <style:style style:name="Table11.Cell71" style:family="table-cell">
      <style:table-cell-properties fo:background-color="#FFFFFF" style:vertical-align="middle"/>
    </style:style>
    <style:style style:name="Table11.Cell72" style:family="table-cell">
      <style:table-cell-properties fo:background-color="#FFFFFF" style:vertical-align="middle"/>
    </style:style>
    <style:style style:name="Table11.Cell73" style:family="table-cell">
      <style:table-cell-properties fo:background-color="#FFFFFF" style:vertical-align="top"/>
    </style:style>
    <style:style style:name="Table11.Cell74" style:family="table-cell">
      <style:table-cell-properties fo:background-color="#FFFFFF" style:vertical-align="top"/>
    </style:style>
    <style:style style:name="Table11.Cell75" style:family="table-cell">
      <style:table-cell-properties fo:background-color="#FFFFFF" style:vertical-align="top"/>
    </style:style>
    <style:style style:name="Table11.Cell76" style:family="table-cell">
      <style:table-cell-properties fo:background-color="#FFFFFF" style:vertical-align="top"/>
    </style:style>
    <style:style style:name="Table11.Cell77" style:family="table-cell">
      <style:table-cell-properties fo:background-color="#FFFFFF"/>
    </style:style>
    <style:style style:name="Table11.Cell78" style:family="table-cell">
      <style:table-cell-properties fo:background-color="#FFFFFF"/>
    </style:style>
    <style:style style:name="Table11.Cell79" style:family="table-cell">
      <style:table-cell-properties fo:background-color="#FFFFFF"/>
    </style:style>
    <style:style style:name="Table11.Cell80" style:family="table-cell">
      <style:table-cell-properties fo:background-color="#FFFFFF"/>
    </style:style>
    <style:style style:name="Table11.Cell81" style:family="table-cell">
      <style:table-cell-properties fo:background-color="#FFFFFF" style:vertical-align="top"/>
    </style:style>
    <style:style style:name="Table11.Cell82" style:family="table-cell">
      <style:table-cell-properties fo:background-color="#FFFFFF" style:vertical-align="middle"/>
    </style:style>
    <style:style style:name="Table11.Cell83" style:family="table-cell">
      <style:table-cell-properties fo:background-color="#FFFFFF" style:vertical-align="middle"/>
    </style:style>
    <style:style style:name="Table11.Cell84" style:family="table-cell">
      <style:table-cell-properties fo:background-color="#FFFFFF" style:vertical-align="middle"/>
    </style:style>
    <style:style style:name="Table11.Cell85" style:family="table-cell">
      <style:table-cell-properties fo:background-color="#FFFFFF" style:vertical-align="top"/>
    </style:style>
    <style:style style:name="Table11.Cell86" style:family="table-cell">
      <style:table-cell-properties fo:background-color="#FFFFFF" style:vertical-align="top"/>
    </style:style>
    <style:style style:name="Table11.Cell87" style:family="table-cell">
      <style:table-cell-properties fo:background-color="#FFFFFF" style:vertical-align="top"/>
    </style:style>
    <style:style style:name="Table11.Cell88" style:family="table-cell">
      <style:table-cell-properties fo:background-color="#FFFFFF" style:vertical-align="top"/>
    </style:style>
    <style:style style:name="Table11.Cell89" style:family="table-cell">
      <style:table-cell-properties fo:background-color="#FFFFFF" style:vertical-align="top"/>
    </style:style>
    <style:style style:name="Table11.Cell90" style:family="table-cell">
      <style:table-cell-properties fo:background-color="#FFFFFF" style:vertical-align="top"/>
    </style:style>
    <style:style style:name="Table11.Cell91" style:family="table-cell">
      <style:table-cell-properties fo:background-color="#FFFFFF"/>
    </style:style>
    <style:style style:name="Table11.Cell92" style:family="table-cell">
      <style:table-cell-properties fo:background-color="#FFFFFF" style:vertical-align="top"/>
    </style:style>
    <style:style style:name="Table12" style:family="table">
      <style:table-properties style:writing-mode="lr-tb" style:width="10.634cm" table:align="center"/>
    </style:style>
    <style:style style:name="Table12.C1" style:family="table-column">
      <style:table-column-properties style:column-width="0.644cm"/>
    </style:style>
    <style:style style:name="Table12.C2" style:family="table-column">
      <style:table-column-properties style:column-width="5.140cm"/>
    </style:style>
    <style:style style:name="Table12.C3" style:family="table-column">
      <style:table-column-properties style:column-width="4.851cm"/>
    </style:style>
    <style:style style:name="Table12.R1" style:family="table-row">
      <style:table-row-properties style:row-height="0.610cm"/>
    </style:style>
    <style:style style:name="Table12.R2" style:family="table-row">
      <style:table-row-properties style:row-height="1.109cm"/>
    </style:style>
    <style:style style:name="Table12.R3" style:family="table-row">
      <style:table-row-properties style:row-height="1.304cm"/>
    </style:style>
    <style:style style:name="Table12.R4" style:family="table-row">
      <style:table-row-properties style:row-height="1.092cm"/>
    </style:style>
    <style:style style:name="Table12.R5" style:family="table-row">
      <style:table-row-properties style:row-height="1.067cm"/>
    </style:style>
    <style:style style:name="Table12.R6" style:family="table-row">
      <style:table-row-properties style:row-height="1.143cm"/>
    </style:style>
    <style:style style:name="Table12.R7" style:family="table-row">
      <style:table-row-properties style:row-height="1.109cm"/>
    </style:style>
    <style:style style:name="Table12.R8" style:family="table-row">
      <style:table-row-properties style:row-height="1.092cm"/>
    </style:style>
    <style:style style:name="Table12.R9" style:family="table-row">
      <style:table-row-properties style:row-height="1.101cm"/>
    </style:style>
    <style:style style:name="Table12.R10" style:family="table-row">
      <style:table-row-properties style:row-height="1.067cm"/>
    </style:style>
    <style:style style:name="Table12.R11" style:family="table-row">
      <style:table-row-properties style:row-height="1.134cm"/>
    </style:style>
    <style:style style:name="Table12.R12" style:family="table-row">
      <style:table-row-properties style:row-height="1.058cm"/>
    </style:style>
    <style:style style:name="Table12.R13" style:family="table-row">
      <style:table-row-properties style:row-height="0.822cm"/>
    </style:style>
    <style:style style:name="Table12.Cell1" style:family="table-cell">
      <style:table-cell-properties fo:background-color="#FFFFFF" style:vertical-align="top"/>
    </style:style>
    <style:style style:name="Table12.Cell2" style:family="table-cell">
      <style:table-cell-properties fo:background-color="#FFFFFF" style:vertical-align="top"/>
    </style:style>
    <style:style style:name="Table12.Cell3" style:family="table-cell">
      <style:table-cell-properties fo:background-color="#FFFFFF" style:vertical-align="top"/>
    </style:style>
    <style:style style:name="Table12.Cell4" style:family="table-cell">
      <style:table-cell-properties fo:background-color="#FFFFFF" style:vertical-align="top"/>
    </style:style>
    <style:style style:name="Table12.Cell5" style:family="table-cell">
      <style:table-cell-properties fo:background-color="#FFFFFF" style:vertical-align="top"/>
    </style:style>
    <style:style style:name="Table12.Cell6" style:family="table-cell">
      <style:table-cell-properties fo:background-color="#FFFFFF" style:vertical-align="top"/>
    </style:style>
    <style:style style:name="Table12.Cell7" style:family="table-cell">
      <style:table-cell-properties fo:background-color="#FFFFFF" style:vertical-align="top"/>
    </style:style>
    <style:style style:name="Table12.Cell8" style:family="table-cell">
      <style:table-cell-properties fo:background-color="#FFFFFF" style:vertical-align="middle"/>
    </style:style>
    <style:style style:name="Table12.Cell9" style:family="table-cell">
      <style:table-cell-properties fo:background-color="#FFFFFF" style:vertical-align="middle"/>
    </style:style>
    <style:style style:name="Table12.Cell10" style:family="table-cell">
      <style:table-cell-properties fo:background-color="#FFFFFF" style:vertical-align="middle"/>
    </style:style>
    <style:style style:name="Table12.Cell11" style:family="table-cell">
      <style:table-cell-properties fo:background-color="#FFFFFF" style:vertical-align="middle"/>
    </style:style>
    <style:style style:name="Table12.Cell12" style:family="table-cell">
      <style:table-cell-properties fo:background-color="#FFFFFF" style:vertical-align="middle"/>
    </style:style>
    <style:style style:name="Table12.Cell13" style:family="table-cell">
      <style:table-cell-properties fo:background-color="#FFFFFF" style:vertical-align="middle"/>
    </style:style>
    <style:style style:name="Table12.Cell14" style:family="table-cell">
      <style:table-cell-properties fo:background-color="#FFFFFF" style:vertical-align="middle"/>
    </style:style>
    <style:style style:name="Table12.Cell15" style:family="table-cell">
      <style:table-cell-properties fo:background-color="#FFFFFF" style:vertical-align="middle"/>
    </style:style>
    <style:style style:name="Table12.Cell16" style:family="table-cell">
      <style:table-cell-properties fo:background-color="#FFFFFF" style:vertical-align="middle"/>
    </style:style>
    <style:style style:name="Table12.Cell17" style:family="table-cell">
      <style:table-cell-properties fo:background-color="#FFFFFF" style:vertical-align="middle"/>
    </style:style>
    <style:style style:name="Table12.Cell18" style:family="table-cell">
      <style:table-cell-properties fo:background-color="#FFFFFF" style:vertical-align="middle"/>
    </style:style>
    <style:style style:name="Table12.Cell19" style:family="table-cell">
      <style:table-cell-properties fo:background-color="#FFFFFF" style:vertical-align="middle"/>
    </style:style>
    <style:style style:name="Table12.Cell20" style:family="table-cell">
      <style:table-cell-properties fo:background-color="#FFFFFF" style:vertical-align="middle"/>
    </style:style>
    <style:style style:name="Table12.Cell21" style:family="table-cell">
      <style:table-cell-properties fo:background-color="#FFFFFF" style:vertical-align="middle"/>
    </style:style>
    <style:style style:name="Table12.Cell22" style:family="table-cell">
      <style:table-cell-properties fo:background-color="#FFFFFF" style:vertical-align="middle"/>
    </style:style>
    <style:style style:name="Table12.Cell23" style:family="table-cell">
      <style:table-cell-properties fo:background-color="#FFFFFF" style:vertical-align="middle"/>
    </style:style>
    <style:style style:name="Table12.Cell24" style:family="table-cell">
      <style:table-cell-properties fo:background-color="#FFFFFF" style:vertical-align="middle"/>
    </style:style>
    <style:style style:name="Table12.Cell25" style:family="table-cell">
      <style:table-cell-properties fo:background-color="#FFFFFF" style:vertical-align="middle"/>
    </style:style>
    <style:style style:name="Table12.Cell26" style:family="table-cell">
      <style:table-cell-properties fo:background-color="#FFFFFF" style:vertical-align="middle"/>
    </style:style>
    <style:style style:name="Table12.Cell27" style:family="table-cell">
      <style:table-cell-properties fo:background-color="#FFFFFF" style:vertical-align="middle"/>
    </style:style>
    <style:style style:name="Table12.Cell28" style:family="table-cell">
      <style:table-cell-properties fo:background-color="#FFFFFF" style:vertical-align="middle"/>
    </style:style>
    <style:style style:name="Table12.Cell29" style:family="table-cell">
      <style:table-cell-properties fo:background-color="#FFFFFF" style:vertical-align="middle"/>
    </style:style>
    <style:style style:name="Table12.Cell30" style:family="table-cell">
      <style:table-cell-properties fo:background-color="#FFFFFF" style:vertical-align="middle"/>
    </style:style>
    <style:style style:name="Table12.Cell31" style:family="table-cell">
      <style:table-cell-properties fo:background-color="#FFFFFF" style:vertical-align="middle"/>
    </style:style>
    <style:style style:name="Table12.Cell32" style:family="table-cell">
      <style:table-cell-properties fo:background-color="#FFFFFF" style:vertical-align="middle"/>
    </style:style>
    <style:style style:name="Table12.Cell33" style:family="table-cell">
      <style:table-cell-properties fo:background-color="#FFFFFF" style:vertical-align="middle"/>
    </style:style>
    <style:style style:name="Table12.Cell34" style:family="table-cell">
      <style:table-cell-properties fo:background-color="#FFFFFF" style:vertical-align="middle"/>
    </style:style>
    <style:style style:name="Table12.Cell35" style:family="table-cell">
      <style:table-cell-properties fo:background-color="#FFFFFF" style:vertical-align="middle"/>
    </style:style>
    <style:style style:name="Table12.Cell36" style:family="table-cell">
      <style:table-cell-properties fo:background-color="#FFFFFF" style:vertical-align="middle"/>
    </style:style>
    <style:style style:name="Table12.Cell37" style:family="table-cell">
      <style:table-cell-properties fo:background-color="#FFFFFF" style:vertical-align="top"/>
    </style:style>
    <style:style style:name="Table12.Cell38" style:family="table-cell">
      <style:table-cell-properties fo:background-color="#FFFFFF" style:vertical-align="top"/>
    </style:style>
    <style:style style:name="Table12.Cell39" style:family="table-cell">
      <style:table-cell-properties fo:background-color="#FFFFFF"/>
    </style:style>
    <style:style style:name="Table13" style:family="table">
      <style:table-properties style:writing-mode="lr-tb" style:width="16.189cm" table:align="center"/>
    </style:style>
    <style:style style:name="Table13.C1" style:family="table-column">
      <style:table-column-properties style:column-width="4.284cm"/>
    </style:style>
    <style:style style:name="Table13.C2" style:family="table-column">
      <style:table-column-properties style:column-width="1.744cm"/>
    </style:style>
    <style:style style:name="Table13.C3" style:family="table-column">
      <style:table-column-properties style:column-width="6.163cm"/>
    </style:style>
    <style:style style:name="Table13.C4" style:family="table-column">
      <style:table-column-properties style:column-width="3.997cm"/>
    </style:style>
    <style:style style:name="Table13.R1" style:family="table-row">
      <style:table-row-properties style:row-height="1.330cm"/>
    </style:style>
    <style:style style:name="Table13.R2" style:family="table-row">
      <style:table-row-properties style:row-height="3.395cm"/>
    </style:style>
    <style:style style:name="Table13.R3" style:family="table-row">
      <style:table-row-properties style:row-height="1.067cm"/>
    </style:style>
    <style:style style:name="Table13.R4" style:family="table-row">
      <style:table-row-properties style:row-height="1.101cm"/>
    </style:style>
    <style:style style:name="Table13.R5" style:family="table-row">
      <style:table-row-properties style:row-height="1.101cm"/>
    </style:style>
    <style:style style:name="Table13.R6" style:family="table-row">
      <style:table-row-properties style:row-height="1.125cm"/>
    </style:style>
    <style:style style:name="Table13.R7" style:family="table-row">
      <style:table-row-properties style:row-height="1.067cm"/>
    </style:style>
    <style:style style:name="Table13.R8" style:family="table-row">
      <style:table-row-properties style:row-height="1.143cm"/>
    </style:style>
    <style:style style:name="Table13.R9" style:family="table-row">
      <style:table-row-properties style:row-height="1.092cm"/>
    </style:style>
    <style:style style:name="Table13.R10" style:family="table-row">
      <style:table-row-properties style:row-height="1.118cm"/>
    </style:style>
    <style:style style:name="Table13.R11" style:family="table-row">
      <style:table-row-properties style:row-height="1.609cm"/>
    </style:style>
    <style:style style:name="Table13.R12" style:family="table-row">
      <style:table-row-properties style:row-height="1.669cm"/>
    </style:style>
    <style:style style:name="Table13.R13" style:family="table-row">
      <style:table-row-properties style:row-height="1.083cm"/>
    </style:style>
    <style:style style:name="Table13.R14" style:family="table-row">
      <style:table-row-properties style:row-height="1.118cm"/>
    </style:style>
    <style:style style:name="Table13.R15" style:family="table-row">
      <style:table-row-properties style:row-height="1.076cm"/>
    </style:style>
    <style:style style:name="Table13.R16" style:family="table-row">
      <style:table-row-properties style:row-height="1.109cm"/>
    </style:style>
    <style:style style:name="Table13.R17" style:family="table-row">
      <style:table-row-properties style:row-height="1.134cm"/>
    </style:style>
    <style:style style:name="Table13.R18" style:family="table-row">
      <style:table-row-properties style:row-height="1.092cm"/>
    </style:style>
    <style:style style:name="Table13.R19" style:family="table-row">
      <style:table-row-properties style:row-height="1.092cm"/>
    </style:style>
    <style:style style:name="Table13.R20" style:family="table-row">
      <style:table-row-properties style:row-height="1.279cm"/>
    </style:style>
    <style:style style:name="Table13.R21" style:family="table-row">
      <style:table-row-properties style:row-height="0.914cm"/>
    </style:style>
    <style:style style:name="Table13.Cell1" style:family="table-cell">
      <style:table-cell-properties fo:background-color="#FFFFFF" style:vertical-align="top"/>
    </style:style>
    <style:style style:name="Table13.Cell2" style:family="table-cell">
      <style:table-cell-properties fo:background-color="#FFFFFF" style:vertical-align="middle"/>
    </style:style>
    <style:style style:name="Table13.Cell3" style:family="table-cell">
      <style:table-cell-properties fo:background-color="#FFFFFF" style:vertical-align="top"/>
    </style:style>
    <style:style style:name="Table13.Cell4" style:family="table-cell">
      <style:table-cell-properties fo:background-color="#FFFFFF" style:vertical-align="middle"/>
    </style:style>
    <style:style style:name="Table13.Cell5" style:family="table-cell">
      <style:table-cell-properties fo:background-color="#FFFFFF" style:vertical-align="middle"/>
    </style:style>
    <style:style style:name="Table13.Cell6" style:family="table-cell">
      <style:table-cell-properties fo:background-color="#FFFFFF" style:vertical-align="middle"/>
    </style:style>
    <style:style style:name="Table13.Cell7" style:family="table-cell">
      <style:table-cell-properties fo:background-color="#FFFFFF" style:vertical-align="middle"/>
    </style:style>
    <style:style style:name="Table13.Cell8" style:family="table-cell">
      <style:table-cell-properties fo:background-color="#FFFFFF" style:vertical-align="middle"/>
    </style:style>
    <style:style style:name="Table13.Cell9" style:family="table-cell">
      <style:table-cell-properties fo:background-color="#FFFFFF" style:vertical-align="middle"/>
    </style:style>
    <style:style style:name="Table13.Cell10" style:family="table-cell">
      <style:table-cell-properties fo:background-color="#FFFFFF" style:vertical-align="top"/>
    </style:style>
    <style:style style:name="Table13.Cell11" style:family="table-cell">
      <style:table-cell-properties fo:background-color="#FFFFFF" style:vertical-align="middle"/>
    </style:style>
    <style:style style:name="Table13.Cell12" style:family="table-cell">
      <style:table-cell-properties fo:background-color="#FFFFFF" style:vertical-align="middle"/>
    </style:style>
    <style:style style:name="Table13.Cell13" style:family="table-cell">
      <style:table-cell-properties fo:background-color="#FFFFFF" style:vertical-align="middle"/>
    </style:style>
    <style:style style:name="Table13.Cell14" style:family="table-cell">
      <style:table-cell-properties fo:background-color="#FFFFFF" style:vertical-align="top"/>
    </style:style>
    <style:style style:name="Table13.Cell15" style:family="table-cell">
      <style:table-cell-properties fo:background-color="#FFFFFF" style:vertical-align="middle"/>
    </style:style>
    <style:style style:name="Table13.Cell16" style:family="table-cell">
      <style:table-cell-properties fo:background-color="#FFFFFF" style:vertical-align="middle"/>
    </style:style>
    <style:style style:name="Table13.Cell17" style:family="table-cell">
      <style:table-cell-properties fo:background-color="#FFFFFF" style:vertical-align="middle"/>
    </style:style>
    <style:style style:name="Table13.Cell18" style:family="table-cell">
      <style:table-cell-properties fo:background-color="#FFFFFF" style:vertical-align="top"/>
    </style:style>
    <style:style style:name="Table13.Cell19" style:family="table-cell">
      <style:table-cell-properties fo:background-color="#FFFFFF" style:vertical-align="middle"/>
    </style:style>
    <style:style style:name="Table13.Cell20" style:family="table-cell">
      <style:table-cell-properties fo:background-color="#FFFFFF" style:vertical-align="middle"/>
    </style:style>
    <style:style style:name="Table13.Cell21" style:family="table-cell">
      <style:table-cell-properties fo:background-color="#FFFFFF" style:vertical-align="middle"/>
    </style:style>
    <style:style style:name="Table13.Cell22" style:family="table-cell">
      <style:table-cell-properties fo:background-color="#FFFFFF" style:vertical-align="top"/>
    </style:style>
    <style:style style:name="Table13.Cell23" style:family="table-cell">
      <style:table-cell-properties fo:background-color="#FFFFFF" style:vertical-align="middle"/>
    </style:style>
    <style:style style:name="Table13.Cell24" style:family="table-cell">
      <style:table-cell-properties fo:background-color="#FFFFFF" style:vertical-align="middle"/>
    </style:style>
    <style:style style:name="Table13.Cell25" style:family="table-cell">
      <style:table-cell-properties fo:background-color="#FFFFFF" style:vertical-align="middle"/>
    </style:style>
    <style:style style:name="Table13.Cell26" style:family="table-cell">
      <style:table-cell-properties fo:background-color="#FFFFFF" style:vertical-align="top"/>
    </style:style>
    <style:style style:name="Table13.Cell27" style:family="table-cell">
      <style:table-cell-properties fo:background-color="#FFFFFF" style:vertical-align="middle"/>
    </style:style>
    <style:style style:name="Table13.Cell28" style:family="table-cell">
      <style:table-cell-properties fo:background-color="#FFFFFF" style:vertical-align="middle"/>
    </style:style>
    <style:style style:name="Table13.Cell29" style:family="table-cell">
      <style:table-cell-properties fo:background-color="#FFFFFF" style:vertical-align="middle"/>
    </style:style>
    <style:style style:name="Table13.Cell30" style:family="table-cell">
      <style:table-cell-properties fo:background-color="#FFFFFF" style:vertical-align="top"/>
    </style:style>
    <style:style style:name="Table13.Cell31" style:family="table-cell">
      <style:table-cell-properties fo:background-color="#FFFFFF" style:vertical-align="middle"/>
    </style:style>
    <style:style style:name="Table13.Cell32" style:family="table-cell">
      <style:table-cell-properties fo:background-color="#FFFFFF" style:vertical-align="middle"/>
    </style:style>
    <style:style style:name="Table13.Cell33" style:family="table-cell">
      <style:table-cell-properties fo:background-color="#FFFFFF" style:vertical-align="middle"/>
    </style:style>
    <style:style style:name="Table13.Cell34" style:family="table-cell">
      <style:table-cell-properties fo:background-color="#FFFFFF" style:vertical-align="top"/>
    </style:style>
    <style:style style:name="Table13.Cell35" style:family="table-cell">
      <style:table-cell-properties fo:background-color="#FFFFFF" style:vertical-align="middle"/>
    </style:style>
    <style:style style:name="Table13.Cell36" style:family="table-cell">
      <style:table-cell-properties fo:background-color="#FFFFFF" style:vertical-align="middle"/>
    </style:style>
    <style:style style:name="Table13.Cell37" style:family="table-cell">
      <style:table-cell-properties fo:background-color="#FFFFFF" style:vertical-align="middle"/>
    </style:style>
    <style:style style:name="Table13.Cell38" style:family="table-cell">
      <style:table-cell-properties fo:background-color="#FFFFFF" style:vertical-align="top"/>
    </style:style>
    <style:style style:name="Table13.Cell39" style:family="table-cell">
      <style:table-cell-properties fo:background-color="#FFFFFF" style:vertical-align="top"/>
    </style:style>
    <style:style style:name="Table13.Cell40" style:family="table-cell">
      <style:table-cell-properties fo:background-color="#FFFFFF" style:vertical-align="top"/>
    </style:style>
    <style:style style:name="Table13.Cell41" style:family="table-cell">
      <style:table-cell-properties fo:background-color="#FFFFFF" style:vertical-align="top"/>
    </style:style>
    <style:style style:name="Table13.Cell42" style:family="table-cell">
      <style:table-cell-properties fo:background-color="#FFFFFF"/>
    </style:style>
    <style:style style:name="Table13.Cell43" style:family="table-cell">
      <style:table-cell-properties fo:background-color="#FFFFFF"/>
    </style:style>
    <style:style style:name="Table13.Cell44" style:family="table-cell">
      <style:table-cell-properties fo:background-color="#FFFFFF"/>
    </style:style>
    <style:style style:name="Table13.Cell45" style:family="table-cell">
      <style:table-cell-properties fo:background-color="#FFFFFF"/>
    </style:style>
    <style:style style:name="Table13.Cell46" style:family="table-cell">
      <style:table-cell-properties fo:background-color="#FFFFFF" style:vertical-align="top"/>
    </style:style>
    <style:style style:name="Table13.Cell47" style:family="table-cell">
      <style:table-cell-properties fo:background-color="#FFFFFF" style:vertical-align="middle"/>
    </style:style>
    <style:style style:name="Table13.Cell48" style:family="table-cell">
      <style:table-cell-properties fo:background-color="#FFFFFF" style:vertical-align="middle"/>
    </style:style>
    <style:style style:name="Table13.Cell49" style:family="table-cell">
      <style:table-cell-properties fo:background-color="#FFFFFF" style:vertical-align="middle"/>
    </style:style>
    <style:style style:name="Table13.Cell50" style:family="table-cell">
      <style:table-cell-properties fo:background-color="#FFFFFF" style:vertical-align="top"/>
    </style:style>
    <style:style style:name="Table13.Cell51" style:family="table-cell">
      <style:table-cell-properties fo:background-color="#FFFFFF" style:vertical-align="middle"/>
    </style:style>
    <style:style style:name="Table13.Cell52" style:family="table-cell">
      <style:table-cell-properties fo:background-color="#FFFFFF" style:vertical-align="middle"/>
    </style:style>
    <style:style style:name="Table13.Cell53" style:family="table-cell">
      <style:table-cell-properties fo:background-color="#FFFFFF" style:vertical-align="middle"/>
    </style:style>
    <style:style style:name="Table13.Cell54" style:family="table-cell">
      <style:table-cell-properties fo:background-color="#FFFFFF" style:vertical-align="top"/>
    </style:style>
    <style:style style:name="Table13.Cell55" style:family="table-cell">
      <style:table-cell-properties fo:background-color="#FFFFFF" style:vertical-align="middle"/>
    </style:style>
    <style:style style:name="Table13.Cell56" style:family="table-cell">
      <style:table-cell-properties fo:background-color="#FFFFFF" style:vertical-align="middle"/>
    </style:style>
    <style:style style:name="Table13.Cell57" style:family="table-cell">
      <style:table-cell-properties fo:background-color="#FFFFFF" style:vertical-align="middle"/>
    </style:style>
    <style:style style:name="Table13.Cell58" style:family="table-cell">
      <style:table-cell-properties fo:background-color="#FFFFFF" style:vertical-align="top"/>
    </style:style>
    <style:style style:name="Table13.Cell59" style:family="table-cell">
      <style:table-cell-properties fo:background-color="#FFFFFF" style:vertical-align="middle"/>
    </style:style>
    <style:style style:name="Table13.Cell60" style:family="table-cell">
      <style:table-cell-properties fo:background-color="#FFFFFF" style:vertical-align="middle"/>
    </style:style>
    <style:style style:name="Table13.Cell61" style:family="table-cell">
      <style:table-cell-properties fo:background-color="#FFFFFF" style:vertical-align="middle"/>
    </style:style>
    <style:style style:name="Table13.Cell62" style:family="table-cell">
      <style:table-cell-properties fo:background-color="#FFFFFF" style:vertical-align="top"/>
    </style:style>
    <style:style style:name="Table13.Cell63" style:family="table-cell">
      <style:table-cell-properties fo:background-color="#FFFFFF" style:vertical-align="middle"/>
    </style:style>
    <style:style style:name="Table13.Cell64" style:family="table-cell">
      <style:table-cell-properties fo:background-color="#FFFFFF" style:vertical-align="middle"/>
    </style:style>
    <style:style style:name="Table13.Cell65" style:family="table-cell">
      <style:table-cell-properties fo:background-color="#FFFFFF" style:vertical-align="middle"/>
    </style:style>
    <style:style style:name="Table13.Cell66" style:family="table-cell">
      <style:table-cell-properties fo:background-color="#FFFFFF" style:vertical-align="top"/>
    </style:style>
    <style:style style:name="Table13.Cell67" style:family="table-cell">
      <style:table-cell-properties fo:background-color="#FFFFFF" style:vertical-align="middle"/>
    </style:style>
    <style:style style:name="Table13.Cell68" style:family="table-cell">
      <style:table-cell-properties fo:background-color="#FFFFFF" style:vertical-align="middle"/>
    </style:style>
    <style:style style:name="Table13.Cell69" style:family="table-cell">
      <style:table-cell-properties fo:background-color="#FFFFFF" style:vertical-align="middle"/>
    </style:style>
    <style:style style:name="Table13.Cell70" style:family="table-cell">
      <style:table-cell-properties fo:background-color="#FFFFFF" style:vertical-align="top"/>
    </style:style>
    <style:style style:name="Table13.Cell71" style:family="table-cell">
      <style:table-cell-properties fo:background-color="#FFFFFF" style:vertical-align="middle"/>
    </style:style>
    <style:style style:name="Table13.Cell72" style:family="table-cell">
      <style:table-cell-properties fo:background-color="#FFFFFF" style:vertical-align="middle"/>
    </style:style>
    <style:style style:name="Table13.Cell73" style:family="table-cell">
      <style:table-cell-properties fo:background-color="#FFFFFF" style:vertical-align="middle"/>
    </style:style>
    <style:style style:name="Table13.Cell74" style:family="table-cell">
      <style:table-cell-properties fo:background-color="#FFFFFF" style:vertical-align="top"/>
    </style:style>
    <style:style style:name="Table13.Cell75" style:family="table-cell">
      <style:table-cell-properties fo:background-color="#FFFFFF" style:vertical-align="middle"/>
    </style:style>
    <style:style style:name="Table13.Cell76" style:family="table-cell">
      <style:table-cell-properties fo:background-color="#FFFFFF" style:vertical-align="middle"/>
    </style:style>
    <style:style style:name="Table13.Cell77" style:family="table-cell">
      <style:table-cell-properties fo:background-color="#FFFFFF" style:vertical-align="middle"/>
    </style:style>
    <style:style style:name="Table13.Cell78" style:family="table-cell">
      <style:table-cell-properties fo:background-color="#FFFFFF" style:vertical-align="top"/>
    </style:style>
    <style:style style:name="Table13.Cell79" style:family="table-cell">
      <style:table-cell-properties fo:background-color="#FFFFFF" style:vertical-align="top"/>
    </style:style>
    <style:style style:name="Table13.Cell80" style:family="table-cell">
      <style:table-cell-properties fo:background-color="#FFFFFF"/>
    </style:style>
    <style:style style:name="Table13.Cell81" style:family="table-cell">
      <style:table-cell-properties fo:background-color="#FFFFFF" style:vertical-align="top"/>
    </style:style>
    <style:style style:name="Table14" style:family="table">
      <style:table-properties style:writing-mode="lr-tb" style:width="10.626cm" table:align="center"/>
    </style:style>
    <style:style style:name="Table14.C1" style:family="table-column">
      <style:table-column-properties style:column-width="0.644cm"/>
    </style:style>
    <style:style style:name="Table14.C2" style:family="table-column">
      <style:table-column-properties style:column-width="6.011cm"/>
    </style:style>
    <style:style style:name="Table14.C3" style:family="table-column">
      <style:table-column-properties style:column-width="3.971cm"/>
    </style:style>
    <style:style style:name="Table14.R1" style:family="table-row">
      <style:table-row-properties style:row-height="0.771cm"/>
    </style:style>
    <style:style style:name="Table14.R2" style:family="table-row">
      <style:table-row-properties style:row-height="1.083cm"/>
    </style:style>
    <style:style style:name="Table14.R3" style:family="table-row">
      <style:table-row-properties style:row-height="1.134cm"/>
    </style:style>
    <style:style style:name="Table14.R4" style:family="table-row">
      <style:table-row-properties style:row-height="1.092cm"/>
    </style:style>
    <style:style style:name="Table14.R5" style:family="table-row">
      <style:table-row-properties style:row-height="1.109cm"/>
    </style:style>
    <style:style style:name="Table14.R6" style:family="table-row">
      <style:table-row-properties style:row-height="1.101cm"/>
    </style:style>
    <style:style style:name="Table14.R7" style:family="table-row">
      <style:table-row-properties style:row-height="1.101cm"/>
    </style:style>
    <style:style style:name="Table14.R8" style:family="table-row">
      <style:table-row-properties style:row-height="1.067cm"/>
    </style:style>
    <style:style style:name="Table14.R9" style:family="table-row">
      <style:table-row-properties style:row-height="1.125cm"/>
    </style:style>
    <style:style style:name="Table14.R10" style:family="table-row">
      <style:table-row-properties style:row-height="0.771cm"/>
    </style:style>
    <style:style style:name="Table14.Cell1" style:family="table-cell">
      <style:table-cell-properties fo:background-color="#FFFFFF" style:vertical-align="middle"/>
    </style:style>
    <style:style style:name="Table14.Cell2" style:family="table-cell">
      <style:table-cell-properties fo:background-color="#FFFFFF" style:vertical-align="top"/>
    </style:style>
    <style:style style:name="Table14.Cell3" style:family="table-cell">
      <style:table-cell-properties fo:background-color="#FFFFFF" style:vertical-align="top"/>
    </style:style>
    <style:style style:name="Table14.Cell4" style:family="table-cell">
      <style:table-cell-properties fo:background-color="#FFFFFF" style:vertical-align="middle"/>
    </style:style>
    <style:style style:name="Table14.Cell5" style:family="table-cell">
      <style:table-cell-properties fo:background-color="#FFFFFF" style:vertical-align="middle"/>
    </style:style>
    <style:style style:name="Table14.Cell6" style:family="table-cell">
      <style:table-cell-properties fo:background-color="#FFFFFF" style:vertical-align="middle"/>
    </style:style>
    <style:style style:name="Table14.Cell7" style:family="table-cell">
      <style:table-cell-properties fo:background-color="#FFFFFF" style:vertical-align="middle"/>
    </style:style>
    <style:style style:name="Table14.Cell8" style:family="table-cell">
      <style:table-cell-properties fo:background-color="#FFFFFF" style:vertical-align="middle"/>
    </style:style>
    <style:style style:name="Table14.Cell9" style:family="table-cell">
      <style:table-cell-properties fo:background-color="#FFFFFF" style:vertical-align="middle"/>
    </style:style>
    <style:style style:name="Table14.Cell10" style:family="table-cell">
      <style:table-cell-properties fo:background-color="#FFFFFF" style:vertical-align="middle"/>
    </style:style>
    <style:style style:name="Table14.Cell11" style:family="table-cell">
      <style:table-cell-properties fo:background-color="#FFFFFF" style:vertical-align="middle"/>
    </style:style>
    <style:style style:name="Table14.Cell12" style:family="table-cell">
      <style:table-cell-properties fo:background-color="#FFFFFF" style:vertical-align="middle"/>
    </style:style>
    <style:style style:name="Table14.Cell13" style:family="table-cell">
      <style:table-cell-properties fo:background-color="#FFFFFF" style:vertical-align="middle"/>
    </style:style>
    <style:style style:name="Table14.Cell14" style:family="table-cell">
      <style:table-cell-properties fo:background-color="#FFFFFF" style:vertical-align="middle"/>
    </style:style>
    <style:style style:name="Table14.Cell15" style:family="table-cell">
      <style:table-cell-properties fo:background-color="#FFFFFF" style:vertical-align="middle"/>
    </style:style>
    <style:style style:name="Table14.Cell16" style:family="table-cell">
      <style:table-cell-properties fo:background-color="#FFFFFF" style:vertical-align="middle"/>
    </style:style>
    <style:style style:name="Table14.Cell17" style:family="table-cell">
      <style:table-cell-properties fo:background-color="#FFFFFF" style:vertical-align="middle"/>
    </style:style>
    <style:style style:name="Table14.Cell18" style:family="table-cell">
      <style:table-cell-properties fo:background-color="#FFFFFF" style:vertical-align="middle"/>
    </style:style>
    <style:style style:name="Table14.Cell19" style:family="table-cell">
      <style:table-cell-properties fo:background-color="#FFFFFF" style:vertical-align="middle"/>
    </style:style>
    <style:style style:name="Table14.Cell20" style:family="table-cell">
      <style:table-cell-properties fo:background-color="#FFFFFF" style:vertical-align="middle"/>
    </style:style>
    <style:style style:name="Table14.Cell21" style:family="table-cell">
      <style:table-cell-properties fo:background-color="#FFFFFF" style:vertical-align="middle"/>
    </style:style>
    <style:style style:name="Table14.Cell22" style:family="table-cell">
      <style:table-cell-properties fo:background-color="#FFFFFF" style:vertical-align="middle"/>
    </style:style>
    <style:style style:name="Table14.Cell23" style:family="table-cell">
      <style:table-cell-properties fo:background-color="#FFFFFF" style:vertical-align="middle"/>
    </style:style>
    <style:style style:name="Table14.Cell24" style:family="table-cell">
      <style:table-cell-properties fo:background-color="#FFFFFF" style:vertical-align="middle"/>
    </style:style>
    <style:style style:name="Table14.Cell25" style:family="table-cell">
      <style:table-cell-properties fo:background-color="#FFFFFF" style:vertical-align="middle"/>
    </style:style>
    <style:style style:name="Table14.Cell26" style:family="table-cell">
      <style:table-cell-properties fo:background-color="#FFFFFF" style:vertical-align="middle"/>
    </style:style>
    <style:style style:name="Table14.Cell27" style:family="table-cell">
      <style:table-cell-properties fo:background-color="#FFFFFF" style:vertical-align="middle"/>
    </style:style>
    <style:style style:name="Table14.Cell28" style:family="table-cell">
      <style:table-cell-properties fo:background-color="#FFFFFF"/>
    </style:style>
    <style:style style:name="Table14.Cell29" style:family="table-cell">
      <style:table-cell-properties fo:background-color="#FFFFFF"/>
    </style:style>
    <style:style style:name="Table14.Cell30" style:family="table-cell">
      <style:table-cell-properties fo:background-color="#FFFFFF"/>
    </style:style>
    <style:style style:name="Table15" style:family="table">
      <style:table-properties style:writing-mode="lr-tb" style:width="10.626cm" table:align="center"/>
    </style:style>
    <style:style style:name="Table15.C1" style:family="table-column">
      <style:table-column-properties style:column-width="0.533cm"/>
    </style:style>
    <style:style style:name="Table15.C2" style:family="table-column">
      <style:table-column-properties style:column-width="5.902cm"/>
    </style:style>
    <style:style style:name="Table15.C3" style:family="table-column">
      <style:table-column-properties style:column-width="4.191cm"/>
    </style:style>
    <style:style style:name="Table15.R1" style:family="table-row">
      <style:table-row-properties style:row-height="0.771cm"/>
    </style:style>
    <style:style style:name="Table15.R2" style:family="table-row">
      <style:table-row-properties style:row-height="1.076cm"/>
    </style:style>
    <style:style style:name="Table15.R3" style:family="table-row">
      <style:table-row-properties style:row-height="0.838cm"/>
    </style:style>
    <style:style style:name="Table15.Cell1" style:family="table-cell">
      <style:table-cell-properties fo:background-color="#FFFFFF" style:vertical-align="middle"/>
    </style:style>
    <style:style style:name="Table15.Cell2" style:family="table-cell">
      <style:table-cell-properties fo:background-color="#FFFFFF" style:vertical-align="top"/>
    </style:style>
    <style:style style:name="Table15.Cell3" style:family="table-cell">
      <style:table-cell-properties fo:background-color="#FFFFFF" style:vertical-align="top"/>
    </style:style>
    <style:style style:name="Table15.Cell4" style:family="table-cell">
      <style:table-cell-properties fo:background-color="#FFFFFF" style:vertical-align="middle"/>
    </style:style>
    <style:style style:name="Table15.Cell5" style:family="table-cell">
      <style:table-cell-properties fo:background-color="#FFFFFF" style:vertical-align="middle"/>
    </style:style>
    <style:style style:name="Table15.Cell6" style:family="table-cell">
      <style:table-cell-properties fo:background-color="#FFFFFF" style:vertical-align="middle"/>
    </style:style>
    <style:style style:name="Table15.Cell7" style:family="table-cell">
      <style:table-cell-properties fo:background-color="#FFFFFF"/>
    </style:style>
    <style:style style:name="Table15.Cell8" style:family="table-cell">
      <style:table-cell-properties fo:background-color="#FFFFFF"/>
    </style:style>
    <style:style style:name="Table15.Cell9" style:family="table-cell">
      <style:table-cell-properties fo:background-color="#FFFFFF"/>
    </style:style>
    <style:style style:name="Table16" style:family="table">
      <style:table-properties style:writing-mode="lr-tb" style:width="10.634cm" table:align="center"/>
    </style:style>
    <style:style style:name="Table16.C1" style:family="table-column">
      <style:table-column-properties style:column-width="0.626cm"/>
    </style:style>
    <style:style style:name="Table16.C2" style:family="table-column">
      <style:table-column-properties style:column-width="5.225cm"/>
    </style:style>
    <style:style style:name="Table16.C3" style:family="table-column">
      <style:table-column-properties style:column-width="4.784cm"/>
    </style:style>
    <style:style style:name="Table16.R1" style:family="table-row">
      <style:table-row-properties style:row-height="0.610cm"/>
    </style:style>
    <style:style style:name="Table16.R2" style:family="table-row">
      <style:table-row-properties style:row-height="1.109cm"/>
    </style:style>
    <style:style style:name="Table16.R3" style:family="table-row">
      <style:table-row-properties style:row-height="1.304cm"/>
    </style:style>
    <style:style style:name="Table16.R4" style:family="table-row">
      <style:table-row-properties style:row-height="1.067cm"/>
    </style:style>
    <style:style style:name="Table16.R5" style:family="table-row">
      <style:table-row-properties style:row-height="1.101cm"/>
    </style:style>
    <style:style style:name="Table16.R6" style:family="table-row">
      <style:table-row-properties style:row-height="1.125cm"/>
    </style:style>
    <style:style style:name="Table16.R7" style:family="table-row">
      <style:table-row-properties style:row-height="1.109cm"/>
    </style:style>
    <style:style style:name="Table16.R8" style:family="table-row">
      <style:table-row-properties style:row-height="1.101cm"/>
    </style:style>
    <style:style style:name="Table16.R9" style:family="table-row">
      <style:table-row-properties style:row-height="1.067cm"/>
    </style:style>
    <style:style style:name="Table16.R10" style:family="table-row">
      <style:table-row-properties style:row-height="1.651cm"/>
    </style:style>
    <style:style style:name="Table16.R11" style:family="table-row">
      <style:table-row-properties style:row-height="1.685cm"/>
    </style:style>
    <style:style style:name="Table16.R12" style:family="table-row">
      <style:table-row-properties style:row-height="1.101cm"/>
    </style:style>
    <style:style style:name="Table16.R13" style:family="table-row">
      <style:table-row-properties style:row-height="1.092cm"/>
    </style:style>
    <style:style style:name="Table16.R14" style:family="table-row">
      <style:table-row-properties style:row-height="1.101cm"/>
    </style:style>
    <style:style style:name="Table16.R15" style:family="table-row">
      <style:table-row-properties style:row-height="1.109cm"/>
    </style:style>
    <style:style style:name="Table16.R16" style:family="table-row">
      <style:table-row-properties style:row-height="1.083cm"/>
    </style:style>
    <style:style style:name="Table16.R17" style:family="table-row">
      <style:table-row-properties style:row-height="1.076cm"/>
    </style:style>
    <style:style style:name="Table16.R18" style:family="table-row">
      <style:table-row-properties style:row-height="1.143cm"/>
    </style:style>
    <style:style style:name="Table16.R19" style:family="table-row">
      <style:table-row-properties style:row-height="1.101cm"/>
    </style:style>
    <style:style style:name="Table16.R20" style:family="table-row">
      <style:table-row-properties style:row-height="1.101cm"/>
    </style:style>
    <style:style style:name="Table16.R21" style:family="table-row">
      <style:table-row-properties style:row-height="0.804cm"/>
    </style:style>
    <style:style style:name="Table16.Cell1" style:family="table-cell">
      <style:table-cell-properties fo:background-color="#FFFFFF" style:vertical-align="top"/>
    </style:style>
    <style:style style:name="Table16.Cell2" style:family="table-cell">
      <style:table-cell-properties fo:background-color="#FFFFFF" style:vertical-align="top"/>
    </style:style>
    <style:style style:name="Table16.Cell3" style:family="table-cell">
      <style:table-cell-properties fo:background-color="#FFFFFF" style:vertical-align="top"/>
    </style:style>
    <style:style style:name="Table16.Cell4" style:family="table-cell">
      <style:table-cell-properties fo:background-color="#FFFFFF" style:vertical-align="top"/>
    </style:style>
    <style:style style:name="Table16.Cell5" style:family="table-cell">
      <style:table-cell-properties fo:background-color="#FFFFFF" style:vertical-align="top"/>
    </style:style>
    <style:style style:name="Table16.Cell6" style:family="table-cell">
      <style:table-cell-properties fo:background-color="#FFFFFF" style:vertical-align="top"/>
    </style:style>
    <style:style style:name="Table16.Cell7" style:family="table-cell">
      <style:table-cell-properties fo:background-color="#FFFFFF" style:vertical-align="top"/>
    </style:style>
    <style:style style:name="Table16.Cell8" style:family="table-cell">
      <style:table-cell-properties fo:background-color="#FFFFFF" style:vertical-align="middle"/>
    </style:style>
    <style:style style:name="Table16.Cell9" style:family="table-cell">
      <style:table-cell-properties fo:background-color="#FFFFFF" style:vertical-align="middle"/>
    </style:style>
    <style:style style:name="Table16.Cell10" style:family="table-cell">
      <style:table-cell-properties fo:background-color="#FFFFFF" style:vertical-align="middle"/>
    </style:style>
    <style:style style:name="Table16.Cell11" style:family="table-cell">
      <style:table-cell-properties fo:background-color="#FFFFFF" style:vertical-align="middle"/>
    </style:style>
    <style:style style:name="Table16.Cell12" style:family="table-cell">
      <style:table-cell-properties fo:background-color="#FFFFFF" style:vertical-align="middle"/>
    </style:style>
    <style:style style:name="Table16.Cell13" style:family="table-cell">
      <style:table-cell-properties fo:background-color="#FFFFFF" style:vertical-align="middle"/>
    </style:style>
    <style:style style:name="Table16.Cell14" style:family="table-cell">
      <style:table-cell-properties fo:background-color="#FFFFFF" style:vertical-align="middle"/>
    </style:style>
    <style:style style:name="Table16.Cell15" style:family="table-cell">
      <style:table-cell-properties fo:background-color="#FFFFFF" style:vertical-align="middle"/>
    </style:style>
    <style:style style:name="Table16.Cell16" style:family="table-cell">
      <style:table-cell-properties fo:background-color="#FFFFFF" style:vertical-align="middle"/>
    </style:style>
    <style:style style:name="Table16.Cell17" style:family="table-cell">
      <style:table-cell-properties fo:background-color="#FFFFFF" style:vertical-align="middle"/>
    </style:style>
    <style:style style:name="Table16.Cell18" style:family="table-cell">
      <style:table-cell-properties fo:background-color="#FFFFFF" style:vertical-align="middle"/>
    </style:style>
    <style:style style:name="Table16.Cell19" style:family="table-cell">
      <style:table-cell-properties fo:background-color="#FFFFFF" style:vertical-align="middle"/>
    </style:style>
    <style:style style:name="Table16.Cell20" style:family="table-cell">
      <style:table-cell-properties fo:background-color="#FFFFFF" style:vertical-align="middle"/>
    </style:style>
    <style:style style:name="Table16.Cell21" style:family="table-cell">
      <style:table-cell-properties fo:background-color="#FFFFFF" style:vertical-align="middle"/>
    </style:style>
    <style:style style:name="Table16.Cell22" style:family="table-cell">
      <style:table-cell-properties fo:background-color="#FFFFFF" style:vertical-align="middle"/>
    </style:style>
    <style:style style:name="Table16.Cell23" style:family="table-cell">
      <style:table-cell-properties fo:background-color="#FFFFFF" style:vertical-align="middle"/>
    </style:style>
    <style:style style:name="Table16.Cell24" style:family="table-cell">
      <style:table-cell-properties fo:background-color="#FFFFFF" style:vertical-align="middle"/>
    </style:style>
    <style:style style:name="Table16.Cell25" style:family="table-cell">
      <style:table-cell-properties fo:background-color="#FFFFFF" style:vertical-align="middle"/>
    </style:style>
    <style:style style:name="Table16.Cell26" style:family="table-cell">
      <style:table-cell-properties fo:background-color="#FFFFFF" style:vertical-align="middle"/>
    </style:style>
    <style:style style:name="Table16.Cell27" style:family="table-cell">
      <style:table-cell-properties fo:background-color="#FFFFFF" style:vertical-align="middle"/>
    </style:style>
    <style:style style:name="Table16.Cell28" style:family="table-cell">
      <style:table-cell-properties fo:background-color="#FFFFFF" style:vertical-align="top"/>
    </style:style>
    <style:style style:name="Table16.Cell29" style:family="table-cell">
      <style:table-cell-properties fo:background-color="#FFFFFF" style:vertical-align="top"/>
    </style:style>
    <style:style style:name="Table16.Cell30" style:family="table-cell">
      <style:table-cell-properties fo:background-color="#FFFFFF" style:vertical-align="top"/>
    </style:style>
    <style:style style:name="Table16.Cell31" style:family="table-cell">
      <style:table-cell-properties fo:background-color="#FFFFFF"/>
    </style:style>
    <style:style style:name="Table16.Cell32" style:family="table-cell">
      <style:table-cell-properties fo:background-color="#FFFFFF"/>
    </style:style>
    <style:style style:name="Table16.Cell33" style:family="table-cell">
      <style:table-cell-properties fo:background-color="#FFFFFF"/>
    </style:style>
    <style:style style:name="Table16.Cell34" style:family="table-cell">
      <style:table-cell-properties fo:background-color="#FFFFFF" style:vertical-align="middle"/>
    </style:style>
    <style:style style:name="Table16.Cell35" style:family="table-cell">
      <style:table-cell-properties fo:background-color="#FFFFFF" style:vertical-align="middle"/>
    </style:style>
    <style:style style:name="Table16.Cell36" style:family="table-cell">
      <style:table-cell-properties fo:background-color="#FFFFFF" style:vertical-align="middle"/>
    </style:style>
    <style:style style:name="Table16.Cell37" style:family="table-cell">
      <style:table-cell-properties fo:background-color="#FFFFFF" style:vertical-align="middle"/>
    </style:style>
    <style:style style:name="Table16.Cell38" style:family="table-cell">
      <style:table-cell-properties fo:background-color="#FFFFFF" style:vertical-align="middle"/>
    </style:style>
    <style:style style:name="Table16.Cell39" style:family="table-cell">
      <style:table-cell-properties fo:background-color="#FFFFFF" style:vertical-align="middle"/>
    </style:style>
    <style:style style:name="Table16.Cell40" style:family="table-cell">
      <style:table-cell-properties fo:background-color="#FFFFFF" style:vertical-align="middle"/>
    </style:style>
    <style:style style:name="Table16.Cell41" style:family="table-cell">
      <style:table-cell-properties fo:background-color="#FFFFFF" style:vertical-align="middle"/>
    </style:style>
    <style:style style:name="Table16.Cell42" style:family="table-cell">
      <style:table-cell-properties fo:background-color="#FFFFFF" style:vertical-align="middle"/>
    </style:style>
    <style:style style:name="Table16.Cell43" style:family="table-cell">
      <style:table-cell-properties fo:background-color="#FFFFFF" style:vertical-align="middle"/>
    </style:style>
    <style:style style:name="Table16.Cell44" style:family="table-cell">
      <style:table-cell-properties fo:background-color="#FFFFFF" style:vertical-align="middle"/>
    </style:style>
    <style:style style:name="Table16.Cell45" style:family="table-cell">
      <style:table-cell-properties fo:background-color="#FFFFFF" style:vertical-align="middle"/>
    </style:style>
    <style:style style:name="Table16.Cell46" style:family="table-cell">
      <style:table-cell-properties fo:background-color="#FFFFFF" style:vertical-align="middle"/>
    </style:style>
    <style:style style:name="Table16.Cell47" style:family="table-cell">
      <style:table-cell-properties fo:background-color="#FFFFFF" style:vertical-align="middle"/>
    </style:style>
    <style:style style:name="Table16.Cell48" style:family="table-cell">
      <style:table-cell-properties fo:background-color="#FFFFFF" style:vertical-align="middle"/>
    </style:style>
    <style:style style:name="Table16.Cell49" style:family="table-cell">
      <style:table-cell-properties fo:background-color="#FFFFFF" style:vertical-align="middle"/>
    </style:style>
    <style:style style:name="Table16.Cell50" style:family="table-cell">
      <style:table-cell-properties fo:background-color="#FFFFFF" style:vertical-align="middle"/>
    </style:style>
    <style:style style:name="Table16.Cell51" style:family="table-cell">
      <style:table-cell-properties fo:background-color="#FFFFFF" style:vertical-align="middle"/>
    </style:style>
    <style:style style:name="Table16.Cell52" style:family="table-cell">
      <style:table-cell-properties fo:background-color="#FFFFFF" style:vertical-align="middle"/>
    </style:style>
    <style:style style:name="Table16.Cell53" style:family="table-cell">
      <style:table-cell-properties fo:background-color="#FFFFFF" style:vertical-align="middle"/>
    </style:style>
    <style:style style:name="Table16.Cell54" style:family="table-cell">
      <style:table-cell-properties fo:background-color="#FFFFFF" style:vertical-align="middle"/>
    </style:style>
    <style:style style:name="Table16.Cell55" style:family="table-cell">
      <style:table-cell-properties fo:background-color="#FFFFFF" style:vertical-align="middle"/>
    </style:style>
    <style:style style:name="Table16.Cell56" style:family="table-cell">
      <style:table-cell-properties fo:background-color="#FFFFFF" style:vertical-align="middle"/>
    </style:style>
    <style:style style:name="Table16.Cell57" style:family="table-cell">
      <style:table-cell-properties fo:background-color="#FFFFFF" style:vertical-align="middle"/>
    </style:style>
    <style:style style:name="Table16.Cell58" style:family="table-cell">
      <style:table-cell-properties fo:background-color="#FFFFFF" style:vertical-align="middle"/>
    </style:style>
    <style:style style:name="Table16.Cell59" style:family="table-cell">
      <style:table-cell-properties fo:background-color="#FFFFFF" style:vertical-align="middle"/>
    </style:style>
    <style:style style:name="Table16.Cell60" style:family="table-cell">
      <style:table-cell-properties fo:background-color="#FFFFFF" style:vertical-align="middle"/>
    </style:style>
    <style:style style:name="Table16.Cell61" style:family="table-cell">
      <style:table-cell-properties fo:background-color="#FFFFFF"/>
    </style:style>
    <style:style style:name="Table16.Cell62" style:family="table-cell">
      <style:table-cell-properties fo:background-color="#FFFFFF"/>
    </style:style>
    <style:style style:name="Table17" style:family="table">
      <style:table-properties style:writing-mode="lr-tb" style:width="16.002cm" table:align="center"/>
    </style:style>
    <style:style style:name="Table17.C1" style:family="table-column">
      <style:table-column-properties style:column-width="4.987cm"/>
    </style:style>
    <style:style style:name="Table17.C2" style:family="table-column">
      <style:table-column-properties style:column-width="1.161cm"/>
    </style:style>
    <style:style style:name="Table17.C3" style:family="table-column">
      <style:table-column-properties style:column-width="6.003cm"/>
    </style:style>
    <style:style style:name="Table17.C4" style:family="table-column">
      <style:table-column-properties style:column-width="3.852cm"/>
    </style:style>
    <style:style style:name="Table17.R1" style:family="table-row">
      <style:table-row-properties style:row-height="3.099cm"/>
    </style:style>
    <style:style style:name="Table17.R2" style:family="table-row">
      <style:table-row-properties style:row-height="2.903cm"/>
    </style:style>
    <style:style style:name="Table17.Cell1" style:family="table-cell">
      <style:table-cell-properties fo:background-color="#FFFFFF" style:vertical-align="top"/>
    </style:style>
    <style:style style:name="Table17.Cell2" style:family="table-cell">
      <style:table-cell-properties fo:background-color="#FFFFFF" style:vertical-align="top"/>
    </style:style>
    <style:style style:name="Table17.Cell3" style:family="table-cell">
      <style:table-cell-properties fo:background-color="#FFFFFF" style:vertical-align="top"/>
    </style:style>
    <style:style style:name="Table17.Cell4" style:family="table-cell">
      <style:table-cell-properties fo:background-color="#FFFFFF" style:vertical-align="top"/>
    </style:style>
    <style:style style:name="Table17.Cell5" style:family="table-cell">
      <style:table-cell-properties fo:background-color="#FFFFFF" style:vertical-align="top"/>
    </style:style>
    <style:style style:name="Table17.Cell6" style:family="table-cell">
      <style:table-cell-properties fo:background-color="#FFFFFF" style:vertical-align="top"/>
    </style:style>
    <style:style style:name="Table17.Cell7" style:family="table-cell">
      <style:table-cell-properties fo:background-color="#FFFFFF" style:vertical-align="top"/>
    </style:style>
    <style:style style:name="Table17.Cell8" style:family="table-cell">
      <style:table-cell-properties fo:background-color="#FFFFFF"/>
    </style:style>
    <style:style style:name="Table18" style:family="table">
      <style:table-properties style:writing-mode="lr-tb" style:width="10.634cm" table:align="center"/>
    </style:style>
    <style:style style:name="Table18.C1" style:family="table-column">
      <style:table-column-properties style:column-width="0.660cm"/>
    </style:style>
    <style:style style:name="Table18.C2" style:family="table-column">
      <style:table-column-properties style:column-width="6.410cm"/>
    </style:style>
    <style:style style:name="Table18.C3" style:family="table-column">
      <style:table-column-properties style:column-width="3.565cm"/>
    </style:style>
    <style:style style:name="Table18.R1" style:family="table-row">
      <style:table-row-properties style:row-height="0.744cm"/>
    </style:style>
    <style:style style:name="Table18.R2" style:family="table-row">
      <style:table-row-properties style:row-height="1.143cm"/>
    </style:style>
    <style:style style:name="Table18.R3" style:family="table-row">
      <style:table-row-properties style:row-height="1.058cm"/>
    </style:style>
    <style:style style:name="Table18.R4" style:family="table-row">
      <style:table-row-properties style:row-height="1.143cm"/>
    </style:style>
    <style:style style:name="Table18.R5" style:family="table-row">
      <style:table-row-properties style:row-height="1.058cm"/>
    </style:style>
    <style:style style:name="Table18.R6" style:family="table-row">
      <style:table-row-properties style:row-height="1.134cm"/>
    </style:style>
    <style:style style:name="Table18.R7" style:family="table-row">
      <style:table-row-properties style:row-height="1.067cm"/>
    </style:style>
    <style:style style:name="Table18.R8" style:family="table-row">
      <style:table-row-properties style:row-height="1.109cm"/>
    </style:style>
    <style:style style:name="Table18.R9" style:family="table-row">
      <style:table-row-properties style:row-height="1.134cm"/>
    </style:style>
    <style:style style:name="Table18.R10" style:family="table-row">
      <style:table-row-properties style:row-height="1.058cm"/>
    </style:style>
    <style:style style:name="Table18.R11" style:family="table-row">
      <style:table-row-properties style:row-height="1.109cm"/>
    </style:style>
    <style:style style:name="Table18.R12" style:family="table-row">
      <style:table-row-properties style:row-height="1.092cm"/>
    </style:style>
    <style:style style:name="Table18.R13" style:family="table-row">
      <style:table-row-properties style:row-height="1.134cm"/>
    </style:style>
    <style:style style:name="Table18.R14" style:family="table-row">
      <style:table-row-properties style:row-height="1.067cm"/>
    </style:style>
    <style:style style:name="Table18.R15" style:family="table-row">
      <style:table-row-properties style:row-height="1.143cm"/>
    </style:style>
    <style:style style:name="Table18.R16" style:family="table-row">
      <style:table-row-properties style:row-height="0.804cm"/>
    </style:style>
    <style:style style:name="Table18.Cell1" style:family="table-cell">
      <style:table-cell-properties fo:background-color="#FFFFFF" style:vertical-align="top"/>
    </style:style>
    <style:style style:name="Table18.Cell2" style:family="table-cell">
      <style:table-cell-properties fo:background-color="#FFFFFF" style:vertical-align="top"/>
    </style:style>
    <style:style style:name="Table18.Cell3" style:family="table-cell">
      <style:table-cell-properties fo:background-color="#FFFFFF" style:vertical-align="top"/>
    </style:style>
    <style:style style:name="Table18.Cell4" style:family="table-cell">
      <style:table-cell-properties fo:background-color="#FFFFFF" style:vertical-align="top"/>
    </style:style>
    <style:style style:name="Table18.Cell5" style:family="table-cell">
      <style:table-cell-properties fo:background-color="#FFFFFF" style:vertical-align="top"/>
    </style:style>
    <style:style style:name="Table18.Cell6" style:family="table-cell">
      <style:table-cell-properties fo:background-color="#FFFFFF" style:vertical-align="top"/>
    </style:style>
    <style:style style:name="Table18.Cell7" style:family="table-cell">
      <style:table-cell-properties fo:background-color="#FFFFFF" style:vertical-align="top"/>
    </style:style>
    <style:style style:name="Table18.Cell8" style:family="table-cell">
      <style:table-cell-properties fo:background-color="#FFFFFF" style:vertical-align="top"/>
    </style:style>
    <style:style style:name="Table18.Cell9" style:family="table-cell">
      <style:table-cell-properties fo:background-color="#FFFFFF" style:vertical-align="top"/>
    </style:style>
    <style:style style:name="Table18.Cell10" style:family="table-cell">
      <style:table-cell-properties fo:background-color="#FFFFFF" style:vertical-align="top"/>
    </style:style>
    <style:style style:name="Table18.Cell11" style:family="table-cell">
      <style:table-cell-properties fo:background-color="#FFFFFF" style:vertical-align="top"/>
    </style:style>
    <style:style style:name="Table18.Cell12" style:family="table-cell">
      <style:table-cell-properties fo:background-color="#FFFFFF" style:vertical-align="top"/>
    </style:style>
    <style:style style:name="Table18.Cell13" style:family="table-cell">
      <style:table-cell-properties fo:background-color="#FFFFFF" style:vertical-align="top"/>
    </style:style>
    <style:style style:name="Table18.Cell14" style:family="table-cell">
      <style:table-cell-properties fo:background-color="#FFFFFF" style:vertical-align="top"/>
    </style:style>
    <style:style style:name="Table18.Cell15" style:family="table-cell">
      <style:table-cell-properties fo:background-color="#FFFFFF" style:vertical-align="top"/>
    </style:style>
    <style:style style:name="Table18.Cell16" style:family="table-cell">
      <style:table-cell-properties fo:background-color="#FFFFFF" style:vertical-align="top"/>
    </style:style>
    <style:style style:name="Table18.Cell17" style:family="table-cell">
      <style:table-cell-properties fo:background-color="#FFFFFF" style:vertical-align="top"/>
    </style:style>
    <style:style style:name="Table18.Cell18" style:family="table-cell">
      <style:table-cell-properties fo:background-color="#FFFFFF" style:vertical-align="top"/>
    </style:style>
    <style:style style:name="Table18.Cell19" style:family="table-cell">
      <style:table-cell-properties fo:background-color="#FFFFFF" style:vertical-align="top"/>
    </style:style>
    <style:style style:name="Table18.Cell20" style:family="table-cell">
      <style:table-cell-properties fo:background-color="#FFFFFF" style:vertical-align="top"/>
    </style:style>
    <style:style style:name="Table18.Cell21" style:family="table-cell">
      <style:table-cell-properties fo:background-color="#FFFFFF" style:vertical-align="top"/>
    </style:style>
    <style:style style:name="Table18.Cell22" style:family="table-cell">
      <style:table-cell-properties fo:background-color="#FFFFFF" style:vertical-align="top"/>
    </style:style>
    <style:style style:name="Table18.Cell23" style:family="table-cell">
      <style:table-cell-properties fo:background-color="#FFFFFF" style:vertical-align="top"/>
    </style:style>
    <style:style style:name="Table18.Cell24" style:family="table-cell">
      <style:table-cell-properties fo:background-color="#FFFFFF" style:vertical-align="top"/>
    </style:style>
    <style:style style:name="Table18.Cell25" style:family="table-cell">
      <style:table-cell-properties fo:background-color="#FFFFFF" style:vertical-align="top"/>
    </style:style>
    <style:style style:name="Table18.Cell26" style:family="table-cell">
      <style:table-cell-properties fo:background-color="#FFFFFF" style:vertical-align="top"/>
    </style:style>
    <style:style style:name="Table18.Cell27" style:family="table-cell">
      <style:table-cell-properties fo:background-color="#FFFFFF" style:vertical-align="top"/>
    </style:style>
    <style:style style:name="Table18.Cell28" style:family="table-cell">
      <style:table-cell-properties fo:background-color="#FFFFFF" style:vertical-align="top"/>
    </style:style>
    <style:style style:name="Table18.Cell29" style:family="table-cell">
      <style:table-cell-properties fo:background-color="#FFFFFF" style:vertical-align="top"/>
    </style:style>
    <style:style style:name="Table18.Cell30" style:family="table-cell">
      <style:table-cell-properties fo:background-color="#FFFFFF" style:vertical-align="top"/>
    </style:style>
    <style:style style:name="Table18.Cell31" style:family="table-cell">
      <style:table-cell-properties fo:background-color="#FFFFFF" style:vertical-align="top"/>
    </style:style>
    <style:style style:name="Table18.Cell32" style:family="table-cell">
      <style:table-cell-properties fo:background-color="#FFFFFF" style:vertical-align="top"/>
    </style:style>
    <style:style style:name="Table18.Cell33" style:family="table-cell">
      <style:table-cell-properties fo:background-color="#FFFFFF" style:vertical-align="top"/>
    </style:style>
    <style:style style:name="Table18.Cell34" style:family="table-cell">
      <style:table-cell-properties fo:background-color="#FFFFFF" style:vertical-align="top"/>
    </style:style>
    <style:style style:name="Table18.Cell35" style:family="table-cell">
      <style:table-cell-properties fo:background-color="#FFFFFF" style:vertical-align="top"/>
    </style:style>
    <style:style style:name="Table18.Cell36" style:family="table-cell">
      <style:table-cell-properties fo:background-color="#FFFFFF" style:vertical-align="top"/>
    </style:style>
    <style:style style:name="Table18.Cell37" style:family="table-cell">
      <style:table-cell-properties fo:background-color="#FFFFFF" style:vertical-align="top"/>
    </style:style>
    <style:style style:name="Table18.Cell38" style:family="table-cell">
      <style:table-cell-properties fo:background-color="#FFFFFF" style:vertical-align="top"/>
    </style:style>
    <style:style style:name="Table18.Cell39" style:family="table-cell">
      <style:table-cell-properties fo:background-color="#FFFFFF" style:vertical-align="top"/>
    </style:style>
    <style:style style:name="Table18.Cell40" style:family="table-cell">
      <style:table-cell-properties fo:background-color="#FFFFFF" style:vertical-align="top"/>
    </style:style>
    <style:style style:name="Table18.Cell41" style:family="table-cell">
      <style:table-cell-properties fo:background-color="#FFFFFF" style:vertical-align="top"/>
    </style:style>
    <style:style style:name="Table18.Cell42" style:family="table-cell">
      <style:table-cell-properties fo:background-color="#FFFFFF" style:vertical-align="top"/>
    </style:style>
    <style:style style:name="Table18.Cell43" style:family="table-cell">
      <style:table-cell-properties fo:background-color="#FFFFFF" style:vertical-align="top"/>
    </style:style>
    <style:style style:name="Table18.Cell44" style:family="table-cell">
      <style:table-cell-properties fo:background-color="#FFFFFF" style:vertical-align="top"/>
    </style:style>
    <style:style style:name="Table18.Cell45" style:family="table-cell">
      <style:table-cell-properties fo:background-color="#FFFFFF" style:vertical-align="top"/>
    </style:style>
    <style:style style:name="Table18.Cell46" style:family="table-cell">
      <style:table-cell-properties fo:background-color="#FFFFFF" style:vertical-align="top"/>
    </style:style>
    <style:style style:name="Table18.Cell47" style:family="table-cell">
      <style:table-cell-properties fo:background-color="#FFFFFF" style:vertical-align="top"/>
    </style:style>
    <style:style style:name="Table18.Cell48" style:family="table-cell">
      <style:table-cell-properties fo:background-color="#FFFFFF" style:vertical-align="top"/>
    </style:style>
    <style:style style:name="Table19" style:family="table">
      <style:table-properties style:writing-mode="lr-tb" style:width="15.909cm" table:align="center"/>
    </style:style>
    <style:style style:name="Table19.C1" style:family="table-column">
      <style:table-column-properties style:column-width="5.368cm"/>
    </style:style>
    <style:style style:name="Table19.C2" style:family="table-column">
      <style:table-column-properties style:column-width="5.808cm"/>
    </style:style>
    <style:style style:name="Table19.C3" style:family="table-column">
      <style:table-column-properties style:column-width="4.733cm"/>
    </style:style>
    <style:style style:name="Table19.R1" style:family="table-row">
      <style:table-row-properties style:row-height="0.610cm"/>
    </style:style>
    <style:style style:name="Table19.R2" style:family="table-row">
      <style:table-row-properties style:row-height="0.744cm"/>
    </style:style>
    <style:style style:name="Table19.R3" style:family="table-row">
      <style:table-row-properties style:row-height="0.753cm"/>
    </style:style>
    <style:style style:name="Table19.R4" style:family="table-row">
      <style:table-row-properties style:row-height="0.923cm"/>
    </style:style>
    <style:style style:name="Table19.R5" style:family="table-row">
      <style:table-row-properties style:row-height="0.771cm"/>
    </style:style>
    <style:style style:name="Table19.Cell1" style:family="table-cell">
      <style:table-cell-properties fo:background-color="#FFFFFF" style:vertical-align="top"/>
    </style:style>
    <style:style style:name="Table19.Cell2" style:family="table-cell">
      <style:table-cell-properties fo:background-color="#FFFFFF" style:vertical-align="top"/>
    </style:style>
    <style:style style:name="Table19.Cell3" style:family="table-cell">
      <style:table-cell-properties fo:background-color="#FFFFFF" style:vertical-align="top"/>
    </style:style>
    <style:style style:name="Table19.Cell4" style:family="table-cell">
      <style:table-cell-properties fo:background-color="#FFFFFF" style:vertical-align="top"/>
    </style:style>
    <style:style style:name="Table19.Cell5" style:family="table-cell">
      <style:table-cell-properties fo:background-color="#FFFFFF" style:vertical-align="top"/>
    </style:style>
    <style:style style:name="Table19.Cell6" style:family="table-cell">
      <style:table-cell-properties fo:background-color="#FFFFFF" style:vertical-align="top"/>
    </style:style>
    <style:style style:name="Table19.Cell7" style:family="table-cell">
      <style:table-cell-properties fo:background-color="#FFFFFF"/>
    </style:style>
    <style:style style:name="Table19.Cell8" style:family="table-cell">
      <style:table-cell-properties fo:background-color="#FFFFFF" style:vertical-align="top"/>
    </style:style>
    <style:style style:name="Table19.Cell9" style:family="table-cell">
      <style:table-cell-properties fo:background-color="#FFFFFF" style:vertical-align="top"/>
    </style:style>
    <style:style style:name="Table19.Cell10" style:family="table-cell">
      <style:table-cell-properties fo:background-color="#FFFFFF" style:vertical-align="top"/>
    </style:style>
    <style:style style:name="Table19.Cell11" style:family="table-cell">
      <style:table-cell-properties fo:background-color="#FFFFFF" style:vertical-align="top"/>
    </style:style>
    <style:style style:name="Table19.Cell12" style:family="table-cell">
      <style:table-cell-properties fo:background-color="#FFFFFF" style:vertical-align="top"/>
    </style:style>
    <style:style style:name="Table19.Cell13" style:family="table-cell">
      <style:table-cell-properties fo:background-color="#FFFFFF" style:vertical-align="top"/>
    </style:style>
    <style:style style:name="Table19.Cell14" style:family="table-cell">
      <style:table-cell-properties fo:background-color="#FFFFFF" style:vertical-align="top"/>
    </style:style>
    <style:style style:name="Table19.Cell15" style:family="table-cell">
      <style:table-cell-properties fo:background-color="#FFFFFF"/>
    </style:style>
    <style:style style:name="Table20" style:family="table">
      <style:table-properties style:writing-mode="lr-tb" style:width="16.189cm" table:align="center"/>
    </style:style>
    <style:style style:name="Table20.C1" style:family="table-column">
      <style:table-column-properties style:column-width="4.893cm"/>
    </style:style>
    <style:style style:name="Table20.C2" style:family="table-column">
      <style:table-column-properties style:column-width="1.397cm"/>
    </style:style>
    <style:style style:name="Table20.C3" style:family="table-column">
      <style:table-column-properties style:column-width="5.165cm"/>
    </style:style>
    <style:style style:name="Table20.C4" style:family="table-column">
      <style:table-column-properties style:column-width="4.733cm"/>
    </style:style>
    <style:style style:name="Table20.R1" style:family="table-row">
      <style:table-row-properties style:row-height="0.610cm"/>
    </style:style>
    <style:style style:name="Table20.R2" style:family="table-row">
      <style:table-row-properties style:row-height="0.744cm"/>
    </style:style>
    <style:style style:name="Table20.R3" style:family="table-row">
      <style:table-row-properties style:row-height="0.753cm"/>
    </style:style>
    <style:style style:name="Table20.R4" style:family="table-row">
      <style:table-row-properties style:row-height="0.914cm"/>
    </style:style>
    <style:style style:name="Table20.R5" style:family="table-row">
      <style:table-row-properties style:row-height="1.058cm"/>
    </style:style>
    <style:style style:name="Table20.R6" style:family="table-row">
      <style:table-row-properties style:row-height="1.101cm"/>
    </style:style>
    <style:style style:name="Table20.R7" style:family="table-row">
      <style:table-row-properties style:row-height="1.143cm"/>
    </style:style>
    <style:style style:name="Table20.R8" style:family="table-row">
      <style:table-row-properties style:row-height="1.058cm"/>
    </style:style>
    <style:style style:name="Table20.R9" style:family="table-row">
      <style:table-row-properties style:row-height="1.101cm"/>
    </style:style>
    <style:style style:name="Table20.R10" style:family="table-row">
      <style:table-row-properties style:row-height="1.660cm"/>
    </style:style>
    <style:style style:name="Table20.R11" style:family="table-row">
      <style:table-row-properties style:row-height="1.660cm"/>
    </style:style>
    <style:style style:name="Table20.R12" style:family="table-row">
      <style:table-row-properties style:row-height="1.134cm"/>
    </style:style>
    <style:style style:name="Table20.R13" style:family="table-row">
      <style:table-row-properties style:row-height="1.092cm"/>
    </style:style>
    <style:style style:name="Table20.R14" style:family="table-row">
      <style:table-row-properties style:row-height="1.101cm"/>
    </style:style>
    <style:style style:name="Table20.R15" style:family="table-row">
      <style:table-row-properties style:row-height="1.058cm"/>
    </style:style>
    <style:style style:name="Table20.R16" style:family="table-row">
      <style:table-row-properties style:row-height="1.101cm"/>
    </style:style>
    <style:style style:name="Table20.R17" style:family="table-row">
      <style:table-row-properties style:row-height="1.143cm"/>
    </style:style>
    <style:style style:name="Table20.R18" style:family="table-row">
      <style:table-row-properties style:row-height="1.058cm"/>
    </style:style>
    <style:style style:name="Table20.R19" style:family="table-row">
      <style:table-row-properties style:row-height="1.134cm"/>
    </style:style>
    <style:style style:name="Table20.R20" style:family="table-row">
      <style:table-row-properties style:row-height="1.076cm"/>
    </style:style>
    <style:style style:name="Table20.R21" style:family="table-row">
      <style:table-row-properties style:row-height="1.092cm"/>
    </style:style>
    <style:style style:name="Table20.R22" style:family="table-row">
      <style:table-row-properties style:row-height="1.143cm"/>
    </style:style>
    <style:style style:name="Table20.R23" style:family="table-row">
      <style:table-row-properties style:row-height="0.804cm"/>
    </style:style>
    <style:style style:name="Table20.Cell1" style:family="table-cell">
      <style:table-cell-properties fo:background-color="#FFFFFF" style:vertical-align="top"/>
    </style:style>
    <style:style style:name="Table20.Cell2" style:family="table-cell">
      <style:table-cell-properties fo:background-color="#FFFFFF" style:vertical-align="top"/>
    </style:style>
    <style:style style:name="Table20.Cell3" style:family="table-cell">
      <style:table-cell-properties fo:background-color="#FFFFFF" style:vertical-align="top"/>
    </style:style>
    <style:style style:name="Table20.Cell4" style:family="table-cell">
      <style:table-cell-properties fo:background-color="#FFFFFF" style:vertical-align="top"/>
    </style:style>
    <style:style style:name="Table20.Cell5" style:family="table-cell">
      <style:table-cell-properties fo:background-color="#FFFFFF"/>
    </style:style>
    <style:style style:name="Table20.Cell6" style:family="table-cell">
      <style:table-cell-properties fo:background-color="#FFFFFF" style:vertical-align="top"/>
    </style:style>
    <style:style style:name="Table20.Cell7" style:family="table-cell">
      <style:table-cell-properties fo:background-color="#FFFFFF" style:vertical-align="top"/>
    </style:style>
    <style:style style:name="Table20.Cell8" style:family="table-cell">
      <style:table-cell-properties fo:background-color="#FFFFFF" style:vertical-align="top"/>
    </style:style>
    <style:style style:name="Table20.Cell9" style:family="table-cell">
      <style:table-cell-properties fo:background-color="#FFFFFF" style:vertical-align="top"/>
    </style:style>
    <style:style style:name="Table20.Cell10" style:family="table-cell">
      <style:table-cell-properties fo:background-color="#FFFFFF" style:vertical-align="middle"/>
    </style:style>
    <style:style style:name="Table20.Cell11" style:family="table-cell">
      <style:table-cell-properties fo:background-color="#FFFFFF" style:vertical-align="top"/>
    </style:style>
    <style:style style:name="Table20.Cell12" style:family="table-cell">
      <style:table-cell-properties fo:background-color="#FFFFFF" style:vertical-align="middle"/>
    </style:style>
    <style:style style:name="Table20.Cell13" style:family="table-cell">
      <style:table-cell-properties fo:background-color="#FFFFFF" style:vertical-align="top"/>
    </style:style>
    <style:style style:name="Table20.Cell14" style:family="table-cell">
      <style:table-cell-properties fo:background-color="#FFFFFF" style:vertical-align="middle"/>
    </style:style>
    <style:style style:name="Table20.Cell15" style:family="table-cell">
      <style:table-cell-properties fo:background-color="#FFFFFF" style:vertical-align="top"/>
    </style:style>
    <style:style style:name="Table20.Cell16" style:family="table-cell">
      <style:table-cell-properties fo:background-color="#FFFFFF" style:vertical-align="middle"/>
    </style:style>
    <style:style style:name="Table20.Cell17" style:family="table-cell">
      <style:table-cell-properties fo:background-color="#FFFFFF" style:vertical-align="top"/>
    </style:style>
    <style:style style:name="Table20.Cell18" style:family="table-cell">
      <style:table-cell-properties fo:background-color="#FFFFFF" style:vertical-align="middle"/>
    </style:style>
    <style:style style:name="Table20.Cell19" style:family="table-cell">
      <style:table-cell-properties fo:background-color="#FFFFFF" style:vertical-align="top"/>
    </style:style>
    <style:style style:name="Table20.Cell20" style:family="table-cell">
      <style:table-cell-properties fo:background-color="#FFFFFF" style:vertical-align="top"/>
    </style:style>
    <style:style style:name="Table20.Cell21" style:family="table-cell">
      <style:table-cell-properties fo:background-color="#FFFFFF"/>
    </style:style>
    <style:style style:name="Table20.Cell22" style:family="table-cell">
      <style:table-cell-properties fo:background-color="#FFFFFF"/>
    </style:style>
    <style:style style:name="Table20.Cell23" style:family="table-cell">
      <style:table-cell-properties fo:background-color="#FFFFFF" style:vertical-align="top"/>
    </style:style>
    <style:style style:name="Table20.Cell24" style:family="table-cell">
      <style:table-cell-properties fo:background-color="#FFFFFF" style:vertical-align="middle"/>
    </style:style>
    <style:style style:name="Table20.Cell25" style:family="table-cell">
      <style:table-cell-properties fo:background-color="#FFFFFF" style:vertical-align="top"/>
    </style:style>
    <style:style style:name="Table20.Cell26" style:family="table-cell">
      <style:table-cell-properties fo:background-color="#FFFFFF" style:vertical-align="middle"/>
    </style:style>
    <style:style style:name="Table20.Cell27" style:family="table-cell">
      <style:table-cell-properties fo:background-color="#FFFFFF" style:vertical-align="top"/>
    </style:style>
    <style:style style:name="Table20.Cell28" style:family="table-cell">
      <style:table-cell-properties fo:background-color="#FFFFFF" style:vertical-align="middle"/>
    </style:style>
    <style:style style:name="Table20.Cell29" style:family="table-cell">
      <style:table-cell-properties fo:background-color="#FFFFFF" style:vertical-align="top"/>
    </style:style>
    <style:style style:name="Table20.Cell30" style:family="table-cell">
      <style:table-cell-properties fo:background-color="#FFFFFF" style:vertical-align="middle"/>
    </style:style>
    <style:style style:name="Table20.Cell31" style:family="table-cell">
      <style:table-cell-properties fo:background-color="#FFFFFF" style:vertical-align="top"/>
    </style:style>
    <style:style style:name="Table20.Cell32" style:family="table-cell">
      <style:table-cell-properties fo:background-color="#FFFFFF" style:vertical-align="middle"/>
    </style:style>
    <style:style style:name="Table20.Cell33" style:family="table-cell">
      <style:table-cell-properties fo:background-color="#FFFFFF" style:vertical-align="top"/>
    </style:style>
    <style:style style:name="Table20.Cell34" style:family="table-cell">
      <style:table-cell-properties fo:background-color="#FFFFFF" style:vertical-align="middle"/>
    </style:style>
    <style:style style:name="Table20.Cell35" style:family="table-cell">
      <style:table-cell-properties fo:background-color="#FFFFFF" style:vertical-align="top"/>
    </style:style>
    <style:style style:name="Table20.Cell36" style:family="table-cell">
      <style:table-cell-properties fo:background-color="#FFFFFF" style:vertical-align="middle"/>
    </style:style>
    <style:style style:name="Table20.Cell37" style:family="table-cell">
      <style:table-cell-properties fo:background-color="#FFFFFF" style:vertical-align="top"/>
    </style:style>
    <style:style style:name="Table20.Cell38" style:family="table-cell">
      <style:table-cell-properties fo:background-color="#FFFFFF" style:vertical-align="middle"/>
    </style:style>
    <style:style style:name="Table20.Cell39" style:family="table-cell">
      <style:table-cell-properties fo:background-color="#FFFFFF" style:vertical-align="top"/>
    </style:style>
    <style:style style:name="Table20.Cell40" style:family="table-cell">
      <style:table-cell-properties fo:background-color="#FFFFFF" style:vertical-align="middle"/>
    </style:style>
    <style:style style:name="Table20.Cell41" style:family="table-cell">
      <style:table-cell-properties fo:background-color="#FFFFFF" style:vertical-align="top"/>
    </style:style>
    <style:style style:name="Table20.Cell42" style:family="table-cell">
      <style:table-cell-properties fo:background-color="#FFFFFF" style:vertical-align="middle"/>
    </style:style>
    <style:style style:name="Table20.Cell43" style:family="table-cell">
      <style:table-cell-properties fo:background-color="#FFFFFF" style:vertical-align="top"/>
    </style:style>
    <style:style style:name="Table20.Cell44" style:family="table-cell">
      <style:table-cell-properties fo:background-color="#FFFFFF" style:vertical-align="middle"/>
    </style:style>
    <style:style style:name="Table20.Cell45" style:family="table-cell">
      <style:table-cell-properties fo:background-color="#FFFFFF" style:vertical-align="top"/>
    </style:style>
    <style:style style:name="Table20.Cell46" style:family="table-cell">
      <style:table-cell-properties fo:background-color="#FFFFFF"/>
    </style:style>
    <style:style style:name="Table20.Cell47" style:family="table-cell">
      <style:table-cell-properties fo:background-color="#FFFFFF" style:vertical-align="top"/>
    </style:style>
    <style:style style:name="Table20.Cell48" style:family="table-cell">
      <style:table-cell-properties fo:background-color="#FFFFFF" style:vertical-align="top"/>
    </style:style>
    <style:style style:name="Table20.Cell49" style:family="table-cell">
      <style:table-cell-properties fo:background-color="#FFFFFF" style:vertical-align="top"/>
    </style:style>
    <style:style style:name="Table20.Cell50" style:family="table-cell">
      <style:table-cell-properties fo:background-color="#FFFFFF" style:vertical-align="top"/>
    </style:style>
    <style:style style:name="Table20.Cell51" style:family="table-cell">
      <style:table-cell-properties fo:background-color="#FFFFFF" style:vertical-align="top"/>
    </style:style>
    <style:style style:name="Table20.Cell52" style:family="table-cell">
      <style:table-cell-properties fo:background-color="#FFFFFF" style:vertical-align="top"/>
    </style:style>
    <style:style style:name="Table20.Cell53" style:family="table-cell">
      <style:table-cell-properties fo:background-color="#FFFFFF" style:vertical-align="top"/>
    </style:style>
    <style:style style:name="Table20.Cell54" style:family="table-cell">
      <style:table-cell-properties fo:background-color="#FFFFFF" style:vertical-align="top"/>
    </style:style>
    <style:style style:name="Table20.Cell55" style:family="table-cell">
      <style:table-cell-properties fo:background-color="#FFFFFF" style:vertical-align="top"/>
    </style:style>
    <style:style style:name="Table20.Cell56" style:family="table-cell">
      <style:table-cell-properties fo:background-color="#FFFFFF" style:vertical-align="top"/>
    </style:style>
    <style:style style:name="Table20.Cell57" style:family="table-cell">
      <style:table-cell-properties fo:background-color="#FFFFFF" style:vertical-align="top"/>
    </style:style>
    <style:style style:name="Table20.Cell58" style:family="table-cell">
      <style:table-cell-properties fo:background-color="#FFFFFF" style:vertical-align="top"/>
    </style:style>
    <style:style style:name="Table20.Cell59" style:family="table-cell">
      <style:table-cell-properties fo:background-color="#FFFFFF" style:vertical-align="top"/>
    </style:style>
    <style:style style:name="Table20.Cell60" style:family="table-cell">
      <style:table-cell-properties fo:background-color="#FFFFFF" style:vertical-align="top"/>
    </style:style>
    <style:style style:name="Table20.Cell61" style:family="table-cell">
      <style:table-cell-properties fo:background-color="#FFFFFF" style:vertical-align="top"/>
    </style:style>
    <style:style style:name="Table20.Cell62" style:family="table-cell">
      <style:table-cell-properties fo:background-color="#FFFFFF" style:vertical-align="top"/>
    </style:style>
    <style:style style:name="Table20.Cell63" style:family="table-cell">
      <style:table-cell-properties fo:background-color="#FFFFFF" style:vertical-align="top"/>
    </style:style>
    <style:style style:name="Table20.Cell64" style:family="table-cell">
      <style:table-cell-properties fo:background-color="#FFFFFF" style:vertical-align="top"/>
    </style:style>
    <style:style style:name="Table20.Cell65" style:family="table-cell">
      <style:table-cell-properties fo:background-color="#FFFFFF" style:vertical-align="top"/>
    </style:style>
    <style:style style:name="Table20.Cell66" style:family="table-cell">
      <style:table-cell-properties fo:background-color="#FFFFFF" style:vertical-align="top"/>
    </style:style>
    <style:style style:name="Table20.Cell67" style:family="table-cell">
      <style:table-cell-properties fo:background-color="#FFFFFF" style:vertical-align="top"/>
    </style:style>
    <style:style style:name="Table20.Cell68" style:family="table-cell">
      <style:table-cell-properties fo:background-color="#FFFFFF" style:vertical-align="top"/>
    </style:style>
    <style:style style:name="Table20.Cell69" style:family="table-cell">
      <style:table-cell-properties fo:background-color="#FFFFFF" style:vertical-align="top"/>
    </style:style>
    <style:style style:name="Table20.Cell70" style:family="table-cell">
      <style:table-cell-properties fo:background-color="#FFFFFF" style:vertical-align="top"/>
    </style:style>
    <style:style style:name="Table20.Cell71" style:family="table-cell">
      <style:table-cell-properties fo:background-color="#FFFFFF" style:vertical-align="top"/>
    </style:style>
    <style:style style:name="Table20.Cell72" style:family="table-cell">
      <style:table-cell-properties fo:background-color="#FFFFFF" style:vertical-align="top"/>
    </style:style>
    <style:style style:name="Table20.Cell73" style:family="table-cell">
      <style:table-cell-properties fo:background-color="#FFFFFF" style:vertical-align="top"/>
    </style:style>
    <style:style style:name="Table20.Cell74" style:family="table-cell">
      <style:table-cell-properties fo:background-color="#FFFFFF" style:vertical-align="top"/>
    </style:style>
    <style:style style:name="Table20.Cell75" style:family="table-cell">
      <style:table-cell-properties fo:background-color="#FFFFFF" style:vertical-align="top"/>
    </style:style>
    <style:style style:name="Table20.Cell76" style:family="table-cell">
      <style:table-cell-properties fo:background-color="#FFFFFF" style:vertical-align="top"/>
    </style:style>
    <style:style style:name="Table20.Cell77" style:family="table-cell">
      <style:table-cell-properties fo:background-color="#FFFFFF" style:vertical-align="top"/>
    </style:style>
    <style:style style:name="Table20.Cell78" style:family="table-cell">
      <style:table-cell-properties fo:background-color="#FFFFFF" style:vertical-align="top"/>
    </style:style>
    <style:style style:name="Table20.Cell79" style:family="table-cell">
      <style:table-cell-properties fo:background-color="#FFFFFF" style:vertical-align="top"/>
    </style:style>
    <style:style style:name="Table20.Cell80" style:family="table-cell">
      <style:table-cell-properties fo:background-color="#FFFFFF" style:vertical-align="top"/>
    </style:style>
    <style:style style:name="Table20.Cell81" style:family="table-cell">
      <style:table-cell-properties fo:background-color="#FFFFFF" style:vertical-align="top"/>
    </style:style>
    <style:style style:name="Table20.Cell82" style:family="table-cell">
      <style:table-cell-properties fo:background-color="#FFFFFF" style:vertical-align="top"/>
    </style:style>
    <style:style style:name="Table20.Cell83" style:family="table-cell">
      <style:table-cell-properties fo:background-color="#FFFFFF" style:vertical-align="top"/>
    </style:style>
    <style:style style:name="Table20.Cell84" style:family="table-cell">
      <style:table-cell-properties fo:background-color="#FFFFFF" style:vertical-align="top"/>
    </style:style>
    <style:style style:name="Table20.Cell85" style:family="table-cell">
      <style:table-cell-properties fo:background-color="#FFFFFF" style:vertical-align="top"/>
    </style:style>
    <style:style style:name="Table20.Cell86" style:family="table-cell">
      <style:table-cell-properties fo:background-color="#FFFFFF" style:vertical-align="top"/>
    </style:style>
    <style:style style:name="Table20.Cell87" style:family="table-cell">
      <style:table-cell-properties fo:background-color="#FFFFFF" style:vertical-align="top"/>
    </style:style>
    <style:style style:name="Table20.Cell88" style:family="table-cell">
      <style:table-cell-properties fo:background-color="#FFFFFF" style:vertical-align="top"/>
    </style:style>
    <style:style style:name="Table20.Cell89" style:family="table-cell">
      <style:table-cell-properties fo:background-color="#FFFFFF" style:vertical-align="top"/>
    </style:style>
    <style:style style:name="Table20.Cell90" style:family="table-cell">
      <style:table-cell-properties fo:background-color="#FFFFFF" style:vertical-align="top"/>
    </style:style>
    <style:style style:name="Table20.Cell91" style:family="table-cell">
      <style:table-cell-properties fo:background-color="#FFFFFF" style:vertical-align="top"/>
    </style:style>
    <style:style style:name="Table20.Cell92" style:family="table-cell">
      <style:table-cell-properties fo:background-color="#FFFFFF" style:vertical-align="top"/>
    </style:style>
    <style:style style:name="Table21" style:family="table">
      <style:table-properties style:writing-mode="lr-tb" style:width="10.626cm" table:align="right"/>
    </style:style>
    <style:style style:name="Table21.C1" style:family="table-column">
      <style:table-column-properties style:column-width="0.653cm"/>
    </style:style>
    <style:style style:name="Table21.C2" style:family="table-column">
      <style:table-column-properties style:column-width="5.597cm"/>
    </style:style>
    <style:style style:name="Table21.C3" style:family="table-column">
      <style:table-column-properties style:column-width="4.378cm"/>
    </style:style>
    <style:style style:name="Table21.R1" style:family="table-row">
      <style:table-row-properties style:row-height="0.610cm"/>
    </style:style>
    <style:style style:name="Table21.R2" style:family="table-row">
      <style:table-row-properties style:row-height="1.109cm"/>
    </style:style>
    <style:style style:name="Table21.R3" style:family="table-row">
      <style:table-row-properties style:row-height="1.304cm"/>
    </style:style>
    <style:style style:name="Table21.R4" style:family="table-row">
      <style:table-row-properties style:row-height="1.109cm"/>
    </style:style>
    <style:style style:name="Table21.R5" style:family="table-row">
      <style:table-row-properties style:row-height="1.083cm"/>
    </style:style>
    <style:style style:name="Table21.R6" style:family="table-row">
      <style:table-row-properties style:row-height="1.109cm"/>
    </style:style>
    <style:style style:name="Table21.R7" style:family="table-row">
      <style:table-row-properties style:row-height="1.101cm"/>
    </style:style>
    <style:style style:name="Table21.R8" style:family="table-row">
      <style:table-row-properties style:row-height="1.092cm"/>
    </style:style>
    <style:style style:name="Table21.R9" style:family="table-row">
      <style:table-row-properties style:row-height="1.109cm"/>
    </style:style>
    <style:style style:name="Table21.R10" style:family="table-row">
      <style:table-row-properties style:row-height="1.109cm"/>
    </style:style>
    <style:style style:name="Table21.R11" style:family="table-row">
      <style:table-row-properties style:row-height="1.058cm"/>
    </style:style>
    <style:style style:name="Table21.R12" style:family="table-row">
      <style:table-row-properties style:row-height="1.092cm"/>
    </style:style>
    <style:style style:name="Table21.R13" style:family="table-row">
      <style:table-row-properties style:row-height="1.101cm"/>
    </style:style>
    <style:style style:name="Table21.R14" style:family="table-row">
      <style:table-row-properties style:row-height="1.143cm"/>
    </style:style>
    <style:style style:name="Table21.R15" style:family="table-row">
      <style:table-row-properties style:row-height="1.067cm"/>
    </style:style>
    <style:style style:name="Table21.R16" style:family="table-row">
      <style:table-row-properties style:row-height="1.101cm"/>
    </style:style>
    <style:style style:name="Table21.R17" style:family="table-row">
      <style:table-row-properties style:row-height="0.796cm"/>
    </style:style>
    <style:style style:name="Table21.Cell1" style:family="table-cell">
      <style:table-cell-properties fo:background-color="#FFFFFF" style:vertical-align="top"/>
    </style:style>
    <style:style style:name="Table21.Cell2" style:family="table-cell">
      <style:table-cell-properties fo:background-color="#FFFFFF" style:vertical-align="top"/>
    </style:style>
    <style:style style:name="Table21.Cell3" style:family="table-cell">
      <style:table-cell-properties fo:background-color="#FFFFFF" style:vertical-align="top"/>
    </style:style>
    <style:style style:name="Table21.Cell4" style:family="table-cell">
      <style:table-cell-properties fo:background-color="#FFFFFF" style:vertical-align="top"/>
    </style:style>
    <style:style style:name="Table21.Cell5" style:family="table-cell">
      <style:table-cell-properties fo:background-color="#FFFFFF" style:vertical-align="top"/>
    </style:style>
    <style:style style:name="Table21.Cell6" style:family="table-cell">
      <style:table-cell-properties fo:background-color="#FFFFFF" style:vertical-align="top"/>
    </style:style>
    <style:style style:name="Table21.Cell7" style:family="table-cell">
      <style:table-cell-properties fo:background-color="#FFFFFF" style:vertical-align="top"/>
    </style:style>
    <style:style style:name="Table21.Cell8" style:family="table-cell">
      <style:table-cell-properties fo:background-color="#FFFFFF" style:vertical-align="middle"/>
    </style:style>
    <style:style style:name="Table21.Cell9" style:family="table-cell">
      <style:table-cell-properties fo:background-color="#FFFFFF" style:vertical-align="middle"/>
    </style:style>
    <style:style style:name="Table21.Cell10" style:family="table-cell">
      <style:table-cell-properties fo:background-color="#FFFFFF" style:vertical-align="middle"/>
    </style:style>
    <style:style style:name="Table21.Cell11" style:family="table-cell">
      <style:table-cell-properties fo:background-color="#FFFFFF" style:vertical-align="middle"/>
    </style:style>
    <style:style style:name="Table21.Cell12" style:family="table-cell">
      <style:table-cell-properties fo:background-color="#FFFFFF" style:vertical-align="middle"/>
    </style:style>
    <style:style style:name="Table21.Cell13" style:family="table-cell">
      <style:table-cell-properties fo:background-color="#FFFFFF" style:vertical-align="middle"/>
    </style:style>
    <style:style style:name="Table21.Cell14" style:family="table-cell">
      <style:table-cell-properties fo:background-color="#FFFFFF" style:vertical-align="middle"/>
    </style:style>
    <style:style style:name="Table21.Cell15" style:family="table-cell">
      <style:table-cell-properties fo:background-color="#FFFFFF" style:vertical-align="middle"/>
    </style:style>
    <style:style style:name="Table21.Cell16" style:family="table-cell">
      <style:table-cell-properties fo:background-color="#FFFFFF" style:vertical-align="middle"/>
    </style:style>
    <style:style style:name="Table21.Cell17" style:family="table-cell">
      <style:table-cell-properties fo:background-color="#FFFFFF" style:vertical-align="middle"/>
    </style:style>
    <style:style style:name="Table21.Cell18" style:family="table-cell">
      <style:table-cell-properties fo:background-color="#FFFFFF" style:vertical-align="middle"/>
    </style:style>
    <style:style style:name="Table21.Cell19" style:family="table-cell">
      <style:table-cell-properties fo:background-color="#FFFFFF" style:vertical-align="middle"/>
    </style:style>
    <style:style style:name="Table21.Cell20" style:family="table-cell">
      <style:table-cell-properties fo:background-color="#FFFFFF" style:vertical-align="middle"/>
    </style:style>
    <style:style style:name="Table21.Cell21" style:family="table-cell">
      <style:table-cell-properties fo:background-color="#FFFFFF" style:vertical-align="middle"/>
    </style:style>
    <style:style style:name="Table21.Cell22" style:family="table-cell">
      <style:table-cell-properties fo:background-color="#FFFFFF" style:vertical-align="middle"/>
    </style:style>
    <style:style style:name="Table21.Cell23" style:family="table-cell">
      <style:table-cell-properties fo:background-color="#FFFFFF" style:vertical-align="middle"/>
    </style:style>
    <style:style style:name="Table21.Cell24" style:family="table-cell">
      <style:table-cell-properties fo:background-color="#FFFFFF" style:vertical-align="middle"/>
    </style:style>
    <style:style style:name="Table21.Cell25" style:family="table-cell">
      <style:table-cell-properties fo:background-color="#FFFFFF" style:vertical-align="middle"/>
    </style:style>
    <style:style style:name="Table21.Cell26" style:family="table-cell">
      <style:table-cell-properties fo:background-color="#FFFFFF" style:vertical-align="middle"/>
    </style:style>
    <style:style style:name="Table21.Cell27" style:family="table-cell">
      <style:table-cell-properties fo:background-color="#FFFFFF" style:vertical-align="middle"/>
    </style:style>
    <style:style style:name="Table21.Cell28" style:family="table-cell">
      <style:table-cell-properties fo:background-color="#FFFFFF" style:vertical-align="middle"/>
    </style:style>
    <style:style style:name="Table21.Cell29" style:family="table-cell">
      <style:table-cell-properties fo:background-color="#FFFFFF" style:vertical-align="middle"/>
    </style:style>
    <style:style style:name="Table21.Cell30" style:family="table-cell">
      <style:table-cell-properties fo:background-color="#FFFFFF" style:vertical-align="middle"/>
    </style:style>
    <style:style style:name="Table21.Cell31" style:family="table-cell">
      <style:table-cell-properties fo:background-color="#FFFFFF" style:vertical-align="middle"/>
    </style:style>
    <style:style style:name="Table21.Cell32" style:family="table-cell">
      <style:table-cell-properties fo:background-color="#FFFFFF" style:vertical-align="middle"/>
    </style:style>
    <style:style style:name="Table21.Cell33" style:family="table-cell">
      <style:table-cell-properties fo:background-color="#FFFFFF" style:vertical-align="middle"/>
    </style:style>
    <style:style style:name="Table21.Cell34" style:family="table-cell">
      <style:table-cell-properties fo:background-color="#FFFFFF" style:vertical-align="middle"/>
    </style:style>
    <style:style style:name="Table21.Cell35" style:family="table-cell">
      <style:table-cell-properties fo:background-color="#FFFFFF" style:vertical-align="middle"/>
    </style:style>
    <style:style style:name="Table21.Cell36" style:family="table-cell">
      <style:table-cell-properties fo:background-color="#FFFFFF" style:vertical-align="middle"/>
    </style:style>
    <style:style style:name="Table21.Cell37" style:family="table-cell">
      <style:table-cell-properties fo:background-color="#FFFFFF" style:vertical-align="middle"/>
    </style:style>
    <style:style style:name="Table21.Cell38" style:family="table-cell">
      <style:table-cell-properties fo:background-color="#FFFFFF" style:vertical-align="middle"/>
    </style:style>
    <style:style style:name="Table21.Cell39" style:family="table-cell">
      <style:table-cell-properties fo:background-color="#FFFFFF" style:vertical-align="middle"/>
    </style:style>
    <style:style style:name="Table21.Cell40" style:family="table-cell">
      <style:table-cell-properties fo:background-color="#FFFFFF" style:vertical-align="middle"/>
    </style:style>
    <style:style style:name="Table21.Cell41" style:family="table-cell">
      <style:table-cell-properties fo:background-color="#FFFFFF" style:vertical-align="middle"/>
    </style:style>
    <style:style style:name="Table21.Cell42" style:family="table-cell">
      <style:table-cell-properties fo:background-color="#FFFFFF" style:vertical-align="middle"/>
    </style:style>
    <style:style style:name="Table21.Cell43" style:family="table-cell">
      <style:table-cell-properties fo:background-color="#FFFFFF" style:vertical-align="middle"/>
    </style:style>
    <style:style style:name="Table21.Cell44" style:family="table-cell">
      <style:table-cell-properties fo:background-color="#FFFFFF" style:vertical-align="middle"/>
    </style:style>
    <style:style style:name="Table21.Cell45" style:family="table-cell">
      <style:table-cell-properties fo:background-color="#FFFFFF" style:vertical-align="middle"/>
    </style:style>
    <style:style style:name="Table21.Cell46" style:family="table-cell">
      <style:table-cell-properties fo:background-color="#FFFFFF" style:vertical-align="middle"/>
    </style:style>
    <style:style style:name="Table21.Cell47" style:family="table-cell">
      <style:table-cell-properties fo:background-color="#FFFFFF" style:vertical-align="middle"/>
    </style:style>
    <style:style style:name="Table21.Cell48" style:family="table-cell">
      <style:table-cell-properties fo:background-color="#FFFFFF" style:vertical-align="middle"/>
    </style:style>
    <style:style style:name="Table21.Cell49" style:family="table-cell">
      <style:table-cell-properties fo:background-color="#FFFFFF"/>
    </style:style>
    <style:style style:name="Table21.Cell50" style:family="table-cell">
      <style:table-cell-properties fo:background-color="#FFFFFF"/>
    </style:style>
    <style:style style:name="Table21.Cell51" style:family="table-cell">
      <style:table-cell-properties fo:background-color="#FFFFFF"/>
    </style:style>
    <style:style style:name="Table22" style:family="table">
      <style:table-properties style:writing-mode="lr-tb" style:width="16.180cm" table:align="center"/>
    </style:style>
    <style:style style:name="Table22.C1" style:family="table-column">
      <style:table-column-properties style:column-width="4.893cm"/>
    </style:style>
    <style:style style:name="Table22.C2" style:family="table-column">
      <style:table-column-properties style:column-width="1.295cm"/>
    </style:style>
    <style:style style:name="Table22.C3" style:family="table-column">
      <style:table-column-properties style:column-width="5.165cm"/>
    </style:style>
    <style:style style:name="Table22.C4" style:family="table-column">
      <style:table-column-properties style:column-width="4.826cm"/>
    </style:style>
    <style:style style:name="Table22.R1" style:family="table-row">
      <style:table-row-properties style:row-height="0.617cm"/>
    </style:style>
    <style:style style:name="Table22.R2" style:family="table-row">
      <style:table-row-properties style:row-height="0.744cm"/>
    </style:style>
    <style:style style:name="Table22.R3" style:family="table-row">
      <style:table-row-properties style:row-height="0.744cm"/>
    </style:style>
    <style:style style:name="Table22.R4" style:family="table-row">
      <style:table-row-properties style:row-height="0.923cm"/>
    </style:style>
    <style:style style:name="Table22.R5" style:family="table-row">
      <style:table-row-properties style:row-height="1.058cm"/>
    </style:style>
    <style:style style:name="Table22.R6" style:family="table-row">
      <style:table-row-properties style:row-height="1.101cm"/>
    </style:style>
    <style:style style:name="Table22.R7" style:family="table-row">
      <style:table-row-properties style:row-height="1.134cm"/>
    </style:style>
    <style:style style:name="Table22.R8" style:family="table-row">
      <style:table-row-properties style:row-height="1.067cm"/>
    </style:style>
    <style:style style:name="Table22.R9" style:family="table-row">
      <style:table-row-properties style:row-height="1.101cm"/>
    </style:style>
    <style:style style:name="Table22.R10" style:family="table-row">
      <style:table-row-properties style:row-height="1.101cm"/>
    </style:style>
    <style:style style:name="Table22.R11" style:family="table-row">
      <style:table-row-properties style:row-height="1.125cm"/>
    </style:style>
    <style:style style:name="Table22.R12" style:family="table-row">
      <style:table-row-properties style:row-height="1.076cm"/>
    </style:style>
    <style:style style:name="Table22.R13" style:family="table-row">
      <style:table-row-properties style:row-height="1.134cm"/>
    </style:style>
    <style:style style:name="Table22.R14" style:family="table-row">
      <style:table-row-properties style:row-height="1.092cm"/>
    </style:style>
    <style:style style:name="Table22.R15" style:family="table-row">
      <style:table-row-properties style:row-height="1.076cm"/>
    </style:style>
    <style:style style:name="Table22.R16" style:family="table-row">
      <style:table-row-properties style:row-height="1.549cm"/>
    </style:style>
    <style:style style:name="Table22.R17" style:family="table-row">
      <style:table-row-properties style:row-height="1.584cm"/>
    </style:style>
    <style:style style:name="Table22.R18" style:family="table-row">
      <style:table-row-properties style:row-height="1.067cm"/>
    </style:style>
    <style:style style:name="Table22.R19" style:family="table-row">
      <style:table-row-properties style:row-height="1.101cm"/>
    </style:style>
    <style:style style:name="Table22.R20" style:family="table-row">
      <style:table-row-properties style:row-height="1.101cm"/>
    </style:style>
    <style:style style:name="Table22.R21" style:family="table-row">
      <style:table-row-properties style:row-height="1.118cm"/>
    </style:style>
    <style:style style:name="Table22.R22" style:family="table-row">
      <style:table-row-properties style:row-height="0.822cm"/>
    </style:style>
    <style:style style:name="Table22.Cell1" style:family="table-cell">
      <style:table-cell-properties fo:background-color="#FFFFFF" style:vertical-align="top"/>
    </style:style>
    <style:style style:name="Table22.Cell2" style:family="table-cell">
      <style:table-cell-properties fo:background-color="#FFFFFF" style:vertical-align="top"/>
    </style:style>
    <style:style style:name="Table22.Cell3" style:family="table-cell">
      <style:table-cell-properties fo:background-color="#FFFFFF" style:vertical-align="top"/>
    </style:style>
    <style:style style:name="Table22.Cell4" style:family="table-cell">
      <style:table-cell-properties fo:background-color="#FFFFFF" style:vertical-align="top"/>
    </style:style>
    <style:style style:name="Table22.Cell5" style:family="table-cell">
      <style:table-cell-properties fo:background-color="#FFFFFF" style:vertical-align="top"/>
    </style:style>
    <style:style style:name="Table22.Cell6" style:family="table-cell">
      <style:table-cell-properties fo:background-color="#FFFFFF" style:vertical-align="top"/>
    </style:style>
    <style:style style:name="Table22.Cell7" style:family="table-cell">
      <style:table-cell-properties fo:background-color="#FFFFFF" style:vertical-align="top"/>
    </style:style>
    <style:style style:name="Table22.Cell8" style:family="table-cell">
      <style:table-cell-properties fo:background-color="#FFFFFF" style:vertical-align="top"/>
    </style:style>
    <style:style style:name="Table22.Cell9" style:family="table-cell">
      <style:table-cell-properties fo:background-color="#FFFFFF"/>
    </style:style>
    <style:style style:name="Table22.Cell10" style:family="table-cell">
      <style:table-cell-properties fo:background-color="#FFFFFF" style:vertical-align="top"/>
    </style:style>
    <style:style style:name="Table22.Cell11" style:family="table-cell">
      <style:table-cell-properties fo:background-color="#FFFFFF" style:vertical-align="top"/>
    </style:style>
    <style:style style:name="Table22.Cell12" style:family="table-cell">
      <style:table-cell-properties fo:background-color="#FFFFFF" style:vertical-align="top"/>
    </style:style>
    <style:style style:name="Table22.Cell13" style:family="table-cell">
      <style:table-cell-properties fo:background-color="#FFFFFF" style:vertical-align="top"/>
    </style:style>
    <style:style style:name="Table22.Cell14" style:family="table-cell">
      <style:table-cell-properties fo:background-color="#FFFFFF" style:vertical-align="top"/>
    </style:style>
    <style:style style:name="Table22.Cell15" style:family="table-cell">
      <style:table-cell-properties fo:background-color="#FFFFFF" style:vertical-align="top"/>
    </style:style>
    <style:style style:name="Table22.Cell16" style:family="table-cell">
      <style:table-cell-properties fo:background-color="#FFFFFF" style:vertical-align="top"/>
    </style:style>
    <style:style style:name="Table22.Cell17" style:family="table-cell">
      <style:table-cell-properties fo:background-color="#FFFFFF" style:vertical-align="middle"/>
    </style:style>
    <style:style style:name="Table22.Cell18" style:family="table-cell">
      <style:table-cell-properties fo:background-color="#FFFFFF" style:vertical-align="middle"/>
    </style:style>
    <style:style style:name="Table22.Cell19" style:family="table-cell">
      <style:table-cell-properties fo:background-color="#FFFFFF" style:vertical-align="middle"/>
    </style:style>
    <style:style style:name="Table22.Cell20" style:family="table-cell">
      <style:table-cell-properties fo:background-color="#FFFFFF" style:vertical-align="middle"/>
    </style:style>
    <style:style style:name="Table22.Cell21" style:family="table-cell">
      <style:table-cell-properties fo:background-color="#FFFFFF" style:vertical-align="top"/>
    </style:style>
    <style:style style:name="Table22.Cell22" style:family="table-cell">
      <style:table-cell-properties fo:background-color="#FFFFFF" style:vertical-align="middle"/>
    </style:style>
    <style:style style:name="Table22.Cell23" style:family="table-cell">
      <style:table-cell-properties fo:background-color="#FFFFFF" style:vertical-align="middle"/>
    </style:style>
    <style:style style:name="Table22.Cell24" style:family="table-cell">
      <style:table-cell-properties fo:background-color="#FFFFFF" style:vertical-align="middle"/>
    </style:style>
    <style:style style:name="Table22.Cell25" style:family="table-cell">
      <style:table-cell-properties fo:background-color="#FFFFFF" style:vertical-align="top"/>
    </style:style>
    <style:style style:name="Table22.Cell26" style:family="table-cell">
      <style:table-cell-properties fo:background-color="#FFFFFF" style:vertical-align="middle"/>
    </style:style>
    <style:style style:name="Table22.Cell27" style:family="table-cell">
      <style:table-cell-properties fo:background-color="#FFFFFF" style:vertical-align="middle"/>
    </style:style>
    <style:style style:name="Table22.Cell28" style:family="table-cell">
      <style:table-cell-properties fo:background-color="#FFFFFF" style:vertical-align="middle"/>
    </style:style>
    <style:style style:name="Table22.Cell29" style:family="table-cell">
      <style:table-cell-properties fo:background-color="#FFFFFF" style:vertical-align="top"/>
    </style:style>
    <style:style style:name="Table22.Cell30" style:family="table-cell">
      <style:table-cell-properties fo:background-color="#FFFFFF" style:vertical-align="middle"/>
    </style:style>
    <style:style style:name="Table22.Cell31" style:family="table-cell">
      <style:table-cell-properties fo:background-color="#FFFFFF" style:vertical-align="middle"/>
    </style:style>
    <style:style style:name="Table22.Cell32" style:family="table-cell">
      <style:table-cell-properties fo:background-color="#FFFFFF" style:vertical-align="middle"/>
    </style:style>
    <style:style style:name="Table22.Cell33" style:family="table-cell">
      <style:table-cell-properties fo:background-color="#FFFFFF" style:vertical-align="top"/>
    </style:style>
    <style:style style:name="Table22.Cell34" style:family="table-cell">
      <style:table-cell-properties fo:background-color="#FFFFFF" style:vertical-align="middle"/>
    </style:style>
    <style:style style:name="Table22.Cell35" style:family="table-cell">
      <style:table-cell-properties fo:background-color="#FFFFFF" style:vertical-align="middle"/>
    </style:style>
    <style:style style:name="Table22.Cell36" style:family="table-cell">
      <style:table-cell-properties fo:background-color="#FFFFFF" style:vertical-align="middle"/>
    </style:style>
    <style:style style:name="Table22.Cell37" style:family="table-cell">
      <style:table-cell-properties fo:background-color="#FFFFFF" style:vertical-align="top"/>
    </style:style>
    <style:style style:name="Table22.Cell38" style:family="table-cell">
      <style:table-cell-properties fo:background-color="#FFFFFF" style:vertical-align="middle"/>
    </style:style>
    <style:style style:name="Table22.Cell39" style:family="table-cell">
      <style:table-cell-properties fo:background-color="#FFFFFF" style:vertical-align="middle"/>
    </style:style>
    <style:style style:name="Table22.Cell40" style:family="table-cell">
      <style:table-cell-properties fo:background-color="#FFFFFF" style:vertical-align="middle"/>
    </style:style>
    <style:style style:name="Table22.Cell41" style:family="table-cell">
      <style:table-cell-properties fo:background-color="#FFFFFF" style:vertical-align="top"/>
    </style:style>
    <style:style style:name="Table22.Cell42" style:family="table-cell">
      <style:table-cell-properties fo:background-color="#FFFFFF" style:vertical-align="middle"/>
    </style:style>
    <style:style style:name="Table22.Cell43" style:family="table-cell">
      <style:table-cell-properties fo:background-color="#FFFFFF" style:vertical-align="middle"/>
    </style:style>
    <style:style style:name="Table22.Cell44" style:family="table-cell">
      <style:table-cell-properties fo:background-color="#FFFFFF" style:vertical-align="middle"/>
    </style:style>
    <style:style style:name="Table22.Cell45" style:family="table-cell">
      <style:table-cell-properties fo:background-color="#FFFFFF" style:vertical-align="top"/>
    </style:style>
    <style:style style:name="Table22.Cell46" style:family="table-cell">
      <style:table-cell-properties fo:background-color="#FFFFFF" style:vertical-align="middle"/>
    </style:style>
    <style:style style:name="Table22.Cell47" style:family="table-cell">
      <style:table-cell-properties fo:background-color="#FFFFFF" style:vertical-align="middle"/>
    </style:style>
    <style:style style:name="Table22.Cell48" style:family="table-cell">
      <style:table-cell-properties fo:background-color="#FFFFFF" style:vertical-align="middle"/>
    </style:style>
    <style:style style:name="Table22.Cell49" style:family="table-cell">
      <style:table-cell-properties fo:background-color="#FFFFFF" style:vertical-align="top"/>
    </style:style>
    <style:style style:name="Table22.Cell50" style:family="table-cell">
      <style:table-cell-properties fo:background-color="#FFFFFF" style:vertical-align="middle"/>
    </style:style>
    <style:style style:name="Table22.Cell51" style:family="table-cell">
      <style:table-cell-properties fo:background-color="#FFFFFF" style:vertical-align="middle"/>
    </style:style>
    <style:style style:name="Table22.Cell52" style:family="table-cell">
      <style:table-cell-properties fo:background-color="#FFFFFF" style:vertical-align="middle"/>
    </style:style>
    <style:style style:name="Table22.Cell53" style:family="table-cell">
      <style:table-cell-properties fo:background-color="#FFFFFF" style:vertical-align="top"/>
    </style:style>
    <style:style style:name="Table22.Cell54" style:family="table-cell">
      <style:table-cell-properties fo:background-color="#FFFFFF" style:vertical-align="middle"/>
    </style:style>
    <style:style style:name="Table22.Cell55" style:family="table-cell">
      <style:table-cell-properties fo:background-color="#FFFFFF" style:vertical-align="middle"/>
    </style:style>
    <style:style style:name="Table22.Cell56" style:family="table-cell">
      <style:table-cell-properties fo:background-color="#FFFFFF" style:vertical-align="middle"/>
    </style:style>
    <style:style style:name="Table22.Cell57" style:family="table-cell">
      <style:table-cell-properties fo:background-color="#FFFFFF" style:vertical-align="top"/>
    </style:style>
    <style:style style:name="Table22.Cell58" style:family="table-cell">
      <style:table-cell-properties fo:background-color="#FFFFFF" style:vertical-align="middle"/>
    </style:style>
    <style:style style:name="Table22.Cell59" style:family="table-cell">
      <style:table-cell-properties fo:background-color="#FFFFFF" style:vertical-align="middle"/>
    </style:style>
    <style:style style:name="Table22.Cell60" style:family="table-cell">
      <style:table-cell-properties fo:background-color="#FFFFFF" style:vertical-align="middle"/>
    </style:style>
    <style:style style:name="Table22.Cell61" style:family="table-cell">
      <style:table-cell-properties fo:background-color="#FFFFFF" style:vertical-align="top"/>
    </style:style>
    <style:style style:name="Table22.Cell62" style:family="table-cell">
      <style:table-cell-properties fo:background-color="#FFFFFF" style:vertical-align="top"/>
    </style:style>
    <style:style style:name="Table22.Cell63" style:family="table-cell">
      <style:table-cell-properties fo:background-color="#FFFFFF" style:vertical-align="top"/>
    </style:style>
    <style:style style:name="Table22.Cell64" style:family="table-cell">
      <style:table-cell-properties fo:background-color="#FFFFFF" style:vertical-align="middle"/>
    </style:style>
    <style:style style:name="Table22.Cell65" style:family="table-cell">
      <style:table-cell-properties fo:background-color="#FFFFFF"/>
    </style:style>
    <style:style style:name="Table22.Cell66" style:family="table-cell">
      <style:table-cell-properties fo:background-color="#FFFFFF"/>
    </style:style>
    <style:style style:name="Table22.Cell67" style:family="table-cell">
      <style:table-cell-properties fo:background-color="#FFFFFF"/>
    </style:style>
    <style:style style:name="Table22.Cell68" style:family="table-cell">
      <style:table-cell-properties fo:background-color="#FFFFFF"/>
    </style:style>
    <style:style style:name="Table22.Cell69" style:family="table-cell">
      <style:table-cell-properties fo:background-color="#FFFFFF" style:vertical-align="top"/>
    </style:style>
    <style:style style:name="Table22.Cell70" style:family="table-cell">
      <style:table-cell-properties fo:background-color="#FFFFFF" style:vertical-align="middle"/>
    </style:style>
    <style:style style:name="Table22.Cell71" style:family="table-cell">
      <style:table-cell-properties fo:background-color="#FFFFFF" style:vertical-align="middle"/>
    </style:style>
    <style:style style:name="Table22.Cell72" style:family="table-cell">
      <style:table-cell-properties fo:background-color="#FFFFFF" style:vertical-align="middle"/>
    </style:style>
    <style:style style:name="Table22.Cell73" style:family="table-cell">
      <style:table-cell-properties fo:background-color="#FFFFFF" style:vertical-align="top"/>
    </style:style>
    <style:style style:name="Table22.Cell74" style:family="table-cell">
      <style:table-cell-properties fo:background-color="#FFFFFF" style:vertical-align="middle"/>
    </style:style>
    <style:style style:name="Table22.Cell75" style:family="table-cell">
      <style:table-cell-properties fo:background-color="#FFFFFF" style:vertical-align="middle"/>
    </style:style>
    <style:style style:name="Table22.Cell76" style:family="table-cell">
      <style:table-cell-properties fo:background-color="#FFFFFF" style:vertical-align="middle"/>
    </style:style>
    <style:style style:name="Table22.Cell77" style:family="table-cell">
      <style:table-cell-properties fo:background-color="#FFFFFF" style:vertical-align="top"/>
    </style:style>
    <style:style style:name="Table22.Cell78" style:family="table-cell">
      <style:table-cell-properties fo:background-color="#FFFFFF" style:vertical-align="middle"/>
    </style:style>
    <style:style style:name="Table22.Cell79" style:family="table-cell">
      <style:table-cell-properties fo:background-color="#FFFFFF" style:vertical-align="middle"/>
    </style:style>
    <style:style style:name="Table22.Cell80" style:family="table-cell">
      <style:table-cell-properties fo:background-color="#FFFFFF" style:vertical-align="middle"/>
    </style:style>
    <style:style style:name="Table22.Cell81" style:family="table-cell">
      <style:table-cell-properties fo:background-color="#FFFFFF" style:vertical-align="top"/>
    </style:style>
    <style:style style:name="Table22.Cell82" style:family="table-cell">
      <style:table-cell-properties fo:background-color="#FFFFFF" style:vertical-align="middle"/>
    </style:style>
    <style:style style:name="Table22.Cell83" style:family="table-cell">
      <style:table-cell-properties fo:background-color="#FFFFFF" style:vertical-align="middle"/>
    </style:style>
    <style:style style:name="Table22.Cell84" style:family="table-cell">
      <style:table-cell-properties fo:background-color="#FFFFFF" style:vertical-align="middle"/>
    </style:style>
    <style:style style:name="Table22.Cell85" style:family="table-cell">
      <style:table-cell-properties fo:background-color="#FFFFFF" style:vertical-align="top"/>
    </style:style>
    <style:style style:name="Table22.Cell86" style:family="table-cell">
      <style:table-cell-properties fo:background-color="#FFFFFF"/>
    </style:style>
    <style:style style:name="Table22.Cell87" style:family="table-cell">
      <style:table-cell-properties fo:background-color="#FFFFFF"/>
    </style:style>
    <style:style style:name="Table22.Cell88" style:family="table-cell">
      <style:table-cell-properties fo:background-color="#FFFFFF"/>
    </style:style>
    <style:style style:name="Table23" style:family="table">
      <style:table-properties style:writing-mode="lr-tb" style:width="10.626cm" table:align="center"/>
    </style:style>
    <style:style style:name="Table23.C1" style:family="table-column">
      <style:table-column-properties style:column-width="6.375cm"/>
    </style:style>
    <style:style style:name="Table23.C2" style:family="table-column">
      <style:table-column-properties style:column-width="4.251cm"/>
    </style:style>
    <style:style style:name="Table23.R1" style:family="table-row">
      <style:table-row-properties style:row-height="0.787cm"/>
    </style:style>
    <style:style style:name="Table23.R2" style:family="table-row">
      <style:table-row-properties style:row-height="0.804cm"/>
    </style:style>
    <style:style style:name="Table23.Cell1" style:family="table-cell">
      <style:table-cell-properties fo:background-color="#FFFFFF" style:vertical-align="top"/>
    </style:style>
    <style:style style:name="Table23.Cell2" style:family="table-cell">
      <style:table-cell-properties fo:background-color="#FFFFFF" style:vertical-align="top"/>
    </style:style>
    <style:style style:name="Table23.Cell3" style:family="table-cell">
      <style:table-cell-properties fo:background-color="#FFFFFF"/>
    </style:style>
    <style:style style:name="Table23.Cell4" style:family="table-cell">
      <style:table-cell-properties fo:background-color="#FFFFFF"/>
    </style:style>
    <style:style style:name="Table24" style:family="table">
      <style:table-properties style:writing-mode="lr-tb" style:width="10.634cm" table:align="center"/>
    </style:style>
    <style:style style:name="Table24.C1" style:family="table-column">
      <style:table-column-properties style:column-width="6.756cm"/>
    </style:style>
    <style:style style:name="Table24.C2" style:family="table-column">
      <style:table-column-properties style:column-width="3.877cm"/>
    </style:style>
    <style:style style:name="Table24.R1" style:family="table-row">
      <style:table-row-properties style:row-height="0.780cm"/>
    </style:style>
    <style:style style:name="Table24.R2" style:family="table-row">
      <style:table-row-properties style:row-height="1.092cm"/>
    </style:style>
    <style:style style:name="Table24.R3" style:family="table-row">
      <style:table-row-properties style:row-height="1.101cm"/>
    </style:style>
    <style:style style:name="Table24.R4" style:family="table-row">
      <style:table-row-properties style:row-height="1.101cm"/>
    </style:style>
    <style:style style:name="Table24.R5" style:family="table-row">
      <style:table-row-properties style:row-height="1.118cm"/>
    </style:style>
    <style:style style:name="Table24.R6" style:family="table-row">
      <style:table-row-properties style:row-height="1.092cm"/>
    </style:style>
    <style:style style:name="Table24.R7" style:family="table-row">
      <style:table-row-properties style:row-height="1.058cm"/>
    </style:style>
    <style:style style:name="Table24.R8" style:family="table-row">
      <style:table-row-properties style:row-height="1.143cm"/>
    </style:style>
    <style:style style:name="Table24.R9" style:family="table-row">
      <style:table-row-properties style:row-height="1.092cm"/>
    </style:style>
    <style:style style:name="Table24.R10" style:family="table-row">
      <style:table-row-properties style:row-height="1.076cm"/>
    </style:style>
    <style:style style:name="Table24.R11" style:family="table-row">
      <style:table-row-properties style:row-height="1.134cm"/>
    </style:style>
    <style:style style:name="Table24.R12" style:family="table-row">
      <style:table-row-properties style:row-height="0.804cm"/>
    </style:style>
    <style:style style:name="Table24.Cell1" style:family="table-cell">
      <style:table-cell-properties fo:background-color="#FFFFFF" style:vertical-align="top"/>
    </style:style>
    <style:style style:name="Table24.Cell2" style:family="table-cell">
      <style:table-cell-properties fo:background-color="#FFFFFF" style:vertical-align="top"/>
    </style:style>
    <style:style style:name="Table24.Cell3" style:family="table-cell">
      <style:table-cell-properties fo:background-color="#FFFFFF" style:vertical-align="middle"/>
    </style:style>
    <style:style style:name="Table24.Cell4" style:family="table-cell">
      <style:table-cell-properties fo:background-color="#FFFFFF" style:vertical-align="middle"/>
    </style:style>
    <style:style style:name="Table24.Cell5" style:family="table-cell">
      <style:table-cell-properties fo:background-color="#FFFFFF" style:vertical-align="middle"/>
    </style:style>
    <style:style style:name="Table24.Cell6" style:family="table-cell">
      <style:table-cell-properties fo:background-color="#FFFFFF" style:vertical-align="middle"/>
    </style:style>
    <style:style style:name="Table24.Cell7" style:family="table-cell">
      <style:table-cell-properties fo:background-color="#FFFFFF" style:vertical-align="middle"/>
    </style:style>
    <style:style style:name="Table24.Cell8" style:family="table-cell">
      <style:table-cell-properties fo:background-color="#FFFFFF" style:vertical-align="middle"/>
    </style:style>
    <style:style style:name="Table24.Cell9" style:family="table-cell">
      <style:table-cell-properties fo:background-color="#FFFFFF" style:vertical-align="middle"/>
    </style:style>
    <style:style style:name="Table24.Cell10" style:family="table-cell">
      <style:table-cell-properties fo:background-color="#FFFFFF" style:vertical-align="middle"/>
    </style:style>
    <style:style style:name="Table24.Cell11" style:family="table-cell">
      <style:table-cell-properties fo:background-color="#FFFFFF" style:vertical-align="middle"/>
    </style:style>
    <style:style style:name="Table24.Cell12" style:family="table-cell">
      <style:table-cell-properties fo:background-color="#FFFFFF" style:vertical-align="middle"/>
    </style:style>
    <style:style style:name="Table24.Cell13" style:family="table-cell">
      <style:table-cell-properties fo:background-color="#FFFFFF" style:vertical-align="middle"/>
    </style:style>
    <style:style style:name="Table24.Cell14" style:family="table-cell">
      <style:table-cell-properties fo:background-color="#FFFFFF" style:vertical-align="middle"/>
    </style:style>
    <style:style style:name="Table24.Cell15" style:family="table-cell">
      <style:table-cell-properties fo:background-color="#FFFFFF" style:vertical-align="middle"/>
    </style:style>
    <style:style style:name="Table24.Cell16" style:family="table-cell">
      <style:table-cell-properties fo:background-color="#FFFFFF" style:vertical-align="middle"/>
    </style:style>
    <style:style style:name="Table24.Cell17" style:family="table-cell">
      <style:table-cell-properties fo:background-color="#FFFFFF" style:vertical-align="middle"/>
    </style:style>
    <style:style style:name="Table24.Cell18" style:family="table-cell">
      <style:table-cell-properties fo:background-color="#FFFFFF" style:vertical-align="middle"/>
    </style:style>
    <style:style style:name="Table24.Cell19" style:family="table-cell">
      <style:table-cell-properties fo:background-color="#FFFFFF" style:vertical-align="middle"/>
    </style:style>
    <style:style style:name="Table24.Cell20" style:family="table-cell">
      <style:table-cell-properties fo:background-color="#FFFFFF" style:vertical-align="middle"/>
    </style:style>
    <style:style style:name="Table24.Cell21" style:family="table-cell">
      <style:table-cell-properties fo:background-color="#FFFFFF" style:vertical-align="middle"/>
    </style:style>
    <style:style style:name="Table24.Cell22" style:family="table-cell">
      <style:table-cell-properties fo:background-color="#FFFFFF" style:vertical-align="middle"/>
    </style:style>
    <style:style style:name="Table24.Cell23" style:family="table-cell">
      <style:table-cell-properties fo:background-color="#FFFFFF"/>
    </style:style>
    <style:style style:name="Table24.Cell24" style:family="table-cell">
      <style:table-cell-properties fo:background-color="#FFFFFF"/>
    </style:style>
    <style:style style:name="Table25" style:family="table">
      <style:table-properties style:writing-mode="lr-tb" style:width="16.189cm" table:align="center"/>
    </style:style>
    <style:style style:name="Table25.C1" style:family="table-column">
      <style:table-column-properties style:column-width="4.893cm"/>
    </style:style>
    <style:style style:name="Table25.C2" style:family="table-column">
      <style:table-column-properties style:column-width="1.397cm"/>
    </style:style>
    <style:style style:name="Table25.C3" style:family="table-column">
      <style:table-column-properties style:column-width="5.062cm"/>
    </style:style>
    <style:style style:name="Table25.C4" style:family="table-column">
      <style:table-column-properties style:column-width="4.835cm"/>
    </style:style>
    <style:style style:name="Table25.R1" style:family="table-row">
      <style:table-row-properties style:row-height="0.610cm"/>
    </style:style>
    <style:style style:name="Table25.R2" style:family="table-row">
      <style:table-row-properties style:row-height="0.744cm"/>
    </style:style>
    <style:style style:name="Table25.R3" style:family="table-row">
      <style:table-row-properties style:row-height="0.753cm"/>
    </style:style>
    <style:style style:name="Table25.R4" style:family="table-row">
      <style:table-row-properties style:row-height="0.914cm"/>
    </style:style>
    <style:style style:name="Table25.R5" style:family="table-row">
      <style:table-row-properties style:row-height="1.058cm"/>
    </style:style>
    <style:style style:name="Table25.R6" style:family="table-row">
      <style:table-row-properties style:row-height="1.101cm"/>
    </style:style>
    <style:style style:name="Table25.R7" style:family="table-row">
      <style:table-row-properties style:row-height="1.109cm"/>
    </style:style>
    <style:style style:name="Table25.R8" style:family="table-row">
      <style:table-row-properties style:row-height="1.125cm"/>
    </style:style>
    <style:style style:name="Table25.R9" style:family="table-row">
      <style:table-row-properties style:row-height="1.101cm"/>
    </style:style>
    <style:style style:name="Table25.R10" style:family="table-row">
      <style:table-row-properties style:row-height="1.109cm"/>
    </style:style>
    <style:style style:name="Table25.R11" style:family="table-row">
      <style:table-row-properties style:row-height="1.101cm"/>
    </style:style>
    <style:style style:name="Table25.R12" style:family="table-row">
      <style:table-row-properties style:row-height="1.058cm"/>
    </style:style>
    <style:style style:name="Table25.R13" style:family="table-row">
      <style:table-row-properties style:row-height="1.109cm"/>
    </style:style>
    <style:style style:name="Table25.R14" style:family="table-row">
      <style:table-row-properties style:row-height="1.134cm"/>
    </style:style>
    <style:style style:name="Table25.R15" style:family="table-row">
      <style:table-row-properties style:row-height="1.058cm"/>
    </style:style>
    <style:style style:name="Table25.R16" style:family="table-row">
      <style:table-row-properties style:row-height="1.125cm"/>
    </style:style>
    <style:style style:name="Table25.R17" style:family="table-row">
      <style:table-row-properties style:row-height="1.076cm"/>
    </style:style>
    <style:style style:name="Table25.R18" style:family="table-row">
      <style:table-row-properties style:row-height="0.822cm"/>
    </style:style>
    <style:style style:name="Table25.Cell1" style:family="table-cell">
      <style:table-cell-properties fo:background-color="#FFFFFF" style:vertical-align="top"/>
    </style:style>
    <style:style style:name="Table25.Cell2" style:family="table-cell">
      <style:table-cell-properties fo:background-color="#FFFFFF" style:vertical-align="top"/>
    </style:style>
    <style:style style:name="Table25.Cell3" style:family="table-cell">
      <style:table-cell-properties fo:background-color="#FFFFFF" style:vertical-align="top"/>
    </style:style>
    <style:style style:name="Table25.Cell4" style:family="table-cell">
      <style:table-cell-properties fo:background-color="#FFFFFF" style:vertical-align="top"/>
    </style:style>
    <style:style style:name="Table25.Cell5" style:family="table-cell">
      <style:table-cell-properties fo:background-color="#FFFFFF"/>
    </style:style>
    <style:style style:name="Table25.Cell6" style:family="table-cell">
      <style:table-cell-properties fo:background-color="#FFFFFF" style:vertical-align="top"/>
    </style:style>
    <style:style style:name="Table25.Cell7" style:family="table-cell">
      <style:table-cell-properties fo:background-color="#FFFFFF" style:vertical-align="top"/>
    </style:style>
    <style:style style:name="Table25.Cell8" style:family="table-cell">
      <style:table-cell-properties fo:background-color="#FFFFFF" style:vertical-align="top"/>
    </style:style>
    <style:style style:name="Table25.Cell9" style:family="table-cell">
      <style:table-cell-properties fo:background-color="#FFFFFF" style:vertical-align="middle"/>
    </style:style>
    <style:style style:name="Table25.Cell10" style:family="table-cell">
      <style:table-cell-properties fo:background-color="#FFFFFF" style:vertical-align="middle"/>
    </style:style>
    <style:style style:name="Table25.Cell11" style:family="table-cell">
      <style:table-cell-properties fo:background-color="#FFFFFF" style:vertical-align="top"/>
    </style:style>
    <style:style style:name="Table25.Cell12" style:family="table-cell">
      <style:table-cell-properties fo:background-color="#FFFFFF" style:vertical-align="middle"/>
    </style:style>
    <style:style style:name="Table25.Cell13" style:family="table-cell">
      <style:table-cell-properties fo:background-color="#FFFFFF" style:vertical-align="top"/>
    </style:style>
    <style:style style:name="Table25.Cell14" style:family="table-cell">
      <style:table-cell-properties fo:background-color="#FFFFFF" style:vertical-align="middle"/>
    </style:style>
    <style:style style:name="Table25.Cell15" style:family="table-cell">
      <style:table-cell-properties fo:background-color="#FFFFFF" style:vertical-align="top"/>
    </style:style>
    <style:style style:name="Table25.Cell16" style:family="table-cell">
      <style:table-cell-properties fo:background-color="#FFFFFF" style:vertical-align="middle"/>
    </style:style>
    <style:style style:name="Table25.Cell17" style:family="table-cell">
      <style:table-cell-properties fo:background-color="#FFFFFF" style:vertical-align="top"/>
    </style:style>
    <style:style style:name="Table25.Cell18" style:family="table-cell">
      <style:table-cell-properties fo:background-color="#FFFFFF" style:vertical-align="middle"/>
    </style:style>
    <style:style style:name="Table25.Cell19" style:family="table-cell">
      <style:table-cell-properties fo:background-color="#FFFFFF" style:vertical-align="top"/>
    </style:style>
    <style:style style:name="Table25.Cell20" style:family="table-cell">
      <style:table-cell-properties fo:background-color="#FFFFFF" style:vertical-align="middle"/>
    </style:style>
    <style:style style:name="Table25.Cell21" style:family="table-cell">
      <style:table-cell-properties fo:background-color="#FFFFFF" style:vertical-align="top"/>
    </style:style>
    <style:style style:name="Table25.Cell22" style:family="table-cell">
      <style:table-cell-properties fo:background-color="#FFFFFF" style:vertical-align="middle"/>
    </style:style>
    <style:style style:name="Table25.Cell23" style:family="table-cell">
      <style:table-cell-properties fo:background-color="#FFFFFF" style:vertical-align="top"/>
    </style:style>
    <style:style style:name="Table25.Cell24" style:family="table-cell">
      <style:table-cell-properties fo:background-color="#FFFFFF" style:vertical-align="middle"/>
    </style:style>
    <style:style style:name="Table25.Cell25" style:family="table-cell">
      <style:table-cell-properties fo:background-color="#FFFFFF" style:vertical-align="top"/>
    </style:style>
    <style:style style:name="Table25.Cell26" style:family="table-cell">
      <style:table-cell-properties fo:background-color="#FFFFFF" style:vertical-align="middle"/>
    </style:style>
    <style:style style:name="Table25.Cell27" style:family="table-cell">
      <style:table-cell-properties fo:background-color="#FFFFFF" style:vertical-align="top"/>
    </style:style>
    <style:style style:name="Table25.Cell28" style:family="table-cell">
      <style:table-cell-properties fo:background-color="#FFFFFF" style:vertical-align="middle"/>
    </style:style>
    <style:style style:name="Table25.Cell29" style:family="table-cell">
      <style:table-cell-properties fo:background-color="#FFFFFF" style:vertical-align="top"/>
    </style:style>
    <style:style style:name="Table25.Cell30" style:family="table-cell">
      <style:table-cell-properties fo:background-color="#FFFFFF" style:vertical-align="middle"/>
    </style:style>
    <style:style style:name="Table25.Cell31" style:family="table-cell">
      <style:table-cell-properties fo:background-color="#FFFFFF" style:vertical-align="top"/>
    </style:style>
    <style:style style:name="Table25.Cell32" style:family="table-cell">
      <style:table-cell-properties fo:background-color="#FFFFFF" style:vertical-align="middle"/>
    </style:style>
    <style:style style:name="Table25.Cell33" style:family="table-cell">
      <style:table-cell-properties fo:background-color="#FFFFFF" style:vertical-align="top"/>
    </style:style>
    <style:style style:name="Table25.Cell34" style:family="table-cell">
      <style:table-cell-properties fo:background-color="#FFFFFF" style:vertical-align="middle"/>
    </style:style>
    <style:style style:name="Table25.Cell35" style:family="table-cell">
      <style:table-cell-properties fo:background-color="#FFFFFF" style:vertical-align="top"/>
    </style:style>
    <style:style style:name="Table25.Cell36" style:family="table-cell">
      <style:table-cell-properties fo:background-color="#FFFFFF"/>
    </style:style>
    <style:style style:name="Table25.Cell37" style:family="table-cell">
      <style:table-cell-properties fo:background-color="#FFFFFF" style:vertical-align="top"/>
    </style:style>
    <style:style style:name="Table25.Cell38" style:family="table-cell">
      <style:table-cell-properties fo:background-color="#FFFFFF" style:vertical-align="top"/>
    </style:style>
    <style:style style:name="Table25.Cell39" style:family="table-cell">
      <style:table-cell-properties fo:background-color="#FFFFFF" style:vertical-align="top"/>
    </style:style>
    <style:style style:name="Table25.Cell40" style:family="table-cell">
      <style:table-cell-properties fo:background-color="#FFFFFF" style:vertical-align="top"/>
    </style:style>
    <style:style style:name="Table25.Cell41" style:family="table-cell">
      <style:table-cell-properties fo:background-color="#FFFFFF" style:vertical-align="top"/>
    </style:style>
    <style:style style:name="Table25.Cell42" style:family="table-cell">
      <style:table-cell-properties fo:background-color="#FFFFFF" style:vertical-align="top"/>
    </style:style>
    <style:style style:name="Table25.Cell43" style:family="table-cell">
      <style:table-cell-properties fo:background-color="#FFFFFF" style:vertical-align="top"/>
    </style:style>
    <style:style style:name="Table25.Cell44" style:family="table-cell">
      <style:table-cell-properties fo:background-color="#FFFFFF" style:vertical-align="top"/>
    </style:style>
    <style:style style:name="Table25.Cell45" style:family="table-cell">
      <style:table-cell-properties fo:background-color="#FFFFFF" style:vertical-align="top"/>
    </style:style>
    <style:style style:name="Table25.Cell46" style:family="table-cell">
      <style:table-cell-properties fo:background-color="#FFFFFF" style:vertical-align="top"/>
    </style:style>
    <style:style style:name="Table25.Cell47" style:family="table-cell">
      <style:table-cell-properties fo:background-color="#FFFFFF" style:vertical-align="top"/>
    </style:style>
    <style:style style:name="Table25.Cell48" style:family="table-cell">
      <style:table-cell-properties fo:background-color="#FFFFFF" style:vertical-align="top"/>
    </style:style>
    <style:style style:name="Table25.Cell49" style:family="table-cell">
      <style:table-cell-properties fo:background-color="#FFFFFF" style:vertical-align="top"/>
    </style:style>
    <style:style style:name="Table25.Cell50" style:family="table-cell">
      <style:table-cell-properties fo:background-color="#FFFFFF" style:vertical-align="top"/>
    </style:style>
    <style:style style:name="Table25.Cell51" style:family="table-cell">
      <style:table-cell-properties fo:background-color="#FFFFFF" style:vertical-align="top"/>
    </style:style>
    <style:style style:name="Table25.Cell52" style:family="table-cell">
      <style:table-cell-properties fo:background-color="#FFFFFF" style:vertical-align="top"/>
    </style:style>
    <style:style style:name="Table25.Cell53" style:family="table-cell">
      <style:table-cell-properties fo:background-color="#FFFFFF" style:vertical-align="top"/>
    </style:style>
    <style:style style:name="Table25.Cell54" style:family="table-cell">
      <style:table-cell-properties fo:background-color="#FFFFFF" style:vertical-align="top"/>
    </style:style>
    <style:style style:name="Table25.Cell55" style:family="table-cell">
      <style:table-cell-properties fo:background-color="#FFFFFF" style:vertical-align="top"/>
    </style:style>
    <style:style style:name="Table25.Cell56" style:family="table-cell">
      <style:table-cell-properties fo:background-color="#FFFFFF" style:vertical-align="top"/>
    </style:style>
    <style:style style:name="Table25.Cell57" style:family="table-cell">
      <style:table-cell-properties fo:background-color="#FFFFFF" style:vertical-align="top"/>
    </style:style>
    <style:style style:name="Table25.Cell58" style:family="table-cell">
      <style:table-cell-properties fo:background-color="#FFFFFF" style:vertical-align="top"/>
    </style:style>
    <style:style style:name="Table25.Cell59" style:family="table-cell">
      <style:table-cell-properties fo:background-color="#FFFFFF" style:vertical-align="top"/>
    </style:style>
    <style:style style:name="Table25.Cell60" style:family="table-cell">
      <style:table-cell-properties fo:background-color="#FFFFFF" style:vertical-align="top"/>
    </style:style>
    <style:style style:name="Table25.Cell61" style:family="table-cell">
      <style:table-cell-properties fo:background-color="#FFFFFF" style:vertical-align="top"/>
    </style:style>
    <style:style style:name="Table25.Cell62" style:family="table-cell">
      <style:table-cell-properties fo:background-color="#FFFFFF" style:vertical-align="top"/>
    </style:style>
    <style:style style:name="Table25.Cell63" style:family="table-cell">
      <style:table-cell-properties fo:background-color="#FFFFFF" style:vertical-align="top"/>
    </style:style>
    <style:style style:name="Table25.Cell64" style:family="table-cell">
      <style:table-cell-properties fo:background-color="#FFFFFF" style:vertical-align="top"/>
    </style:style>
    <style:style style:name="Table25.Cell65" style:family="table-cell">
      <style:table-cell-properties fo:background-color="#FFFFFF" style:vertical-align="top"/>
    </style:style>
    <style:style style:name="Table25.Cell66" style:family="table-cell">
      <style:table-cell-properties fo:background-color="#FFFFFF" style:vertical-align="top"/>
    </style:style>
    <style:style style:name="Table25.Cell67" style:family="table-cell">
      <style:table-cell-properties fo:background-color="#FFFFFF" style:vertical-align="top"/>
    </style:style>
    <style:style style:name="Table25.Cell68" style:family="table-cell">
      <style:table-cell-properties fo:background-color="#FFFFFF" style:vertical-align="top"/>
    </style:style>
    <style:style style:name="Table25.Cell69" style:family="table-cell">
      <style:table-cell-properties fo:background-color="#FFFFFF" style:vertical-align="top"/>
    </style:style>
    <style:style style:name="Table25.Cell70" style:family="table-cell">
      <style:table-cell-properties fo:background-color="#FFFFFF" style:vertical-align="top"/>
    </style:style>
    <style:style style:name="Table25.Cell71" style:family="table-cell">
      <style:table-cell-properties fo:background-color="#FFFFFF" style:vertical-align="top"/>
    </style:style>
    <style:style style:name="Table25.Cell72" style:family="table-cell">
      <style:table-cell-properties fo:background-color="#FFFFFF" style:vertical-align="top"/>
    </style:style>
    <style:style style:name="Table26" style:family="table">
      <style:table-properties style:writing-mode="lr-tb" style:width="14.300cm" table:align="left"/>
    </style:style>
    <style:style style:name="Table26.C1" style:family="table-column">
      <style:table-column-properties style:column-width="6.172cm"/>
    </style:style>
    <style:style style:name="Table26.C2" style:family="table-column">
      <style:table-column-properties style:column-width="8.128cm"/>
    </style:style>
    <style:style style:name="Table26.R1" style:family="table-row">
      <style:table-row-properties style:row-height="0.533cm"/>
    </style:style>
    <style:style style:name="Table26.R2" style:family="table-row">
      <style:table-row-properties style:row-height="0.552cm"/>
    </style:style>
    <style:style style:name="Table26.R3" style:family="table-row">
      <style:table-row-properties style:row-height="0.730cm"/>
    </style:style>
    <style:style style:name="Table26.R4" style:family="table-row">
      <style:table-row-properties style:row-height="0.977cm"/>
    </style:style>
    <style:style style:name="Table26.R5" style:family="table-row">
      <style:table-row-properties style:row-height="0.984cm"/>
    </style:style>
    <style:style style:name="Table26.R6" style:family="table-row">
      <style:table-row-properties style:row-height="1.092cm"/>
    </style:style>
    <style:style style:name="Table26.R7" style:family="table-row">
      <style:table-row-properties style:row-height="1.099cm"/>
    </style:style>
    <style:style style:name="Table26.R8" style:family="table-row">
      <style:table-row-properties style:row-height="0.945cm"/>
    </style:style>
    <style:style style:name="Table26.R9" style:family="table-row">
      <style:table-row-properties style:row-height="0.908cm"/>
    </style:style>
    <style:style style:name="Table26.R10" style:family="table-row">
      <style:table-row-properties style:row-height="1.060cm"/>
    </style:style>
    <style:style style:name="Table26.R11" style:family="table-row">
      <style:table-row-properties style:row-height="1.099cm"/>
    </style:style>
    <style:style style:name="Table26.R12" style:family="table-row">
      <style:table-row-properties style:row-height="1.099cm"/>
    </style:style>
    <style:style style:name="Table26.R13" style:family="table-row">
      <style:table-row-properties style:row-height="0.806cm"/>
    </style:style>
    <style:style style:name="Table26.Cell1" style:family="table-cell">
      <style:table-cell-properties fo:background-color="#FFFFFF" style:vertical-align="top"/>
    </style:style>
    <style:style style:name="Table26.Cell2" style:family="table-cell">
      <style:table-cell-properties fo:background-color="#FFFFFF" style:vertical-align="middle"/>
    </style:style>
    <style:style style:name="Table26.Cell3" style:family="table-cell">
      <style:table-cell-properties fo:background-color="#FFFFFF"/>
    </style:style>
    <style:style style:name="Table26.Cell4" style:family="table-cell">
      <style:table-cell-properties fo:background-color="#FFFFFF"/>
    </style:style>
    <style:style style:name="Table26.Cell5" style:family="table-cell">
      <style:table-cell-properties fo:background-color="#FFFFFF" style:vertical-align="top"/>
    </style:style>
    <style:style style:name="Table26.Cell6" style:family="table-cell">
      <style:table-cell-properties fo:background-color="#FFFFFF" style:vertical-align="top"/>
    </style:style>
    <style:style style:name="Table26.Cell7" style:family="table-cell">
      <style:table-cell-properties fo:background-color="#FFFFFF" style:vertical-align="middle"/>
    </style:style>
    <style:style style:name="Table26.Cell8" style:family="table-cell">
      <style:table-cell-properties fo:background-color="#FFFFFF" style:vertical-align="middle"/>
    </style:style>
    <style:style style:name="Table26.Cell9" style:family="table-cell">
      <style:table-cell-properties fo:background-color="#FFFFFF" style:vertical-align="middle"/>
    </style:style>
    <style:style style:name="Table26.Cell10" style:family="table-cell">
      <style:table-cell-properties fo:background-color="#FFFFFF" style:vertical-align="middle"/>
    </style:style>
    <style:style style:name="Table26.Cell11" style:family="table-cell">
      <style:table-cell-properties fo:background-color="#FFFFFF" style:vertical-align="middle"/>
    </style:style>
    <style:style style:name="Table26.Cell12" style:family="table-cell">
      <style:table-cell-properties fo:background-color="#FFFFFF" style:vertical-align="middle"/>
    </style:style>
    <style:style style:name="Table26.Cell13" style:family="table-cell">
      <style:table-cell-properties fo:background-color="#FFFFFF" style:vertical-align="middle"/>
    </style:style>
    <style:style style:name="Table26.Cell14" style:family="table-cell">
      <style:table-cell-properties fo:background-color="#FFFFFF" style:vertical-align="middle"/>
    </style:style>
    <style:style style:name="Table26.Cell15" style:family="table-cell">
      <style:table-cell-properties fo:background-color="#FFFFFF"/>
    </style:style>
    <style:style style:name="Table26.Cell16" style:family="table-cell">
      <style:table-cell-properties fo:background-color="#FFFFFF"/>
    </style:style>
    <style:style style:name="Table26.Cell17" style:family="table-cell">
      <style:table-cell-properties fo:background-color="#FFFFFF" style:vertical-align="top"/>
    </style:style>
    <style:style style:name="Table26.Cell18" style:family="table-cell">
      <style:table-cell-properties fo:background-color="#FFFFFF" style:vertical-align="top"/>
    </style:style>
    <style:style style:name="Table26.Cell19" style:family="table-cell">
      <style:table-cell-properties fo:background-color="#FFFFFF" style:vertical-align="middle"/>
    </style:style>
    <style:style style:name="Table26.Cell20" style:family="table-cell">
      <style:table-cell-properties fo:background-color="#FFFFFF" style:vertical-align="middle"/>
    </style:style>
    <style:style style:name="Table26.Cell21" style:family="table-cell">
      <style:table-cell-properties fo:background-color="#FFFFFF" style:vertical-align="middle"/>
    </style:style>
    <style:style style:name="Table26.Cell22" style:family="table-cell">
      <style:table-cell-properties fo:background-color="#FFFFFF" style:vertical-align="middle"/>
    </style:style>
    <style:style style:name="Table26.Cell23" style:family="table-cell">
      <style:table-cell-properties fo:background-color="#FFFFFF" style:vertical-align="middle"/>
    </style:style>
    <style:style style:name="Table26.Cell24" style:family="table-cell">
      <style:table-cell-properties fo:background-color="#FFFFFF" style:vertical-align="middle"/>
    </style:style>
    <style:style style:name="Table26.Cell25" style:family="table-cell">
      <style:table-cell-properties fo:background-color="#FFFFFF"/>
    </style:style>
    <style:style style:name="Table26.Cell26" style:family="table-cell">
      <style:table-cell-properties fo:background-color="#FFFFFF"/>
    </style:style>
    <text:list-style style:name="L0">
      <text:list-level-style-number text:start-value="2" style:num-format="1" text:level="1" text:style-name="CharStyle7" style:num-suffix="."/>
    </text:list-style>
    <text:list-style style:name="L2">
      <text:list-level-style-number text:start-value="1" style:num-format="a" text:level="1" text:style-name="CharStyle11" style:num-prefix="(" style:num-suffix=")"/>
    </text:list-style>
    <text:list-style style:name="L4">
      <text:list-level-style-number text:start-value="1" style:num-format="a" text:level="1" text:style-name="CharStyle11" style:num-prefix="(" style:num-suffix=")"/>
    </text:list-style>
    <text:list-style style:name="L6">
      <text:list-level-style-number text:start-value="2" style:num-format="1" text:level="1" text:style-name="CharStyle7" style:num-suffix="."/>
    </text:list-style>
    <text:list-style style:name="L8">
      <text:list-level-style-number text:start-value="1" style:num-format="a" text:level="1" text:style-name="CharStyle11" style:num-prefix="(" style:num-suffix=")"/>
    </text:list-style>
    <text:list-style style:name="L10">
      <text:list-level-style-number text:start-value="1" style:num-format="a" text:level="1" text:style-name="CharStyle18" style:num-prefix="(" style:num-suffix=")"/>
    </text:list-style>
    <text:list-style style:name="L12">
      <text:list-level-style-number text:start-value="4" style:num-format="1" text:level="1" text:style-name="CharStyle7" style:num-suffix="."/>
    </text:list-style>
    <style:style style:name="fr2" style:family="graphic" style:parent-style-name="Frame">
      <style:graphic-properties style:wrap-contour="false" fo:background-color="#ffffff" style:background-transparency="100%" style:flow-with-text="true" fo:margin-left="2.582cm" fo:margin-right="100" fo:margin-top="0" fo:margin-bottom="0.526cm" fo:border="none" style:wrap="left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right" style:vertical-pos="from-top"/>
    </style:style>
    <style:style style:name="fr8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Sect0" style:family="section">
      <style:section-properties fo:margin-left="5.221cm" fo:margin-right="5.669cm">
        <style:columns fo:column-count="1" fo:column-gap="1.270cm"/>
      </style:section-properties>
    </style:style>
    <style:style style:name="Sect1" style:family="section">
      <style:section-properties fo:margin-left="2.492cm" fo:margin-right="2.480cm">
        <style:columns fo:column-count="1" fo:column-gap="1.270cm"/>
      </style:section-properties>
    </style:style>
    <style:style style:name="Sect2" style:family="section">
      <style:section-properties fo:margin-left="2.487cm" fo:margin-right="2.349cm">
        <style:columns fo:column-count="1" fo:column-gap="1.270cm"/>
      </style:section-properties>
    </style:style>
    <style:style style:name="Sect3" style:family="section">
      <style:section-properties fo:margin-left="10.358cm" fo:margin-right="2.133cm">
        <style:columns fo:column-count="1" fo:column-gap="1.270cm"/>
      </style:section-properties>
    </style:style>
    <style:style style:name="Sect4" style:family="section">
      <style:section-properties fo:margin-left="10.358cm" fo:margin-right="2.133cm">
        <style:columns fo:column-count="1" fo:column-gap="1.270cm"/>
      </style:section-properties>
    </style:style>
    <style:style style:name="Sect5" style:family="section">
      <style:section-properties fo:margin-left="5.075cm" fo:margin-right="2.122cm">
        <style:columns fo:column-count="1" fo:column-gap="1.270cm"/>
      </style:section-properties>
    </style:style>
    <style:style style:name="Sect6" style:family="section">
      <style:section-properties fo:margin-left="2.697cm" fo:margin-right="2.104cm">
        <style:columns fo:column-count="1" fo:column-gap="1.270cm"/>
      </style:section-properties>
    </style:style>
    <style:style style:name="Sect7" style:family="section">
      <style:section-properties fo:margin-left="2.697cm" fo:margin-right="2.104cm">
        <style:columns fo:column-count="1" fo:column-gap="1.270cm"/>
      </style:section-properties>
    </style:style>
    <style:style style:name="Sect8" style:family="section">
      <style:section-properties fo:margin-left="2.697cm" fo:margin-right="2.104cm">
        <style:columns fo:column-count="1" fo:column-gap="1.270cm"/>
      </style:section-properties>
    </style:style>
    <style:style style:name="Sect9" style:family="section">
      <style:section-properties fo:margin-left="2.697cm" fo:margin-right="2.113cm">
        <style:columns fo:column-count="1" fo:column-gap="1.270cm"/>
      </style:section-properties>
    </style:style>
    <style:style style:name="Sect10" style:family="section">
      <style:section-properties fo:margin-left="2.842cm" fo:margin-right="2.115cm">
        <style:columns fo:column-count="1" fo:column-gap="1.270cm"/>
      </style:section-properties>
    </style:style>
    <style:style style:name="Sect11" style:family="section">
      <style:section-properties fo:margin-left="2.697cm" fo:margin-right="2.104cm">
        <style:columns fo:column-count="1" fo:column-gap="1.270cm"/>
      </style:section-properties>
    </style:style>
    <style:style style:name="Sect12" style:family="section">
      <style:section-properties fo:margin-left="2.697cm" fo:margin-right="2.104cm">
        <style:columns fo:column-count="1" fo:column-gap="1.270cm"/>
      </style:section-properties>
    </style:style>
    <style:style style:name="Sect13" style:family="section">
      <style:section-properties fo:margin-left="2.842cm" fo:margin-right="2.106cm">
        <style:columns fo:column-count="1" fo:column-gap="1.270cm"/>
      </style:section-properties>
    </style:style>
    <style:style style:name="Sect14" style:family="section">
      <style:section-properties fo:margin-left="2.697cm" fo:margin-right="2.104cm">
        <style:columns fo:column-count="1" fo:column-gap="1.270cm"/>
      </style:section-properties>
    </style:style>
    <style:style style:name="Sect15" style:family="section">
      <style:section-properties fo:margin-left="2.697cm" fo:margin-right="2.104cm">
        <style:columns fo:column-count="1" fo:column-gap="1.270cm"/>
      </style:section-properties>
    </style:style>
    <style:style style:name="Sect16" style:family="section">
      <style:section-properties fo:margin-left="10.275cm" fo:margin-right="10.266cm">
        <style:columns fo:column-count="1" fo:column-gap="1.270cm"/>
      </style:section-properties>
    </style:style>
    <style:style style:name="Sect17" style:family="section">
      <style:section-properties fo:margin-left="3.697cm" fo:margin-right="3.697cm">
        <style:columns fo:column-count="1" fo:column-gap="1.270cm"/>
      </style:section-properties>
    </style:style>
    <style:style style:name="Sect18" style:family="section">
      <style:section-properties fo:margin-left="2.697cm" fo:margin-right="2.104cm">
        <style:columns fo:column-count="1" fo:column-gap="1.270cm"/>
      </style:section-properties>
    </style:style>
    <style:style style:name="Sect19" style:family="section">
      <style:section-properties fo:margin-left="2.697cm" fo:margin-right="2.104cm">
        <style:columns fo:column-count="1" fo:column-gap="1.270cm"/>
      </style:section-properties>
    </style:style>
    <style:style style:name="Sect20" style:family="section">
      <style:section-properties fo:margin-left="2.875cm" fo:margin-right="2.207cm">
        <style:columns fo:column-count="1" fo:column-gap="1.270cm"/>
      </style:section-properties>
    </style:style>
    <style:style style:name="Sect21" style:family="section">
      <style:section-properties fo:margin-left="4.805cm" fo:margin-right="2.124cm">
        <style:columns fo:column-count="1" fo:column-gap="1.270cm"/>
      </style:section-properties>
    </style:style>
    <style:style style:name="Sect22" style:family="section">
      <style:section-properties fo:margin-left="2.697cm" fo:margin-right="2.104cm">
        <style:columns fo:column-count="1" fo:column-gap="1.270cm"/>
      </style:section-properties>
    </style:style>
    <style:style style:name="Sect23" style:family="section">
      <style:section-properties fo:margin-left="2.695cm" fo:margin-right="2.108cm">
        <style:columns fo:column-count="1" fo:column-gap="1.270cm"/>
      </style:section-properties>
    </style:style>
    <style:style style:name="Sect24" style:family="section">
      <style:section-properties fo:margin-left="2.697cm" fo:margin-right="2.104cm">
        <style:columns fo:column-count="1" fo:column-gap="1.270cm"/>
      </style:section-properties>
    </style:style>
    <style:style style:name="Sect25" style:family="section">
      <style:section-properties fo:margin-left="2.508cm" fo:margin-right="2.272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1537"><text:span text:style-name="CharStyle3">SYOR-SYOR YANG DICADANGKAN BAGI<text:line-break/>BAHAGIAN-BAHAGIAN PILIHAN RAYA<text:line-break/>PERSEKUTUAN DAN NEGERI BAGI<text:line-break/>NEGERI TERENGGANU SEBAGAIMANA<text:line-break/>YANG TELAH DIKAJI SEMULA OLEH<text:line-break/>SURUHANJAYA PILIHAN RAYA DALAM<text:line-break/>TAHUN 2016</text:span></text:p>
        <text:p text:style-name="P552"><text:span text:style-name="CharStyle5">PROPOSED RECOMMENDATIONS FOR<text:line-break/>FEDERAL AND STATE CONSTITUENCIES<text:line-break/>FOR THE STATE OF TERENGGANU AS<text:line-break/>REVIEWED BY THE ELECTION<text:line-break/>COMMISSION IN 2016</text:span></text:p>
      </text:section>
      <text:section text:style-name="Sect1" text:name="Section1">
        <text:p text:style-name="P1538"><text:span text:style-name="CharStyle7">PERLEMBAGAAN PERSEKUTUAN<text:line-break/>SEKSYEN 4(a) BAHAGIAN IIJADUAL KETIGA BELAS</text:span></text:p>
        <text:p text:style-name="P1132"><text:span text:style-name="CharStyle7">SYOR-SYOR YANG DICADANGKAN BAGI BAHAGIAN-BAHAGIAN PILIHAN RAYA<text:line-break/>PERSEKUTUAN DAN NEGERI BAGI NEGERI TERENGGANU SEBAGAIMANA YANG<text:line-break/>TELAH DIKAJI SEMULA OLEH SURUHANJAYA PILIHAN RAYA DALAM TAHUN 2016</text:span></text:p>
        <text:p text:style-name="P955"><text:span text:style-name="CharStyle7">Suruhanjaya Pilihan Raya, mengikut kehendak Fasal (2) Perkara 113 Perlembagaan<text:line-break/>Persekutuan, telah mengkaji semula pembahagian bahagian-bahagian pilihan raya<text:line-break/>Persekutuan dan Negeri bagi Negeri Terengganu.</text:span></text:p>
        <text:list text:style-name="L0">
          <text:list-item>
            <text:p text:style-name="P1500"><text:span text:style-name="CharStyle7"><text:tab/>Berikutan dengan kajian semula itu, Suruhanjaya Pilihan Raya bercadang untuk<text:line-break/>mengesyorkan dalam laporannya syor-syor berikut:</text:span></text:p>
          </text:list-item>
        </text:list>
        <text:list text:style-name="L2">
          <text:list-item>
            <text:p text:style-name="P641"><text:span text:style-name="CharStyle7"><text:tab/>tiada perubahan bilangan bahagian-bahagian pilihan raya Persekutuan<text:line-break/>bagi Negeri Terengganu;</text:span></text:p>
          </text:list-item>
          <text:list-item>
            <text:p text:style-name="P1142"><text:span text:style-name="CharStyle7"><text:tab/>tiada perubahan bilangan bahagian-bahagian pilihan raya Negeri bagi<text:line-break/>Negeri Terengganu;</text:span></text:p>
          </text:list-item>
          <text:list-item>
            <text:p text:style-name="P664"><text:span text:style-name="CharStyle7"><text:tab/>tiada pindaan atau perubahan nama kepada bahagian-bahagian pilihan<text:line-break/>raya Persekutuan dalam Negeri Terengganu; dan</text:span></text:p>
          </text:list-item>
          <text:list-item>
            <text:p text:style-name="P1332"><text:span text:style-name="CharStyle7"><text:tab/>terdapat pindaan dan perubahan nama kepada bahagian-bahagian pilihan<text:line-break/>raya Negeri yang melibatkan dua (2) bahagian-bahagian pilihan raya<text:line-break/>Negeri dalam Negeri Terengganu.</text:span></text:p>
          </text:list-item>
        </text:list>
        <text:list text:style-name="L0">
          <text:list-item>
            <text:p text:style-name="P1488"><text:span text:style-name="CharStyle7"><text:tab/>Jumlah bilangan pemilih seramai 669,546 orang dalam Daftar Pemilih yang<text:line-break/>ditentukan oleh Suruhanjaya Pilihan Raya iaitu yang telah diperakui dan diwartakan<text:line-break/>pada 13 Mei 2016 </text:span><text:span text:style-name="CharStyle11">[P.U. (B) 217/2016]</text:span><text:span text:style-name="CharStyle7"><text:s text:c="1"/>dan dibaca bersama </text:span><text:span text:style-name="CharStyle11">P.U. (B] 399/2016</text:span><text:span text:style-name="CharStyle7"><text:s text:c="1"/>bertarikh<text:line-break/>6 September 2016 telah diguna pakai bagi maksud kajian semula persempadanan<text:line-break/>bahagian-bahagian pilihan raya Persekutuan dan Negeri di dalam Negeri Terengganu.</text:span></text:p>
          </text:list-item>
          <text:list-item>
            <text:p text:style-name="P1328"><text:span text:style-name="CharStyle7"><text:tab/>Butiran syor yang dicadangkan bagi Negeri Terengganu berkenaan dengan<text:line-break/>bahagian-bahagian pilihan raya Persekutuan dan Negeri yang baharu, pindaan dan<text:line-break/>perubahan nama sedia ada bagi bahagian-bahagian pilihan raya Persekutuan dan<text:line-break/>Negeri dan bahagian-bahagian pilihan raya Persekutuan yang telah terlibat dalam</text:span></text:p>
          </text:list-item>
        </text:list>
        <text:p text:style-name="P796"><text:span text:style-name="CharStyle7">semakan semula dan tersentuh oleh syor tersebut adalah dinyatakan dalam Jadual<text:line-break/>Pertama.</text:span></text:p>
        <text:list text:style-name="L0" text:continue-numbering="true">
          <text:list-item>
            <text:p text:style-name="P948"><text:span text:style-name="CharStyle7"><text:tab/>Berikutan kajian semula persempadanan bahagian-bahagian pilihan raya<text:line-break/>Persekutuan dan Negeri ini, bilangan pemilih bagi bahagian-bahagian pilihan raya<text:line-break/>Persekutuan dan Negeri dalam Negeri Terengganu adalah dinyatakan dalam Jadual<text:line-break/>Kedua.</text:span></text:p>
          </text:list-item>
          <text:list-item>
            <text:p text:style-name="P716"><text:span text:style-name="CharStyle7"><text:tab/>Syor yang dicadangkan ini berserta dengan satu salinan rang pelan bahagian-<text:line-break/>bahagian pilihan raya bagi Negeri-Negeri Tanah Melayu dan satu salinan rang pelan<text:line-break/>bahagian-bahagian pilihan raya bagi Negeri Terengganu boleh diperiksa mulai 15<text:line-break/>September 2016 hingga dan termasuk 14 Oktober 2016 semasa waktu pejabat biasa di<text:line-break/>tempat-tempatyang dinyatakan dalam Jadual Ketiga.</text:span></text:p>
          </text:list-item>
          <text:list-item>
            <text:p text:style-name="P470"><text:span text:style-name="CharStyle7"><text:tab/>Menurut<text:tab/>seksyen 4</text:span><text:span text:style-name="CharStyle11">(b),</text:span><text:span text:style-name="CharStyle7"><text:s text:c="1"/>Bahagian II, Jadual Ketiga Belas, Perlembagaan</text:span></text:p>
          </text:list-item>
        </text:list>
        <text:p text:style-name="P744"><text:span text:style-name="CharStyle7">Persekutuan, representasi mengenai syor yang dicadangkan boleh dibuat kepada<text:line-break/>Suruhanjaya Pilihan Raya dalam masa satu bulan selepas tarikh penyiaran Notis ini.</text:span></text:p>
        <text:list text:style-name="L0" text:continue-numbering="true">
          <text:list-item>
            <text:p text:style-name="P570"><text:span text:style-name="CharStyle7"><text:tab/>Selaras dengan seksyen 5, Bahagian II, Jadual Ketiga Belas, Perlembagaan<text:line-break/>Persekutuan, pihak-pihak yang boleh membuat representasi membantah syor yang<text:line-break/>dicadangkan itu adalah:</text:span></text:p>
          </text:list-item>
        </text:list>
        <text:list text:style-name="L4">
          <text:list-item>
            <text:p text:style-name="P753"><text:span text:style-name="CharStyle7"><text:tab/>Kerajaan Negeri; atau</text:span></text:p>
          </text:list-item>
          <text:list-item>
            <text:p text:style-name="P1344"><text:span text:style-name="CharStyle7"><text:tab/>mana-mana pihak berkuasa tempatan yang keseluruhan atau sebahagian<text:line-break/>kawasannya termasuk di dalam bahagian-bahagian pilihan raya yang<text:line-break/>tersentuh oleh syor itu; atau</text:span></text:p>
          </text:list-item>
          <text:list-item>
            <text:p text:style-name="P1103"><text:span text:style-name="CharStyle7"><text:tab/>sekumpulan orang seramai satu ratus orang atau lebih yang nama mereka<text:line-break/>ditunjukkan dalam daftar pemilih semasa bagi bahagian-bahagian pilihan<text:line-break/>raya yang berkenaan.</text:span></text:p>
          </text:list-item>
        </text:list>
        <text:list text:style-name="L0">
          <text:list-item>
            <text:p text:style-name="P1110"><text:span text:style-name="CharStyle7"><text:tab/>Apa-apa representasi membantah syor yang dicadangkan hendaklah<text:line-break/>dikemukakan secara bertulis kepada Suruhanjaya Pilihan Raya dan dialamatkan kepada<text:line-break/>Pegawai Pilihan Raya Negeri Terengganu seperti di bawah:</text:span></text:p>
          </text:list-item>
        </text:list>
      </text:section>
      <text:section text:style-name="Sect2" text:name="Section2">
        <text:p text:style-name="P1539"><text:span text:style-name="CharStyle7">Pengarah Pilihan Raya Negeri Terengganu<text:line-break/>Tingkat 6 Wisma Persekutuan<text:line-break/>Jalan Sultan Ismail<text:line-break/>20200 Kuala Terengganu<text:line-break/>Terengganu.</text:span></text:p>
        <text:p text:style-name="P1379"><text:span text:style-name="CharStyle7">FEDERAL CONSTITUTION<text:line-break/>SECTION 4</text:span><text:span text:style-name="CharStyle11">(a)</text:span><text:span text:style-name="CharStyle7"><text:s text:c="1"/>PART II THIRTEENTH SCHEDULE</text:span></text:p>
        <text:p text:style-name="P754"><text:span text:style-name="CharStyle7">PROPOSED RECOMMENDATIONS FOR FEDERAL AND STATE CONSTITUENCIES FOR<text:line-break/>THE STATE OF TERENGGANU AS REVIEWED BY THE ELECTION COMMISSION IN 2016</text:span></text:p>
        <text:p text:style-name="P982"><text:span text:style-name="CharStyle7">Election Commission, in accordance with the requirements of Clause (2) of Article 113<text:line-break/>of the Federal Constitution, has reviewed the division of the Federal constituencies and<text:line-break/>State constituencies for the State of Terengganu.</text:span></text:p>
        <text:list text:style-name="L6">
          <text:list-item>
            <text:p text:style-name="P1035"><text:span text:style-name="CharStyle7"><text:tab/>Consequent upon the review, the Election Commission proposes to recommend<text:line-break/>in their report such recommendations:</text:span></text:p>
          </text:list-item>
        </text:list>
        <text:list text:style-name="L8">
          <text:list-item>
            <text:p text:style-name="P654"><text:span text:style-name="CharStyle7"><text:tab/>no alteration in the number of Federal constituencies for the State of<text:line-break/>Terengganu;</text:span></text:p>
          </text:list-item>
          <text:list-item>
            <text:p text:style-name="P498"><text:span text:style-name="CharStyle7"><text:tab/>no alteration in the number of the State constituencies for the State of<text:line-break/>Terengganu;</text:span></text:p>
          </text:list-item>
        </text:list>
        <text:p text:style-name="P1232"><text:span text:style-name="CharStyle11">(cj</text:span><text:span text:style-name="CharStyle7"><text:tab/>no amendment or alteration made to the names of Federal constituencies</text:span></text:p>
        <text:p text:style-name="P1164"><text:span text:style-name="CharStyle7">in the State of Terengganu; and</text:span></text:p>
        <text:list text:style-name="L4">
          <text:list-item>
            <text:p text:style-name="P1060"><text:span text:style-name="CharStyle11"><text:tab/></text:span><text:span text:style-name="CharStyle7">there are amendments and alterations made to the names of the State<text:line-break/>constituencies involving two (2) State constituencies in the State of<text:line-break/>Terengganu.</text:span></text:p>
          </text:list-item>
        </text:list>
        <text:list text:style-name="L6">
          <text:list-item>
            <text:p text:style-name="P1375"><text:span text:style-name="CharStyle7"><text:tab/>The total number of 669,546 electors in the Electoral Rolls determined by the<text:line-break/>Election Commission which was endorsed and gazetted on 13 May 2016 </text:span><text:span text:style-name="CharStyle11">[P.U. (B)<text:line-break/>217/2016]</text:span><text:span text:style-name="CharStyle7"><text:s text:c="1"/>and read together with </text:span><text:span text:style-name="CharStyle11">P.U. (BJ 399/2016</text:span><text:span text:style-name="CharStyle7"><text:s text:c="1"/>dated 6 September 2016 are used</text:span></text:p>
          </text:list-item>
        </text:list>
        <text:p text:style-name="P911"><text:span text:style-name="CharStyle15">3</text:span></text:p>
        <text:p text:style-name="P804"><text:span text:style-name="CharStyle17">for the purpose of the review of the delimitation of the Federal and State constituencies<text:line-break/>in the State of Terengganu.</text:span></text:p>
        <text:list text:style-name="L6" text:continue-numbering="true">
          <text:list-item>
            <text:p text:style-name="P701"><text:span text:style-name="CharStyle17"><text:tab/>Particulars of the proposed recommendations for the State of Terengganu<text:line-break/>regarding the new Federal and State constituencies, amendments and alterations to the<text:line-break/>existing names of the Federal and State constituencies and the Federal constituencies<text:line-break/>involved in the revision and affected by the proposed recommendations are specified in<text:line-break/>the First Schedule.</text:span></text:p>
          </text:list-item>
          <text:list-item>
            <text:p text:style-name="P553"><text:span text:style-name="CharStyle17"><text:tab/>Due to this review of the delimitation of the Federal and State constituencies, the<text:line-break/>number of electors for the Federal and State constituencies in the State of Terengganu<text:line-break/>are specified in the Second Schedule.</text:span></text:p>
          </text:list-item>
          <text:list-item>
            <text:p text:style-name="P469"><text:span text:style-name="CharStyle17"><text:tab/>This proposed recommendations together with one copy of the draft<text:line-break/>constituencies plan for the States of Malaya and one copy of the draft constituencies<text:line-break/>plan for the State of Terengganu may be inspected from 15 September 2016 up to and<text:line-break/>including 14 October 2016 during normal office hours at the places specified in the<text:line-break/>Third Schedule.</text:span></text:p>
          </text:list-item>
          <text:list-item>
            <text:p text:style-name="P1166"><text:span text:style-name="CharStyle17"><text:tab/>According to section </text:span><text:span text:style-name="CharStyle18">4(b),</text:span><text:span text:style-name="CharStyle17"><text:s text:c="1"/>Part II of the Thirteenth Schedule to the Federal<text:line-break/>Constitution, representations with respect to the proposed recommendations may be<text:line-break/>made to the Election Commission within one month after the date of publication of this<text:line-break/>Notice.</text:span></text:p>
          </text:list-item>
          <text:list-item>
            <text:p text:style-name="P1085"><text:span text:style-name="CharStyle17"><text:tab/>In accordance with section 5, Part II of the Thirteenth Schedule to the Federal<text:line-break/>Constitution, parties who can make representations objecting to the propose<text:line-break/>recommendations are:</text:span></text:p>
          </text:list-item>
        </text:list>
        <text:list text:style-name="L10">
          <text:list-item>
            <text:p text:style-name="P1008"><text:span text:style-name="CharStyle17"><text:tab/>the State Government; or</text:span></text:p>
          </text:list-item>
          <text:list-item>
            <text:p text:style-name="P878"><text:span text:style-name="CharStyle17"><text:tab/>any local authority whose area is wholly or partly comprised in the<text:line-break/>constituencies affected by the recommendation; or</text:span></text:p>
          </text:list-item>
          <text:list-item>
            <text:p text:style-name="P808"><text:span text:style-name="CharStyle17"><text:tab/>a body of one hundred or more persons whose names are shown on the<text:line-break/>current electoral rolls of the constituencies in question.</text:span></text:p>
          </text:list-item>
        </text:list>
        <text:p text:style-name="P706"><text:span text:style-name="CharStyle15">4</text:span></text:p>
        <text:list text:style-name="L6">
          <text:list-item>
            <text:p text:style-name="P1414"><text:span text:style-name="CharStyle7"><text:tab/>Any representations objecting to the proposed recommendations shall be<text:line-break/>submitted in writing to the Election Commission and addressed to the Terengganu State<text:line-break/>Election Officer as below:</text:span></text:p>
          </text:list-item>
        </text:list>
        <text:p text:style-name="P953"><text:span text:style-name="CharStyle7">Pengarah Pilihan Raya Negeri Terengganu</text:span></text:p>
        <text:p text:style-name="P501"><text:span text:style-name="CharStyle7">Tingkat 6 Wisma Persekutuan</text:span></text:p>
        <text:p text:style-name="P556"><text:span text:style-name="CharStyle7">Jalan Sultan Ismail</text:span></text:p>
        <text:p text:style-name="P1259"><text:span text:style-name="CharStyle7">20200 Kuala Terengganu</text:span></text:p>
        <text:p text:style-name="P1372"><text:span text:style-name="CharStyle7">Terengganu.</text:span></text:p>
        <text:p text:style-name="P676"><text:span text:style-name="CharStyle15">5</text:span></text:p>
        <text:p text:style-name="P854"><text:span text:style-name="CharStyle20">JADUAL PERTAMA / </text:span><text:span text:style-name="CharStyle21">FIRST SCHEDULE</text:span></text:p>
        <text:p text:style-name="P1080"><text:span text:style-name="CharStyle20">SYOR YANG DICADANGKAN BAGI NEGERI TERENGGANU BERKAITAN DENGAN<text:line-break/>BAHAG IAN - BAHAGI AN PILIHAN RAYA PERSEKUTUAN DAN NEGERI YANG<text:line-break/>BAHARU, PINDAAN DAN PERUBAHAN NAMA SEDIA ADA BAGI BAHAG IAN -<text:line-break/>BAHAGIAN PILIHAN RAYA PERSEKUTUAN DAN NEGERI DAN BAHAGIAN-<text:line-break/>BAHAGIAN PILIHAN RAYA PERSEKUTUAN YANG TELAH DISEMAK SEMULA DAN<text:line-break/>TERKESAN OLEH SYOR YANG DICADANGKAN</text:span></text:p>
        <text:p text:style-name="P1161"><text:span text:style-name="CharStyle23">PROPOSED RECOMMENDATIONS FOR THE STATE OF TERENGGANU REGARDING THE<text:line-break/>NEW FEDERAL AND STATE CONSTITUENCIES, AMENDMENTS AND ALTERATIONS TO<text:line-break/>THE EXISTING NAMES OF THE FEDERAL AND STATE CONSTITUENCIES AND THE<text:line-break/>FEDERAL CONSTITUENCIES INVOLVED IN THE REVISION AND AFFECTED BY THE</text:span></text:p>
        <text:p text:style-name="P1207"><text:span text:style-name="CharStyle23">PROPOSED RECOMMENDATIONS</text:span></text:p>
        <text:h text:outline-level="1" text:style-name="P1087"><text:bookmark-start text:name="bookmark0"/><text:span text:style-name="CharStyle25">(</text:span><text:span text:style-name="CharStyle26">1</text:span><text:span text:style-name="CharStyle25">) (</text:span><text:span text:style-name="CharStyle26">2</text:span><text:span text:style-name="CharStyle25">)</text:span><text:bookmark-end text:name="bookmark0"/></text:h>
        <text:p text:style-name="P1288"><text:span text:style-name="CharStyle7">Bahagian Pilihan Raya<text:tab/>Bahagian<text:tab/>Pilihan<text:tab/>Raya Negeri</text:span></text:p>
        <text:p text:style-name="P1052"><text:span text:style-name="CharStyle7">Persekutuan</text:span></text:p>
        <text:p text:style-name="P508"><draw:frame draw:style-name="fr2" svg:x="8.858cm" svg:y="1.050cm" svg:width="8.745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><text:p text:style-name="P1158"><text:span text:style-name="CharStyle12">- Tiada -</text:span></text:p></table:table-cell><table:table-cell table:style-name="Table1.Cell2"><text:p text:style-name="P1219"><text:span text:style-name="CharStyle13">-</text:span><text:span text:style-name="CharStyle12"><text:s text:c="1"/>Tiada -</text:span></text:p></table:table-cell></table:table-row><table:table-row table:style-name="Table1.R2"><table:table-cell table:style-name="Table1.Cell3"><text:p text:style-name="P1280"><text:span text:style-name="CharStyle12">- </text:span><text:span text:style-name="CharStyle13">Nil -</text:span></text:p></table:table-cell><table:table-cell table:style-name="Table1.Cell4"><text:p text:style-name="P1214"><text:span text:style-name="CharStyle12">- </text:span><text:span text:style-name="CharStyle13">Nil -</text:span></text:p></table:table-cell></table:table-row><table:table-row table:style-name="Table1.R3"><table:table-cell table:style-name="Table1.Cell5"><text:p text:style-name="P1239"><text:span text:style-name="CharStyle13">-</text:span><text:span text:style-name="CharStyle12"><text:s text:c="1"/>Tiada -</text:span></text:p></table:table-cell><table:table-cell table:style-name="Table1.Cell6"><text:p text:style-name="P1266"><text:span text:style-name="CharStyle12">1. N. 10 Buluh Gading</text:span></text:p></table:table-cell></table:table-row><table:table-row table:style-name="Table1.R4"><table:table-cell table:style-name="Table1.Cell7"><text:p text:style-name="P730"><text:span text:style-name="CharStyle12">- </text:span><text:span text:style-name="CharStyle13">Nil -</text:span></text:p></table:table-cell><table:table-cell table:style-name="Table1.Cell8"><text:p text:style-name="P622"><text:span text:style-name="CharStyle12">(Nama Asal: Teluk Pasu)</text:span></text:p></table:table-cell></table:table-row><table:table-row table:style-name="Table1.R5"><table:table-cell table:style-name="Table1.Cell9"><text:p text:style-name="P1508"/></table:table-cell><table:table-cell table:style-name="Table1.Cell10"><text:p text:style-name="P1192"><text:span text:style-name="CharStyle12">2. N. 21Sekayu</text:span></text:p></table:table-cell></table:table-row><table:table-row table:style-name="Table1.R6"><table:table-cell table:style-name="Table1.Cell11"><text:p text:style-name="P1508"/></table:table-cell><table:table-cell table:style-name="Table1.Cell12"><text:p text:style-name="P1065"><text:span text:style-name="CharStyle12">(Nama Asal: Telemung)</text:span></text:p></table:table-cell></table:table-row></table:table></draw:text-box></draw:frame><text:span text:style-name="CharStyle28">Federal Constituency<text:tab/>State<text:tab/>Constituency</text:span></text:p>
        <text:p text:style-name="P1141"><text:span text:style-name="CharStyle7">Pewujudan Baharu<text:line-break/></text:span><text:span text:style-name="CharStyle11">Newly Created</text:span></text:p>
        <text:p text:style-name="P1496"><text:span text:style-name="CharStyle29">Pindaan Dan<text:line-break/>Perubahan Nama<text:line-break/>Sedia Ada<text:line-break/></text:span><text:span text:style-name="CharStyle28">Amendments And<text:line-break/>Alterations To The<text:line-break/>Existing Name</text:span></text:p>
        <text:p text:style-name="P463"><text:span text:style-name="CharStyle7">Semua bahagian-bahagian pilihan raya Persekutuan di dalam Negeri Terengganu<text:line-break/>terlibat dalam semakan semula dan tersentuh oleh syor yang dicadangkan.</text:span></text:p>
        <text:p text:style-name="P1003"><text:span text:style-name="CharStyle28">All Federal constituencies in the State of Terengganu are involved in the revision and<text:line-break/>affected by the proposed recommendations.</text:span></text:p>
        <text:p text:style-name="P607"><text:span text:style-name="CharStyle31">6</text:span></text:p>
        <text:p text:style-name="P592"><text:span text:style-name="CharStyle32">JADUAL KEDUA / </text:span><text:span text:style-name="CharStyle23">SECOND SCHEDULE</text:span></text:p>
        <text:p text:style-name="P1095"><text:span text:style-name="CharStyle20">BILANGAN PEMILIH BAGI BAHAGIAN-BAHAGIAN PILIHAN RAYA PERSEKUTUAN<text:line-break/>DAN NEGERI BAGI NEGERI TERENGGANU</text:span></text:p>
        <text:p text:style-name="P1341"><text:span text:style-name="CharStyle23">NUMBER OF ELECTORS FOR THE FEDERAL AND ST A TE CONSTITUENCIES FOR THE</text:span></text:p>
        <text:p text:style-name="P1283"><text:span text:style-name="CharStyle23">STATE OF TERENGGANU</text:span></text:p>
        <text:p text:style-name="P1312"><text:span text:style-name="CharStyle20">BAHAGIAN PILIHAN RAYA PERSEKUTUAN: P. 033 BESUT<text:line-break/></text:span><text:span text:style-name="CharStyle21">FEDERAL CONSTITUENCY: P. 033 BESUT</text:span></text:p>
        <text:p text:style-name="P2"><draw:frame draw:style-name="fr3" svg:x="0.000cm" svg:y="0.000cm" svg:width="16.154cm" fo:min-height="0.002cm" text:anchor-type="paragraph"><draw:text-box><table:table table:style-name="Table2"><table:table-column table:style-name="Table2.C1"/><table:table-column table:style-name="Table2.C2"/><table:table-column table:style-name="Table2.C3"/><table:table-column table:style-name="Table2.C4"/><table:table-row table:style-name="Table2.R1"><table:table-cell table:style-name="Table2.Cell1"><text:p text:style-name="P1415"><text:span text:style-name="CharStyle12">(1)</text:span></text:p></table:table-cell><table:table-cell table:style-name="Table2.Cell2"><text:p text:style-name="P1508"/></table:table-cell><table:table-cell table:style-name="Table2.Cell3"><text:p text:style-name="P977"><text:span text:style-name="CharStyle12">(2)</text:span></text:p></table:table-cell><table:table-cell table:style-name="Table2.Cell4"><text:p text:style-name="P964"><text:span text:style-name="CharStyle12">(3)</text:span></text:p></table:table-cell></table:table-row><table:table-row table:style-name="Table2.R2"><table:table-cell table:style-name="Table2.Cell5"><text:p text:style-name="P852"><text:span text:style-name="CharStyle12">Bahagian Pilihan Raya</text:span></text:p></table:table-cell><table:table-cell table:style-name="Table2.Cell6"><text:p text:style-name="P1508"/></table:table-cell><table:table-cell table:style-name="Table2.Cell7"><text:p text:style-name="P679"><text:span text:style-name="CharStyle12">Daerah Mengundi</text:span></text:p></table:table-cell><table:table-cell table:style-name="Table2.Cell8"><text:p text:style-name="P1097"><text:span text:style-name="CharStyle12">Bilangan Pemilih</text:span></text:p></table:table-cell></table:table-row><table:table-row table:style-name="Table2.R3"><table:table-cell table:style-name="Table2.Cell9"><text:p text:style-name="P896"><text:span text:style-name="CharStyle12">Negeri</text:span></text:p></table:table-cell><table:table-cell table:style-name="Table2.Cell10"><text:p text:style-name="P1508"/></table:table-cell><table:table-cell table:style-name="Table2.Cell11"><text:p text:style-name="P1508"/></table:table-cell><table:table-cell table:style-name="Table2.Cell12"><text:p text:style-name="P1508"/></table:table-cell></table:table-row><table:table-row table:style-name="Table2.R4"><table:table-cell table:style-name="Table2.Cell13"><text:p text:style-name="P1157"><text:span text:style-name="CharStyle13">State Constituency</text:span></text:p></table:table-cell><table:table-cell table:style-name="Table2.Cell14"><text:p text:style-name="P1508"/></table:table-cell><table:table-cell table:style-name="Table2.Cell15"><text:p text:style-name="P887"><text:span text:style-name="CharStyle13">Polling District</text:span></text:p></table:table-cell><table:table-cell table:style-name="Table2.Cell16"><text:p text:style-name="P1306"><text:span text:style-name="CharStyle13">Number of Electors</text:span></text:p></table:table-cell></table:table-row><table:table-row table:style-name="Table2.R5"><table:table-cell table:style-name="Table2.Cell17"><text:p text:style-name="P1198"><text:span text:style-name="CharStyle12">N. 01 KUALA BESUT</text:span></text:p></table:table-cell><table:table-cell table:style-name="Table2.Cell18"><text:p text:style-name="P581"><text:span text:style-name="CharStyle12">1.</text:span></text:p></table:table-cell><table:table-cell table:style-name="Table2.Cell19"><text:p text:style-name="P1342"><text:span text:style-name="CharStyle12">Pulau Perhentian</text:span></text:p></table:table-cell><table:table-cell table:style-name="Table2.Cell20"><text:p text:style-name="P1327"><text:span text:style-name="CharStyle12">769</text:span></text:p></table:table-cell></table:table-row><table:table-row table:style-name="Table2.R6"><table:table-cell table:style-name="Table2.Cell21"><text:p text:style-name="P1508"/></table:table-cell><table:table-cell table:style-name="Table2.Cell22"><text:p text:style-name="P732"><text:span text:style-name="CharStyle12">2.</text:span></text:p></table:table-cell><table:table-cell table:style-name="Table2.Cell23"><text:p text:style-name="P1267"><text:span text:style-name="CharStyle12">Seberang Barat</text:span></text:p></table:table-cell><table:table-cell table:style-name="Table2.Cell24"><text:p text:style-name="P989"><text:span text:style-name="CharStyle12">1,812</text:span></text:p></table:table-cell></table:table-row><table:table-row table:style-name="Table2.R7"><table:table-cell table:style-name="Table2.Cell25"><text:p text:style-name="P1508"/></table:table-cell><table:table-cell table:style-name="Table2.Cell26"><text:p text:style-name="P1240"><text:span text:style-name="CharStyle12">3.</text:span></text:p></table:table-cell><table:table-cell table:style-name="Table2.Cell27"><text:p text:style-name="P1335"><text:span text:style-name="CharStyle12">Nail</text:span></text:p></table:table-cell><table:table-cell table:style-name="Table2.Cell28"><text:p text:style-name="P1075"><text:span text:style-name="CharStyle12">3,498</text:span></text:p></table:table-cell></table:table-row><table:table-row table:style-name="Table2.R8"><table:table-cell table:style-name="Table2.Cell29"><text:p text:style-name="P1508"/></table:table-cell><table:table-cell table:style-name="Table2.Cell30"><text:p text:style-name="P1066"><text:span text:style-name="CharStyle12">4.</text:span></text:p></table:table-cell><table:table-cell table:style-name="Table2.Cell31"><text:p text:style-name="P1367"><text:span text:style-name="CharStyle12">Seberang Barat Luar</text:span></text:p></table:table-cell><table:table-cell table:style-name="Table2.Cell32"><text:p text:style-name="P1118"><text:span text:style-name="CharStyle12">2,118</text:span></text:p></table:table-cell></table:table-row><table:table-row table:style-name="Table2.R9"><table:table-cell table:style-name="Table2.Cell33"><text:p text:style-name="P1508"/></table:table-cell><table:table-cell table:style-name="Table2.Cell34"><text:p text:style-name="P1445"><text:span text:style-name="CharStyle12">5.</text:span></text:p></table:table-cell><table:table-cell table:style-name="Table2.Cell35"><text:p text:style-name="P515"><text:span text:style-name="CharStyle12">Tok Saboh</text:span></text:p></table:table-cell><table:table-cell table:style-name="Table2.Cell36"><text:p text:style-name="P513"><text:span text:style-name="CharStyle12">2,811</text:span></text:p></table:table-cell></table:table-row><table:table-row table:style-name="Table2.R10"><table:table-cell table:style-name="Table2.Cell37"><text:p text:style-name="P1508"/></table:table-cell><table:table-cell table:style-name="Table2.Cell38"><text:p text:style-name="P1486"><text:span text:style-name="CharStyle12">6.</text:span></text:p></table:table-cell><table:table-cell table:style-name="Table2.Cell39"><text:p text:style-name="P985"><text:span text:style-name="CharStyle12">Kampung Nangka</text:span></text:p></table:table-cell><table:table-cell table:style-name="Table2.Cell40"><text:p text:style-name="P950"><text:span text:style-name="CharStyle12">1,246</text:span></text:p></table:table-cell></table:table-row><table:table-row table:style-name="Table2.R11"><table:table-cell table:style-name="Table2.Cell41"><text:p text:style-name="P1508"/></table:table-cell><table:table-cell table:style-name="Table2.Cell42"><text:p text:style-name="P462"><text:span text:style-name="CharStyle12">7.</text:span></text:p></table:table-cell><table:table-cell table:style-name="Table2.Cell43"><text:p text:style-name="P1196"><text:span text:style-name="CharStyle12">Kampung Baru</text:span></text:p></table:table-cell><table:table-cell table:style-name="Table2.Cell44"><text:p text:style-name="P1404"><text:span text:style-name="CharStyle12">3,397</text:span></text:p></table:table-cell></table:table-row><table:table-row table:style-name="Table2.R12"><table:table-cell table:style-name="Table2.Cell45"><text:p text:style-name="P1508"/></table:table-cell><table:table-cell table:style-name="Table2.Cell46"><text:p text:style-name="P1311"><text:span text:style-name="CharStyle12">8.</text:span></text:p></table:table-cell><table:table-cell table:style-name="Table2.Cell47"><text:p text:style-name="P693"><text:span text:style-name="CharStyle12">Bukit Puteri</text:span></text:p></table:table-cell><table:table-cell table:style-name="Table2.Cell48"><text:p text:style-name="P902"><text:span text:style-name="CharStyle12">2,046</text:span></text:p></table:table-cell></table:table-row><table:table-row table:style-name="Table2.R13"><table:table-cell table:style-name="Table2.Cell49"><text:p text:style-name="P1508"/></table:table-cell><table:table-cell table:style-name="Table2.Cell50"><text:p text:style-name="P1204"><text:span text:style-name="CharStyle12">9.</text:span></text:p></table:table-cell><table:table-cell table:style-name="Table2.Cell51"><text:p text:style-name="P1316"><text:span text:style-name="CharStyle12">Air Terjun</text:span></text:p></table:table-cell><table:table-cell table:style-name="Table2.Cell52"><text:p text:style-name="P710"><text:span text:style-name="CharStyle12">873</text:span></text:p></table:table-cell></table:table-row><table:table-row table:style-name="Table2.R14"><table:table-cell table:style-name="Table2.Cell53"><text:p text:style-name="P1508"/></table:table-cell><table:table-cell table:style-name="Table2.Cell54"><text:p text:style-name="P1508"/></table:table-cell><table:table-cell table:style-name="Table2.Cell55"><text:p text:style-name="P1508"/></table:table-cell><table:table-cell table:style-name="Table2.Cell56"><text:p text:style-name="P1419"><text:span text:style-name="CharStyle12">18,570</text:span></text:p></table:table-cell></table:table-row><table:table-row table:style-name="Table2.R15"><table:table-cell table:style-name="Table2.Cell57"><text:p text:style-name="P1169"><text:span text:style-name="CharStyle12">N. 02 KOTA PUTERA</text:span></text:p></table:table-cell><table:table-cell table:style-name="Table2.Cell58"><text:p text:style-name="P916"><text:span text:style-name="CharStyle12">1.</text:span></text:p></table:table-cell><table:table-cell table:style-name="Table2.Cell59"><text:p text:style-name="P1323"><text:span text:style-name="CharStyle12">Pekan Seberang Kastam</text:span></text:p></table:table-cell><table:table-cell table:style-name="Table2.Cell60"><text:p text:style-name="P783"><text:span text:style-name="CharStyle12">2,046</text:span></text:p></table:table-cell></table:table-row><table:table-row table:style-name="Table2.R16"><table:table-cell table:style-name="Table2.Cell61"><text:p text:style-name="P1508"/></table:table-cell><table:table-cell table:style-name="Table2.Cell62"><text:p text:style-name="P865"><text:span text:style-name="CharStyle12">2.</text:span></text:p></table:table-cell><table:table-cell table:style-name="Table2.Cell63"><text:p text:style-name="P1063"><text:span text:style-name="CharStyle12">Pengkalan Nyireh</text:span></text:p></table:table-cell><table:table-cell table:style-name="Table2.Cell64"><text:p text:style-name="P810"><text:span text:style-name="CharStyle12">2,840</text:span></text:p></table:table-cell></table:table-row><table:table-row table:style-name="Table2.R17"><table:table-cell table:style-name="Table2.Cell65"><text:p text:style-name="P1508"/></table:table-cell><table:table-cell table:style-name="Table2.Cell66"><text:p text:style-name="P1281"><text:span text:style-name="CharStyle12">3.</text:span></text:p></table:table-cell><table:table-cell table:style-name="Table2.Cell67"><text:p text:style-name="P682"><text:span text:style-name="CharStyle12">Kampung Raja Utara</text:span></text:p></table:table-cell><table:table-cell table:style-name="Table2.Cell68"><text:p text:style-name="P799"><text:span text:style-name="CharStyle12">1,062</text:span></text:p></table:table-cell></table:table-row><table:table-row table:style-name="Table2.R18"><table:table-cell table:style-name="Table2.Cell69"><text:p text:style-name="P1508"/></table:table-cell><table:table-cell table:style-name="Table2.Cell70"><text:p text:style-name="P866"><text:span text:style-name="CharStyle12">4.</text:span></text:p></table:table-cell><table:table-cell table:style-name="Table2.Cell71"><text:p text:style-name="P594"><text:span text:style-name="CharStyle12">Kampung Raja Selatan</text:span></text:p></table:table-cell><table:table-cell table:style-name="Table2.Cell72"><text:p text:style-name="P1116"><text:span text:style-name="CharStyle12">2,085</text:span></text:p></table:table-cell></table:table-row></table:table><text:p text:style-name="P1016"><text:span text:style-name="CharStyle34">7</text:span></text:p></draw:text-box></draw:frame></text:p>
        <text:p text:style-name="P3"/>
      </text:section>
      <text:section text:style-name="Sect3" text:name="Section3">
        <text:p text:style-name="P1540"><draw:frame draw:style-name="fr4" svg:x="10.358cm" svg:y="14.224cm" svg:width="0.272cm" fo:min-height="0.407cm" text:anchor-type="paragraph"><draw:text-box><text:p text:style-name="P1248"><text:span text:style-name="CharStyle36">8</text:span></text:p></draw:text-box></draw:frame><draw:frame draw:style-name="fr5" svg:x="17.452cm" svg:y="0.004cm" svg:width="1.406cm" fo:min-height="0.474cm" text:anchor-type="paragraph"><draw:text-box><text:p text:style-name="P1326"><text:span text:style-name="CharStyle38">20,968</text:span></text:p></draw:text-box></draw:frame></text:p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</text:section>
      <text:section text:style-name="Sect4" text:name="Section4">
        <text:p text:style-name="P1541"><draw:frame draw:style-name="fr6" svg:x="10.358cm" svg:y="18.590cm" svg:width="0.263cm" fo:min-height="0.455cm" text:anchor-type="paragraph"><draw:text-box><text:p text:style-name="P1338"><text:span text:style-name="CharStyle39">9</text:span></text:p></draw:text-box></draw:frame><draw:frame draw:style-name="fr7" svg:x="17.452cm" svg:y="0.004cm" svg:width="1.406cm" fo:min-height="0.474cm" text:anchor-type="paragraph"><draw:text-box><text:p text:style-name="P1263"><text:span text:style-name="CharStyle38">20,818</text:span></text:p></draw:text-box></draw:frame><draw:frame draw:style-name="fr8" svg:x="17.461cm" svg:y="13.157cm" svg:width="1.379cm" fo:min-height="0.526cm" text:anchor-type="paragraph"><draw:text-box><text:h text:outline-level="2" text:style-name="P991"><text:span text:style-name="CharStyle41">16,093</text:span></text:h></draw:text-box></draw:frame></text:p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  <text:p text:style-name="P45"/>
        <text:p text:style-name="P46"/>
        <text:p text:style-name="P47"/>
        <text:p text:style-name="P48"/>
        <text:p text:style-name="P49"/>
        <text:p text:style-name="P50"/>
        <text:p text:style-name="P51"/>
        <text:p text:style-name="P52"/>
        <text:p text:style-name="P53"/>
        <text:p text:style-name="P54"/>
        <text:p text:style-name="P55"/>
        <text:p text:style-name="P56"/>
      </text:section>
      <text:section text:style-name="Sect5" text:name="Section5">
        <text:p text:style-name="P1542"><draw:frame draw:style-name="fr9" svg:x="5.075cm" svg:y="0.004cm" svg:width="10.837cm" fo:min-height="1.069cm" text:anchor-type="paragraph"><draw:text-box><text:p text:style-name="P473"><text:span text:style-name="CharStyle42">BAHAGIAN PILIHAN RAYA PERSEKUTUAN: P. 034 SETIU</text:span></text:p><text:p text:style-name="P1349"><text:span text:style-name="CharStyle44">FEDERAL CONSTITUENCY: P. 034 SETIU</text:span></text:p></draw:text-box></draw:frame><draw:frame draw:style-name="fr10" svg:x="17.478cm" svg:y="16.002cm" svg:width="1.388cm" fo:min-height="0.526cm" text:anchor-type="paragraph"><draw:text-box><text:p text:style-name="P1088"><text:span text:style-name="CharStyle38">18,670</text:span></text:p></draw:text-box></draw:frame><draw:frame draw:style-name="fr11" svg:x="10.282cm" svg:y="26.328cm" svg:width="0.441cm" fo:min-height="0.455cm" text:anchor-type="paragraph"><draw:text-box><text:p text:style-name="P944"><text:page-number/></text:p></draw:text-box></draw:frame></text:p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  <text:p text:style-name="P86"/>
        <text:p text:style-name="P87"/>
        <text:p text:style-name="P88"/>
        <text:p text:style-name="P89"/>
        <text:p text:style-name="P90"/>
        <text:p text:style-name="P91"/>
        <text:p text:style-name="P92"/>
        <text:p text:style-name="P93"/>
        <text:p text:style-name="P94"/>
        <text:p text:style-name="P95"/>
        <text:p text:style-name="P96"/>
        <text:p text:style-name="P97"/>
        <text:p text:style-name="P98"/>
        <text:p text:style-name="P99"/>
      </text:section>
      <text:section text:style-name="Sect6" text:name="Section6">
        <text:p text:style-name="P1543"><draw:frame draw:style-name="fr15" svg:x="2.875cm" svg:y="0.000cm" svg:width="4.082cm" fo:min-height="2.782cm" text:anchor-type="paragraph"><draw:text-box><text:h text:outline-level="1" text:style-name="P1146"><text:bookmark-start text:name="bookmark1"/><text:span text:style-name="CharStyle49">(</text:span><text:span text:style-name="CharStyle50">1</text:span><text:span text:style-name="CharStyle49">)</text:span><text:bookmark-end text:name="bookmark1"/></text:h><text:p text:style-name="P516"><text:span text:style-name="CharStyle51">Bahagian Pilihan Raya<text:line-break/>Negeri<text:line-break/></text:span><text:span text:style-name="CharStyle52">State Constituency</text:span></text:p></draw:text-box></draw:frame><draw:frame draw:style-name="fr13" svg:x="8.251cm" svg:y="0.000cm" svg:width="10.634cm" fo:min-height="0.002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><text:p text:style-name="P1498"><text:span text:style-name="CharStyle12">(2)</text:span></text:p></table:table-cell><table:table-cell table:style-name="Table3.Cell2"><text:p text:style-name="P1297"><text:span text:style-name="CharStyle12">(3)</text:span></text:p></table:table-cell></table:table-row><table:table-row table:style-name="Table3.R2"><table:table-cell table:style-name="Table3.Cell3"><text:p text:style-name="P619"><text:span text:style-name="CharStyle12">Daerah Mengundi</text:span></text:p></table:table-cell><table:table-cell table:style-name="Table3.Cell4"><text:p text:style-name="P952"><text:span text:style-name="CharStyle12">Bilangan Pemilih</text:span></text:p></table:table-cell></table:table-row><table:table-row table:style-name="Table3.R3"><table:table-cell table:style-name="Table3.Cell5"><text:p text:style-name="P1032"><text:span text:style-name="CharStyle13">Polling District</text:span></text:p></table:table-cell><table:table-cell table:style-name="Table3.Cell6"><text:p text:style-name="P1122"><text:span text:style-name="CharStyle13">Number of Electors</text:span></text:p></table:table-cell></table:table-row><table:table-row table:style-name="Table3.R4"><table:table-cell table:style-name="Table3.Cell7"><text:p text:style-name="P1364"><text:span text:style-name="CharStyle12">8. Putera Jaya</text:span></text:p></table:table-cell><table:table-cell table:style-name="Table3.Cell8"><text:p text:style-name="P509"><text:span text:style-name="CharStyle12">1,471</text:span></text:p></table:table-cell></table:table-row><table:table-row table:style-name="Table3.R5"><table:table-cell table:style-name="Table3.Cell9"><text:p text:style-name="P1333"><text:span text:style-name="CharStyle12">9. Banggul</text:span></text:p></table:table-cell><table:table-cell table:style-name="Table3.Cell10"><text:p text:style-name="P1302"><text:span text:style-name="CharStyle12">1,775</text:span></text:p></table:table-cell></table:table-row><table:table-row table:style-name="Table3.R6"><table:table-cell table:style-name="Table3.Cell11"><text:p text:style-name="P1353"><text:span text:style-name="CharStyle12">10. Penarik</text:span></text:p></table:table-cell><table:table-cell table:style-name="Table3.Cell12"><text:p text:style-name="P847"><text:span text:style-name="CharStyle12">1,034</text:span></text:p></table:table-cell></table:table-row><table:table-row table:style-name="Table3.R7"><table:table-cell table:style-name="Table3.Cell13"><text:p text:style-name="P998"><text:span text:style-name="CharStyle12">11. Bari</text:span></text:p></table:table-cell><table:table-cell table:style-name="Table3.Cell14"><text:p text:style-name="P1350"><text:span text:style-name="CharStyle12">1,019</text:span></text:p></table:table-cell></table:table-row><table:table-row table:style-name="Table3.R8"><table:table-cell table:style-name="Table3.Cell15"><text:p text:style-name="P794"><text:span text:style-name="CharStyle12">12. TelagaPapan</text:span></text:p></table:table-cell><table:table-cell table:style-name="Table3.Cell16"><text:p text:style-name="P572"><text:span text:style-name="CharStyle12">926</text:span></text:p></table:table-cell></table:table-row><table:table-row table:style-name="Table3.R9"><table:table-cell table:style-name="Table3.Cell17"><text:p text:style-name="P692"><text:span text:style-name="CharStyle12">13. Rhu Sepuluh</text:span></text:p></table:table-cell><table:table-cell table:style-name="Table3.Cell18"><text:p text:style-name="P1304"><text:span text:style-name="CharStyle12">1,103</text:span></text:p></table:table-cell></table:table-row><table:table-row table:style-name="Table3.R10"><table:table-cell table:style-name="Table3.Cell19"><text:p text:style-name="P1339"><text:span text:style-name="CharStyle12">14. Saujana</text:span></text:p></table:table-cell><table:table-cell table:style-name="Table3.Cell20"><text:p text:style-name="P765"><text:span text:style-name="CharStyle12">1,292</text:span></text:p></table:table-cell></table:table-row><table:table-row table:style-name="Table3.R11"><table:table-cell table:style-name="Table3.Cell21"><text:p text:style-name="P1508"/></table:table-cell><table:table-cell table:style-name="Table3.Cell22"><text:p text:style-name="P1099"><text:span text:style-name="CharStyle12">18,962</text:span></text:p></table:table-cell></table:table-row></table:table></draw:text-box></draw:frame><draw:frame draw:style-name="fr16" svg:x="2.697cm" svg:y="13.199cm" svg:width="2.896cm" fo:min-height="0.526cm" text:anchor-type="paragraph"><draw:text-box><text:p text:style-name="P1128"><text:span text:style-name="CharStyle51">N. 07 LANGKAP</text:span></text:p></draw:text-box></draw:frame><draw:frame draw:style-name="fr14" svg:x="8.251cm" svg:y="13.242cm" svg:width="10.634cm" fo:min-height="0.002cm" text:anchor-type="paragraph"><draw:text-box><table:table table:style-name="Table4"><table:table-column table:style-name="Table4.C1"/><table:table-column table:style-name="Table4.C2"/><table:table-column table:style-name="Table4.C3"/><table:table-row table:style-name="Table4.R1"><table:table-cell table:style-name="Table4.Cell1"><text:p text:style-name="P1117"><text:span text:style-name="CharStyle53">1</text:span><text:span text:style-name="CharStyle54">.</text:span></text:p></table:table-cell><table:table-cell table:style-name="Table4.Cell2"><text:p text:style-name="P731"><text:span text:style-name="CharStyle12">Kampung Rahmat</text:span></text:p></table:table-cell><table:table-cell table:style-name="Table4.Cell3"><text:p text:style-name="P628"><text:span text:style-name="CharStyle12">2,170</text:span></text:p></table:table-cell></table:table-row><table:table-row table:style-name="Table4.R2"><table:table-cell table:style-name="Table4.Cell4"><text:p text:style-name="P1310"><text:span text:style-name="CharStyle12">2.</text:span></text:p></table:table-cell><table:table-cell table:style-name="Table4.Cell5"><text:p text:style-name="P1222"><text:span text:style-name="CharStyle12">Gong Terap</text:span></text:p></table:table-cell><table:table-cell table:style-name="Table4.Cell6"><text:p text:style-name="P1091"><text:span text:style-name="CharStyle12">1,899</text:span></text:p></table:table-cell></table:table-row><table:table-row table:style-name="Table4.R3"><table:table-cell table:style-name="Table4.Cell7"><text:p text:style-name="P961"><text:span text:style-name="CharStyle12">3.</text:span></text:p></table:table-cell><table:table-cell table:style-name="Table4.Cell8"><text:p text:style-name="P861"><text:span text:style-name="CharStyle12">Bukit Putera</text:span></text:p></table:table-cell><table:table-cell table:style-name="Table4.Cell9"><text:p text:style-name="P761"><text:span text:style-name="CharStyle12">608</text:span></text:p></table:table-cell></table:table-row><table:table-row table:style-name="Table4.R4"><table:table-cell table:style-name="Table4.Cell10"><text:p text:style-name="P1393"><text:span text:style-name="CharStyle12">4.</text:span></text:p></table:table-cell><table:table-cell table:style-name="Table4.Cell11"><text:p text:style-name="P1014"><text:span text:style-name="CharStyle12">Chalok Barat</text:span></text:p></table:table-cell><table:table-cell table:style-name="Table4.Cell12"><text:p text:style-name="P895"><text:span text:style-name="CharStyle12">2,524</text:span></text:p></table:table-cell></table:table-row><table:table-row table:style-name="Table4.R5"><table:table-cell table:style-name="Table4.Cell13"><text:p text:style-name="P788"><text:span text:style-name="CharStyle12">5.</text:span></text:p></table:table-cell><table:table-cell table:style-name="Table4.Cell14"><text:p text:style-name="P686"><text:span text:style-name="CharStyle12">Langkap</text:span></text:p></table:table-cell><table:table-cell table:style-name="Table4.Cell15"><text:p text:style-name="P585"><text:span text:style-name="CharStyle12">1,825</text:span></text:p></table:table-cell></table:table-row><table:table-row table:style-name="Table4.R6"><table:table-cell table:style-name="Table4.Cell16"><text:p text:style-name="P454"><text:span text:style-name="CharStyle12">6.</text:span></text:p></table:table-cell><table:table-cell table:style-name="Table4.Cell17"><text:p text:style-name="P1199"><text:span text:style-name="CharStyle12">Pengkalan Merbau</text:span></text:p></table:table-cell><table:table-cell table:style-name="Table4.Cell18"><text:p text:style-name="P1071"><text:span text:style-name="CharStyle12">989</text:span></text:p></table:table-cell></table:table-row><table:table-row table:style-name="Table4.R7"><table:table-cell table:style-name="Table4.Cell19"><text:p text:style-name="P921"><text:span text:style-name="CharStyle12">7.</text:span></text:p></table:table-cell><table:table-cell table:style-name="Table4.Cell20"><text:p text:style-name="P818"><text:span text:style-name="CharStyle12">Sungai Bari</text:span></text:p></table:table-cell><table:table-cell table:style-name="Table4.Cell21"><text:p text:style-name="P737"><text:span text:style-name="CharStyle12">633</text:span></text:p></table:table-cell></table:table-row><table:table-row table:style-name="Table4.R8"><table:table-cell table:style-name="Table4.Cell22"><text:p text:style-name="P587"><text:span text:style-name="CharStyle53">8</text:span><text:span text:style-name="CharStyle54">.</text:span></text:p></table:table-cell><table:table-cell table:style-name="Table4.Cell23"><text:p text:style-name="P478"><text:span text:style-name="CharStyle12">Jelapang</text:span></text:p></table:table-cell><table:table-cell table:style-name="Table4.Cell24"><text:p text:style-name="P1201"><text:span text:style-name="CharStyle12">856</text:span></text:p></table:table-cell></table:table-row><table:table-row table:style-name="Table4.R9"><table:table-cell table:style-name="Table4.Cell25"><text:p text:style-name="P1098"><text:span text:style-name="CharStyle12">9.</text:span></text:p></table:table-cell><table:table-cell table:style-name="Table4.Cell26"><text:p text:style-name="P997"><text:span text:style-name="CharStyle12">Sungai Tong</text:span></text:p></table:table-cell><table:table-cell table:style-name="Table4.Cell27"><text:p text:style-name="P863"><text:span text:style-name="CharStyle12">1,714</text:span></text:p></table:table-cell></table:table-row><table:table-row table:style-name="Table4.R10"><table:table-cell table:style-name="Table4.Cell28"><text:p text:style-name="P764"><text:span text:style-name="CharStyle12">10.</text:span></text:p></table:table-cell><table:table-cell table:style-name="Table4.Cell29"><text:p text:style-name="P666"><text:span text:style-name="CharStyle12">Pelung</text:span></text:p></table:table-cell><table:table-cell table:style-name="Table4.Cell30"><text:p text:style-name="P569"><text:span text:style-name="CharStyle12">745</text:span></text:p></table:table-cell></table:table-row><table:table-row table:style-name="Table4.R11"><table:table-cell table:style-name="Table4.Cell31"><text:p text:style-name="P1406"><text:span text:style-name="CharStyle12">11.</text:span></text:p></table:table-cell><table:table-cell table:style-name="Table4.Cell32"><text:p text:style-name="P1284"><text:span text:style-name="CharStyle12">Kampung Bukit</text:span></text:p></table:table-cell><table:table-cell table:style-name="Table4.Cell33"><text:p text:style-name="P1272"><text:span text:style-name="CharStyle12">1,115</text:span></text:p></table:table-cell></table:table-row></table:table></draw:text-box></draw:frame></text:p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/>
        <text:p text:style-name="P129"/>
        <text:p text:style-name="P130"/>
        <text:p text:style-name="P131"/>
        <text:p text:style-name="P132"/>
        <text:p text:style-name="P133"/>
        <text:p text:style-name="P134"/>
        <text:p text:style-name="P135"/>
        <text:p text:style-name="P136"/>
        <text:p text:style-name="P137"/>
        <text:p text:style-name="P138"/>
        <text:p text:style-name="P139"/>
      </text:section>
      <text:section text:style-name="Sect7" text:name="Section7">
        <text:p text:style-name="P1544"><draw:frame draw:style-name="fr17" svg:x="0.000cm" svg:y="0.000cm" svg:width="16.189cm" fo:min-height="0.002cm" text:anchor-type="paragraph"><draw:text-box><table:table table:style-name="Table5"><table:table-column table:style-name="Table5.C1"/><table:table-column table:style-name="Table5.C2"/><table:table-column table:style-name="Table5.C3"/><table:table-column table:style-name="Table5.C4"/><table:table-row table:style-name="Table5.R1"><table:table-cell table:style-name="Table5.Cell1"><text:p text:style-name="P673"><text:span text:style-name="CharStyle12">(1)</text:span></text:p></table:table-cell><table:table-cell table:style-name="Table5.Cell2"><text:p text:style-name="P1508"/></table:table-cell><table:table-cell table:style-name="Table5.Cell3"><text:p text:style-name="P1256"><text:span text:style-name="CharStyle12">(2)</text:span></text:p></table:table-cell><table:table-cell table:style-name="Table5.Cell4"><text:p text:style-name="P1162"><text:span text:style-name="CharStyle12">(3)</text:span></text:p></table:table-cell></table:table-row><table:table-row table:style-name="Table5.R2"><table:table-cell table:style-name="Table5.Cell5"><text:p text:style-name="P1058"><text:span text:style-name="CharStyle12">Bahagian Pilihan Raya</text:span></text:p></table:table-cell><table:table-cell table:style-name="Table5.Cell6"><text:p text:style-name="P1508"/></table:table-cell><table:table-cell table:style-name="Table5.Cell7"><text:p text:style-name="P909"><text:span text:style-name="CharStyle12">Daerah Mengundi</text:span></text:p></table:table-cell><table:table-cell table:style-name="Table5.Cell8"><text:p text:style-name="P776"><text:span text:style-name="CharStyle12">Bilangan Pemilih</text:span></text:p></table:table-cell></table:table-row><table:table-row table:style-name="Table5.R3"><table:table-cell table:style-name="Table5.Cell9"><text:p text:style-name="P677"><text:span text:style-name="CharStyle12">Negeri</text:span></text:p></table:table-cell><table:table-cell table:style-name="Table5.Cell10"><text:p text:style-name="P1508"/></table:table-cell><table:table-cell table:style-name="Table5.Cell11"><text:p text:style-name="P1508"/></table:table-cell><table:table-cell table:style-name="Table5.Cell12"><text:p text:style-name="P1508"/></table:table-cell></table:table-row><table:table-row table:style-name="Table5.R4"><table:table-cell table:style-name="Table5.Cell13"><text:p text:style-name="P1083"><text:span text:style-name="CharStyle13">State Constituency</text:span></text:p></table:table-cell><table:table-cell table:style-name="Table5.Cell14"><text:p text:style-name="P1508"/></table:table-cell><table:table-cell table:style-name="Table5.Cell15"><text:p text:style-name="P912"><text:span text:style-name="CharStyle13">Polling District</text:span></text:p></table:table-cell><table:table-cell table:style-name="Table5.Cell16"><text:p text:style-name="P805"><text:span text:style-name="CharStyle13">Number of Electors</text:span></text:p></table:table-cell></table:table-row><table:table-row table:style-name="Table5.R5"><table:table-cell table:style-name="Table5.Cell17"><text:p text:style-name="P1508"/></table:table-cell><table:table-cell table:style-name="Table5.Cell18"><text:p text:style-name="P1377"><text:span text:style-name="CharStyle12">12.</text:span></text:p></table:table-cell><table:table-cell table:style-name="Table5.Cell19"><text:p text:style-name="P495"><text:span text:style-name="CharStyle12">Bukit Munduk</text:span></text:p></table:table-cell><table:table-cell table:style-name="Table5.Cell20"><text:p text:style-name="P1345"><text:span text:style-name="CharStyle12">858</text:span></text:p></table:table-cell></table:table-row><table:table-row table:style-name="Table5.R6"><table:table-cell table:style-name="Table5.Cell21"><text:p text:style-name="P1508"/></table:table-cell><table:table-cell table:style-name="Table5.Cell22"><text:p text:style-name="P981"><text:span text:style-name="CharStyle12">13.</text:span></text:p></table:table-cell><table:table-cell table:style-name="Table5.Cell23"><text:p text:style-name="P1357"><text:span text:style-name="CharStyle12">Chalok Kedai</text:span></text:p></table:table-cell><table:table-cell table:style-name="Table5.Cell24"><text:p text:style-name="P752"><text:span text:style-name="CharStyle12">1,032</text:span></text:p></table:table-cell></table:table-row><table:table-row table:style-name="Table5.R7"><table:table-cell table:style-name="Table5.Cell25"><text:p text:style-name="P1508"/></table:table-cell><table:table-cell table:style-name="Table5.Cell26"><text:p text:style-name="P1508"/></table:table-cell><table:table-cell table:style-name="Table5.Cell27"><text:p text:style-name="P1508"/></table:table-cell><table:table-cell table:style-name="Table5.Cell28"><text:p text:style-name="P1370"><text:span text:style-name="CharStyle12">16,968</text:span></text:p></table:table-cell></table:table-row><table:table-row table:style-name="Table5.R8"><table:table-cell table:style-name="Table5.Cell29"><text:p text:style-name="P1114"><text:span text:style-name="CharStyle12">N. 08 BATU RAKIT</text:span></text:p></table:table-cell><table:table-cell table:style-name="Table5.Cell30"><text:p text:style-name="P1009"><text:span text:style-name="CharStyle53">1</text:span><text:span text:style-name="CharStyle54">.</text:span></text:p></table:table-cell><table:table-cell table:style-name="Table5.Cell31"><text:p text:style-name="P1355"><text:span text:style-name="CharStyle12">Merang</text:span></text:p></table:table-cell><table:table-cell table:style-name="Table5.Cell32"><text:p text:style-name="P1271"><text:span text:style-name="CharStyle12">1,729</text:span></text:p></table:table-cell></table:table-row><table:table-row table:style-name="Table5.R9"><table:table-cell table:style-name="Table5.Cell33"><text:p text:style-name="P1508"/></table:table-cell><table:table-cell table:style-name="Table5.Cell34"><text:p text:style-name="P557"><text:span text:style-name="CharStyle12">2.</text:span></text:p></table:table-cell><table:table-cell table:style-name="Table5.Cell35"><text:p text:style-name="P1264"><text:span text:style-name="CharStyle12">Pulau Redang</text:span></text:p></table:table-cell><table:table-cell table:style-name="Table5.Cell36"><text:p text:style-name="P1346"><text:span text:style-name="CharStyle12">797</text:span></text:p></table:table-cell></table:table-row><table:table-row table:style-name="Table5.R10"><table:table-cell table:style-name="Table5.Cell37"><text:p text:style-name="P1508"/></table:table-cell><table:table-cell table:style-name="Table5.Cell38"><text:p text:style-name="P934"><text:span text:style-name="CharStyle12">3.</text:span></text:p></table:table-cell><table:table-cell table:style-name="Table5.Cell39"><text:p text:style-name="P733"><text:span text:style-name="CharStyle12">Mengabang Lekar</text:span></text:p></table:table-cell><table:table-cell table:style-name="Table5.Cell40"><text:p text:style-name="P1330"><text:span text:style-name="CharStyle12">1,981</text:span></text:p></table:table-cell></table:table-row><table:table-row table:style-name="Table5.R11"><table:table-cell table:style-name="Table5.Cell41"><text:p text:style-name="P1508"/></table:table-cell><table:table-cell table:style-name="Table5.Cell42"><text:p text:style-name="P892"><text:span text:style-name="CharStyle12">4.</text:span></text:p></table:table-cell><table:table-cell table:style-name="Table5.Cell43"><text:p text:style-name="P657"><text:span text:style-name="CharStyle12">Darat Batu Rakit</text:span></text:p></table:table-cell><table:table-cell table:style-name="Table5.Cell44"><text:p text:style-name="P1319"><text:span text:style-name="CharStyle12">2,184</text:span></text:p></table:table-cell></table:table-row><table:table-row table:style-name="Table5.R12"><table:table-cell table:style-name="Table5.Cell45"><text:p text:style-name="P1508"/></table:table-cell><table:table-cell table:style-name="Table5.Cell46"><text:p text:style-name="P1068"><text:span text:style-name="CharStyle12">5.</text:span></text:p></table:table-cell><table:table-cell table:style-name="Table5.Cell47"><text:p text:style-name="P629"><text:span text:style-name="CharStyle12">Batu Rakit</text:span></text:p></table:table-cell><table:table-cell table:style-name="Table5.Cell48"><text:p text:style-name="P920"><text:span text:style-name="CharStyle12">3,164</text:span></text:p></table:table-cell></table:table-row><table:table-row table:style-name="Table5.R13"><table:table-cell table:style-name="Table5.Cell49"><text:p text:style-name="P1508"/></table:table-cell><table:table-cell table:style-name="Table5.Cell50"><text:p text:style-name="P1197"><text:span text:style-name="CharStyle12">6.</text:span></text:p></table:table-cell><table:table-cell table:style-name="Table5.Cell51"><text:p text:style-name="P611"><text:span text:style-name="CharStyle12">Maras</text:span></text:p></table:table-cell><table:table-cell table:style-name="Table5.Cell52"><text:p text:style-name="P1405"><text:span text:style-name="CharStyle12">1,604</text:span></text:p></table:table-cell></table:table-row><table:table-row table:style-name="Table5.R14"><table:table-cell table:style-name="Table5.Cell53"><text:p text:style-name="P1508"/></table:table-cell><table:table-cell table:style-name="Table5.Cell54"><text:p text:style-name="P1359"><text:span text:style-name="CharStyle12">7.</text:span></text:p></table:table-cell><table:table-cell table:style-name="Table5.Cell55"><text:p text:style-name="P1120"><text:span text:style-name="CharStyle12">Padang Kemunting</text:span></text:p></table:table-cell><table:table-cell table:style-name="Table5.Cell56"><text:p text:style-name="P917"><text:span text:style-name="CharStyle12">1,512</text:span></text:p></table:table-cell></table:table-row><table:table-row table:style-name="Table5.R15"><table:table-cell table:style-name="Table5.Cell57"><text:p text:style-name="P1508"/></table:table-cell><table:table-cell table:style-name="Table5.Cell58"><text:p text:style-name="P945"><text:span text:style-name="CharStyle53">8</text:span><text:span text:style-name="CharStyle54">.</text:span></text:p></table:table-cell><table:table-cell table:style-name="Table5.Cell59"><text:p text:style-name="P1023"><text:span text:style-name="CharStyle12">Mengabang Teliput</text:span></text:p></table:table-cell><table:table-cell table:style-name="Table5.Cell60"><text:p text:style-name="P1130"><text:span text:style-name="CharStyle12">2,830</text:span></text:p></table:table-cell></table:table-row><table:table-row table:style-name="Table5.R16"><table:table-cell table:style-name="Table5.Cell61"><text:p text:style-name="P1508"/></table:table-cell><table:table-cell table:style-name="Table5.Cell62"><text:p text:style-name="P482"><text:span text:style-name="CharStyle12">9.</text:span></text:p></table:table-cell><table:table-cell table:style-name="Table5.Cell63"><text:p text:style-name="P590"><text:span text:style-name="CharStyle12">Mengabang Telung</text:span></text:p></table:table-cell><table:table-cell table:style-name="Table5.Cell64"><text:p text:style-name="P690"><text:span text:style-name="CharStyle12">2,919</text:span></text:p></table:table-cell></table:table-row><table:table-row table:style-name="Table5.R17"><table:table-cell table:style-name="Table5.Cell65"><text:p text:style-name="P1508"/></table:table-cell><table:table-cell table:style-name="Table5.Cell66"><text:p text:style-name="P1508"/></table:table-cell><table:table-cell table:style-name="Table5.Cell67"><text:p text:style-name="P1508"/></table:table-cell><table:table-cell table:style-name="Table5.Cell68"><text:p text:style-name="P1021"><text:span text:style-name="CharStyle12">18,720</text:span></text:p></table:table-cell></table:table-row></table:table></draw:text-box></draw:frame></text:p>
        <text:p text:style-name="P974"><text:span text:style-name="CharStyle56">12</text:span></text:p>
      </text:section>
      <text:section text:style-name="Sect8" text:name="Section8">
        <text:p text:style-name="P1545"><draw:frame draw:style-name="fr18" svg:x="0.000cm" svg:y="0.000cm" svg:width="16.189cm" fo:min-height="0.002cm" text:anchor-type="paragraph"><draw:text-box><table:table table:style-name="Table6"><table:table-column table:style-name="Table6.C1"/><table:table-column table:style-name="Table6.C2"/><table:table-column table:style-name="Table6.C3"/><table:table-row table:style-name="Table6.R1"><table:table-cell table:style-name="Table6.Cell1"><text:p text:style-name="P996"><text:span text:style-name="CharStyle12">(1)</text:span></text:p></table:table-cell><table:table-cell table:style-name="Table6.Cell2"><text:p text:style-name="P1123"><text:span text:style-name="CharStyle12">(2)</text:span></text:p></table:table-cell><table:table-cell table:style-name="Table6.Cell3"><text:p text:style-name="P1225"><text:span text:style-name="CharStyle12">(3)</text:span></text:p></table:table-cell></table:table-row><table:table-row table:style-name="Table6.R2"><table:table-cell table:style-name="Table6.Cell4"><text:p text:style-name="P923"><text:span text:style-name="CharStyle12">Bahagian Pilihan Raya</text:span></text:p></table:table-cell><table:table-cell table:style-name="Table6.Cell5"><text:p text:style-name="P535"><text:span text:style-name="CharStyle12">Daerah Mengundi</text:span></text:p></table:table-cell><table:table-cell table:style-name="Table6.Cell6"><text:p text:style-name="P457"><text:span text:style-name="CharStyle12">Bilangan Pemilih</text:span></text:p></table:table-cell></table:table-row><table:table-row table:style-name="Table6.R3"><table:table-cell table:style-name="Table6.Cell7"><text:p text:style-name="P742"><text:span text:style-name="CharStyle12">Negeri</text:span></text:p></table:table-cell><table:table-cell table:style-name="Table6.Cell8"><text:p text:style-name="P1508"/></table:table-cell><table:table-cell table:style-name="Table6.Cell9"><text:p text:style-name="P1508"/></table:table-cell></table:table-row><table:table-row table:style-name="Table6.R4"><table:table-cell table:style-name="Table6.Cell10"><text:p text:style-name="P662"><text:span text:style-name="CharStyle13">State Constituency</text:span></text:p></table:table-cell><table:table-cell table:style-name="Table6.Cell11"><text:p text:style-name="P537"><text:span text:style-name="CharStyle13">Polling District</text:span></text:p></table:table-cell><table:table-cell table:style-name="Table6.Cell12"><text:p text:style-name="P540"><text:span text:style-name="CharStyle13">Number of Electors</text:span></text:p></table:table-cell></table:table-row><table:table-row table:style-name="Table6.R5"><table:table-cell table:style-name="Table6.Cell13"><text:p text:style-name="P969"><text:span text:style-name="CharStyle12">N. 09 TEPUH</text:span></text:p></table:table-cell><table:table-cell table:style-name="Table6.Cell14"><text:p text:style-name="P1154"><text:span text:style-name="CharStyle12">1. BukitWan</text:span></text:p></table:table-cell><table:table-cell table:style-name="Table6.Cell15"><text:p text:style-name="P925"><text:span text:style-name="CharStyle12">1,588</text:span></text:p></table:table-cell></table:table-row><table:table-row table:style-name="Table6.R6"><table:table-cell table:style-name="Table6.Cell16"><text:p text:style-name="P1508"/></table:table-cell><table:table-cell table:style-name="Table6.Cell17"><text:p text:style-name="P1051"><text:span text:style-name="CharStyle12">2. Bukit Cempaka</text:span></text:p></table:table-cell><table:table-cell table:style-name="Table6.Cell18"><text:p text:style-name="P743"><text:span text:style-name="CharStyle12">1,476</text:span></text:p></table:table-cell></table:table-row><table:table-row table:style-name="Table6.R7"><table:table-cell table:style-name="Table6.Cell19"><text:p text:style-name="P1508"/></table:table-cell><table:table-cell table:style-name="Table6.Cell20"><text:p text:style-name="P1317"><text:span text:style-name="CharStyle12">3. Felda Belara</text:span></text:p></table:table-cell><table:table-cell table:style-name="Table6.Cell21"><text:p text:style-name="P1351"><text:span text:style-name="CharStyle12">1,122</text:span></text:p></table:table-cell></table:table-row><table:table-row table:style-name="Table6.R8"><table:table-cell table:style-name="Table6.Cell22"><text:p text:style-name="P1508"/></table:table-cell><table:table-cell table:style-name="Table6.Cell23"><text:p text:style-name="P1268"><text:span text:style-name="CharStyle12">4. Gemuruh</text:span></text:p></table:table-cell><table:table-cell table:style-name="Table6.Cell24"><text:p text:style-name="P1383"><text:span text:style-name="CharStyle12">1,425</text:span></text:p></table:table-cell></table:table-row><table:table-row table:style-name="Table6.R9"><table:table-cell table:style-name="Table6.Cell25"><text:p text:style-name="P1508"/></table:table-cell><table:table-cell table:style-name="Table6.Cell26"><text:p text:style-name="P1180"><text:span text:style-name="CharStyle12">5. Bukit Guntung</text:span></text:p></table:table-cell><table:table-cell table:style-name="Table6.Cell27"><text:p text:style-name="P661"><text:span text:style-name="CharStyle12">1,759</text:span></text:p></table:table-cell></table:table-row><table:table-row table:style-name="Table6.R10"><table:table-cell table:style-name="Table6.Cell28"><text:p text:style-name="P1508"/></table:table-cell><table:table-cell table:style-name="Table6.Cell29"><text:p text:style-name="P1018"><text:span text:style-name="CharStyle12">6. Tepuh</text:span></text:p></table:table-cell><table:table-cell table:style-name="Table6.Cell30"><text:p text:style-name="P1181"><text:span text:style-name="CharStyle12">3,220</text:span></text:p></table:table-cell></table:table-row><table:table-row table:style-name="Table6.R11"><table:table-cell table:style-name="Table6.Cell31"><text:p text:style-name="P1508"/></table:table-cell><table:table-cell table:style-name="Table6.Cell32"><text:p text:style-name="P749"><text:span text:style-name="CharStyle12">7. PadangAir</text:span></text:p></table:table-cell><table:table-cell table:style-name="Table6.Cell33"><text:p text:style-name="P1017"><text:span text:style-name="CharStyle12">1,824</text:span></text:p></table:table-cell></table:table-row><table:table-row table:style-name="Table6.R12"><table:table-cell table:style-name="Table6.Cell34"><text:p text:style-name="P1508"/></table:table-cell><table:table-cell table:style-name="Table6.Cell35"><text:p text:style-name="P1354"><text:span text:style-name="CharStyle12">8. Tokjiring</text:span></text:p></table:table-cell><table:table-cell table:style-name="Table6.Cell36"><text:p text:style-name="P1155"><text:span text:style-name="CharStyle12">2,732</text:span></text:p></table:table-cell></table:table-row><table:table-row table:style-name="Table6.R13"><table:table-cell table:style-name="Table6.Cell37"><text:p text:style-name="P1508"/></table:table-cell><table:table-cell table:style-name="Table6.Cell38"><text:p text:style-name="P1049"><text:span text:style-name="CharStyle12">9. WakafTengah</text:span></text:p></table:table-cell><table:table-cell table:style-name="Table6.Cell39"><text:p text:style-name="P665"><text:span text:style-name="CharStyle12">1,692</text:span></text:p></table:table-cell></table:table-row><table:table-row table:style-name="Table6.R14"><table:table-cell table:style-name="Table6.Cell40"><text:p text:style-name="P1508"/></table:table-cell><table:table-cell table:style-name="Table6.Cell41"><text:p text:style-name="P605"><text:span text:style-name="CharStyle12">10. Padang Nanas</text:span></text:p></table:table-cell><table:table-cell table:style-name="Table6.Cell42"><text:p text:style-name="P1442"><text:span text:style-name="CharStyle12">1,820</text:span></text:p></table:table-cell></table:table-row><table:table-row table:style-name="Table6.R15"><table:table-cell table:style-name="Table6.Cell43"><text:p text:style-name="P1508"/></table:table-cell><table:table-cell table:style-name="Table6.Cell44"><text:p text:style-name="P936"><text:span text:style-name="CharStyle12">11. Taman Perumahan Gong Badak</text:span></text:p></table:table-cell><table:table-cell table:style-name="Table6.Cell45"><text:p text:style-name="P924"><text:span text:style-name="CharStyle12">1,836</text:span></text:p></table:table-cell></table:table-row><table:table-row table:style-name="Table6.R16"><table:table-cell table:style-name="Table6.Cell46"><text:p text:style-name="P1508"/></table:table-cell><table:table-cell table:style-name="Table6.Cell47"><text:p text:style-name="P1313"><text:span text:style-name="CharStyle12">12. Lerek</text:span></text:p></table:table-cell><table:table-cell table:style-name="Table6.Cell48"><text:p text:style-name="P1395"><text:span text:style-name="CharStyle12">1,769</text:span></text:p></table:table-cell></table:table-row><table:table-row table:style-name="Table6.R17"><table:table-cell table:style-name="Table6.Cell49"><text:p text:style-name="P1508"/></table:table-cell><table:table-cell table:style-name="Table6.Cell50"><text:p text:style-name="P906"><text:span text:style-name="CharStyle12">13. Gong Datuk</text:span></text:p></table:table-cell><table:table-cell table:style-name="Table6.Cell51"><text:p text:style-name="P1048"><text:span text:style-name="CharStyle12">1,661</text:span></text:p></table:table-cell></table:table-row><table:table-row table:style-name="Table6.R18"><table:table-cell table:style-name="Table6.Cell52"><text:p text:style-name="P1508"/></table:table-cell><table:table-cell table:style-name="Table6.Cell53"><text:p text:style-name="P586"><text:span text:style-name="CharStyle12">14. WakafTembesu</text:span></text:p></table:table-cell><table:table-cell table:style-name="Table6.Cell54"><text:p text:style-name="P566"><text:span text:style-name="CharStyle12">1,151</text:span></text:p></table:table-cell></table:table-row><table:table-row table:style-name="Table6.R19"><table:table-cell table:style-name="Table6.Cell55"><text:p text:style-name="P1508"/></table:table-cell><table:table-cell table:style-name="Table6.Cell56"><text:p text:style-name="P1508"/></table:table-cell><table:table-cell table:style-name="Table6.Cell57"><text:p text:style-name="P1241"><text:span text:style-name="CharStyle12">25,075</text:span></text:p></table:table-cell></table:table-row><table:table-row table:style-name="Table6.R20"><table:table-cell table:style-name="Table6.Cell58"><text:p text:style-name="P578"><text:span text:style-name="CharStyle12">N. 10 BULUH GADING</text:span></text:p></table:table-cell><table:table-cell table:style-name="Table6.Cell59"><text:p text:style-name="P1245"><text:span text:style-name="CharStyle12">1. Bukit Petiti</text:span></text:p></table:table-cell><table:table-cell table:style-name="Table6.Cell60"><text:p text:style-name="P1235"><text:span text:style-name="CharStyle12">1,214</text:span></text:p></table:table-cell></table:table-row><table:table-row table:style-name="Table6.R21"><table:table-cell table:style-name="Table6.Cell61"><text:p text:style-name="P1508"/></table:table-cell><table:table-cell table:style-name="Table6.Cell62"><text:p text:style-name="P481"><text:span text:style-name="CharStyle12">2. Banggul Peradung</text:span></text:p></table:table-cell><table:table-cell table:style-name="Table6.Cell63"><text:p text:style-name="P1502"><text:span text:style-name="CharStyle12">2,691</text:span></text:p></table:table-cell></table:table-row><table:table-row table:style-name="Table6.R22"><table:table-cell table:style-name="Table6.Cell64"><text:p text:style-name="P1508"/></table:table-cell><table:table-cell table:style-name="Table6.Cell65"><text:p text:style-name="P640"><text:span text:style-name="CharStyle12">3. Kebur Besar</text:span></text:p></table:table-cell><table:table-cell table:style-name="Table6.Cell66"><text:p text:style-name="P820"><text:span text:style-name="CharStyle12">1,795</text:span></text:p></table:table-cell></table:table-row></table:table><text:p text:style-name="P817"><text:span text:style-name="CharStyle34">13</text:span></text:p></draw:text-box></draw:frame></text:p>
        <text:p text:style-name="P143"/>
      </text:section>
      <text:section text:style-name="Sect9" text:name="Section9">
        <text:p text:style-name="P1546"><draw:frame draw:style-name="fr20" svg:x="2.842cm" svg:y="0.000cm" svg:width="16.036cm" fo:min-height="0.002cm" text:anchor-type="paragraph"><draw:text-box><table:table table:style-name="Table7"><table:table-column table:style-name="Table7.C1"/><table:table-column table:style-name="Table7.C2"/><table:table-column table:style-name="Table7.C3"/><table:table-column table:style-name="Table7.C4"/><table:table-row table:style-name="Table7.R1"><table:table-cell table:style-name="Table7.Cell1"><text:p text:style-name="P1347"><text:span text:style-name="CharStyle7">(1)</text:span></text:p><text:p text:style-name="P1172"><text:span text:style-name="CharStyle7">Bahagian Pilihan Raya<text:line-break/>Negeri<text:line-break/></text:span><text:span text:style-name="CharStyle11">State Constituency</text:span></text:p></table:table-cell><table:table-cell table:style-name="Table7.Cell2"><text:p text:style-name="P1508"/></table:table-cell><table:table-cell table:style-name="Table7.Cell3"><text:p text:style-name="P1356"><text:span text:style-name="CharStyle7">(2)</text:span></text:p><text:p text:style-name="P914"><text:span text:style-name="CharStyle7">Daerah Mengundi<text:line-break/></text:span><text:span text:style-name="CharStyle11">Polling District</text:span></text:p></table:table-cell><table:table-cell table:style-name="Table7.Cell4"><text:p text:style-name="P983"><text:span text:style-name="CharStyle7">(3)</text:span></text:p><text:p text:style-name="P1064"><text:span text:style-name="CharStyle7">Bilangan Pemilih<text:line-break/></text:span><text:span text:style-name="CharStyle11">Number of Electors</text:span></text:p></table:table-cell></table:table-row><table:table-row table:style-name="Table7.R2"><table:table-cell table:style-name="Table7.Cell5"><text:p text:style-name="P1508"/></table:table-cell><table:table-cell table:style-name="Table7.Cell6"><text:p text:style-name="P1358"><text:span text:style-name="CharStyle7">4.</text:span></text:p><text:p text:style-name="P1464"><text:span text:style-name="CharStyle7">5.</text:span></text:p><text:p text:style-name="P1371"><text:span text:style-name="CharStyle7">6.</text:span></text:p><text:p text:style-name="P1227"><text:span text:style-name="CharStyle7">7.</text:span></text:p><text:list text:style-name="L12"><text:list-item><text:p text:style-name="P522"><text:span text:style-name="CharStyle7"><text:line-break/>9.</text:span></text:p></text:list-item></text:list></table:table-cell><table:table-cell table:style-name="Table7.Cell7"><text:p text:style-name="P1490"><text:span text:style-name="CharStyle7">Kebur Air<text:line-break/>Jeram<text:line-break/>Petai Bubus<text:line-break/>Tanjung Bunut<text:line-break/>Kesum<text:line-break/>Buluh Gading</text:span></text:p></table:table-cell><table:table-cell table:style-name="Table7.Cell8"><text:p text:style-name="P1305"><text:span text:style-name="CharStyle7">1,426</text:span></text:p><text:p text:style-name="P1124"><text:span text:style-name="CharStyle7">2,621</text:span></text:p><text:p text:style-name="P1417"><text:span text:style-name="CharStyle7">3,960</text:span></text:p><text:p text:style-name="P1135"><text:span text:style-name="CharStyle7">668</text:span></text:p><text:p text:style-name="P1440"><text:span text:style-name="CharStyle7">1,600</text:span></text:p><text:p text:style-name="P897"><text:span text:style-name="CharStyle7">1,452</text:span></text:p></table:table-cell></table:table-row><table:table-row table:style-name="Table7.R3"><table:table-cell table:style-name="Table7.Cell9"><text:p text:style-name="P1508"/></table:table-cell><table:table-cell table:style-name="Table7.Cell10"><text:p text:style-name="P1508"/></table:table-cell><table:table-cell table:style-name="Table7.Cell11"><text:p text:style-name="P1508"/></table:table-cell><table:table-cell table:style-name="Table7.Cell12"><text:p text:style-name="P591"><text:span text:style-name="CharStyle7">17,427</text:span></text:p></table:table-cell></table:table-row></table:table></draw:text-box></draw:frame><draw:frame draw:style-name="fr26" svg:x="2.697cm" svg:y="12.099cm" svg:width="4.411cm" fo:min-height="0.526cm" text:anchor-type="paragraph"><draw:text-box><text:p text:style-name="P823"><text:span text:style-name="CharStyle51">N. 11 SEBERANG TAKIR</text:span></text:p></draw:text-box></draw:frame><draw:frame draw:style-name="fr27" svg:x="8.276cm" svg:y="12.099cm" svg:width="2.828cm" fo:min-height="0.526cm" text:anchor-type="paragraph"><draw:text-box><text:p text:style-name="P538"><text:span text:style-name="CharStyle51">1. Tokjembal</text:span></text:p></draw:text-box></draw:frame><draw:frame draw:style-name="fr28" svg:x="17.792cm" svg:y="12.099cm" svg:width="1.083cm" fo:min-height="0.526cm" text:anchor-type="paragraph"><draw:text-box><text:p text:style-name="P663"><text:span text:style-name="CharStyle51">2,498</text:span></text:p></draw:text-box></draw:frame><draw:frame draw:style-name="fr25" svg:x="8.251cm" svg:y="14.333cm" svg:width="10.626cm" fo:min-height="4.902cm" text:anchor-type="paragraph"><draw:text-box><table:table table:style-name="Table8"><table:table-column table:style-name="Table8.C1"/><table:table-column table:style-name="Table8.C2"/><table:table-column table:style-name="Table8.C3"/><table:table-row table:style-name="Table8.R1"><table:table-cell table:style-name="Table8.Cell1"><text:p text:style-name="P1126"><text:span text:style-name="CharStyle7">3.</text:span></text:p></table:table-cell><table:table-cell table:style-name="Table8.Cell2"><text:p text:style-name="P1363"><text:span text:style-name="CharStyle7">Kampung Batin</text:span></text:p></table:table-cell><table:table-cell table:style-name="Table8.Cell3"><text:p text:style-name="P821"><text:span text:style-name="CharStyle7">2,052</text:span></text:p></table:table-cell></table:table-row><table:table-row table:style-name="Table8.R2"><table:table-cell table:style-name="Table8.Cell4"><text:p text:style-name="P1303"><text:span text:style-name="CharStyle7">4.</text:span></text:p></table:table-cell><table:table-cell table:style-name="Table8.Cell5"><text:p text:style-name="P543"><text:span text:style-name="CharStyle7">Kampung Baru Seberang Takir</text:span></text:p></table:table-cell><table:table-cell table:style-name="Table8.Cell6"><text:p text:style-name="P1269"><text:span text:style-name="CharStyle7">2,098</text:span></text:p></table:table-cell></table:table-row><table:table-row table:style-name="Table8.R3"><table:table-cell table:style-name="Table8.Cell7"><text:p text:style-name="P617"><text:span text:style-name="CharStyle7">5.</text:span></text:p></table:table-cell><table:table-cell table:style-name="Table8.Cell8"><text:p text:style-name="P1040"><text:span text:style-name="CharStyle7">Seberang Takir Pantai</text:span></text:p></table:table-cell><table:table-cell table:style-name="Table8.Cell9"><text:p text:style-name="P1043"><text:span text:style-name="CharStyle7">1,969</text:span></text:p></table:table-cell></table:table-row><table:table-row table:style-name="Table8.R4"><table:table-cell table:style-name="Table8.Cell10"><text:p text:style-name="P938"><text:span text:style-name="CharStyle7">6.</text:span></text:p></table:table-cell><table:table-cell table:style-name="Table8.Cell11"><text:p text:style-name="P841"><text:span text:style-name="CharStyle7">Teluk Ketapang</text:span></text:p></table:table-cell><table:table-cell table:style-name="Table8.Cell12"><text:p text:style-name="P734"><text:span text:style-name="CharStyle7">1,856</text:span></text:p></table:table-cell></table:table-row><table:table-row table:style-name="Table8.R5"><table:table-cell table:style-name="Table8.Cell13"><text:p text:style-name="P1360"><text:span text:style-name="CharStyle7">7.</text:span></text:p></table:table-cell><table:table-cell table:style-name="Table8.Cell14"><text:p text:style-name="P531"><text:span text:style-name="CharStyle7">Telaga Daing</text:span></text:p></table:table-cell><table:table-cell table:style-name="Table8.Cell15"><text:p text:style-name="P453"><text:span text:style-name="CharStyle7">2,135</text:span></text:p></table:table-cell></table:table-row></table:table></draw:text-box></draw:frame><draw:frame draw:style-name="fr21" svg:x="8.260cm" svg:y="13.233cm" svg:width="3.590cm" fo:min-height="0.499cm" text:anchor-type="paragraph"><draw:text-box><text:p text:style-name="P990"><text:span text:style-name="CharStyle60">2. BukitTokBeng</text:span></text:p></draw:text-box></draw:frame><draw:frame draw:style-name="fr22" svg:x="17.810cm" svg:y="13.233cm" svg:width="1.058cm" fo:min-height="0.490cm" text:anchor-type="paragraph"><draw:text-box><text:p text:style-name="P1177"><text:span text:style-name="CharStyle60">1,245</text:span></text:p></draw:text-box></draw:frame><draw:frame draw:style-name="fr23" svg:x="8.260cm" svg:y="19.803cm" svg:width="3.057cm" fo:min-height="0.533cm" text:anchor-type="paragraph"><draw:text-box><text:p text:style-name="P1294"><text:span text:style-name="CharStyle60">8. Telaga Batin</text:span></text:p></draw:text-box></draw:frame><draw:frame draw:style-name="fr24" svg:x="17.810cm" svg:y="19.803cm" svg:width="1.058cm" fo:min-height="0.524cm" text:anchor-type="paragraph"><draw:text-box><text:p text:style-name="P1046"><text:span text:style-name="CharStyle60">1,645</text:span></text:p></draw:text-box></draw:frame><draw:frame draw:style-name="fr29" svg:x="8.251cm" svg:y="20.904cm" svg:width="3.447cm" fo:min-height="0.533cm" text:anchor-type="paragraph"><draw:text-box><text:p text:style-name="P1015"><text:span text:style-name="CharStyle51">9. Kubang Badak</text:span></text:p></draw:text-box></draw:frame><draw:frame draw:style-name="fr30" svg:x="17.792cm" svg:y="20.904cm" svg:width="1.083cm" fo:min-height="0.526cm" text:anchor-type="paragraph"><draw:text-box><text:p text:style-name="P963"><text:span text:style-name="CharStyle51">2,168</text:span></text:p></draw:text-box></draw:frame><draw:frame draw:style-name="fr31" svg:x="17.480cm" svg:y="22.005cm" svg:width="1.388cm" fo:min-height="0.526cm" text:anchor-type="paragraph"><draw:text-box><text:h text:outline-level="2" text:style-name="P939"><text:bookmark-start text:name="bookmark2"/><text:span text:style-name="CharStyle62">17,666</text:span><text:bookmark-end text:name="bookmark2"/></text:h></draw:text-box></draw:frame><draw:frame draw:style-name="fr32" svg:x="2.697cm" svg:y="24.206cm" svg:width="4.191cm" fo:min-height="0.526cm" text:anchor-type="paragraph"><draw:text-box><text:p text:style-name="P862"><text:span text:style-name="CharStyle51">N. 12 BUKIT TUNGGAL</text:span></text:p></draw:text-box></draw:frame><draw:frame draw:style-name="fr33" svg:x="8.276cm" svg:y="24.220cm" svg:width="0.356cm" fo:min-height="0.508cm" text:anchor-type="paragraph"><draw:text-box><text:p text:style-name="P842"><text:span text:style-name="CharStyle65">1</text:span><text:span text:style-name="CharStyle64">.</text:span></text:p></draw:text-box></draw:frame><draw:frame draw:style-name="fr34" svg:x="9.005cm" svg:y="24.206cm" svg:width="2.041cm" fo:min-height="0.526cm" text:anchor-type="paragraph"><draw:text-box><text:p text:style-name="P763"><text:span text:style-name="CharStyle51">Batu Enam</text:span></text:p></draw:text-box></draw:frame><draw:frame draw:style-name="fr35" svg:x="17.801cm" svg:y="24.206cm" svg:width="1.076cm" fo:min-height="0.526cm" text:anchor-type="paragraph"><draw:text-box><text:p text:style-name="P528"><text:span text:style-name="CharStyle51">3,726</text:span></text:p></draw:text-box></draw:frame><draw:frame draw:style-name="fr36" svg:x="10.283cm" svg:y="26.337cm" svg:width="0.448cm" fo:min-height="0.455cm" text:anchor-type="paragraph"><draw:text-box><text:p text:style-name="P1484"><text:span text:style-name="CharStyle39">14</text:span></text:p></draw:text-box></draw:frame></text:p>
        <text:p text:style-name="P145"/>
        <text:p text:style-name="P146"/>
        <text:p text:style-name="P147"/>
        <text:p text:style-name="P148"/>
        <text:p text:style-name="P149"/>
        <text:p text:style-name="P150"/>
        <text:p text:style-name="P151"/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p text:style-name="P163"/>
        <text:p text:style-name="P164"/>
        <text:p text:style-name="P165"/>
        <text:p text:style-name="P166"/>
        <text:p text:style-name="P167"/>
        <text:p text:style-name="P168"/>
        <text:p text:style-name="P169"/>
        <text:p text:style-name="P170"/>
        <text:p text:style-name="P171"/>
        <text:p text:style-name="P172"/>
        <text:p text:style-name="P173"/>
        <text:p text:style-name="P174"/>
        <text:p text:style-name="P175"/>
        <text:p text:style-name="P176"/>
        <text:p text:style-name="P177"/>
        <text:p text:style-name="P178"/>
        <text:p text:style-name="P179"/>
        <text:p text:style-name="P180"/>
        <text:p text:style-name="P181"/>
        <text:p text:style-name="P182"/>
        <text:p text:style-name="P183"/>
        <text:p text:style-name="P184"/>
        <text:p text:style-name="P185"/>
        <text:p text:style-name="P186"/>
      </text:section>
      <text:section text:style-name="Sect10" text:name="Section10">
        <text:p text:style-name="P1547"><draw:frame draw:style-name="fr37" svg:x="0.000cm" svg:y="0.000cm" svg:width="16.036cm" fo:min-height="0.002cm" text:anchor-type="paragraph"><draw:text-box><table:table table:style-name="Table9"><table:table-column table:style-name="Table9.C1"/><table:table-column table:style-name="Table9.C2"/><table:table-column table:style-name="Table9.C3"/><table:table-column table:style-name="Table9.C4"/><table:table-row table:style-name="Table9.R1"><table:table-cell table:style-name="Table9.Cell1"><text:p text:style-name="P583"><text:span text:style-name="CharStyle12">(1)</text:span></text:p></table:table-cell><table:table-cell table:style-name="Table9.Cell2"><text:p text:style-name="P1508"/></table:table-cell><table:table-cell table:style-name="Table9.Cell3"><text:p text:style-name="P756"><text:span text:style-name="CharStyle12">(2)</text:span></text:p></table:table-cell><table:table-cell table:style-name="Table9.Cell4"><text:p text:style-name="P857"><text:span text:style-name="CharStyle12">(3)</text:span></text:p></table:table-cell></table:table-row><table:table-row table:style-name="Table9.R2"><table:table-cell table:style-name="Table9.Cell5"><text:p text:style-name="P1446"><text:span text:style-name="CharStyle12">Bahagian Pilihan Raya</text:span></text:p></table:table-cell><table:table-cell table:style-name="Table9.Cell6"><text:p text:style-name="P1508"/></table:table-cell><table:table-cell table:style-name="Table9.Cell7"><text:p text:style-name="P949"><text:span text:style-name="CharStyle12">Daerah Mengundi</text:span></text:p></table:table-cell><table:table-cell table:style-name="Table9.Cell8"><text:p text:style-name="P1410"><text:span text:style-name="CharStyle12">Bilangan Pemilih</text:span></text:p></table:table-cell></table:table-row><table:table-row table:style-name="Table9.R3"><table:table-cell table:style-name="Table9.Cell9"><text:p text:style-name="P853"><text:span text:style-name="CharStyle12">Negeri</text:span></text:p></table:table-cell><table:table-cell table:style-name="Table9.Cell10"><text:p text:style-name="P1508"/></table:table-cell><table:table-cell table:style-name="Table9.Cell11"><text:p text:style-name="P1508"/></table:table-cell><table:table-cell table:style-name="Table9.Cell12"><text:p text:style-name="P1508"/></table:table-cell></table:table-row><table:table-row table:style-name="Table9.R4"><table:table-cell table:style-name="Table9.Cell13"><text:p text:style-name="P1389"><text:span text:style-name="CharStyle13">State Constituency</text:span></text:p></table:table-cell><table:table-cell table:style-name="Table9.Cell14"><text:p text:style-name="P1508"/></table:table-cell><table:table-cell table:style-name="Table9.Cell15"><text:p text:style-name="P616"><text:span text:style-name="CharStyle13">Polling District</text:span></text:p></table:table-cell><table:table-cell table:style-name="Table9.Cell16"><text:p text:style-name="P1391"><text:span text:style-name="CharStyle13">Number of Electors</text:span></text:p></table:table-cell></table:table-row><table:table-row table:style-name="Table9.R5"><table:table-cell table:style-name="Table9.Cell17"><text:p text:style-name="P1508"/></table:table-cell><table:table-cell table:style-name="Table9.Cell18"><text:p text:style-name="P747"><text:span text:style-name="CharStyle13">2.</text:span></text:p></table:table-cell><table:table-cell table:style-name="Table9.Cell19"><text:p text:style-name="P828"><text:span text:style-name="CharStyle12">Pak Katak</text:span></text:p></table:table-cell><table:table-cell table:style-name="Table9.Cell20"><text:p text:style-name="P1401"><text:span text:style-name="CharStyle12">1,278</text:span></text:p></table:table-cell></table:table-row><table:table-row table:style-name="Table9.R6"><table:table-cell table:style-name="Table9.Cell21"><text:p text:style-name="P1508"/></table:table-cell><table:table-cell table:style-name="Table9.Cell22"><text:p text:style-name="P1276"><text:span text:style-name="CharStyle12">3.</text:span></text:p></table:table-cell><table:table-cell table:style-name="Table9.Cell23"><text:p text:style-name="P1231"><text:span text:style-name="CharStyle12">Bukit Tumbuh</text:span></text:p></table:table-cell><table:table-cell table:style-name="Table9.Cell24"><text:p text:style-name="P517"><text:span text:style-name="CharStyle12">1,928</text:span></text:p></table:table-cell></table:table-row><table:table-row table:style-name="Table9.R7"><table:table-cell table:style-name="Table9.Cell25"><text:p text:style-name="P1508"/></table:table-cell><table:table-cell table:style-name="Table9.Cell26"><text:p text:style-name="P1079"><text:span text:style-name="CharStyle12">4.</text:span></text:p></table:table-cell><table:table-cell table:style-name="Table9.Cell27"><text:p text:style-name="P1186"><text:span text:style-name="CharStyle12">Bukit Tunggal</text:span></text:p></table:table-cell><table:table-cell table:style-name="Table9.Cell28"><text:p text:style-name="P467"><text:span text:style-name="CharStyle12">3,949</text:span></text:p></table:table-cell></table:table-row><table:table-row table:style-name="Table9.R8"><table:table-cell table:style-name="Table9.Cell29"><text:p text:style-name="P1508"/></table:table-cell><table:table-cell table:style-name="Table9.Cell30"><text:p text:style-name="P647"><text:span text:style-name="CharStyle12">5.</text:span></text:p></table:table-cell><table:table-cell table:style-name="Table9.Cell31"><text:p text:style-name="P719"><text:span text:style-name="CharStyle12">Duyung</text:span></text:p></table:table-cell><table:table-cell table:style-name="Table9.Cell32"><text:p text:style-name="P851"><text:span text:style-name="CharStyle12">2,623</text:span></text:p></table:table-cell></table:table-row><table:table-row table:style-name="Table9.R9"><table:table-cell table:style-name="Table9.Cell33"><text:p text:style-name="P1508"/></table:table-cell><table:table-cell table:style-name="Table9.Cell34"><text:p text:style-name="P488"><text:span text:style-name="CharStyle12">6.</text:span></text:p></table:table-cell><table:table-cell table:style-name="Table9.Cell35"><text:p text:style-name="P1365"><text:span text:style-name="CharStyle12">Pulau Ketam</text:span></text:p></table:table-cell><table:table-cell table:style-name="Table9.Cell36"><text:p text:style-name="P1242"><text:span text:style-name="CharStyle12">997</text:span></text:p></table:table-cell></table:table-row><table:table-row table:style-name="Table9.R10"><table:table-cell table:style-name="Table9.Cell37"><text:p text:style-name="P1508"/></table:table-cell><table:table-cell table:style-name="Table9.Cell38"><text:p text:style-name="P660"><text:span text:style-name="CharStyle12">7.</text:span></text:p></table:table-cell><table:table-cell table:style-name="Table9.Cell39"><text:p text:style-name="P713"><text:span text:style-name="CharStyle12">Gong Kijang</text:span></text:p></table:table-cell><table:table-cell table:style-name="Table9.Cell40"><text:p text:style-name="P1396"><text:span text:style-name="CharStyle12">1,276</text:span></text:p></table:table-cell></table:table-row><table:table-row table:style-name="Table9.R11"><table:table-cell table:style-name="Table9.Cell41"><text:p text:style-name="P1508"/></table:table-cell><table:table-cell table:style-name="Table9.Cell42"><text:p text:style-name="P1508"/></table:table-cell><table:table-cell table:style-name="Table9.Cell43"><text:p text:style-name="P1508"/></table:table-cell><table:table-cell table:style-name="Table9.Cell44"><text:p text:style-name="P1044"><text:span text:style-name="CharStyle12">15,777</text:span></text:p></table:table-cell></table:table-row></table:table></draw:text-box></draw:frame></text:p>
        <text:p text:style-name="P1119"><text:span text:style-name="CharStyle15">15</text:span></text:p>
      </text:section>
      <text:section text:style-name="Sect11" text:name="Section11">
        <text:p text:style-name="P1548"><draw:frame draw:style-name="fr38" svg:x="0.000cm" svg:y="0.000cm" svg:width="16.189cm" fo:min-height="0.002cm" text:anchor-type="paragraph"><draw:text-box><table:table table:style-name="Table10"><table:table-column table:style-name="Table10.C1"/><table:table-column table:style-name="Table10.C2"/><table:table-column table:style-name="Table10.C3"/><table:table-column table:style-name="Table10.C4"/><table:table-row table:style-name="Table10.R1"><table:table-cell table:style-name="Table10.Cell1"><text:p text:style-name="P900"><text:span text:style-name="CharStyle12">(1)</text:span></text:p></table:table-cell><table:table-cell table:style-name="Table10.Cell2"><text:p text:style-name="P1508"/></table:table-cell><table:table-cell table:style-name="Table10.Cell3"><text:p text:style-name="P1325"><text:span text:style-name="CharStyle12">(2)</text:span></text:p></table:table-cell><table:table-cell table:style-name="Table10.Cell4"><text:p text:style-name="P1226"><text:span text:style-name="CharStyle12">(3)</text:span></text:p></table:table-cell></table:table-row><table:table-row table:style-name="Table10.R2"><table:table-cell table:style-name="Table10.Cell5"><text:p text:style-name="P714"><text:span text:style-name="CharStyle12">Bahagian Pilihan Raya</text:span></text:p></table:table-cell><table:table-cell table:style-name="Table10.Cell6"><text:p text:style-name="P1508"/></table:table-cell><table:table-cell table:style-name="Table10.Cell7"><text:p text:style-name="P1001"><text:span text:style-name="CharStyle12">Daerah Mengundi</text:span></text:p></table:table-cell><table:table-cell table:style-name="Table10.Cell8"><text:p text:style-name="P867"><text:span text:style-name="CharStyle12">Bilangan Pemilih</text:span></text:p></table:table-cell></table:table-row><table:table-row table:style-name="Table10.R3"><table:table-cell table:style-name="Table10.Cell9"><text:p text:style-name="P510"><text:span text:style-name="CharStyle12">Negeri</text:span></text:p></table:table-cell><table:table-cell table:style-name="Table10.Cell10"><text:p text:style-name="P1508"/></table:table-cell><table:table-cell table:style-name="Table10.Cell11"><text:p text:style-name="P1508"/></table:table-cell><table:table-cell table:style-name="Table10.Cell12"><text:p text:style-name="P1508"/></table:table-cell></table:table-row><table:table-row table:style-name="Table10.R4"><table:table-cell table:style-name="Table10.Cell13"><text:p text:style-name="P1436"><text:span text:style-name="CharStyle13">State Constituency</text:span></text:p></table:table-cell><table:table-cell table:style-name="Table10.Cell14"><text:p text:style-name="P1508"/></table:table-cell><table:table-cell table:style-name="Table10.Cell15"><text:p text:style-name="P1194"><text:span text:style-name="CharStyle13">Polling District</text:span></text:p></table:table-cell><table:table-cell table:style-name="Table10.Cell16"><text:p text:style-name="P1147"><text:span text:style-name="CharStyle13">Number of Electors</text:span></text:p></table:table-cell></table:table-row><table:table-row table:style-name="Table10.R5"><table:table-cell table:style-name="Table10.Cell17"><text:p text:style-name="P1432"><text:span text:style-name="CharStyle12">N. 13 WAKAF</text:span></text:p></table:table-cell><table:table-cell table:style-name="Table10.Cell18"><text:p text:style-name="P1042"><text:span text:style-name="CharStyle12">1.</text:span></text:p></table:table-cell><table:table-cell table:style-name="Table10.Cell19"><text:p text:style-name="P992"><text:span text:style-name="CharStyle12">Pulau Rusa</text:span></text:p></table:table-cell><table:table-cell table:style-name="Table10.Cell20"><text:p text:style-name="P937"><text:span text:style-name="CharStyle12">2,147</text:span></text:p></table:table-cell></table:table-row><table:table-row table:style-name="Table10.R6"><table:table-cell table:style-name="Table10.Cell21"><text:p text:style-name="P890"><text:span text:style-name="CharStyle12">MEMPELAM</text:span></text:p></table:table-cell><table:table-cell table:style-name="Table10.Cell22"><text:p text:style-name="P840"><text:span text:style-name="CharStyle12">2.</text:span></text:p></table:table-cell><table:table-cell table:style-name="Table10.Cell23"><text:p text:style-name="P584"><text:span text:style-name="CharStyle12">Paluh</text:span></text:p></table:table-cell><table:table-cell table:style-name="Table10.Cell24"><text:p text:style-name="P610"><text:span text:style-name="CharStyle12">2,347</text:span></text:p></table:table-cell></table:table-row><table:table-row table:style-name="Table10.R7"><table:table-cell table:style-name="Table10.Cell25"><text:p text:style-name="P1508"/></table:table-cell><table:table-cell table:style-name="Table10.Cell26"><text:p text:style-name="P1434"><text:span text:style-name="CharStyle12">3.</text:span></text:p></table:table-cell><table:table-cell table:style-name="Table10.Cell27"><text:p text:style-name="P561"><text:span text:style-name="CharStyle12">Losong Datok Amar</text:span></text:p></table:table-cell><table:table-cell table:style-name="Table10.Cell28"><text:p text:style-name="P1361"><text:span text:style-name="CharStyle12">1,272</text:span></text:p></table:table-cell></table:table-row><table:table-row table:style-name="Table10.R8"><table:table-cell table:style-name="Table10.Cell29"><text:p text:style-name="P1508"/></table:table-cell><table:table-cell table:style-name="Table10.Cell30"><text:p text:style-name="P559"><text:span text:style-name="CharStyle12">4.</text:span></text:p></table:table-cell><table:table-cell table:style-name="Table10.Cell31"><text:p text:style-name="P656"><text:span text:style-name="CharStyle12">Losong Penglima Perang</text:span></text:p></table:table-cell><table:table-cell table:style-name="Table10.Cell32"><text:p text:style-name="P511"><text:span text:style-name="CharStyle12">1,906</text:span></text:p></table:table-cell></table:table-row><table:table-row table:style-name="Table10.R9"><table:table-cell table:style-name="Table10.Cell33"><text:p text:style-name="P1508"/></table:table-cell><table:table-cell table:style-name="Table10.Cell34"><text:p text:style-name="P1228"><text:span text:style-name="CharStyle12">5.</text:span></text:p></table:table-cell><table:table-cell table:style-name="Table10.Cell35"><text:p text:style-name="P1025"><text:span text:style-name="CharStyle12">Losong Haji Mat Shafie</text:span></text:p></table:table-cell><table:table-cell table:style-name="Table10.Cell36"><text:p text:style-name="P970"><text:span text:style-name="CharStyle12">1,965</text:span></text:p></table:table-cell></table:table-row><table:table-row table:style-name="Table10.R10"><table:table-cell table:style-name="Table10.Cell37"><text:p text:style-name="P1508"/></table:table-cell><table:table-cell table:style-name="Table10.Cell38"><text:p text:style-name="P1028"><text:span text:style-name="CharStyle12">6.</text:span></text:p></table:table-cell><table:table-cell table:style-name="Table10.Cell39"><text:p text:style-name="P972"><text:span text:style-name="CharStyle12">Seberang Baruh</text:span></text:p></table:table-cell><table:table-cell table:style-name="Table10.Cell40"><text:p text:style-name="P929"><text:span text:style-name="CharStyle12">1,606</text:span></text:p></table:table-cell></table:table-row><table:table-row table:style-name="Table10.R11"><table:table-cell table:style-name="Table10.Cell41"><text:p text:style-name="P1508"/></table:table-cell><table:table-cell table:style-name="Table10.Cell42"><text:p text:style-name="P855"><text:span text:style-name="CharStyle12">7.</text:span></text:p></table:table-cell><table:table-cell table:style-name="Table10.Cell43"><text:p text:style-name="P850"><text:span text:style-name="CharStyle12">Wakaf Beruas</text:span></text:p></table:table-cell><table:table-cell table:style-name="Table10.Cell44"><text:p text:style-name="P1348"><text:span text:style-name="CharStyle12">1,340</text:span></text:p></table:table-cell></table:table-row><table:table-row table:style-name="Table10.R12"><table:table-cell table:style-name="Table10.Cell45"><text:p text:style-name="P1508"/></table:table-cell><table:table-cell table:style-name="Table10.Cell46"><text:p text:style-name="P1206"><text:span text:style-name="CharStyle12">8.</text:span></text:p></table:table-cell><table:table-cell table:style-name="Table10.Cell47"><text:p text:style-name="P461"><text:span text:style-name="CharStyle12">Merbau Patah</text:span></text:p></table:table-cell><table:table-cell table:style-name="Table10.Cell48"><text:p text:style-name="P1175"><text:span text:style-name="CharStyle12">2,956</text:span></text:p></table:table-cell></table:table-row><table:table-row table:style-name="Table10.R13"><table:table-cell table:style-name="Table10.Cell49"><text:p text:style-name="P1508"/></table:table-cell><table:table-cell table:style-name="Table10.Cell50"><text:p text:style-name="P712"><text:span text:style-name="CharStyle12">9.</text:span></text:p></table:table-cell><table:table-cell table:style-name="Table10.Cell51"><text:p text:style-name="P687"><text:span text:style-name="CharStyle12">Durian Burung</text:span></text:p></table:table-cell><table:table-cell table:style-name="Table10.Cell52"><text:p text:style-name="P1260"><text:span text:style-name="CharStyle12">2,928</text:span></text:p></table:table-cell></table:table-row><table:table-row table:style-name="Table10.R14"><table:table-cell table:style-name="Table10.Cell53"><text:p text:style-name="P1508"/></table:table-cell><table:table-cell table:style-name="Table10.Cell54"><text:p text:style-name="P1153"><text:span text:style-name="CharStyle12">10.</text:span></text:p></table:table-cell><table:table-cell table:style-name="Table10.Cell55"><text:p text:style-name="P1430"><text:span text:style-name="CharStyle12">Sungai Rengas</text:span></text:p></table:table-cell><table:table-cell table:style-name="Table10.Cell56"><text:p text:style-name="P1221"><text:span text:style-name="CharStyle12">2,626</text:span></text:p></table:table-cell></table:table-row><table:table-row table:style-name="Table10.R15"><table:table-cell table:style-name="Table10.Cell57"><text:p text:style-name="P1508"/></table:table-cell><table:table-cell table:style-name="Table10.Cell58"><text:p text:style-name="P798"><text:span text:style-name="CharStyle12">11.</text:span></text:p></table:table-cell><table:table-cell table:style-name="Table10.Cell59"><text:p text:style-name="P1428"><text:span text:style-name="CharStyle12">Wakaf Mempelam</text:span></text:p></table:table-cell><table:table-cell table:style-name="Table10.Cell60"><text:p text:style-name="P514"><text:span text:style-name="CharStyle12">2,864</text:span></text:p></table:table-cell></table:table-row><table:table-row table:style-name="Table10.R16"><table:table-cell table:style-name="Table10.Cell61"><text:p text:style-name="P1508"/></table:table-cell><table:table-cell table:style-name="Table10.Cell62"><text:p text:style-name="P1426"><text:span text:style-name="CharStyle12">12.</text:span></text:p></table:table-cell><table:table-cell table:style-name="Table10.Cell63"><text:p text:style-name="P1131"><text:span text:style-name="CharStyle12">Kuala Bekah</text:span></text:p></table:table-cell><table:table-cell table:style-name="Table10.Cell64"><text:p text:style-name="P681"><text:span text:style-name="CharStyle12">1,970</text:span></text:p></table:table-cell></table:table-row><table:table-row table:style-name="Table10.R17"><table:table-cell table:style-name="Table10.Cell65"><text:p text:style-name="P1508"/></table:table-cell><table:table-cell table:style-name="Table10.Cell66"><text:p text:style-name="P1127"><text:span text:style-name="CharStyle12">13.</text:span></text:p></table:table-cell><table:table-cell table:style-name="Table10.Cell67"><text:p text:style-name="P697"><text:span text:style-name="CharStyle12">Gelugur Kedai</text:span></text:p></table:table-cell><table:table-cell table:style-name="Table10.Cell68"><text:p text:style-name="P512"><text:span text:style-name="CharStyle12">5,747</text:span></text:p></table:table-cell></table:table-row><table:table-row table:style-name="Table10.R18"><table:table-cell table:style-name="Table10.Cell69"><text:p text:style-name="P1508"/></table:table-cell><table:table-cell table:style-name="Table10.Cell70"><text:p text:style-name="P1508"/></table:table-cell><table:table-cell table:style-name="Table10.Cell71"><text:p text:style-name="P1508"/></table:table-cell><table:table-cell table:style-name="Table10.Cell72"><text:p text:style-name="P858"><text:span text:style-name="CharStyle68">31,674</text:span></text:p></table:table-cell></table:table-row><table:table-row table:style-name="Table10.R19"><table:table-cell table:style-name="Table10.Cell73"><text:p text:style-name="P550"><text:span text:style-name="CharStyle12">N. 14 BANDAR</text:span></text:p></table:table-cell><table:table-cell table:style-name="Table10.Cell74"><text:p text:style-name="P631"><text:span text:style-name="CharStyle12">1.</text:span></text:p></table:table-cell><table:table-cell table:style-name="Table10.Cell75"><text:p text:style-name="P1055"><text:span text:style-name="CharStyle12">Tok Ku</text:span></text:p></table:table-cell><table:table-cell table:style-name="Table10.Cell76"><text:p text:style-name="P1013"><text:span text:style-name="CharStyle12">2,564</text:span></text:p></table:table-cell></table:table-row><table:table-row table:style-name="Table10.R20"><table:table-cell table:style-name="Table10.Cell77"><text:p text:style-name="P1508"/></table:table-cell><table:table-cell table:style-name="Table10.Cell78"><text:p text:style-name="P1082"><text:span text:style-name="CharStyle12">2.</text:span></text:p></table:table-cell><table:table-cell table:style-name="Table10.Cell79"><text:p text:style-name="P650"><text:span text:style-name="CharStyle12">Cabang Tiga</text:span></text:p></table:table-cell><table:table-cell table:style-name="Table10.Cell80"><text:p text:style-name="P484"><text:span text:style-name="CharStyle12">1,165</text:span></text:p></table:table-cell></table:table-row><table:table-row table:style-name="Table10.R21"><table:table-cell table:style-name="Table10.Cell81"><text:p text:style-name="P1508"/></table:table-cell><table:table-cell table:style-name="Table10.Cell82"><text:p text:style-name="P829"><text:span text:style-name="CharStyle12">3.</text:span></text:p></table:table-cell><table:table-cell table:style-name="Table10.Cell83"><text:p text:style-name="P456"><text:span text:style-name="CharStyle12">Hiliran Masjid</text:span></text:p></table:table-cell><table:table-cell table:style-name="Table10.Cell84"><text:p text:style-name="P1407"><text:span text:style-name="CharStyle12">1,430</text:span></text:p></table:table-cell></table:table-row><table:table-row table:style-name="Table10.R22"><table:table-cell table:style-name="Table10.Cell85"><text:p text:style-name="P1508"/></table:table-cell><table:table-cell table:style-name="Table10.Cell86"><text:p text:style-name="P791"><text:span text:style-name="CharStyle12">4.</text:span></text:p></table:table-cell><table:table-cell table:style-name="Table10.Cell87"><text:p text:style-name="P966"><text:span text:style-name="CharStyle12">Losong Masjid</text:span></text:p></table:table-cell><table:table-cell table:style-name="Table10.Cell88"><text:p text:style-name="P1152"><text:span text:style-name="CharStyle12">1,945</text:span></text:p></table:table-cell></table:table-row></table:table><text:p text:style-name="P688"><text:span text:style-name="CharStyle67">16</text:span></text:p></draw:text-box></draw:frame></text:p>
        <text:p text:style-name="P190"/>
      </text:section>
      <text:section text:style-name="Sect12" text:name="Section12">
        <text:p text:style-name="P1549"><draw:frame draw:style-name="fr40" svg:x="0.000cm" svg:y="0.000cm" svg:width="16.189cm" fo:min-height="0.002cm" text:anchor-type="paragraph"><draw:text-box><table:table table:style-name="Table11"><table:table-column table:style-name="Table11.C1"/><table:table-column table:style-name="Table11.C2"/><table:table-column table:style-name="Table11.C3"/><table:table-column table:style-name="Table11.C4"/><table:table-row table:style-name="Table11.R1"><table:table-cell table:style-name="Table11.Cell1"><text:p text:style-name="P1092"><text:span text:style-name="CharStyle69">(</text:span><text:span text:style-name="CharStyle70">1</text:span><text:span text:style-name="CharStyle69">)</text:span></text:p></table:table-cell><table:table-cell table:style-name="Table11.Cell2"><text:p text:style-name="P1508"/></table:table-cell><table:table-cell table:style-name="Table11.Cell3"><text:p text:style-name="P1392"><text:span text:style-name="CharStyle12">(2)</text:span></text:p></table:table-cell><table:table-cell table:style-name="Table11.Cell4"><text:p text:style-name="P574"><text:span text:style-name="CharStyle12">(3)</text:span></text:p></table:table-cell></table:table-row><table:table-row table:style-name="Table11.R2"><table:table-cell table:style-name="Table11.Cell5"><text:p text:style-name="P603"><text:span text:style-name="CharStyle12">Bahagian Pilihan Raya</text:span></text:p></table:table-cell><table:table-cell table:style-name="Table11.Cell6"><text:p text:style-name="P1508"/></table:table-cell><table:table-cell table:style-name="Table11.Cell7"><text:p text:style-name="P1368"><text:span text:style-name="CharStyle12">Daerah Mengundi</text:span></text:p></table:table-cell><table:table-cell table:style-name="Table11.Cell8"><text:p text:style-name="P1300"><text:span text:style-name="CharStyle12">Bilangan Pemilih</text:span></text:p></table:table-cell></table:table-row><table:table-row table:style-name="Table11.R3"><table:table-cell table:style-name="Table11.Cell9"><text:p text:style-name="P1022"><text:span text:style-name="CharStyle12">Negeri</text:span></text:p></table:table-cell><table:table-cell table:style-name="Table11.Cell10"><text:p text:style-name="P1508"/></table:table-cell><table:table-cell table:style-name="Table11.Cell11"><text:p text:style-name="P1508"/></table:table-cell><table:table-cell table:style-name="Table11.Cell12"><text:p text:style-name="P1508"/></table:table-cell></table:table-row><table:table-row table:style-name="Table11.R4"><table:table-cell table:style-name="Table11.Cell13"><text:p text:style-name="P527"><text:span text:style-name="CharStyle13">State Constituency</text:span></text:p></table:table-cell><table:table-cell table:style-name="Table11.Cell14"><text:p text:style-name="P1508"/></table:table-cell><table:table-cell table:style-name="Table11.Cell15"><text:p text:style-name="P1034"><text:span text:style-name="CharStyle13">Polling District</text:span></text:p></table:table-cell><table:table-cell table:style-name="Table11.Cell16"><text:p text:style-name="P779"><text:span text:style-name="CharStyle13">Number of Electors</text:span></text:p></table:table-cell></table:table-row><table:table-row table:style-name="Table11.R5"><table:table-cell table:style-name="Table11.Cell17"><text:p text:style-name="P1508"/></table:table-cell><table:table-cell table:style-name="Table11.Cell18"><text:p text:style-name="P707"><text:span text:style-name="CharStyle12">5.</text:span></text:p></table:table-cell><table:table-cell table:style-name="Table11.Cell19"><text:p text:style-name="P772"><text:span text:style-name="CharStyle12">Pulau Kambing</text:span></text:p></table:table-cell><table:table-cell table:style-name="Table11.Cell20"><text:p text:style-name="P1039"><text:span text:style-name="CharStyle12">3,624</text:span></text:p></table:table-cell></table:table-row><table:table-row table:style-name="Table11.R6"><table:table-cell table:style-name="Table11.Cell21"><text:p text:style-name="P1508"/></table:table-cell><table:table-cell table:style-name="Table11.Cell22"><text:p text:style-name="P499"><text:span text:style-name="CharStyle12">6.</text:span></text:p></table:table-cell><table:table-cell table:style-name="Table11.Cell23"><text:p text:style-name="P1171"><text:span text:style-name="CharStyle12">Kampung Cina</text:span></text:p></table:table-cell><table:table-cell table:style-name="Table11.Cell24"><text:p text:style-name="P1229"><text:span text:style-name="CharStyle12">2,681</text:span></text:p></table:table-cell></table:table-row><table:table-row table:style-name="Table11.R7"><table:table-cell table:style-name="Table11.Cell25"><text:p text:style-name="P1508"/></table:table-cell><table:table-cell table:style-name="Table11.Cell26"><text:p text:style-name="P1160"><text:span text:style-name="CharStyle12">7.</text:span></text:p></table:table-cell><table:table-cell table:style-name="Table11.Cell27"><text:p text:style-name="P884"><text:span text:style-name="CharStyle12">Banggul</text:span></text:p></table:table-cell><table:table-cell table:style-name="Table11.Cell28"><text:p text:style-name="P913"><text:span text:style-name="CharStyle12">2,129</text:span></text:p></table:table-cell></table:table-row><table:table-row table:style-name="Table11.R8"><table:table-cell table:style-name="Table11.Cell29"><text:p text:style-name="P1508"/></table:table-cell><table:table-cell table:style-name="Table11.Cell30"><text:p text:style-name="P491"><text:span text:style-name="CharStyle12">8.</text:span></text:p></table:table-cell><table:table-cell table:style-name="Table11.Cell31"><text:p text:style-name="P1366"><text:span text:style-name="CharStyle12">Paya Bunga</text:span></text:p></table:table-cell><table:table-cell table:style-name="Table11.Cell32"><text:p text:style-name="P1402"><text:span text:style-name="CharStyle12">2,401</text:span></text:p></table:table-cell></table:table-row><table:table-row table:style-name="Table11.R9"><table:table-cell table:style-name="Table11.Cell33"><text:p text:style-name="P1508"/></table:table-cell><table:table-cell table:style-name="Table11.Cell34"><text:p text:style-name="P1216"><text:span text:style-name="CharStyle12">9.</text:span></text:p></table:table-cell><table:table-cell table:style-name="Table11.Cell35"><text:p text:style-name="P758"><text:span text:style-name="CharStyle12">Tanjung</text:span></text:p></table:table-cell><table:table-cell table:style-name="Table11.Cell36"><text:p text:style-name="P680"><text:span text:style-name="CharStyle12">1,964</text:span></text:p></table:table-cell></table:table-row><table:table-row table:style-name="Table11.R10"><table:table-cell table:style-name="Table11.Cell37"><text:p text:style-name="P1508"/></table:table-cell><table:table-cell table:style-name="Table11.Cell38"><text:p text:style-name="P1508"/></table:table-cell><table:table-cell table:style-name="Table11.Cell39"><text:p text:style-name="P1508"/></table:table-cell><table:table-cell table:style-name="Table11.Cell40"><text:p text:style-name="P801"><text:span text:style-name="CharStyle12">19,903</text:span></text:p></table:table-cell></table:table-row><table:table-row table:style-name="Table11.R11"><table:table-cell table:style-name="Table11.Cell41"><text:p text:style-name="P1258"><text:span text:style-name="CharStyle12">N. 15 LADANG</text:span></text:p></table:table-cell><table:table-cell table:style-name="Table11.Cell42"><text:p text:style-name="P1336"><text:span text:style-name="CharStyle12">1.</text:span></text:p></table:table-cell><table:table-cell table:style-name="Table11.Cell43"><text:p text:style-name="P1290"><text:span text:style-name="CharStyle12">Ladang</text:span></text:p></table:table-cell><table:table-cell table:style-name="Table11.Cell44"><text:p text:style-name="P614"><text:span text:style-name="CharStyle12">3,169</text:span></text:p></table:table-cell></table:table-row><table:table-row table:style-name="Table11.R12"><table:table-cell table:style-name="Table11.Cell45"><text:p text:style-name="P1508"/></table:table-cell><table:table-cell table:style-name="Table11.Cell46"><text:p text:style-name="P1145"><text:span text:style-name="CharStyle12">2.</text:span></text:p></table:table-cell><table:table-cell table:style-name="Table11.Cell47"><text:p text:style-name="P717"><text:span text:style-name="CharStyle12">Tekukur</text:span></text:p></table:table-cell><table:table-cell table:style-name="Table11.Cell48"><text:p text:style-name="P738"><text:span text:style-name="CharStyle12">2,386</text:span></text:p></table:table-cell></table:table-row><table:table-row table:style-name="Table11.R13"><table:table-cell table:style-name="Table11.Cell49"><text:p text:style-name="P1508"/></table:table-cell><table:table-cell table:style-name="Table11.Cell50"><text:p text:style-name="P588"><text:span text:style-name="CharStyle12">3.</text:span></text:p></table:table-cell><table:table-cell table:style-name="Table11.Cell51"><text:p text:style-name="P480"><text:span text:style-name="CharStyle12">Batas Baru</text:span></text:p></table:table-cell><table:table-cell table:style-name="Table11.Cell52"><text:p text:style-name="P1203"><text:span text:style-name="CharStyle12">3,009</text:span></text:p></table:table-cell></table:table-row><table:table-row table:style-name="Table11.R14"><table:table-cell table:style-name="Table11.Cell53"><text:p text:style-name="P1508"/></table:table-cell><table:table-cell table:style-name="Table11.Cell54"><text:p text:style-name="P999"><text:span text:style-name="CharStyle12">4.</text:span></text:p></table:table-cell><table:table-cell table:style-name="Table11.Cell55"><text:p text:style-name="P899"><text:span text:style-name="CharStyle12">Gong Kapas</text:span></text:p></table:table-cell><table:table-cell table:style-name="Table11.Cell56"><text:p text:style-name="P1506"><text:span text:style-name="CharStyle12">2,388</text:span></text:p></table:table-cell></table:table-row><table:table-row table:style-name="Table11.R15"><table:table-cell table:style-name="Table11.Cell57"><text:p text:style-name="P1508"/></table:table-cell><table:table-cell table:style-name="Table11.Cell58"><text:p text:style-name="P1408"><text:span text:style-name="CharStyle12">5.</text:span></text:p></table:table-cell><table:table-cell table:style-name="Table11.Cell59"><text:p text:style-name="P819"><text:span text:style-name="CharStyle12">Pasir Panjang</text:span></text:p></table:table-cell><table:table-cell table:style-name="Table11.Cell60"><text:p text:style-name="P922"><text:span text:style-name="CharStyle12">4,030</text:span></text:p></table:table-cell></table:table-row><table:table-row table:style-name="Table11.R16"><table:table-cell table:style-name="Table11.Cell61"><text:p text:style-name="P1508"/></table:table-cell><table:table-cell table:style-name="Table11.Cell62"><text:p text:style-name="P1096"><text:span text:style-name="CharStyle12">6.</text:span></text:p></table:table-cell><table:table-cell table:style-name="Table11.Cell63"><text:p text:style-name="P466"><text:span text:style-name="CharStyle12">Bukit Bayas</text:span></text:p></table:table-cell><table:table-cell table:style-name="Table11.Cell64"><text:p text:style-name="P875"><text:span text:style-name="CharStyle12">1,452</text:span></text:p></table:table-cell></table:table-row><table:table-row table:style-name="Table11.R17"><table:table-cell table:style-name="Table11.Cell65"><text:p text:style-name="P1508"/></table:table-cell><table:table-cell table:style-name="Table11.Cell66"><text:p text:style-name="P1200"><text:span text:style-name="CharStyle12">7.</text:span></text:p></table:table-cell><table:table-cell table:style-name="Table11.Cell67"><text:p text:style-name="P803"><text:span text:style-name="CharStyle12">Bukit Besar</text:span></text:p></table:table-cell><table:table-cell table:style-name="Table11.Cell68"><text:p text:style-name="P1444"><text:span text:style-name="CharStyle12">2,019</text:span></text:p></table:table-cell></table:table-row><table:table-row table:style-name="Table11.R18"><table:table-cell table:style-name="Table11.Cell69"><text:p text:style-name="P1508"/></table:table-cell><table:table-cell table:style-name="Table11.Cell70"><text:p text:style-name="P1193"><text:span text:style-name="CharStyle12">8.</text:span></text:p></table:table-cell><table:table-cell table:style-name="Table11.Cell71"><text:p text:style-name="P873"><text:span text:style-name="CharStyle12">Gong Gemia</text:span></text:p></table:table-cell><table:table-cell table:style-name="Table11.Cell72"><text:p text:style-name="P827"><text:span text:style-name="CharStyle12">1,730</text:span></text:p></table:table-cell></table:table-row><table:table-row table:style-name="Table11.R19"><table:table-cell table:style-name="Table11.Cell73"><text:p text:style-name="P1508"/></table:table-cell><table:table-cell table:style-name="Table11.Cell74"><text:p text:style-name="P1508"/></table:table-cell><table:table-cell table:style-name="Table11.Cell75"><text:p text:style-name="P1508"/></table:table-cell><table:table-cell table:style-name="Table11.Cell76"><text:p text:style-name="P951"><text:span text:style-name="CharStyle12">20,183</text:span></text:p></table:table-cell></table:table-row><table:table-row table:style-name="Table11.R20"><table:table-cell table:style-name="Table11.Cell77"><text:p text:style-name="P483"><text:span text:style-name="CharStyle12">N. 16 BATU BURUK</text:span></text:p></table:table-cell><table:table-cell table:style-name="Table11.Cell78"><text:p text:style-name="P1452"><text:span text:style-name="CharStyle12">1.</text:span></text:p></table:table-cell><table:table-cell table:style-name="Table11.Cell79"><text:p text:style-name="P1054"><text:span text:style-name="CharStyle12">Pantai Batu Buruk</text:span></text:p></table:table-cell><table:table-cell table:style-name="Table11.Cell80"><text:p text:style-name="P1156"><text:span text:style-name="CharStyle12">1,094</text:span></text:p></table:table-cell></table:table-row><table:table-row table:style-name="Table11.R21"><table:table-cell table:style-name="Table11.Cell81"><text:p text:style-name="P1508"/></table:table-cell><table:table-cell table:style-name="Table11.Cell82"><text:p text:style-name="P525"><text:span text:style-name="CharStyle12">2.</text:span></text:p></table:table-cell><table:table-cell table:style-name="Table11.Cell83"><text:p text:style-name="P642"><text:span text:style-name="CharStyle12">Nibung</text:span></text:p></table:table-cell><table:table-cell table:style-name="Table11.Cell84"><text:p text:style-name="P609"><text:span text:style-name="CharStyle12">2,492</text:span></text:p></table:table-cell></table:table-row><table:table-row table:style-name="Table11.R22"><table:table-cell table:style-name="Table11.Cell85"><text:p text:style-name="P1508"/></table:table-cell><table:table-cell table:style-name="Table11.Cell86"><text:p text:style-name="P577"><text:span text:style-name="CharStyle12">3.</text:span></text:p></table:table-cell><table:table-cell table:style-name="Table11.Cell87"><text:p text:style-name="P774"><text:span text:style-name="CharStyle12">Gong Tok Nasek</text:span></text:p></table:table-cell><table:table-cell table:style-name="Table11.Cell88"><text:p text:style-name="P1374"><text:span text:style-name="CharStyle12">3,802</text:span></text:p></table:table-cell></table:table-row><table:table-row table:style-name="Table11.R23"><table:table-cell table:style-name="Table11.Cell89"><text:p text:style-name="P1508"/></table:table-cell><table:table-cell table:style-name="Table11.Cell90"><text:p text:style-name="P1508"/></table:table-cell><table:table-cell table:style-name="Table11.Cell91"><text:p text:style-name="P1107"><text:span text:style-name="CharStyle70">17</text:span></text:p></table:table-cell><table:table-cell table:style-name="Table11.Cell92"><text:p text:style-name="P1508"/></table:table-cell></table:table-row></table:table></draw:text-box></draw:frame></text:p>
        <text:p text:style-name="P192"/>
      </text:section>
      <text:section text:style-name="Sect13" text:name="Section13">
        <text:p text:style-name="P1550"><draw:frame draw:style-name="fr42" svg:x="2.842cm" svg:y="0.000cm" svg:width="4.082cm" fo:min-height="2.782cm" text:anchor-type="paragraph"><draw:text-box><text:h text:outline-level="1" text:style-name="P1321"><text:bookmark-start text:name="bookmark3"/><text:span text:style-name="CharStyle73">(</text:span><text:span text:style-name="CharStyle74">1</text:span><text:span text:style-name="CharStyle73">)</text:span><text:bookmark-end text:name="bookmark3"/></text:h><text:p text:style-name="P1448"><text:span text:style-name="CharStyle51">Bahagian Pilihan Raya<text:line-break/>Negeri<text:line-break/></text:span><text:span text:style-name="CharStyle52">State Constituency</text:span></text:p></draw:text-box></draw:frame><draw:frame draw:style-name="fr41" svg:x="8.251cm" svg:y="0.000cm" svg:width="10.634cm" fo:min-height="0.002cm" text:anchor-type="paragraph"><draw:text-box><table:table table:style-name="Table12"><table:table-column table:style-name="Table12.C1"/><table:table-column table:style-name="Table12.C2"/><table:table-column table:style-name="Table12.C3"/><table:table-row table:style-name="Table12.R1"><table:table-cell table:style-name="Table12.Cell1"><text:p text:style-name="P1508"/></table:table-cell><table:table-cell table:style-name="Table12.Cell2"><text:p text:style-name="P1086"><text:span text:style-name="CharStyle12">(2)</text:span></text:p></table:table-cell><table:table-cell table:style-name="Table12.Cell3"><text:p text:style-name="P751"><text:span text:style-name="CharStyle12">(3)</text:span></text:p></table:table-cell></table:table-row><table:table-row table:style-name="Table12.R2"><table:table-cell table:style-name="Table12.Cell4"><text:p text:style-name="P1508"/></table:table-cell><table:table-cell table:style-name="Table12.Cell5"><text:p text:style-name="P877"><text:span text:style-name="CharStyle12">Daerah Mengundi</text:span></text:p></table:table-cell><table:table-cell table:style-name="Table12.Cell6"><text:p text:style-name="P980"><text:span text:style-name="CharStyle12">Bilangan Pemilih</text:span></text:p></table:table-cell></table:table-row><table:table-row table:style-name="Table12.R3"><table:table-cell table:style-name="Table12.Cell7"><text:p text:style-name="P1508"/></table:table-cell><table:table-cell table:style-name="Table12.Cell8"><text:p text:style-name="P1274"><text:span text:style-name="CharStyle13">Polling District</text:span></text:p></table:table-cell><table:table-cell table:style-name="Table12.Cell9"><text:p text:style-name="P903"><text:span text:style-name="CharStyle13">Number of Electors</text:span></text:p></table:table-cell></table:table-row><table:table-row table:style-name="Table12.R4"><table:table-cell table:style-name="Table12.Cell10"><text:p text:style-name="P1059"><text:span text:style-name="CharStyle12">4.</text:span></text:p></table:table-cell><table:table-cell table:style-name="Table12.Cell11"><text:p text:style-name="P1163"><text:span text:style-name="CharStyle12">Bukit Depu</text:span></text:p></table:table-cell><table:table-cell table:style-name="Table12.Cell12"><text:p text:style-name="P1257"><text:span text:style-name="CharStyle12">2,751</text:span></text:p></table:table-cell></table:table-row><table:table-row table:style-name="Table12.R5"><table:table-cell table:style-name="Table12.Cell13"><text:p text:style-name="P549"><text:span text:style-name="CharStyle12">5.</text:span></text:p></table:table-cell><table:table-cell table:style-name="Table12.Cell14"><text:p text:style-name="P1422"><text:span text:style-name="CharStyle12">Kuala Ibai</text:span></text:p></table:table-cell><table:table-cell table:style-name="Table12.Cell15"><text:p text:style-name="P1279"><text:span text:style-name="CharStyle12">2,381</text:span></text:p></table:table-cell></table:table-row><table:table-row table:style-name="Table12.R6"><table:table-cell table:style-name="Table12.Cell16"><text:p text:style-name="P962"><text:span text:style-name="CharStyle12">6.</text:span></text:p></table:table-cell><table:table-cell table:style-name="Table12.Cell17"><text:p text:style-name="P838"><text:span text:style-name="CharStyle12">Chendering Pantai</text:span></text:p></table:table-cell><table:table-cell table:style-name="Table12.Cell18"><text:p text:style-name="P476"><text:span text:style-name="CharStyle12">3,740</text:span></text:p></table:table-cell></table:table-row><table:table-row table:style-name="Table12.R7"><table:table-cell table:style-name="Table12.Cell19"><text:p text:style-name="P675"><text:span text:style-name="CharStyle12">7.</text:span></text:p></table:table-cell><table:table-cell table:style-name="Table12.Cell20"><text:p text:style-name="P555"><text:span text:style-name="CharStyle12">Chendering</text:span></text:p></table:table-cell><table:table-cell table:style-name="Table12.Cell21"><text:p text:style-name="P496"><text:span text:style-name="CharStyle12">2,414</text:span></text:p></table:table-cell></table:table-row><table:table-row table:style-name="Table12.R8"><table:table-cell table:style-name="Table12.Cell22"><text:p text:style-name="P702"><text:span text:style-name="CharStyle12">8.</text:span></text:p></table:table-cell><table:table-cell table:style-name="Table12.Cell23"><text:p text:style-name="P1416"><text:span text:style-name="CharStyle12">Taman Permint Jaya</text:span></text:p></table:table-cell><table:table-cell table:style-name="Table12.Cell24"><text:p text:style-name="P1373"><text:span text:style-name="CharStyle12">2,360</text:span></text:p></table:table-cell></table:table-row><table:table-row table:style-name="Table12.R9"><table:table-cell table:style-name="Table12.Cell25"><text:p text:style-name="P1188"><text:span text:style-name="CharStyle12">9.</text:span></text:p></table:table-cell><table:table-cell table:style-name="Table12.Cell26"><text:p text:style-name="P1441"><text:span text:style-name="CharStyle12">Mengabang Tengah</text:span></text:p></table:table-cell><table:table-cell table:style-name="Table12.Cell27"><text:p text:style-name="P720"><text:span text:style-name="CharStyle12">2,194</text:span></text:p></table:table-cell></table:table-row><table:table-row table:style-name="Table12.R10"><table:table-cell table:style-name="Table12.Cell28"><text:p text:style-name="P624"><text:span text:style-name="CharStyle12">10.</text:span></text:p></table:table-cell><table:table-cell table:style-name="Table12.Cell29"><text:p text:style-name="P876"><text:span text:style-name="CharStyle12">Kolam</text:span></text:p></table:table-cell><table:table-cell table:style-name="Table12.Cell30"><text:p text:style-name="P1376"><text:span text:style-name="CharStyle12">1,142</text:span></text:p></table:table-cell></table:table-row><table:table-row table:style-name="Table12.R11"><table:table-cell table:style-name="Table12.Cell31"><text:p text:style-name="P598"><text:span text:style-name="CharStyle12">11.</text:span></text:p></table:table-cell><table:table-cell table:style-name="Table12.Cell32"><text:p text:style-name="P699"><text:span text:style-name="CharStyle12">Kenanga</text:span></text:p></table:table-cell><table:table-cell table:style-name="Table12.Cell33"><text:p text:style-name="P802"><text:span text:style-name="CharStyle12">3,116</text:span></text:p></table:table-cell></table:table-row><table:table-row table:style-name="Table12.R12"><table:table-cell table:style-name="Table12.Cell34"><text:p text:style-name="P908"><text:span text:style-name="CharStyle12">12.</text:span></text:p></table:table-cell><table:table-cell table:style-name="Table12.Cell35"><text:p text:style-name="P1007"><text:span text:style-name="CharStyle12">Tok Adis</text:span></text:p></table:table-cell><table:table-cell table:style-name="Table12.Cell36"><text:p text:style-name="P1418"><text:span text:style-name="CharStyle12">2,629</text:span></text:p></table:table-cell></table:table-row><table:table-row table:style-name="Table12.R13"><table:table-cell table:style-name="Table12.Cell37"><text:p text:style-name="P1508"/></table:table-cell><table:table-cell table:style-name="Table12.Cell38"><text:p text:style-name="P1508"/></table:table-cell><table:table-cell table:style-name="Table12.Cell39"><text:p text:style-name="P547"><text:span text:style-name="CharStyle12">30,115</text:span></text:p></table:table-cell></table:table-row></table:table></draw:text-box></draw:frame><draw:frame draw:style-name="fr43" svg:x="10.283cm" svg:y="26.351cm" svg:width="0.448cm" fo:min-height="0.437cm" text:anchor-type="paragraph"><draw:text-box><text:p text:style-name="P1380"><text:span text:style-name="CharStyle76">18</text:span></text:p></draw:text-box></draw:frame></text:p>
        <text:p text:style-name="P194"/>
        <text:p text:style-name="P195"/>
        <text:p text:style-name="P196"/>
        <text:p text:style-name="P197"/>
        <text:p text:style-name="P198"/>
        <text:p text:style-name="P199"/>
        <text:p text:style-name="P200"/>
        <text:p text:style-name="P201"/>
        <text:p text:style-name="P202"/>
        <text:p text:style-name="P203"/>
        <text:p text:style-name="P204"/>
        <text:p text:style-name="P205"/>
        <text:p text:style-name="P206"/>
        <text:p text:style-name="P207"/>
        <text:p text:style-name="P208"/>
        <text:p text:style-name="P209"/>
        <text:p text:style-name="P210"/>
        <text:p text:style-name="P211"/>
        <text:p text:style-name="P212"/>
        <text:p text:style-name="P213"/>
        <text:p text:style-name="P214"/>
        <text:p text:style-name="P215"/>
        <text:p text:style-name="P216"/>
        <text:p text:style-name="P217"/>
        <text:p text:style-name="P218"/>
        <text:p text:style-name="P219"/>
        <text:p text:style-name="P220"/>
        <text:p text:style-name="P221"/>
        <text:p text:style-name="P222"/>
        <text:p text:style-name="P223"/>
        <text:p text:style-name="P224"/>
        <text:p text:style-name="P225"/>
        <text:p text:style-name="P226"/>
        <text:p text:style-name="P227"/>
        <text:p text:style-name="P228"/>
        <text:p text:style-name="P229"/>
        <text:p text:style-name="P230"/>
        <text:p text:style-name="P231"/>
        <text:p text:style-name="P232"/>
        <text:p text:style-name="P233"/>
        <text:p text:style-name="P234"/>
        <text:p text:style-name="P235"/>
      </text:section>
      <text:section text:style-name="Sect14" text:name="Section14">
        <text:p text:style-name="P1551"><draw:frame draw:style-name="fr44" svg:x="0.000cm" svg:y="0.000cm" svg:width="16.189cm" fo:min-height="0.002cm" text:anchor-type="paragraph"><draw:text-box><table:table table:style-name="Table13"><table:table-column table:style-name="Table13.C1"/><table:table-column table:style-name="Table13.C2"/><table:table-column table:style-name="Table13.C3"/><table:table-column table:style-name="Table13.C4"/><table:table-row table:style-name="Table13.R1"><table:table-cell table:style-name="Table13.Cell1" table:number-columns-spanned="4"><text:p text:style-name="P1385"><text:span text:style-name="CharStyle68">BAHAGIAN PILIHAN RAYA PERSEKUTUAN: P. 037 MARANG<text:line-break/></text:span><text:span text:style-name="CharStyle77">FEDERAL CONSTITUENCY: P. 037 MARANG</text:span></text:p></table:table-cell></table:table-row><table:table-row table:style-name="Table13.R2"><table:table-cell table:style-name="Table13.Cell2"><text:p text:style-name="P741"><text:span text:style-name="CharStyle12">(1)</text:span></text:p><text:p text:style-name="P504"><text:span text:style-name="CharStyle12">Bahagian Pilihan Raya<text:line-break/>Negeri<text:line-break/></text:span><text:span text:style-name="CharStyle13">State Constituency</text:span></text:p></table:table-cell><table:table-cell table:style-name="Table13.Cell3"><text:p text:style-name="P1508"/></table:table-cell><table:table-cell table:style-name="Table13.Cell4"><text:p text:style-name="P1223"><text:span text:style-name="CharStyle12">(2)</text:span></text:p><text:p text:style-name="P987"><text:span text:style-name="CharStyle12">Daerah Mengundi<text:line-break/></text:span><text:span text:style-name="CharStyle13">Polling District</text:span></text:p></table:table-cell><table:table-cell table:style-name="Table13.Cell5"><text:p text:style-name="P856"><text:span text:style-name="CharStyle12">(3)</text:span></text:p><text:p text:style-name="P691"><text:span text:style-name="CharStyle12">Bilangan Pemilih<text:line-break/></text:span><text:span text:style-name="CharStyle13">Number of Electors</text:span></text:p></table:table-cell></table:table-row><table:table-row table:style-name="Table13.R3"><table:table-cell table:style-name="Table13.Cell6"><text:p text:style-name="P1382"><text:span text:style-name="CharStyle12">N. 17 ALUR LIMBAT</text:span></text:p></table:table-cell><table:table-cell table:style-name="Table13.Cell7"><text:p text:style-name="P762"><text:span text:style-name="CharStyle12">1.</text:span></text:p></table:table-cell><table:table-cell table:style-name="Table13.Cell8"><text:p text:style-name="P1101"><text:span text:style-name="CharStyle12">Pulau Manis</text:span></text:p></table:table-cell><table:table-cell table:style-name="Table13.Cell9"><text:p text:style-name="P889"><text:span text:style-name="CharStyle12">1,359</text:span></text:p></table:table-cell></table:table-row><table:table-row table:style-name="Table13.R4"><table:table-cell table:style-name="Table13.Cell10"><text:p text:style-name="P1508"/></table:table-cell><table:table-cell table:style-name="Table13.Cell11"><text:p text:style-name="P595"><text:span text:style-name="CharStyle12">2.</text:span></text:p></table:table-cell><table:table-cell table:style-name="Table13.Cell12"><text:p text:style-name="P1384"><text:span text:style-name="CharStyle12">Rawai</text:span></text:p></table:table-cell><table:table-cell table:style-name="Table13.Cell13"><text:p text:style-name="P793"><text:span text:style-name="CharStyle12">2,279</text:span></text:p></table:table-cell></table:table-row><table:table-row table:style-name="Table13.R5"><table:table-cell table:style-name="Table13.Cell14"><text:p text:style-name="P1508"/></table:table-cell><table:table-cell table:style-name="Table13.Cell15"><text:p text:style-name="P474"><text:span text:style-name="CharStyle12">3.</text:span></text:p></table:table-cell><table:table-cell table:style-name="Table13.Cell16"><text:p text:style-name="P636"><text:span text:style-name="CharStyle12">Tasik</text:span></text:p></table:table-cell><table:table-cell table:style-name="Table13.Cell17"><text:p text:style-name="P1399"><text:span text:style-name="CharStyle12">4,016</text:span></text:p></table:table-cell></table:table-row><table:table-row table:style-name="Table13.R6"><table:table-cell table:style-name="Table13.Cell18"><text:p text:style-name="P1508"/></table:table-cell><table:table-cell table:style-name="Table13.Cell19"><text:p text:style-name="P846"><text:span text:style-name="CharStyle12">4.</text:span></text:p></table:table-cell><table:table-cell table:style-name="Table13.Cell20"><text:p text:style-name="P1026"><text:span text:style-name="CharStyle12">Banggul Tok Ku</text:span></text:p></table:table-cell><table:table-cell table:style-name="Table13.Cell21"><text:p text:style-name="P1136"><text:span text:style-name="CharStyle12">2,571</text:span></text:p></table:table-cell></table:table-row><table:table-row table:style-name="Table13.R7"><table:table-cell table:style-name="Table13.Cell22"><text:p text:style-name="P1508"/></table:table-cell><table:table-cell table:style-name="Table13.Cell23"><text:p text:style-name="P1053"><text:span text:style-name="CharStyle12">5.</text:span></text:p></table:table-cell><table:table-cell table:style-name="Table13.Cell24"><text:p text:style-name="P505"><text:span text:style-name="CharStyle12">Beladau Selat</text:span></text:p></table:table-cell><table:table-cell table:style-name="Table13.Cell25"><text:p text:style-name="P1387"><text:span text:style-name="CharStyle12">1,797</text:span></text:p></table:table-cell></table:table-row><table:table-row table:style-name="Table13.R8"><table:table-cell table:style-name="Table13.Cell26"><text:p text:style-name="P1508"/></table:table-cell><table:table-cell table:style-name="Table13.Cell27"><text:p text:style-name="P1005"><text:span text:style-name="CharStyle12">6.</text:span></text:p></table:table-cell><table:table-cell table:style-name="Table13.Cell28"><text:p text:style-name="P546"><text:span text:style-name="CharStyle12">Kepung</text:span></text:p></table:table-cell><table:table-cell table:style-name="Table13.Cell29"><text:p text:style-name="P767"><text:span text:style-name="CharStyle12">1,555</text:span></text:p></table:table-cell></table:table-row><table:table-row table:style-name="Table13.R9"><table:table-cell table:style-name="Table13.Cell30"><text:p text:style-name="P1508"/></table:table-cell><table:table-cell table:style-name="Table13.Cell31"><text:p text:style-name="P825"><text:span text:style-name="CharStyle12">7.</text:span></text:p></table:table-cell><table:table-cell table:style-name="Table13.Cell32"><text:p text:style-name="P1397"><text:span text:style-name="CharStyle12">Padang Midin</text:span></text:p></table:table-cell><table:table-cell table:style-name="Table13.Cell33"><text:p text:style-name="P1089"><text:span text:style-name="CharStyle12">3,445</text:span></text:p></table:table-cell></table:table-row><table:table-row table:style-name="Table13.R10"><table:table-cell table:style-name="Table13.Cell34"><text:p text:style-name="P1508"/></table:table-cell><table:table-cell table:style-name="Table13.Cell35"><text:p text:style-name="P668"><text:span text:style-name="CharStyle12">8.</text:span></text:p></table:table-cell><table:table-cell table:style-name="Table13.Cell36"><text:p text:style-name="P1205"><text:span text:style-name="CharStyle12">Tebakang</text:span></text:p></table:table-cell><table:table-cell table:style-name="Table13.Cell37"><text:p text:style-name="P872"><text:span text:style-name="CharStyle12">2,616</text:span></text:p></table:table-cell></table:table-row><table:table-row table:style-name="Table13.R11"><table:table-cell table:style-name="Table13.Cell38"><text:p text:style-name="P1508"/></table:table-cell><table:table-cell table:style-name="Table13.Cell39"><text:p text:style-name="P1508"/></table:table-cell><table:table-cell table:style-name="Table13.Cell40"><text:p text:style-name="P1508"/></table:table-cell><table:table-cell table:style-name="Table13.Cell41"><text:p text:style-name="P849"><text:span text:style-name="CharStyle68">19,638</text:span></text:p></table:table-cell></table:table-row><table:table-row table:style-name="Table13.R12"><table:table-cell table:style-name="Table13.Cell42"><text:p text:style-name="P1381"><text:span text:style-name="CharStyle12">N. 18 BUKIT PAYUNG</text:span></text:p></table:table-cell><table:table-cell table:style-name="Table13.Cell43"><text:p text:style-name="P670"><text:span text:style-name="CharStyle12">1.</text:span></text:p></table:table-cell><table:table-cell table:style-name="Table13.Cell44"><text:p text:style-name="P979"><text:span text:style-name="CharStyle12">Kampung Laut</text:span></text:p></table:table-cell><table:table-cell table:style-name="Table13.Cell45"><text:p text:style-name="P1250"><text:span text:style-name="CharStyle12">2,497</text:span></text:p></table:table-cell></table:table-row><table:table-row table:style-name="Table13.R13"><table:table-cell table:style-name="Table13.Cell46"><text:p text:style-name="P1508"/></table:table-cell><table:table-cell table:style-name="Table13.Cell47"><text:p text:style-name="P1073"><text:span text:style-name="CharStyle12">2.</text:span></text:p></table:table-cell><table:table-cell table:style-name="Table13.Cell48"><text:p text:style-name="P1002"><text:span text:style-name="CharStyle12">Atas Tol</text:span></text:p></table:table-cell><table:table-cell table:style-name="Table13.Cell49"><text:p text:style-name="P519"><text:span text:style-name="CharStyle12">2,471</text:span></text:p></table:table-cell></table:table-row><table:table-row table:style-name="Table13.R14"><table:table-cell table:style-name="Table13.Cell50"><text:p text:style-name="P1508"/></table:table-cell><table:table-cell table:style-name="Table13.Cell51"><text:p text:style-name="P695"><text:span text:style-name="CharStyle12">3.</text:span></text:p></table:table-cell><table:table-cell table:style-name="Table13.Cell52"><text:p text:style-name="P1084"><text:span text:style-name="CharStyle12">Paya Resak</text:span></text:p></table:table-cell><table:table-cell table:style-name="Table13.Cell53"><text:p text:style-name="P1113"><text:span text:style-name="CharStyle12">2,011</text:span></text:p></table:table-cell></table:table-row><table:table-row table:style-name="Table13.R15"><table:table-cell table:style-name="Table13.Cell54"><text:p text:style-name="P1508"/></table:table-cell><table:table-cell table:style-name="Table13.Cell55"><text:p text:style-name="P1438"><text:span text:style-name="CharStyle12">4.</text:span></text:p></table:table-cell><table:table-cell table:style-name="Table13.Cell56"><text:p text:style-name="P750"><text:span text:style-name="CharStyle12">Kedai Buluh</text:span></text:p></table:table-cell><table:table-cell table:style-name="Table13.Cell57"><text:p text:style-name="P1390"><text:span text:style-name="CharStyle12">2,596</text:span></text:p></table:table-cell></table:table-row><table:table-row table:style-name="Table13.R16"><table:table-cell table:style-name="Table13.Cell58"><text:p text:style-name="P1508"/></table:table-cell><table:table-cell table:style-name="Table13.Cell59"><text:p text:style-name="P1285"><text:span text:style-name="CharStyle12">5.</text:span></text:p></table:table-cell><table:table-cell table:style-name="Table13.Cell60"><text:p text:style-name="P541"><text:span text:style-name="CharStyle12">Surau Haji Daud</text:span></text:p></table:table-cell><table:table-cell table:style-name="Table13.Cell61"><text:p text:style-name="P942"><text:span text:style-name="CharStyle12">2,661</text:span></text:p></table:table-cell></table:table-row><table:table-row table:style-name="Table13.R17"><table:table-cell table:style-name="Table13.Cell62"><text:p text:style-name="P1508"/></table:table-cell><table:table-cell table:style-name="Table13.Cell63"><text:p text:style-name="P1125"><text:span text:style-name="CharStyle12">6.</text:span></text:p></table:table-cell><table:table-cell table:style-name="Table13.Cell64"><text:p text:style-name="P464"><text:span text:style-name="CharStyle12">Undang</text:span></text:p></table:table-cell><table:table-cell table:style-name="Table13.Cell65"><text:p text:style-name="P946"><text:span text:style-name="CharStyle12">1,624</text:span></text:p></table:table-cell></table:table-row><table:table-row table:style-name="Table13.R18"><table:table-cell table:style-name="Table13.Cell66"><text:p text:style-name="P1508"/></table:table-cell><table:table-cell table:style-name="Table13.Cell67"><text:p text:style-name="P545"><text:span text:style-name="CharStyle12">7.</text:span></text:p></table:table-cell><table:table-cell table:style-name="Table13.Cell68"><text:p text:style-name="P718"><text:span text:style-name="CharStyle12">Bukit Payung</text:span></text:p></table:table-cell><table:table-cell table:style-name="Table13.Cell69"><text:p text:style-name="P669"><text:span text:style-name="CharStyle12">2,101</text:span></text:p></table:table-cell></table:table-row><table:table-row table:style-name="Table13.R19"><table:table-cell table:style-name="Table13.Cell70"><text:p text:style-name="P1508"/></table:table-cell><table:table-cell table:style-name="Table13.Cell71"><text:p text:style-name="P769"><text:span text:style-name="CharStyle12">8.</text:span></text:p></table:table-cell><table:table-cell table:style-name="Table13.Cell72"><text:p text:style-name="P822"><text:span text:style-name="CharStyle12">Pekan Bukit Payung</text:span></text:p></table:table-cell><table:table-cell table:style-name="Table13.Cell73"><text:p text:style-name="P1109"><text:span text:style-name="CharStyle12">2,246</text:span></text:p></table:table-cell></table:table-row><table:table-row table:style-name="Table13.R20"><table:table-cell table:style-name="Table13.Cell74"><text:p text:style-name="P1508"/></table:table-cell><table:table-cell table:style-name="Table13.Cell75"><text:p text:style-name="P968"><text:span text:style-name="CharStyle12">9.</text:span></text:p></table:table-cell><table:table-cell table:style-name="Table13.Cell76"><text:p text:style-name="P1024"><text:span text:style-name="CharStyle12">Mak Kemas</text:span></text:p></table:table-cell><table:table-cell table:style-name="Table13.Cell77"><text:p text:style-name="P1100"><text:span text:style-name="CharStyle12">1,354</text:span></text:p></table:table-cell></table:table-row><table:table-row table:style-name="Table13.R21"><table:table-cell table:style-name="Table13.Cell78"><text:p text:style-name="P1508"/></table:table-cell><table:table-cell table:style-name="Table13.Cell79"><text:p text:style-name="P1508"/></table:table-cell><table:table-cell table:style-name="Table13.Cell80"><text:p text:style-name="P927"><text:span text:style-name="CharStyle70">19</text:span></text:p></table:table-cell><table:table-cell table:style-name="Table13.Cell81"><text:p text:style-name="P1508"/></table:table-cell></table:table-row></table:table></draw:text-box></draw:frame></text:p>
        <text:p text:style-name="P237"/>
      </text:section>
      <text:section text:style-name="Sect15" text:name="Section15">
        <text:p text:style-name="P1552"><draw:frame draw:style-name="fr52" svg:x="2.842cm" svg:y="0.000cm" svg:width="4.082cm" fo:min-height="2.782cm" text:anchor-type="paragraph"><draw:text-box><text:h text:outline-level="1" text:style-name="P1394"><text:bookmark-start text:name="bookmark4"/><text:span text:style-name="CharStyle79">(</text:span><text:span text:style-name="CharStyle80">1</text:span><text:span text:style-name="CharStyle79">)</text:span><text:bookmark-end text:name="bookmark4"/></text:h><text:p text:style-name="P1293"><text:span text:style-name="CharStyle51">Bahagian Pilihan Raya<text:line-break/>Negeri<text:line-break/></text:span><text:span text:style-name="CharStyle52">State Constituency</text:span></text:p></draw:text-box></draw:frame><draw:frame draw:style-name="fr53" svg:x="9.495cm" svg:y="0.000cm" svg:width="3.277cm" fo:min-height="1.228cm" text:anchor-type="paragraph"><draw:text-box><text:h text:outline-level="1" text:style-name="P683"><text:bookmark-start text:name="bookmark5"/><text:span text:style-name="CharStyle82">(</text:span><text:span text:style-name="CharStyle83">2</text:span><text:span text:style-name="CharStyle82">)</text:span><text:bookmark-end text:name="bookmark5"/></text:h><text:p text:style-name="P1331"><text:span text:style-name="CharStyle51">Daerah Mengundi</text:span></text:p></draw:text-box></draw:frame><draw:frame draw:style-name="fr54" svg:x="15.473cm" svg:y="0.000cm" svg:width="3.133cm" fo:min-height="1.228cm" text:anchor-type="paragraph"><draw:text-box><text:h text:outline-level="1" text:style-name="P1289"><text:bookmark-start text:name="bookmark6"/><text:span text:style-name="CharStyle72">(3)</text:span><text:bookmark-end text:name="bookmark6"/></text:h><text:p text:style-name="P954"><text:span text:style-name="CharStyle51">Bilangan Pemilih</text:span></text:p></draw:text-box></draw:frame><draw:frame draw:style-name="fr55" svg:x="9.767cm" svg:y="2.193cm" svg:width="2.752cm" fo:min-height="0.533cm" text:anchor-type="paragraph"><draw:text-box><text:p text:style-name="P723"><text:span text:style-name="CharStyle84">Polling District</text:span></text:p></draw:text-box></draw:frame><draw:frame draw:style-name="fr56" svg:x="15.295cm" svg:y="2.193cm" svg:width="3.480cm" fo:min-height="0.533cm" text:anchor-type="paragraph"><draw:text-box><text:p text:style-name="P471"><text:span text:style-name="CharStyle84">Number of Electors</text:span></text:p></draw:text-box></draw:frame><draw:frame draw:style-name="fr57" svg:x="8.276cm" svg:y="3.293cm" svg:width="3.411cm" fo:min-height="0.534cm" text:anchor-type="paragraph"><draw:text-box><text:p text:style-name="P562"><text:span text:style-name="CharStyle51">10. Surau Panjang</text:span></text:p></draw:text-box></draw:frame><draw:frame draw:style-name="fr58" svg:x="17.810cm" svg:y="3.293cm" svg:width="1.058cm" fo:min-height="0.526cm" text:anchor-type="paragraph"><draw:text-box><text:p text:style-name="P1295"><text:span text:style-name="CharStyle51">1,230</text:span></text:p></draw:text-box></draw:frame><draw:frame draw:style-name="fr59" svg:x="17.471cm" svg:y="4.394cm" svg:width="1.388cm" fo:min-height="0.526cm" text:anchor-type="paragraph"><draw:text-box><text:h text:outline-level="2" text:style-name="P1249"><text:bookmark-start text:name="bookmark7"/><text:span text:style-name="CharStyle41">20,791</text:span><text:bookmark-end text:name="bookmark7"/></text:h></draw:text-box></draw:frame><draw:frame draw:style-name="fr60" svg:x="2.697cm" svg:y="6.595cm" svg:width="3.607cm" fo:min-height="0.526cm" text:anchor-type="paragraph"><draw:text-box><text:p text:style-name="P1456"><text:span text:style-name="CharStyle51">N. 19 RU RENDANG</text:span></text:p></draw:text-box></draw:frame><draw:frame draw:style-name="fr61" svg:x="8.276cm" svg:y="6.609cm" svg:width="0.356cm" fo:min-height="0.508cm" text:anchor-type="paragraph"><draw:text-box><text:p text:style-name="P1504"><text:span text:style-name="CharStyle87">1</text:span><text:span text:style-name="CharStyle86">.</text:span></text:p></draw:text-box></draw:frame><draw:frame draw:style-name="fr48" svg:x="8.251cm" svg:y="7.738cm" svg:width="10.626cm" fo:min-height="10.354cm" text:anchor-type="paragraph"><draw:text-box><table:table table:style-name="Table14"><table:table-column table:style-name="Table14.C1"/><table:table-column table:style-name="Table14.C2"/><table:table-column table:style-name="Table14.C3"/><table:table-row table:style-name="Table14.R1"><table:table-cell table:style-name="Table14.Cell1"><text:p text:style-name="P844"><text:span text:style-name="CharStyle7">2.</text:span></text:p></table:table-cell><table:table-cell table:style-name="Table14.Cell2"><text:p text:style-name="P790"><text:span text:style-name="CharStyle7">Medan Jaya</text:span></text:p></table:table-cell><table:table-cell table:style-name="Table14.Cell3"><text:p text:style-name="P995"><text:span text:style-name="CharStyle7">1,676</text:span></text:p></table:table-cell></table:table-row><table:table-row table:style-name="Table14.R2"><table:table-cell table:style-name="Table14.Cell4"><text:p text:style-name="P739"><text:span text:style-name="CharStyle7">3.</text:span></text:p></table:table-cell><table:table-cell table:style-name="Table14.Cell5"><text:p text:style-name="P880"><text:span text:style-name="CharStyle7">Sentul Patah</text:span></text:p></table:table-cell><table:table-cell table:style-name="Table14.Cell6"><text:p text:style-name="P1190"><text:span text:style-name="CharStyle7">1,377</text:span></text:p></table:table-cell></table:table-row><table:table-row table:style-name="Table14.R3"><table:table-cell table:style-name="Table14.Cell7"><text:p text:style-name="P1465"><text:span text:style-name="CharStyle7">4.</text:span></text:p></table:table-cell><table:table-cell table:style-name="Table14.Cell8"><text:p text:style-name="P649"><text:span text:style-name="CharStyle7">Kijing</text:span></text:p></table:table-cell><table:table-cell table:style-name="Table14.Cell9"><text:p text:style-name="P915"><text:span text:style-name="CharStyle7">3,783</text:span></text:p></table:table-cell></table:table-row><table:table-row table:style-name="Table14.R4"><table:table-cell table:style-name="Table14.Cell10"><text:p text:style-name="P886"><text:span text:style-name="CharStyle7">5.</text:span></text:p></table:table-cell><table:table-cell table:style-name="Table14.Cell11"><text:p text:style-name="P957"><text:span text:style-name="CharStyle7">Bandar Marang</text:span></text:p></table:table-cell><table:table-cell table:style-name="Table14.Cell12"><text:p text:style-name="P539"><text:span text:style-name="CharStyle7">2,103</text:span></text:p></table:table-cell></table:table-row><table:table-row table:style-name="Table14.R5"><table:table-cell table:style-name="Table14.Cell13"><text:p text:style-name="P639"><text:span text:style-name="CharStyle7">6.</text:span></text:p></table:table-cell><table:table-cell table:style-name="Table14.Cell14"><text:p text:style-name="P740"><text:span text:style-name="CharStyle7">Seberang Marang</text:span></text:p></table:table-cell><table:table-cell table:style-name="Table14.Cell15"><text:p text:style-name="P845"><text:span text:style-name="CharStyle7">2,571</text:span></text:p></table:table-cell></table:table-row><table:table-row table:style-name="Table14.R6"><table:table-cell table:style-name="Table14.Cell16"><text:p text:style-name="P941"><text:span text:style-name="CharStyle7">7.</text:span></text:p></table:table-cell><table:table-cell table:style-name="Table14.Cell17"><text:p text:style-name="P1050"><text:span text:style-name="CharStyle7">Bukit Gasing</text:span></text:p></table:table-cell><table:table-cell table:style-name="Table14.Cell18"><text:p text:style-name="P1151"><text:span text:style-name="CharStyle7">2,340</text:span></text:p></table:table-cell></table:table-row><table:table-row table:style-name="Table14.R7"><table:table-cell table:style-name="Table14.Cell19"><text:p text:style-name="P1246"><text:span text:style-name="CharStyle88">8</text:span><text:span text:style-name="CharStyle89">.</text:span></text:p></table:table-cell><table:table-cell table:style-name="Table14.Cell20"><text:p text:style-name="P536"><text:span text:style-name="CharStyle7">Batangan</text:span></text:p></table:table-cell><table:table-cell table:style-name="Table14.Cell21"><text:p text:style-name="P635"><text:span text:style-name="CharStyle7">846</text:span></text:p></table:table-cell></table:table-row><table:table-row table:style-name="Table14.R8"><table:table-cell table:style-name="Table14.Cell22"><text:p text:style-name="P736"><text:span text:style-name="CharStyle7">9.</text:span></text:p></table:table-cell><table:table-cell table:style-name="Table14.Cell23"><text:p text:style-name="P843"><text:span text:style-name="CharStyle7">Ru Muda</text:span></text:p></table:table-cell><table:table-cell table:style-name="Table14.Cell24"><text:p text:style-name="P940"><text:span text:style-name="CharStyle7">2,369</text:span></text:p></table:table-cell></table:table-row><table:table-row table:style-name="Table14.R9"><table:table-cell table:style-name="Table14.Cell25"><text:p text:style-name="P1047"><text:span text:style-name="CharStyle7">10.</text:span></text:p></table:table-cell><table:table-cell table:style-name="Table14.Cell26"><text:p text:style-name="P1150"><text:span text:style-name="CharStyle7">Pulau Kerengga</text:span></text:p></table:table-cell><table:table-cell table:style-name="Table14.Cell27"><text:p text:style-name="P1243"><text:span text:style-name="CharStyle7">2,268</text:span></text:p></table:table-cell></table:table-row><table:table-row table:style-name="Table14.R10"><table:table-cell table:style-name="Table14.Cell28"><text:p text:style-name="P534"><text:span text:style-name="CharStyle7">11.</text:span></text:p></table:table-cell><table:table-cell table:style-name="Table14.Cell29"><text:p text:style-name="P634"><text:span text:style-name="CharStyle7">Kelulut</text:span></text:p></table:table-cell><table:table-cell table:style-name="Table14.Cell30"><text:p text:style-name="P735"><text:span text:style-name="CharStyle7">1,246</text:span></text:p></table:table-cell></table:table-row></table:table></draw:text-box></draw:frame><draw:frame draw:style-name="fr45" svg:x="9.005cm" svg:y="6.638cm" svg:width="1.185cm" fo:min-height="0.483cm" text:anchor-type="paragraph"><draw:text-box><text:p text:style-name="P786"><text:span text:style-name="CharStyle60">Rusila</text:span></text:p></draw:text-box></draw:frame><draw:frame draw:style-name="fr46" svg:x="17.801cm" svg:y="6.638cm" svg:width="1.067cm" fo:min-height="0.483cm" text:anchor-type="paragraph"><draw:text-box><text:p text:style-name="P894"><text:span text:style-name="CharStyle60">3,461</text:span></text:p></draw:text-box></draw:frame><draw:frame draw:style-name="fr47" svg:x="17.471cm" svg:y="18.703cm" svg:width="1.397cm" fo:min-height="0.526cm" text:anchor-type="paragraph"><draw:text-box><text:p text:style-name="P1329"><text:span text:style-name="CharStyle91">24,040</text:span></text:p></draw:text-box></draw:frame><draw:frame draw:style-name="fr62" svg:x="2.697cm" svg:y="20.789cm" svg:width="3.420cm" fo:min-height="1.235cm" text:anchor-type="paragraph"><draw:text-box><text:p text:style-name="P1148"><text:span text:style-name="CharStyle51">N. 20 PENGKALAN<text:line-break/>BERANGAN</text:span></text:p></draw:text-box></draw:frame><draw:frame draw:style-name="fr51" svg:x="8.260cm" svg:y="20.955cm" svg:width="10.626cm" fo:min-height="2.685cm" text:anchor-type="paragraph"><draw:text-box><table:table table:style-name="Table15"><table:table-column table:style-name="Table15.C1"/><table:table-column table:style-name="Table15.C2"/><table:table-column table:style-name="Table15.C3"/><table:table-row table:style-name="Table15.R1"><table:table-cell table:style-name="Table15.Cell1"><text:p text:style-name="P565"><text:span text:style-name="CharStyle7">1.</text:span></text:p></table:table-cell><table:table-cell table:style-name="Table15.Cell2"><text:p text:style-name="P659"><text:span text:style-name="CharStyle7">Sungai Serai</text:span></text:p></table:table-cell><table:table-cell table:style-name="Table15.Cell3"><text:p text:style-name="P760"><text:span text:style-name="CharStyle7">1,024</text:span></text:p></table:table-cell></table:table-row><table:table-row table:style-name="Table15.R2"><table:table-cell table:style-name="Table15.Cell4"><text:p text:style-name="P860"><text:span text:style-name="CharStyle7">2.</text:span></text:p></table:table-cell><table:table-cell table:style-name="Table15.Cell5"><text:p text:style-name="P960"><text:span text:style-name="CharStyle7">Binjai Rendah</text:span></text:p></table:table-cell><table:table-cell table:style-name="Table15.Cell6"><text:p text:style-name="P1069"><text:span text:style-name="CharStyle7">1,963</text:span></text:p></table:table-cell></table:table-row><table:table-row table:style-name="Table15.R3"><table:table-cell table:style-name="Table15.Cell7"><text:p text:style-name="P1174"><text:span text:style-name="CharStyle7">3.</text:span></text:p></table:table-cell><table:table-cell table:style-name="Table15.Cell8"><text:p text:style-name="P1388"><text:span text:style-name="CharStyle7">Cerang China</text:span></text:p></table:table-cell><table:table-cell table:style-name="Table15.Cell9"><text:p text:style-name="P560"><text:span text:style-name="CharStyle7">790</text:span></text:p></table:table-cell></table:table-row></table:table></draw:text-box></draw:frame><draw:frame draw:style-name="fr49" svg:x="8.251cm" svg:y="24.206cm" svg:width="3.082cm" fo:min-height="0.533cm" text:anchor-type="paragraph"><draw:text-box><text:p text:style-name="P1398"><text:span text:style-name="CharStyle60">4. WakafTapai</text:span></text:p></draw:text-box></draw:frame><draw:frame draw:style-name="fr50" svg:x="17.803cm" svg:y="24.206cm" svg:width="1.067cm" fo:min-height="0.526cm" text:anchor-type="paragraph"><draw:text-box><text:p text:style-name="P709"><text:span text:style-name="CharStyle60">3,829</text:span></text:p></draw:text-box></draw:frame></text:p>
        <text:p text:style-name="P239"/>
        <text:p text:style-name="P240"/>
        <text:p text:style-name="P241"/>
        <text:p text:style-name="P242"/>
        <text:p text:style-name="P243"/>
        <text:p text:style-name="P244"/>
        <text:p text:style-name="P245"/>
        <text:p text:style-name="P246"/>
        <text:p text:style-name="P247"/>
        <text:p text:style-name="P248"/>
        <text:p text:style-name="P249"/>
        <text:p text:style-name="P250"/>
        <text:p text:style-name="P251"/>
        <text:p text:style-name="P252"/>
        <text:p text:style-name="P253"/>
        <text:p text:style-name="P254"/>
        <text:p text:style-name="P255"/>
        <text:p text:style-name="P256"/>
        <text:p text:style-name="P257"/>
        <text:p text:style-name="P258"/>
        <text:p text:style-name="P259"/>
        <text:p text:style-name="P260"/>
        <text:p text:style-name="P261"/>
        <text:p text:style-name="P262"/>
        <text:p text:style-name="P263"/>
        <text:p text:style-name="P264"/>
        <text:p text:style-name="P265"/>
        <text:p text:style-name="P266"/>
        <text:p text:style-name="P267"/>
        <text:p text:style-name="P268"/>
        <text:p text:style-name="P269"/>
        <text:p text:style-name="P270"/>
        <text:p text:style-name="P271"/>
        <text:p text:style-name="P272"/>
        <text:p text:style-name="P273"/>
        <text:p text:style-name="P274"/>
        <text:p text:style-name="P275"/>
        <text:p text:style-name="P276"/>
      </text:section>
      <text:section text:style-name="Sect16" text:name="Section16">
        <text:p text:style-name="P1553"><text:span text:style-name="CharStyle93">21</text:span></text:p>
      </text:section>
      <text:section text:style-name="Sect17" text:name="Section17">
        <text:h text:outline-level="2" text:style-name="P1554"><text:span text:style-name="CharStyle94">BAHAGIAN PILIHAN RAYA PERSEKUTUAN: P. 038 HULU TERENGGANU<text:line-break/></text:span><text:span text:style-name="CharStyle95">FEDERAL CONSTITUENCY: P. 038 HULU TERENGGANU</text:span></text:h>
      </text:section>
      <text:section text:style-name="Sect18" text:name="Section18">
        <text:p text:style-name="P1555"><draw:frame draw:style-name="fr67" svg:x="2.875cm" svg:y="0.000cm" svg:width="4.082cm" fo:min-height="2.782cm" text:anchor-type="paragraph"><draw:text-box><text:h text:outline-level="1" text:style-name="P1482"><text:bookmark-start text:name="bookmark8"/><text:span text:style-name="CharStyle72">(1)</text:span><text:bookmark-end text:name="bookmark8"/></text:h><text:p text:style-name="P1252"><text:span text:style-name="CharStyle51">Bahagian Pilihan Raya<text:line-break/>Negeri<text:line-break/></text:span><text:span text:style-name="CharStyle52">State Constituency</text:span></text:p></draw:text-box></draw:frame><draw:frame draw:style-name="fr68" svg:x="2.697cm" svg:y="12.099cm" svg:width="4.055cm" fo:min-height="0.526cm" text:anchor-type="paragraph"><draw:text-box><text:p text:style-name="P615"><text:span text:style-name="CharStyle51">N. 23 KUALA BERANG</text:span></text:p></draw:text-box></draw:frame><draw:frame draw:style-name="fr66" svg:x="8.251cm" svg:y="0.000cm" svg:width="10.634cm" fo:min-height="23.640cm" text:anchor-type="paragraph"><draw:text-box><table:table table:style-name="Table16"><table:table-column table:style-name="Table16.C1"/><table:table-column table:style-name="Table16.C2"/><table:table-column table:style-name="Table16.C3"/><table:table-row table:style-name="Table16.R1"><table:table-cell table:style-name="Table16.Cell1"><text:p text:style-name="P1508"/></table:table-cell><table:table-cell table:style-name="Table16.Cell2"><text:p text:style-name="P1400"><text:span text:style-name="CharStyle12">(2)</text:span></text:p></table:table-cell><table:table-cell table:style-name="Table16.Cell3"><text:p text:style-name="P973"><text:span text:style-name="CharStyle12">(3)</text:span></text:p></table:table-cell></table:table-row><table:table-row table:style-name="Table16.R2"><table:table-cell table:style-name="Table16.Cell4"><text:p text:style-name="P1508"/></table:table-cell><table:table-cell table:style-name="Table16.Cell5"><text:p text:style-name="P645"><text:span text:style-name="CharStyle12">Daerah Mengundi</text:span></text:p></table:table-cell><table:table-cell table:style-name="Table16.Cell6"><text:p text:style-name="P460"><text:span text:style-name="CharStyle12">Bilangan Pemilih</text:span></text:p></table:table-cell></table:table-row><table:table-row table:style-name="Table16.R3"><table:table-cell table:style-name="Table16.Cell7"><text:p text:style-name="P1508"/></table:table-cell><table:table-cell table:style-name="Table16.Cell8"><text:p text:style-name="P956"><text:span text:style-name="CharStyle13">Polling District</text:span></text:p></table:table-cell><table:table-cell table:style-name="Table16.Cell9"><text:p text:style-name="P1191"><text:span text:style-name="CharStyle13">Number of Electors</text:span></text:p></table:table-cell></table:table-row><table:table-row table:style-name="Table16.R4"><table:table-cell table:style-name="Table16.Cell10"><text:p text:style-name="P726"><text:span text:style-name="CharStyle12">3.</text:span></text:p></table:table-cell><table:table-cell table:style-name="Table16.Cell11"><text:p text:style-name="P1315"><text:span text:style-name="CharStyle12">Beladau Kolam</text:span></text:p></table:table-cell><table:table-cell table:style-name="Table16.Cell12"><text:p text:style-name="P1213"><text:span text:style-name="CharStyle12">1,575</text:span></text:p></table:table-cell></table:table-row><table:table-row table:style-name="Table16.R5"><table:table-cell table:style-name="Table16.Cell13"><text:p text:style-name="P1287"><text:span text:style-name="CharStyle12">4.</text:span></text:p></table:table-cell><table:table-cell table:style-name="Table16.Cell14"><text:p text:style-name="P722"><text:span text:style-name="CharStyle12">Durian Emas</text:span></text:p></table:table-cell><table:table-cell table:style-name="Table16.Cell15"><text:p text:style-name="P1403"><text:span text:style-name="CharStyle12">2,604</text:span></text:p></table:table-cell></table:table-row><table:table-row table:style-name="Table16.R6"><table:table-cell table:style-name="Table16.Cell16"><text:p text:style-name="P1277"><text:span text:style-name="CharStyle12">5.</text:span></text:p></table:table-cell><table:table-cell table:style-name="Table16.Cell17"><text:p text:style-name="P492"><text:span text:style-name="CharStyle12">Pulau Bahagia</text:span></text:p></table:table-cell><table:table-cell table:style-name="Table16.Cell18"><text:p text:style-name="P935"><text:span text:style-name="CharStyle12">2,729</text:span></text:p></table:table-cell></table:table-row><table:table-row table:style-name="Table16.R7"><table:table-cell table:style-name="Table16.Cell19"><text:p text:style-name="P757"><text:span text:style-name="CharStyle12">6.</text:span></text:p></table:table-cell><table:table-cell table:style-name="Table16.Cell20"><text:p text:style-name="P600"><text:span text:style-name="CharStyle12">Pujuk</text:span></text:p></table:table-cell><table:table-cell table:style-name="Table16.Cell21"><text:p text:style-name="P671"><text:span text:style-name="CharStyle12">2,540</text:span></text:p></table:table-cell></table:table-row><table:table-row table:style-name="Table16.R8"><table:table-cell table:style-name="Table16.Cell22"><text:p text:style-name="P947"><text:span text:style-name="CharStyle12">7.</text:span></text:p></table:table-cell><table:table-cell table:style-name="Table16.Cell23"><text:p text:style-name="P919"><text:span text:style-name="CharStyle12">Batu Hampar</text:span></text:p></table:table-cell><table:table-cell table:style-name="Table16.Cell24"><text:p text:style-name="P837"><text:span text:style-name="CharStyle12">1,633</text:span></text:p></table:table-cell></table:table-row><table:table-row table:style-name="Table16.R9"><table:table-cell table:style-name="Table16.Cell25"><text:p text:style-name="P926"><text:span text:style-name="CharStyle12">8.</text:span></text:p></table:table-cell><table:table-cell table:style-name="Table16.Cell26"><text:p text:style-name="P1409"><text:span text:style-name="CharStyle12">Teluk Menara</text:span></text:p></table:table-cell><table:table-cell table:style-name="Table16.Cell27"><text:p text:style-name="P1424"><text:span text:style-name="CharStyle12">2,396</text:span></text:p></table:table-cell></table:table-row><table:table-row table:style-name="Table16.R10"><table:table-cell table:style-name="Table16.Cell28"><text:p text:style-name="P1508"/></table:table-cell><table:table-cell table:style-name="Table16.Cell29"><text:p text:style-name="P1508"/></table:table-cell><table:table-cell table:style-name="Table16.Cell30"><text:p text:style-name="P1211"><text:span text:style-name="CharStyle12">19,103</text:span></text:p></table:table-cell></table:table-row><table:table-row table:style-name="Table16.R11"><table:table-cell table:style-name="Table16.Cell31"><text:p text:style-name="P487"><text:span text:style-name="CharStyle12">1.</text:span></text:p></table:table-cell><table:table-cell table:style-name="Table16.Cell32"><text:p text:style-name="P1411"><text:span text:style-name="CharStyle12">Kuala Telemung</text:span></text:p></table:table-cell><table:table-cell table:style-name="Table16.Cell33"><text:p text:style-name="P715"><text:span text:style-name="CharStyle12">2,085</text:span></text:p></table:table-cell></table:table-row><table:table-row table:style-name="Table16.R12"><table:table-cell table:style-name="Table16.Cell34"><text:p text:style-name="P901"><text:span text:style-name="CharStyle12">2.</text:span></text:p></table:table-cell><table:table-cell table:style-name="Table16.Cell35"><text:p text:style-name="P1273"><text:span text:style-name="CharStyle12">Getang</text:span></text:p></table:table-cell><table:table-cell table:style-name="Table16.Cell36"><text:p text:style-name="P943"><text:span text:style-name="CharStyle12">1,010</text:span></text:p></table:table-cell></table:table-row><table:table-row table:style-name="Table16.R13"><table:table-cell table:style-name="Table16.Cell37"><text:p text:style-name="P1106"><text:span text:style-name="CharStyle12">3.</text:span></text:p></table:table-cell><table:table-cell table:style-name="Table16.Cell38"><text:p text:style-name="P1078"><text:span text:style-name="CharStyle12">Pasir Tinggi</text:span></text:p></table:table-cell><table:table-cell table:style-name="Table16.Cell39"><text:p text:style-name="P771"><text:span text:style-name="CharStyle12">1,013</text:span></text:p></table:table-cell></table:table-row><table:table-row table:style-name="Table16.R14"><table:table-cell table:style-name="Table16.Cell40"><text:p text:style-name="P601"><text:span text:style-name="CharStyle12">4.</text:span></text:p></table:table-cell><table:table-cell table:style-name="Table16.Cell41"><text:p text:style-name="P700"><text:span text:style-name="CharStyle12">Sungai Ular</text:span></text:p></table:table-cell><table:table-cell table:style-name="Table16.Cell42"><text:p text:style-name="P644"><text:span text:style-name="CharStyle12">1,229</text:span></text:p></table:table-cell></table:table-row><table:table-row table:style-name="Table16.R15"><table:table-cell table:style-name="Table16.Cell43"><text:p text:style-name="P544"><text:span text:style-name="CharStyle12">5.</text:span></text:p></table:table-cell><table:table-cell table:style-name="Table16.Cell44"><text:p text:style-name="P589"><text:span text:style-name="CharStyle12">Tanggul</text:span></text:p></table:table-cell><table:table-cell table:style-name="Table16.Cell45"><text:p text:style-name="P1254"><text:span text:style-name="CharStyle12">1,032</text:span></text:p></table:table-cell></table:table-row><table:table-row table:style-name="Table16.R16"><table:table-cell table:style-name="Table16.Cell46"><text:p text:style-name="P521"><text:span text:style-name="CharStyle12">6.</text:span></text:p></table:table-cell><table:table-cell table:style-name="Table16.Cell47"><text:p text:style-name="P1189"><text:span text:style-name="CharStyle12">Bandar Kuala Berang</text:span></text:p></table:table-cell><table:table-cell table:style-name="Table16.Cell48"><text:p text:style-name="P1450"><text:span text:style-name="CharStyle12">1,733</text:span></text:p></table:table-cell></table:table-row><table:table-row table:style-name="Table16.R17"><table:table-cell table:style-name="Table16.Cell49"><text:p text:style-name="P809"><text:span text:style-name="CharStyle12">7.</text:span></text:p></table:table-cell><table:table-cell table:style-name="Table16.Cell50"><text:p text:style-name="P655"><text:span text:style-name="CharStyle12">Bukit TokBat</text:span></text:p></table:table-cell><table:table-cell table:style-name="Table16.Cell51"><text:p text:style-name="P579"><text:span text:style-name="CharStyle12">1,455</text:span></text:p></table:table-cell></table:table-row><table:table-row table:style-name="Table16.R18"><table:table-cell table:style-name="Table16.Cell52"><text:p text:style-name="P524"><text:span text:style-name="CharStyle12">8.</text:span></text:p></table:table-cell><table:table-cell table:style-name="Table16.Cell53"><text:p text:style-name="P1308"><text:span text:style-name="CharStyle12">Telaga</text:span></text:p></table:table-cell><table:table-cell table:style-name="Table16.Cell54"><text:p text:style-name="P1143"><text:span text:style-name="CharStyle12">2,428</text:span></text:p></table:table-cell></table:table-row><table:table-row table:style-name="Table16.R19"><table:table-cell table:style-name="Table16.Cell55"><text:p text:style-name="P984"><text:span text:style-name="CharStyle12">9.</text:span></text:p></table:table-cell><table:table-cell table:style-name="Table16.Cell56"><text:p text:style-name="P1301"><text:span text:style-name="CharStyle12">Tanjung Putat</text:span></text:p></table:table-cell><table:table-cell table:style-name="Table16.Cell57"><text:p text:style-name="P882"><text:span text:style-name="CharStyle12">767</text:span></text:p></table:table-cell></table:table-row><table:table-row table:style-name="Table16.R20"><table:table-cell table:style-name="Table16.Cell58"><text:p text:style-name="P1291"><text:span text:style-name="CharStyle12">10.</text:span></text:p></table:table-cell><table:table-cell table:style-name="Table16.Cell59"><text:p text:style-name="P1275"><text:span text:style-name="CharStyle12">Langgar</text:span></text:p></table:table-cell><table:table-cell table:style-name="Table16.Cell60"><text:p text:style-name="P652"><text:span text:style-name="CharStyle12">1,811</text:span></text:p></table:table-cell></table:table-row><table:table-row table:style-name="Table16.R21"><table:table-cell table:style-name="Table16.Cell61" table:number-columns-spanned="2"><text:p text:style-name="P806"><text:span text:style-name="CharStyle12">11. Kampung Buluh</text:span></text:p></table:table-cell><table:table-cell table:style-name="Table16.Cell62"><text:p text:style-name="P1061"><text:span text:style-name="CharStyle12">1,735</text:span></text:p></table:table-cell></table:table-row></table:table></draw:text-box></draw:frame><draw:frame draw:style-name="fr64" svg:x="8.276cm" svg:y="24.206cm" svg:width="1.718cm" fo:min-height="0.534cm" text:anchor-type="paragraph"><draw:text-box><text:p text:style-name="P1111"><text:span text:style-name="CharStyle60">12. Tapu</text:span></text:p></draw:text-box></draw:frame><draw:frame draw:style-name="fr65" svg:x="18.124cm" svg:y="24.206cm" svg:width="0.744cm" fo:min-height="0.526cm" text:anchor-type="paragraph"><draw:text-box><text:p text:style-name="P1413"><text:span text:style-name="CharStyle60">700</text:span></text:p></draw:text-box></draw:frame></text:p>
        <text:p text:style-name="P279"/>
        <text:p text:style-name="P280"/>
        <text:p text:style-name="P281"/>
        <text:p text:style-name="P282"/>
        <text:p text:style-name="P283"/>
        <text:p text:style-name="P284"/>
        <text:p text:style-name="P285"/>
        <text:p text:style-name="P286"/>
        <text:p text:style-name="P287"/>
        <text:p text:style-name="P288"/>
        <text:p text:style-name="P289"/>
        <text:p text:style-name="P290"/>
        <text:p text:style-name="P291"/>
        <text:p text:style-name="P292"/>
        <text:p text:style-name="P293"/>
        <text:p text:style-name="P294"/>
        <text:p text:style-name="P295"/>
        <text:p text:style-name="P296"/>
        <text:p text:style-name="P297"/>
        <text:p text:style-name="P298"/>
        <text:p text:style-name="P299"/>
        <text:p text:style-name="P300"/>
        <text:p text:style-name="P301"/>
        <text:p text:style-name="P302"/>
        <text:p text:style-name="P303"/>
        <text:p text:style-name="P304"/>
        <text:p text:style-name="P305"/>
        <text:p text:style-name="P306"/>
        <text:p text:style-name="P307"/>
        <text:p text:style-name="P308"/>
        <text:p text:style-name="P309"/>
        <text:p text:style-name="P310"/>
        <text:p text:style-name="P311"/>
        <text:p text:style-name="P312"/>
        <text:p text:style-name="P313"/>
        <text:p text:style-name="P314"/>
        <text:p text:style-name="P315"/>
        <text:p text:style-name="P316"/>
      </text:section>
      <text:section text:style-name="Sect19" text:name="Section19">
        <text:p text:style-name="P1556"><draw:frame draw:style-name="fr69" svg:x="2.875cm" svg:y="0.000cm" svg:width="16.002cm" fo:min-height="0.002cm" text:anchor-type="paragraph"><draw:text-box><table:table table:style-name="Table17"><table:table-column table:style-name="Table17.C1"/><table:table-column table:style-name="Table17.C2"/><table:table-column table:style-name="Table17.C3"/><table:table-column table:style-name="Table17.C4"/><table:table-row table:style-name="Table17.R1"><table:table-cell table:style-name="Table17.Cell1"><text:p text:style-name="P782"><text:span text:style-name="CharStyle7">(1)</text:span></text:p><text:p text:style-name="P836"><text:span text:style-name="CharStyle7">Bahagian Pilihan Raya<text:line-break/>Negeri<text:line-break/></text:span><text:span text:style-name="CharStyle11">State Constituency</text:span></text:p></table:table-cell><table:table-cell table:style-name="Table17.Cell2"><text:p text:style-name="P1508"/></table:table-cell><table:table-cell table:style-name="Table17.Cell3"><text:p text:style-name="P1012"><text:span text:style-name="CharStyle7">(2)</text:span></text:p><text:p text:style-name="P1067"><text:span text:style-name="CharStyle7">Daerah Mengundi<text:line-break/></text:span><text:span text:style-name="CharStyle11">Polling District</text:span></text:p></table:table-cell><table:table-cell table:style-name="Table17.Cell4"><text:p text:style-name="P1173"><text:span text:style-name="CharStyle7">(3)</text:span></text:p><text:p text:style-name="P1218"><text:span text:style-name="CharStyle7">Bilangan Pemilih<text:line-break/></text:span><text:span text:style-name="CharStyle11">Number of Electors</text:span></text:p></table:table-cell></table:table-row><table:table-row table:style-name="Table17.R2"><table:table-cell table:style-name="Table17.Cell5"><text:p text:style-name="P1508"/></table:table-cell><table:table-cell table:style-name="Table17.Cell6"><text:p text:style-name="P582"><text:span text:style-name="CharStyle7">13.</text:span></text:p><text:p text:style-name="P625"><text:span text:style-name="CharStyle7">14.</text:span></text:p></table:table-cell><table:table-cell table:style-name="Table17.Cell7"><text:p text:style-name="P729"><text:span text:style-name="CharStyle7">Sungai Petai<text:line-break/>Taj in</text:span></text:p></table:table-cell><table:table-cell table:style-name="Table17.Cell8"><text:p text:style-name="P1454"><text:span text:style-name="CharStyle7">681</text:span></text:p><text:p text:style-name="P883"><text:span text:style-name="CharStyle7">735</text:span></text:p><text:p text:style-name="P933"><text:span text:style-name="CharStyle96">18,414</text:span></text:p></table:table-cell></table:table-row></table:table></draw:text-box></draw:frame><draw:frame draw:style-name="fr71" svg:x="2.697cm" svg:y="7.696cm" svg:width="1.845cm" fo:min-height="0.526cm" text:anchor-type="paragraph"><draw:text-box><text:p text:style-name="P1459"><text:span text:style-name="CharStyle51">N. 24AJIL</text:span></text:p></draw:text-box></draw:frame><draw:frame draw:style-name="fr70" svg:x="8.251cm" svg:y="7.738cm" svg:width="10.634cm" fo:min-height="0.002cm" text:anchor-type="paragraph"><draw:text-box><table:table table:style-name="Table18"><table:table-column table:style-name="Table18.C1"/><table:table-column table:style-name="Table18.C2"/><table:table-column table:style-name="Table18.C3"/><table:table-row table:style-name="Table18.R1"><table:table-cell table:style-name="Table18.Cell1"><text:p text:style-name="P1457"><text:span text:style-name="CharStyle88">1</text:span><text:span text:style-name="CharStyle89">.</text:span></text:p></table:table-cell><table:table-cell table:style-name="Table18.Cell2"><text:p text:style-name="P1461"><text:span text:style-name="CharStyle7">Bukit Perah</text:span></text:p></table:table-cell><table:table-cell table:style-name="Table18.Cell3"><text:p text:style-name="P604"><text:span text:style-name="CharStyle7">1,404</text:span></text:p></table:table-cell></table:table-row><table:table-row table:style-name="Table18.R2"><table:table-cell table:style-name="Table18.Cell4"><text:p text:style-name="P704"><text:span text:style-name="CharStyle7">2.</text:span></text:p></table:table-cell><table:table-cell table:style-name="Table18.Cell5"><text:p text:style-name="P1466"><text:span text:style-name="CharStyle7">Bukit Apit</text:span></text:p></table:table-cell><table:table-cell table:style-name="Table18.Cell6"><text:p text:style-name="P1468"><text:span text:style-name="CharStyle7">1,005</text:span></text:p></table:table-cell></table:table-row><table:table-row table:style-name="Table18.R3"><table:table-cell table:style-name="Table18.Cell7"><text:p text:style-name="P1470"><text:span text:style-name="CharStyle7">3.</text:span></text:p></table:table-cell><table:table-cell table:style-name="Table18.Cell8"><text:p text:style-name="P1472"><text:span text:style-name="CharStyle7">Tok Randok</text:span></text:p></table:table-cell><table:table-cell table:style-name="Table18.Cell9"><text:p text:style-name="P1215"><text:span text:style-name="CharStyle7">1,296</text:span></text:p></table:table-cell></table:table-row><table:table-row table:style-name="Table18.R4"><table:table-cell table:style-name="Table18.Cell10"><text:p text:style-name="P497"><text:span text:style-name="CharStyle7">4.</text:span></text:p></table:table-cell><table:table-cell table:style-name="Table18.Cell11"><text:p text:style-name="P602"><text:span text:style-name="CharStyle7">Pengkalan Ajal</text:span></text:p></table:table-cell><table:table-cell table:style-name="Table18.Cell12"><text:p text:style-name="P703"><text:span text:style-name="CharStyle7">1,079</text:span></text:p></table:table-cell></table:table-row><table:table-row table:style-name="Table18.R5"><table:table-cell table:style-name="Table18.Cell13"><text:p text:style-name="P807"><text:span text:style-name="CharStyle7">5.</text:span></text:p></table:table-cell><table:table-cell table:style-name="Table18.Cell14"><text:p text:style-name="P1296"><text:span text:style-name="CharStyle7">Bukit Diman</text:span></text:p></table:table-cell><table:table-cell table:style-name="Table18.Cell15"><text:p text:style-name="P1474"><text:span text:style-name="CharStyle7">1,225</text:span></text:p></table:table-cell></table:table-row><table:table-row table:style-name="Table18.R6"><table:table-cell table:style-name="Table18.Cell16"><text:p text:style-name="P1112"><text:span text:style-name="CharStyle7">6.</text:span></text:p></table:table-cell><table:table-cell table:style-name="Table18.Cell17"><text:p text:style-name="P1476"><text:span text:style-name="CharStyle7">Bukit Bading</text:span></text:p></table:table-cell><table:table-cell table:style-name="Table18.Cell18"><text:p text:style-name="P493"><text:span text:style-name="CharStyle7">2,729</text:span></text:p></table:table-cell></table:table-row><table:table-row table:style-name="Table18.R7"><table:table-cell table:style-name="Table18.Cell19"><text:p text:style-name="P599"><text:span text:style-name="CharStyle7">7.</text:span></text:p></table:table-cell><table:table-cell table:style-name="Table18.Cell20"><text:p text:style-name="P1478"><text:span text:style-name="CharStyle7">Landas</text:span></text:p></table:table-cell><table:table-cell table:style-name="Table18.Cell21"><text:p text:style-name="P1421"><text:span text:style-name="CharStyle7">677</text:span></text:p></table:table-cell></table:table-row><table:table-row table:style-name="Table18.R8"><table:table-cell table:style-name="Table18.Cell22"><text:p text:style-name="P910"><text:span text:style-name="CharStyle88">8</text:span><text:span text:style-name="CharStyle89">.</text:span></text:p></table:table-cell><table:table-cell table:style-name="Table18.Cell23"><text:p text:style-name="P1307"><text:span text:style-name="CharStyle7">Peruh</text:span></text:p></table:table-cell><table:table-cell table:style-name="Table18.Cell24"><text:p text:style-name="P1108"><text:span text:style-name="CharStyle7">1,378</text:span></text:p></table:table-cell></table:table-row><table:table-row table:style-name="Table18.R9"><table:table-cell table:style-name="Table18.Cell25"><text:p text:style-name="P1212"><text:span text:style-name="CharStyle7">9.</text:span></text:p></table:table-cell><table:table-cell table:style-name="Table18.Cell26"><text:p text:style-name="P490"><text:span text:style-name="CharStyle7">Menerung</text:span></text:p></table:table-cell><table:table-cell table:style-name="Table18.Cell27"><text:p text:style-name="P597"><text:span text:style-name="CharStyle7">765</text:span></text:p></table:table-cell></table:table-row><table:table-row table:style-name="Table18.R10"><table:table-cell table:style-name="Table18.Cell28"><text:p text:style-name="P1423"><text:span text:style-name="CharStyle7">10.</text:span></text:p></table:table-cell><table:table-cell table:style-name="Table18.Cell29"><text:p text:style-name="P1278"><text:span text:style-name="CharStyle7">Lubuk Periuk</text:span></text:p></table:table-cell><table:table-cell table:style-name="Table18.Cell30"><text:p text:style-name="P907"><text:span text:style-name="CharStyle7">377</text:span></text:p></table:table-cell></table:table-row><table:table-row table:style-name="Table18.R11"><table:table-cell table:style-name="Table18.Cell31"><text:p text:style-name="P1006"><text:span text:style-name="CharStyle7">11.</text:span></text:p></table:table-cell><table:table-cell table:style-name="Table18.Cell32"><text:p text:style-name="P1105"><text:span text:style-name="CharStyle7">Pekan Ajil</text:span></text:p></table:table-cell><table:table-cell table:style-name="Table18.Cell33"><text:p text:style-name="P1210"><text:span text:style-name="CharStyle7">1,687</text:span></text:p></table:table-cell></table:table-row><table:table-row table:style-name="Table18.R12"><table:table-cell table:style-name="Table18.Cell34"><text:p text:style-name="P486"><text:span text:style-name="CharStyle7">12.</text:span></text:p></table:table-cell><table:table-cell table:style-name="Table18.Cell35"><text:p text:style-name="P1320"><text:span text:style-name="CharStyle7">Felda Tersat</text:span></text:p></table:table-cell><table:table-cell table:style-name="Table18.Cell36"><text:p text:style-name="P696"><text:span text:style-name="CharStyle7">964</text:span></text:p></table:table-cell></table:table-row><table:table-row table:style-name="Table18.R13"><table:table-cell table:style-name="Table18.Cell37"><text:p text:style-name="P800"><text:span text:style-name="CharStyle7">13.</text:span></text:p></table:table-cell><table:table-cell table:style-name="Table18.Cell38"><text:p text:style-name="P905"><text:span text:style-name="CharStyle7">Felda Jerangau Barat</text:span></text:p></table:table-cell><table:table-cell table:style-name="Table18.Cell39"><text:p text:style-name="P1004"><text:span text:style-name="CharStyle7">1,966</text:span></text:p></table:table-cell></table:table-row><table:table-row table:style-name="Table18.R14"><table:table-cell table:style-name="Table18.Cell40"><text:p text:style-name="P1102"><text:span text:style-name="CharStyle7">14.</text:span></text:p></table:table-cell><table:table-cell table:style-name="Table18.Cell41"><text:p text:style-name="P1208"><text:span text:style-name="CharStyle7">Pereh</text:span></text:p></table:table-cell><table:table-cell table:style-name="Table18.Cell42"><text:p text:style-name="P485"><text:span text:style-name="CharStyle7">280</text:span></text:p></table:table-cell></table:table-row><table:table-row table:style-name="Table18.R15"><table:table-cell table:style-name="Table18.Cell43"><text:p text:style-name="P593"><text:span text:style-name="CharStyle7">15.</text:span></text:p></table:table-cell><table:table-cell table:style-name="Table18.Cell44"><text:p text:style-name="P694"><text:span text:style-name="CharStyle7">Betung</text:span></text:p></table:table-cell><table:table-cell table:style-name="Table18.Cell45"><text:p text:style-name="P797"><text:span text:style-name="CharStyle7">370</text:span></text:p></table:table-cell></table:table-row><table:table-row table:style-name="Table18.R16"><table:table-cell table:style-name="Table18.Cell46"><text:p text:style-name="P904"><text:span text:style-name="CharStyle7">16.</text:span></text:p></table:table-cell><table:table-cell table:style-name="Table18.Cell47"><text:p text:style-name="P1494"><text:span text:style-name="CharStyle7">Felda Mengkawang</text:span></text:p></table:table-cell><table:table-cell table:style-name="Table18.Cell48"><text:p text:style-name="P1492"><text:span text:style-name="CharStyle7">1,674</text:span></text:p></table:table-cell></table:table-row></table:table></draw:text-box></draw:frame><draw:frame draw:style-name="fr72" svg:x="10.275cm" svg:y="26.337cm" svg:width="0.457cm" fo:min-height="0.455cm" text:anchor-type="paragraph"><draw:text-box><text:p text:style-name="P1159"><text:span text:style-name="CharStyle39">24</text:span></text:p></draw:text-box></draw:frame></text:p>
        <text:p text:style-name="P318"/>
        <text:p text:style-name="P319"/>
        <text:p text:style-name="P320"/>
        <text:p text:style-name="P321"/>
        <text:p text:style-name="P322"/>
        <text:p text:style-name="P323"/>
        <text:p text:style-name="P324"/>
        <text:p text:style-name="P325"/>
        <text:p text:style-name="P326"/>
        <text:p text:style-name="P327"/>
        <text:p text:style-name="P328"/>
        <text:p text:style-name="P329"/>
        <text:p text:style-name="P330"/>
        <text:p text:style-name="P331"/>
        <text:p text:style-name="P332"/>
        <text:p text:style-name="P333"/>
        <text:p text:style-name="P334"/>
        <text:p text:style-name="P335"/>
        <text:p text:style-name="P336"/>
        <text:p text:style-name="P337"/>
        <text:p text:style-name="P338"/>
        <text:p text:style-name="P339"/>
        <text:p text:style-name="P340"/>
        <text:p text:style-name="P341"/>
        <text:p text:style-name="P342"/>
        <text:p text:style-name="P343"/>
        <text:p text:style-name="P344"/>
        <text:p text:style-name="P345"/>
        <text:p text:style-name="P346"/>
        <text:p text:style-name="P347"/>
        <text:p text:style-name="P348"/>
        <text:p text:style-name="P349"/>
        <text:p text:style-name="P350"/>
        <text:p text:style-name="P351"/>
        <text:p text:style-name="P352"/>
        <text:p text:style-name="P353"/>
        <text:p text:style-name="P354"/>
        <text:p text:style-name="P355"/>
        <text:p text:style-name="P356"/>
        <text:p text:style-name="P357"/>
        <text:p text:style-name="P358"/>
        <text:p text:style-name="P359"/>
      </text:section>
      <text:section text:style-name="Sect20" text:name="Section20">
        <text:p text:style-name="P1557"><draw:frame draw:style-name="fr73" svg:x="0.000cm" svg:y="0.000cm" svg:width="15.909cm" fo:min-height="0.002cm" text:anchor-type="paragraph"><draw:text-box><table:table table:style-name="Table19"><table:table-column table:style-name="Table19.C1"/><table:table-column table:style-name="Table19.C2"/><table:table-column table:style-name="Table19.C3"/><table:table-row table:style-name="Table19.R1"><table:table-cell table:style-name="Table19.Cell1"><text:p text:style-name="P1057"><text:span text:style-name="CharStyle12">(1)</text:span></text:p></table:table-cell><table:table-cell table:style-name="Table19.Cell2"><text:p text:style-name="P1425"><text:span text:style-name="CharStyle12">(2)</text:span></text:p></table:table-cell><table:table-cell table:style-name="Table19.Cell3"><text:p text:style-name="P1255"><text:span text:style-name="CharStyle12">(3)</text:span></text:p></table:table-cell></table:table-row><table:table-row table:style-name="Table19.R2"><table:table-cell table:style-name="Table19.Cell4"><text:p text:style-name="P548"><text:span text:style-name="CharStyle12">Bahagian Pilihan Raya</text:span></text:p></table:table-cell><table:table-cell table:style-name="Table19.Cell5"><text:p text:style-name="P648"><text:span text:style-name="CharStyle12">Daerah Mengundi</text:span></text:p></table:table-cell><table:table-cell table:style-name="Table19.Cell6"><text:p text:style-name="P745"><text:span text:style-name="CharStyle12">Bilangan Pemilih</text:span></text:p></table:table-cell></table:table-row><table:table-row table:style-name="Table19.R3"><table:table-cell table:style-name="Table19.Cell7"><text:p text:style-name="P1386"><text:span text:style-name="CharStyle12">Negeri</text:span></text:p></table:table-cell><table:table-cell table:style-name="Table19.Cell8"><text:p text:style-name="P1508"/></table:table-cell><table:table-cell table:style-name="Table19.Cell9"><text:p text:style-name="P1508"/></table:table-cell></table:table-row><table:table-row table:style-name="Table19.R4"><table:table-cell table:style-name="Table19.Cell10"><text:p text:style-name="P1104"><text:span text:style-name="CharStyle13">State Constituency</text:span></text:p></table:table-cell><table:table-cell table:style-name="Table19.Cell11"><text:p text:style-name="P1209"><text:span text:style-name="CharStyle13">Polling District</text:span></text:p></table:table-cell><table:table-cell table:style-name="Table19.Cell12"><text:p text:style-name="P1427"><text:span text:style-name="CharStyle13">Number of Electors</text:span></text:p></table:table-cell></table:table-row><table:table-row table:style-name="Table19.R5"><table:table-cell table:style-name="Table19.Cell13"><text:p text:style-name="P1508"/></table:table-cell><table:table-cell table:style-name="Table19.Cell14"><text:p text:style-name="P1508"/></table:table-cell><table:table-cell table:style-name="Table19.Cell15"><text:p text:style-name="P1429"><text:span text:style-name="CharStyle12">18,876</text:span></text:p></table:table-cell></table:table-row></table:table></draw:text-box></draw:frame></text:p>
        <text:p text:style-name="P775"><text:span text:style-name="CharStyle15">25</text:span></text:p>
      </text:section>
      <text:section text:style-name="Sect21" text:name="Section21">
        <text:p text:style-name="P1558"><draw:frame draw:style-name="fr74" svg:x="4.805cm" svg:y="0.004cm" svg:width="11.379cm" fo:min-height="1.069cm" text:anchor-type="paragraph"><draw:text-box><text:p text:style-name="P1431"><text:span text:style-name="CharStyle97">BAHAGIAN PILIHAN RAYA PERSEKUTUAN: P. 039 DUNGUN<text:line-break/></text:span><text:span text:style-name="CharStyle98">FEDERAL CONSTITUENCY: P. 039 DUNGUN</text:span></text:p></draw:text-box></draw:frame><draw:frame draw:style-name="fr75" svg:x="17.480cm" svg:y="16.002cm" svg:width="1.388cm" fo:min-height="0.526cm" text:anchor-type="paragraph"><draw:text-box><text:p text:style-name="P1178"><text:span text:style-name="CharStyle38">12,557</text:span></text:p></draw:text-box></draw:frame><draw:frame draw:style-name="fr76" svg:x="10.275cm" svg:y="26.328cm" svg:width="0.448cm" fo:min-height="0.455cm" text:anchor-type="paragraph"><draw:text-box><text:p text:style-name="P1244"><text:page-number/></text:p></draw:text-box></draw:frame></text:p>
        <text:p text:style-name="P362"/>
        <text:p text:style-name="P363"/>
        <text:p text:style-name="P364"/>
        <text:p text:style-name="P365"/>
        <text:p text:style-name="P366"/>
        <text:p text:style-name="P367"/>
        <text:p text:style-name="P368"/>
        <text:p text:style-name="P369"/>
        <text:p text:style-name="P370"/>
        <text:p text:style-name="P371"/>
        <text:p text:style-name="P372"/>
        <text:p text:style-name="P373"/>
        <text:p text:style-name="P374"/>
        <text:p text:style-name="P375"/>
        <text:p text:style-name="P376"/>
        <text:p text:style-name="P377"/>
        <text:p text:style-name="P378"/>
        <text:p text:style-name="P379"/>
        <text:p text:style-name="P380"/>
        <text:p text:style-name="P381"/>
        <text:p text:style-name="P382"/>
        <text:p text:style-name="P383"/>
        <text:p text:style-name="P384"/>
        <text:p text:style-name="P385"/>
        <text:p text:style-name="P386"/>
        <text:p text:style-name="P387"/>
        <text:p text:style-name="P388"/>
        <text:p text:style-name="P389"/>
        <text:p text:style-name="P390"/>
        <text:p text:style-name="P391"/>
        <text:p text:style-name="P392"/>
        <text:p text:style-name="P393"/>
        <text:p text:style-name="P394"/>
        <text:p text:style-name="P395"/>
        <text:p text:style-name="P396"/>
        <text:p text:style-name="P397"/>
        <text:p text:style-name="P398"/>
        <text:p text:style-name="P399"/>
        <text:p text:style-name="P400"/>
        <text:p text:style-name="P401"/>
        <text:p text:style-name="P402"/>
        <text:p text:style-name="P403"/>
      </text:section>
      <text:section text:style-name="Sect22" text:name="Section22">
        <text:p text:style-name="P1559"><draw:frame draw:style-name="fr77" svg:x="0.000cm" svg:y="0.000cm" svg:width="16.189cm" fo:min-height="0.002cm" text:anchor-type="paragraph"><draw:text-box><table:table table:style-name="Table20"><table:table-column table:style-name="Table20.C1"/><table:table-column table:style-name="Table20.C2"/><table:table-column table:style-name="Table20.C3"/><table:table-column table:style-name="Table20.C4"/><table:table-row table:style-name="Table20.R1"><table:table-cell table:style-name="Table20.Cell1"><text:p text:style-name="P1045"><text:span text:style-name="CharStyle12">(1)</text:span></text:p></table:table-cell><table:table-cell table:style-name="Table20.Cell47"><text:p text:style-name="P1508"/></table:table-cell><table:table-cell table:style-name="Table20.Cell48"><text:p text:style-name="P1508"/></table:table-cell><table:table-cell table:style-name="Table20.Cell2"><text:p text:style-name="P1149"><text:span text:style-name="CharStyle12">(3)</text:span></text:p></table:table-cell></table:table-row><table:table-row table:style-name="Table20.R2"><table:table-cell table:style-name="Table20.Cell3"><text:p text:style-name="P1238"><text:span text:style-name="CharStyle12">Bahagian Pilihan Raya</text:span></text:p></table:table-cell><table:table-cell table:style-name="Table20.Cell49"><text:p text:style-name="P1508"/></table:table-cell><table:table-cell table:style-name="Table20.Cell50"><text:p text:style-name="P1508"/></table:table-cell><table:table-cell table:style-name="Table20.Cell4"><text:p text:style-name="P529"><text:span text:style-name="CharStyle12">Bilangan Pemilih</text:span></text:p></table:table-cell></table:table-row><table:table-row table:style-name="Table20.R3"><table:table-cell table:style-name="Table20.Cell5"><text:p text:style-name="P632"><text:span text:style-name="CharStyle12">Negeri</text:span></text:p></table:table-cell><table:table-cell table:style-name="Table20.Cell51"><text:p text:style-name="P1508"/></table:table-cell><table:table-cell table:style-name="Table20.Cell52"><text:p text:style-name="P1508"/></table:table-cell><table:table-cell table:style-name="Table20.Cell6"><text:p text:style-name="P1508"/></table:table-cell></table:table-row><table:table-row table:style-name="Table20.R4"><table:table-cell table:style-name="Table20.Cell7"><text:p text:style-name="P816"><text:span text:style-name="CharStyle13">State Constituency</text:span></text:p></table:table-cell><table:table-cell table:style-name="Table20.Cell53"><text:p text:style-name="P1508"/></table:table-cell><table:table-cell table:style-name="Table20.Cell54"><text:p text:style-name="P1508"/></table:table-cell><table:table-cell table:style-name="Table20.Cell8"><text:p text:style-name="P918"><text:span text:style-name="CharStyle13">Number of Electors</text:span></text:p></table:table-cell></table:table-row><table:table-row table:style-name="Table20.R5"><table:table-cell table:style-name="Table20.Cell9"><text:p text:style-name="P1508"/></table:table-cell><table:table-cell table:style-name="Table20.Cell55"><text:p text:style-name="P1508"/></table:table-cell><table:table-cell table:style-name="Table20.Cell56"><text:p text:style-name="P1508"/></table:table-cell><table:table-cell table:style-name="Table20.Cell10"><text:p text:style-name="P1433"><text:span text:style-name="CharStyle12">755</text:span></text:p></table:table-cell></table:table-row><table:table-row table:style-name="Table20.R6"><table:table-cell table:style-name="Table20.Cell11"><text:p text:style-name="P1508"/></table:table-cell><table:table-cell table:style-name="Table20.Cell57"><text:p text:style-name="P1508"/></table:table-cell><table:table-cell table:style-name="Table20.Cell58"><text:p text:style-name="P1508"/></table:table-cell><table:table-cell table:style-name="Table20.Cell12"><text:p text:style-name="P1435"><text:span text:style-name="CharStyle12">1,887</text:span></text:p></table:table-cell></table:table-row><table:table-row table:style-name="Table20.R7"><table:table-cell table:style-name="Table20.Cell13"><text:p text:style-name="P1508"/></table:table-cell><table:table-cell table:style-name="Table20.Cell59"><text:p text:style-name="P1508"/></table:table-cell><table:table-cell table:style-name="Table20.Cell60"><text:p text:style-name="P1508"/></table:table-cell><table:table-cell table:style-name="Table20.Cell14"><text:p text:style-name="P627"><text:span text:style-name="CharStyle12">879</text:span></text:p></table:table-cell></table:table-row><table:table-row table:style-name="Table20.R8"><table:table-cell table:style-name="Table20.Cell15"><text:p text:style-name="P1508"/></table:table-cell><table:table-cell table:style-name="Table20.Cell61"><text:p text:style-name="P1508"/></table:table-cell><table:table-cell table:style-name="Table20.Cell62"><text:p text:style-name="P1508"/></table:table-cell><table:table-cell table:style-name="Table20.Cell16"><text:p text:style-name="P815"><text:span text:style-name="CharStyle12">2,516</text:span></text:p></table:table-cell></table:table-row><table:table-row table:style-name="Table20.R9"><table:table-cell table:style-name="Table20.Cell17"><text:p text:style-name="P1508"/></table:table-cell><table:table-cell table:style-name="Table20.Cell63"><text:p text:style-name="P1508"/></table:table-cell><table:table-cell table:style-name="Table20.Cell64"><text:p text:style-name="P1508"/></table:table-cell><table:table-cell table:style-name="Table20.Cell18"><text:p text:style-name="P988"><text:span text:style-name="CharStyle12">1,565</text:span></text:p></table:table-cell></table:table-row><table:table-row table:style-name="Table20.R10"><table:table-cell table:style-name="Table20.Cell19"><text:p text:style-name="P1508"/></table:table-cell><table:table-cell table:style-name="Table20.Cell65"><text:p text:style-name="P1508"/></table:table-cell><table:table-cell table:style-name="Table20.Cell66"><text:p text:style-name="P1508"/></table:table-cell><table:table-cell table:style-name="Table20.Cell20"><text:p text:style-name="P1362"><text:span text:style-name="CharStyle12">19,515</text:span></text:p></table:table-cell></table:table-row><table:table-row table:style-name="Table20.R11"><table:table-cell table:style-name="Table20.Cell21"><text:p text:style-name="P1437"><text:span text:style-name="CharStyle12">N. 27 SURA</text:span></text:p></table:table-cell><table:table-cell table:style-name="Table20.Cell67"><text:p text:style-name="P1508"/></table:table-cell><table:table-cell table:style-name="Table20.Cell68"><text:p text:style-name="P1508"/></table:table-cell><table:table-cell table:style-name="Table20.Cell22"><text:p text:style-name="P502"><text:span text:style-name="CharStyle12">3,393</text:span></text:p></table:table-cell></table:table-row><table:table-row table:style-name="Table20.R12"><table:table-cell table:style-name="Table20.Cell23"><text:p text:style-name="P1508"/></table:table-cell><table:table-cell table:style-name="Table20.Cell69"><text:p text:style-name="P1508"/></table:table-cell><table:table-cell table:style-name="Table20.Cell70"><text:p text:style-name="P1508"/></table:table-cell><table:table-cell table:style-name="Table20.Cell24"><text:p text:style-name="P626"><text:span text:style-name="CharStyle12">1,355</text:span></text:p></table:table-cell></table:table-row><table:table-row table:style-name="Table20.R13"><table:table-cell table:style-name="Table20.Cell25"><text:p text:style-name="P1508"/></table:table-cell><table:table-cell table:style-name="Table20.Cell71"><text:p text:style-name="P1508"/></table:table-cell><table:table-cell table:style-name="Table20.Cell72"><text:p text:style-name="P1508"/></table:table-cell><table:table-cell table:style-name="Table20.Cell26"><text:p text:style-name="P812"><text:span text:style-name="CharStyle12">2,416</text:span></text:p></table:table-cell></table:table-row><table:table-row table:style-name="Table20.R14"><table:table-cell table:style-name="Table20.Cell27"><text:p text:style-name="P1508"/></table:table-cell><table:table-cell table:style-name="Table20.Cell73"><text:p text:style-name="P1508"/></table:table-cell><table:table-cell table:style-name="Table20.Cell74"><text:p text:style-name="P1508"/></table:table-cell><table:table-cell table:style-name="Table20.Cell28"><text:p text:style-name="P1170"><text:span text:style-name="CharStyle12">668</text:span></text:p></table:table-cell></table:table-row><table:table-row table:style-name="Table20.R15"><table:table-cell table:style-name="Table20.Cell29"><text:p text:style-name="P1508"/></table:table-cell><table:table-cell table:style-name="Table20.Cell75"><text:p text:style-name="P1508"/></table:table-cell><table:table-cell table:style-name="Table20.Cell76"><text:p text:style-name="P1508"/></table:table-cell><table:table-cell table:style-name="Table20.Cell30"><text:p text:style-name="P705"><text:span text:style-name="CharStyle12">4,035</text:span></text:p></table:table-cell></table:table-row><table:table-row table:style-name="Table20.R16"><table:table-cell table:style-name="Table20.Cell31"><text:p text:style-name="P1508"/></table:table-cell><table:table-cell table:style-name="Table20.Cell78"><text:p text:style-name="P1508"/></table:table-cell><table:table-cell table:style-name="Table20.Cell77"><text:p text:style-name="P1508"/></table:table-cell><table:table-cell table:style-name="Table20.Cell32"><text:p text:style-name="P881"><text:span text:style-name="CharStyle12">2,149</text:span></text:p></table:table-cell></table:table-row><table:table-row table:style-name="Table20.R17"><table:table-cell table:style-name="Table20.Cell33"><text:p text:style-name="P1508"/></table:table-cell><table:table-cell table:style-name="Table20.Cell80"><text:p text:style-name="P1508"/></table:table-cell><table:table-cell table:style-name="Table20.Cell79"><text:p text:style-name="P1508"/></table:table-cell><table:table-cell table:style-name="Table20.Cell34"><text:p text:style-name="P1062"><text:span text:style-name="CharStyle12">1,410</text:span></text:p></table:table-cell></table:table-row><table:table-row table:style-name="Table20.R18"><table:table-cell table:style-name="Table20.Cell35"><text:p text:style-name="P1508"/></table:table-cell><table:table-cell table:style-name="Table20.Cell82"><text:p text:style-name="P1508"/></table:table-cell><table:table-cell table:style-name="Table20.Cell81"><text:p text:style-name="P1508"/></table:table-cell><table:table-cell table:style-name="Table20.Cell36"><text:p text:style-name="P1286"><text:span text:style-name="CharStyle12">1,534</text:span></text:p></table:table-cell></table:table-row><table:table-row table:style-name="Table20.R19"><table:table-cell table:style-name="Table20.Cell37"><text:p text:style-name="P1508"/></table:table-cell><table:table-cell table:style-name="Table20.Cell84"><text:p text:style-name="P1508"/></table:table-cell><table:table-cell table:style-name="Table20.Cell83"><text:p text:style-name="P1508"/></table:table-cell><table:table-cell table:style-name="Table20.Cell38"><text:p text:style-name="P1439"><text:span text:style-name="CharStyle12">762</text:span></text:p></table:table-cell></table:table-row><table:table-row table:style-name="Table20.R20"><table:table-cell table:style-name="Table20.Cell39"><text:p text:style-name="P1508"/></table:table-cell><table:table-cell table:style-name="Table20.Cell86"><text:p text:style-name="P1508"/></table:table-cell><table:table-cell table:style-name="Table20.Cell85"><text:p text:style-name="P1508"/></table:table-cell><table:table-cell table:style-name="Table20.Cell40"><text:p text:style-name="P778"><text:span text:style-name="CharStyle12">1,387</text:span></text:p></table:table-cell></table:table-row><table:table-row table:style-name="Table20.R21"><table:table-cell table:style-name="Table20.Cell41"><text:p text:style-name="P1508"/></table:table-cell><table:table-cell table:style-name="Table20.Cell88"><text:p text:style-name="P1508"/></table:table-cell><table:table-cell table:style-name="Table20.Cell87"><text:p text:style-name="P1508"/></table:table-cell><table:table-cell table:style-name="Table20.Cell42"><text:p text:style-name="P1314"><text:span text:style-name="CharStyle12">1,257</text:span></text:p></table:table-cell></table:table-row><table:table-row table:style-name="Table20.R22"><table:table-cell table:style-name="Table20.Cell43"><text:p text:style-name="P1508"/></table:table-cell><table:table-cell table:style-name="Table20.Cell90"><text:p text:style-name="P1508"/></table:table-cell><table:table-cell table:style-name="Table20.Cell89"><text:p text:style-name="P1508"/></table:table-cell><table:table-cell table:style-name="Table20.Cell44"><text:p text:style-name="P1139"><text:span text:style-name="CharStyle12">1,170</text:span></text:p></table:table-cell></table:table-row><table:table-row table:style-name="Table20.R23"><table:table-cell table:style-name="Table20.Cell45"><text:p text:style-name="P1508"/></table:table-cell><table:table-cell table:style-name="Table20.Cell92"><text:p text:style-name="P1508"/></table:table-cell><table:table-cell table:style-name="Table20.Cell91"><text:p text:style-name="P1508"/></table:table-cell><table:table-cell table:style-name="Table20.Cell46"><text:p text:style-name="P494"><text:span text:style-name="CharStyle12">4,174</text:span></text:p></table:table-cell></table:table-row></table:table><text:p text:style-name="P787"><text:span text:style-name="CharStyle99">25,710</text:span></text:p></draw:text-box></draw:frame></text:p>
        <text:p text:style-name="P406"/>
      </text:section>
      <text:section text:style-name="Sect23" text:name="Section23">
        <text:p text:style-name="P1560"><draw:frame draw:style-name="fr79" svg:x="0.000cm" svg:y="0.000cm" svg:width="10.626cm" fo:min-height="0.002cm" text:anchor-type="paragraph"><draw:text-box><table:table table:style-name="Table21"><table:table-column table:style-name="Table21.C1"/><table:table-column table:style-name="Table21.C2"/><table:table-column table:style-name="Table21.C3"/><table:table-row table:style-name="Table21.R1"><table:table-cell table:style-name="Table21.Cell1"><text:p text:style-name="P1508"/></table:table-cell><table:table-cell table:style-name="Table21.Cell2"><text:p text:style-name="P472"><text:span text:style-name="CharStyle12">(2)</text:span></text:p></table:table-cell><table:table-cell table:style-name="Table21.Cell3"><text:p text:style-name="P1318"><text:span text:style-name="CharStyle12">(3)</text:span></text:p></table:table-cell></table:table-row><table:table-row table:style-name="Table21.R2"><table:table-cell table:style-name="Table21.Cell4"><text:p text:style-name="P1508"/></table:table-cell><table:table-cell table:style-name="Table21.Cell5"><text:p text:style-name="P755"><text:span text:style-name="CharStyle12">Daerah Mengundi</text:span></text:p></table:table-cell><table:table-cell table:style-name="Table21.Cell6"><text:p text:style-name="P1292"><text:span text:style-name="CharStyle12">Bilangan Pemilih</text:span></text:p></table:table-cell></table:table-row><table:table-row table:style-name="Table21.R3"><table:table-cell table:style-name="Table21.Cell7"><text:p text:style-name="P1508"/></table:table-cell><table:table-cell table:style-name="Table21.Cell8"><text:p text:style-name="P1037"><text:span text:style-name="CharStyle13">Polling District</text:span></text:p></table:table-cell><table:table-cell table:style-name="Table21.Cell9"><text:p text:style-name="P1144"><text:span text:style-name="CharStyle13">Number of Electors</text:span></text:p></table:table-cell></table:table-row><table:table-row table:style-name="Table21.R4"><table:table-cell table:style-name="Table21.Cell10"><text:p text:style-name="P1234"><text:span text:style-name="CharStyle53">1</text:span><text:span text:style-name="CharStyle54">.</text:span></text:p></table:table-cell><table:table-cell table:style-name="Table21.Cell11"><text:p text:style-name="P526"><text:span text:style-name="CharStyle12">Pinang</text:span></text:p></table:table-cell><table:table-cell table:style-name="Table21.Cell12"><text:p text:style-name="P623"><text:span text:style-name="CharStyle12">775</text:span></text:p></table:table-cell></table:table-row><table:table-row table:style-name="Table21.R5"><table:table-cell table:style-name="Table21.Cell13"><text:p text:style-name="P1270"><text:span text:style-name="CharStyle12">2.</text:span></text:p></table:table-cell><table:table-cell table:style-name="Table21.Cell14"><text:p text:style-name="P834"><text:span text:style-name="CharStyle12">Kampung Baru Batu Lima</text:span></text:p></table:table-cell><table:table-cell table:style-name="Table21.Cell15"><text:p text:style-name="P932"><text:span text:style-name="CharStyle12">1,090</text:span></text:p></table:table-cell></table:table-row><table:table-row table:style-name="Table21.R6"><table:table-cell table:style-name="Table21.Cell16"><text:p text:style-name="P1036"><text:span text:style-name="CharStyle12">3.</text:span></text:p></table:table-cell><table:table-cell table:style-name="Table21.Cell17"><text:p text:style-name="P1340"><text:span text:style-name="CharStyle12">Durian Mentangau</text:span></text:p></table:table-cell><table:table-cell table:style-name="Table21.Cell18"><text:p text:style-name="P1369"><text:span text:style-name="CharStyle12">633</text:span></text:p></table:table-cell></table:table-row><table:table-row table:style-name="Table21.R7"><table:table-cell table:style-name="Table21.Cell19"><text:p text:style-name="P523"><text:span text:style-name="CharStyle12">4.</text:span></text:p></table:table-cell><table:table-cell table:style-name="Table21.Cell20"><text:p text:style-name="P621"><text:span text:style-name="CharStyle12">Kampung Nyiur</text:span></text:p></table:table-cell><table:table-cell table:style-name="Table21.Cell21"><text:p text:style-name="P727"><text:span text:style-name="CharStyle12">2,101</text:span></text:p></table:table-cell></table:table-row><table:table-row table:style-name="Table21.R8"><table:table-cell table:style-name="Table21.Cell22"><text:p text:style-name="P833"><text:span text:style-name="CharStyle12">5.</text:span></text:p></table:table-cell><table:table-cell table:style-name="Table21.Cell23"><text:p text:style-name="P1463"><text:span text:style-name="CharStyle12">Tebing Tembah</text:span></text:p></table:table-cell><table:table-cell table:style-name="Table21.Cell24"><text:p text:style-name="P1033"><text:span text:style-name="CharStyle12">1,440</text:span></text:p></table:table-cell></table:table-row><table:table-row table:style-name="Table21.R9"><table:table-cell table:style-name="Table21.Cell25"><text:p text:style-name="P1140"><text:span text:style-name="CharStyle12">6.</text:span></text:p></table:table-cell><table:table-cell table:style-name="Table21.Cell26"><text:p text:style-name="P1282"><text:span text:style-name="CharStyle12">Kampung Masjid</text:span></text:p></table:table-cell><table:table-cell table:style-name="Table21.Cell27"><text:p text:style-name="P520"><text:span text:style-name="CharStyle12">955</text:span></text:p></table:table-cell></table:table-row><table:table-row table:style-name="Table21.R10"><table:table-cell table:style-name="Table21.Cell28"><text:p text:style-name="P1378"><text:span text:style-name="CharStyle12">7.</text:span></text:p></table:table-cell><table:table-cell table:style-name="Table21.Cell29"><text:p text:style-name="P724"><text:span text:style-name="CharStyle12">Limbung</text:span></text:p></table:table-cell><table:table-cell table:style-name="Table21.Cell30"><text:p text:style-name="P830"><text:span text:style-name="CharStyle12">3,327</text:span></text:p></table:table-cell></table:table-row><table:table-row table:style-name="Table21.R11"><table:table-cell table:style-name="Table21.Cell31"><text:p text:style-name="P931"><text:span text:style-name="CharStyle53">8</text:span><text:span text:style-name="CharStyle54">.</text:span></text:p></table:table-cell><table:table-cell table:style-name="Table21.Cell32"><text:p text:style-name="P1031"><text:span text:style-name="CharStyle12">Cacar</text:span></text:p></table:table-cell><table:table-cell table:style-name="Table21.Cell33"><text:p text:style-name="P1137"><text:span text:style-name="CharStyle12">1,911</text:span></text:p></table:table-cell></table:table-row><table:table-row table:style-name="Table21.R12"><table:table-cell table:style-name="Table21.Cell34"><text:p text:style-name="P1233"><text:span text:style-name="CharStyle12">9.</text:span></text:p></table:table-cell><table:table-cell table:style-name="Table21.Cell35"><text:p text:style-name="P518"><text:span text:style-name="CharStyle12">Felda Kertih 2</text:span></text:p></table:table-cell><table:table-cell table:style-name="Table21.Cell36"><text:p text:style-name="P618"><text:span text:style-name="CharStyle12">2,057</text:span></text:p></table:table-cell></table:table-row><table:table-row table:style-name="Table21.R13"><table:table-cell table:style-name="Table21.Cell37"><text:p text:style-name="P721"><text:span text:style-name="CharStyle12">10.</text:span></text:p></table:table-cell><table:table-cell table:style-name="Table21.Cell38"><text:p text:style-name="P826"><text:span text:style-name="CharStyle12">Felda Kertih 1</text:span></text:p></table:table-cell><table:table-cell table:style-name="Table21.Cell39"><text:p text:style-name="P930"><text:span text:style-name="CharStyle12">3,007</text:span></text:p></table:table-cell></table:table-row><table:table-row table:style-name="Table21.R14"><table:table-cell table:style-name="Table21.Cell40"><text:p text:style-name="P1029"><text:span text:style-name="CharStyle12">11.</text:span></text:p></table:table-cell><table:table-cell table:style-name="Table21.Cell41"><text:p text:style-name="P1133"><text:span text:style-name="CharStyle12">Santung</text:span></text:p></table:table-cell><table:table-cell table:style-name="Table21.Cell42"><text:p text:style-name="P1230"><text:span text:style-name="CharStyle12">655</text:span></text:p></table:table-cell></table:table-row><table:table-row table:style-name="Table21.R15"><table:table-cell table:style-name="Table21.Cell43"><text:p text:style-name="P1334"><text:span text:style-name="CharStyle12">12.</text:span></text:p></table:table-cell><table:table-cell table:style-name="Table21.Cell44"><text:p text:style-name="P1072"><text:span text:style-name="CharStyle12">Felda Kertih 4</text:span></text:p></table:table-cell><table:table-cell table:style-name="Table21.Cell45"><text:p text:style-name="P1182"><text:span text:style-name="CharStyle12">2,308</text:span></text:p></table:table-cell></table:table-row><table:table-row table:style-name="Table21.R16"><table:table-cell table:style-name="Table21.Cell46"><text:p text:style-name="P459"><text:span text:style-name="CharStyle12">13.</text:span></text:p></table:table-cell><table:table-cell table:style-name="Table21.Cell47"><text:p text:style-name="P571"><text:span text:style-name="CharStyle12">Cacar Baru</text:span></text:p></table:table-cell><table:table-cell table:style-name="Table21.Cell48"><text:p text:style-name="P667"><text:span text:style-name="CharStyle12">2,349</text:span></text:p></table:table-cell></table:table-row><table:table-row table:style-name="Table21.R17"><table:table-cell table:style-name="Table21.Cell49"><text:p text:style-name="P766"><text:span text:style-name="CharStyle12">14.</text:span></text:p></table:table-cell><table:table-cell table:style-name="Table21.Cell50"><text:p text:style-name="P864"><text:span text:style-name="CharStyle12">Felda Kertih 3</text:span></text:p></table:table-cell><table:table-cell table:style-name="Table21.Cell51"><text:p text:style-name="P967"><text:span text:style-name="CharStyle12">2,102</text:span></text:p></table:table-cell></table:table-row></table:table><text:p text:style-name="P959"><text:span text:style-name="CharStyle99">24,710</text:span></text:p></draw:text-box></draw:frame></text:p>
        <text:p text:style-name="P1020"><text:span text:style-name="CharStyle102">28</text:span></text:p>
        <text:p text:style-name="P1324"><text:span text:style-name="CharStyle20">BAHAGIAN PILIHAN RAYA PERSEKUTUAN: P. 040 KEMAMAN<text:line-break/></text:span><text:span text:style-name="CharStyle21">FEDERAL CONSTITUENCY: P. 040 KEMAMAN</text:span></text:p>
        <text:p text:style-name="P408"><draw:frame draw:style-name="fr80" svg:x="0.000cm" svg:y="0.000cm" svg:width="16.180cm" fo:min-height="0.002cm" text:anchor-type="paragraph"><draw:text-box><table:table table:style-name="Table22"><table:table-column table:style-name="Table22.C1"/><table:table-column table:style-name="Table22.C2"/><table:table-column table:style-name="Table22.C3"/><table:table-column table:style-name="Table22.C4"/><table:table-row table:style-name="Table22.R1"><table:table-cell table:style-name="Table22.Cell1"><text:p text:style-name="P612"><text:span text:style-name="CharStyle12">(1)</text:span></text:p></table:table-cell><table:table-cell table:style-name="Table22.Cell2"><text:p text:style-name="P1508"/></table:table-cell><table:table-cell table:style-name="Table22.Cell3"><text:p text:style-name="P789"><text:span text:style-name="CharStyle12">(2)</text:span></text:p></table:table-cell><table:table-cell table:style-name="Table22.Cell4"><text:p text:style-name="P898"><text:span text:style-name="CharStyle12">(3)</text:span></text:p></table:table-cell></table:table-row><table:table-row table:style-name="Table22.R2"><table:table-cell table:style-name="Table22.Cell5"><text:p text:style-name="P1443"><text:span text:style-name="CharStyle12">Bahagian Pilihan Raya</text:span></text:p></table:table-cell><table:table-cell table:style-name="Table22.Cell6"><text:p text:style-name="P1508"/></table:table-cell><table:table-cell table:style-name="Table22.Cell7"><text:p text:style-name="P1179"><text:span text:style-name="CharStyle12">Daerah Mengundi</text:span></text:p></table:table-cell><table:table-cell table:style-name="Table22.Cell8"><text:p text:style-name="P455"><text:span text:style-name="CharStyle12">Bilangan Pemilih</text:span></text:p></table:table-cell></table:table-row><table:table-row table:style-name="Table22.R3"><table:table-cell table:style-name="Table22.Cell9"><text:p text:style-name="P567"><text:span text:style-name="CharStyle12">Negeri</text:span></text:p></table:table-cell><table:table-cell table:style-name="Table22.Cell10"><text:p text:style-name="P1508"/></table:table-cell><table:table-cell table:style-name="Table22.Cell11"><text:p text:style-name="P1508"/></table:table-cell><table:table-cell table:style-name="Table22.Cell12"><text:p text:style-name="P1508"/></table:table-cell></table:table-row><table:table-row table:style-name="Table22.R4"><table:table-cell table:style-name="Table22.Cell13"><text:p text:style-name="P1224"><text:span text:style-name="CharStyle13">State Constituency</text:span></text:p></table:table-cell><table:table-cell table:style-name="Table22.Cell14"><text:p text:style-name="P1508"/></table:table-cell><table:table-cell table:style-name="Table22.Cell15"><text:p text:style-name="P532"><text:span text:style-name="CharStyle13">Polling District</text:span></text:p></table:table-cell><table:table-cell table:style-name="Table22.Cell16"><text:p text:style-name="P684"><text:span text:style-name="CharStyle13">Number of Electors</text:span></text:p></table:table-cell></table:table-row><table:table-row table:style-name="Table22.R5"><table:table-cell table:style-name="Table22.Cell17"><text:p text:style-name="P785"><text:span text:style-name="CharStyle12">N. 29 KEMASIK</text:span></text:p></table:table-cell><table:table-cell table:style-name="Table22.Cell18"><text:p text:style-name="P893"><text:span text:style-name="CharStyle12">1.</text:span></text:p></table:table-cell><table:table-cell table:style-name="Table22.Cell19"><text:p text:style-name="P993"><text:span text:style-name="CharStyle12">Batu Putih</text:span></text:p></table:table-cell><table:table-cell table:style-name="Table22.Cell20"><text:p text:style-name="P1093"><text:span text:style-name="CharStyle12">548</text:span></text:p></table:table-cell></table:table-row><table:table-row table:style-name="Table22.R6"><table:table-cell table:style-name="Table22.Cell21"><text:p text:style-name="P1508"/></table:table-cell><table:table-cell table:style-name="Table22.Cell22"><text:p text:style-name="P452"><text:span text:style-name="CharStyle12">2.</text:span></text:p></table:table-cell><table:table-cell table:style-name="Table22.Cell23"><text:p text:style-name="P563"><text:span text:style-name="CharStyle12">Felda Kertih 6</text:span></text:p></table:table-cell><table:table-cell table:style-name="Table22.Cell24"><text:p text:style-name="P658"><text:span text:style-name="CharStyle12">2,596</text:span></text:p></table:table-cell></table:table-row><table:table-row table:style-name="Table22.R7"><table:table-cell table:style-name="Table22.Cell25"><text:p text:style-name="P1508"/></table:table-cell><table:table-cell table:style-name="Table22.Cell26"><text:p text:style-name="P839"><text:span text:style-name="CharStyle12">3.</text:span></text:p></table:table-cell><table:table-cell table:style-name="Table22.Cell27"><text:p text:style-name="P1447"><text:span text:style-name="CharStyle12">Kampung Ranggon</text:span></text:p></table:table-cell><table:table-cell table:style-name="Table22.Cell28"><text:p text:style-name="P1041"><text:span text:style-name="CharStyle12">1,110</text:span></text:p></table:table-cell></table:table-row><table:table-row table:style-name="Table22.R8"><table:table-cell table:style-name="Table22.Cell29"><text:p text:style-name="P1508"/></table:table-cell><table:table-cell table:style-name="Table22.Cell30"><text:p text:style-name="P1220"><text:span text:style-name="CharStyle12">4.</text:span></text:p></table:table-cell><table:table-cell table:style-name="Table22.Cell31"><text:p text:style-name="P503"><text:span text:style-name="CharStyle12">Kuala Kertih</text:span></text:p></table:table-cell><table:table-cell table:style-name="Table22.Cell32"><text:p text:style-name="P606"><text:span text:style-name="CharStyle12">1,931</text:span></text:p></table:table-cell></table:table-row><table:table-row table:style-name="Table22.R9"><table:table-cell table:style-name="Table22.Cell33"><text:p text:style-name="P1508"/></table:table-cell><table:table-cell table:style-name="Table22.Cell34"><text:p text:style-name="P781"><text:span text:style-name="CharStyle12">5.</text:span></text:p></table:table-cell><table:table-cell table:style-name="Table22.Cell35"><text:p text:style-name="P885"><text:span text:style-name="CharStyle12">Pekan Kertih</text:span></text:p></table:table-cell><table:table-cell table:style-name="Table22.Cell36"><text:p text:style-name="P986"><text:span text:style-name="CharStyle12">2,733</text:span></text:p></table:table-cell></table:table-row><table:table-row table:style-name="Table22.R10"><table:table-cell table:style-name="Table22.Cell37"><text:p text:style-name="P1508"/></table:table-cell><table:table-cell table:style-name="Table22.Cell38"><text:p text:style-name="P1449"><text:span text:style-name="CharStyle12">6.</text:span></text:p></table:table-cell><table:table-cell table:style-name="Table22.Cell39"><text:p text:style-name="P1265"><text:span text:style-name="CharStyle12">Kemasik</text:span></text:p></table:table-cell><table:table-cell table:style-name="Table22.Cell40"><text:p text:style-name="P558"><text:span text:style-name="CharStyle12">1,539</text:span></text:p></table:table-cell></table:table-row><table:table-row table:style-name="Table22.R11"><table:table-cell table:style-name="Table22.Cell41"><text:p text:style-name="P1508"/></table:table-cell><table:table-cell table:style-name="Table22.Cell42"><text:p text:style-name="P728"><text:span text:style-name="CharStyle12">7.</text:span></text:p></table:table-cell><table:table-cell table:style-name="Table22.Cell43"><text:p text:style-name="P835"><text:span text:style-name="CharStyle12">Pekan Air Jernih</text:span></text:p></table:table-cell><table:table-cell table:style-name="Table22.Cell44"><text:p text:style-name="P1299"><text:span text:style-name="CharStyle12">1,526</text:span></text:p></table:table-cell></table:table-row><table:table-row table:style-name="Table22.R12"><table:table-cell table:style-name="Table22.Cell45"><text:p text:style-name="P1508"/></table:table-cell><table:table-cell table:style-name="Table22.Cell46"><text:p text:style-name="P1115"><text:span text:style-name="CharStyle12">8.</text:span></text:p></table:table-cell><table:table-cell table:style-name="Table22.Cell47"><text:p text:style-name="P1217"><text:span text:style-name="CharStyle12">Felda Kertih 5</text:span></text:p></table:table-cell><table:table-cell table:style-name="Table22.Cell48"><text:p text:style-name="P500"><text:span text:style-name="CharStyle12">2,086</text:span></text:p></table:table-cell></table:table-row><table:table-row table:style-name="Table22.R13"><table:table-cell table:style-name="Table22.Cell49"><text:p text:style-name="P1508"/></table:table-cell><table:table-cell table:style-name="Table22.Cell50"><text:p text:style-name="P678"><text:span text:style-name="CharStyle12">9.</text:span></text:p></table:table-cell><table:table-cell table:style-name="Table22.Cell51"><text:p text:style-name="P780"><text:span text:style-name="CharStyle12">Chabang</text:span></text:p></table:table-cell><table:table-cell table:style-name="Table22.Cell52"><text:p text:style-name="P879"><text:span text:style-name="CharStyle12">935</text:span></text:p></table:table-cell></table:table-row><table:table-row table:style-name="Table22.R14"><table:table-cell table:style-name="Table22.Cell53"><text:p text:style-name="P1508"/></table:table-cell><table:table-cell table:style-name="Table22.Cell54"><text:p text:style-name="P1451"><text:span text:style-name="CharStyle12">10.</text:span></text:p></table:table-cell><table:table-cell table:style-name="Table22.Cell55"><text:p text:style-name="P1167"><text:span text:style-name="CharStyle12">Tok Kaya</text:span></text:p></table:table-cell><table:table-cell table:style-name="Table22.Cell56"><text:p text:style-name="P1261"><text:span text:style-name="CharStyle12">2,392</text:span></text:p></table:table-cell></table:table-row><table:table-row table:style-name="Table22.R15"><table:table-cell table:style-name="Table22.Cell57"><text:p text:style-name="P1508"/></table:table-cell><table:table-cell table:style-name="Table22.Cell58"><text:p text:style-name="P620"><text:span text:style-name="CharStyle12">11.</text:span></text:p></table:table-cell><table:table-cell table:style-name="Table22.Cell59"><text:p text:style-name="P725"><text:span text:style-name="CharStyle12">Rantau Petronas</text:span></text:p></table:table-cell><table:table-cell table:style-name="Table22.Cell60"><text:p text:style-name="P831"><text:span text:style-name="CharStyle12">2,841</text:span></text:p></table:table-cell></table:table-row><table:table-row table:style-name="Table22.R16"><table:table-cell table:style-name="Table22.Cell61"><text:p text:style-name="P1508"/></table:table-cell><table:table-cell table:style-name="Table22.Cell62"><text:p text:style-name="P1508"/></table:table-cell><table:table-cell table:style-name="Table22.Cell63"><text:p text:style-name="P1508"/></table:table-cell><table:table-cell table:style-name="Table22.Cell64"><text:p text:style-name="P1165"><text:span text:style-name="CharStyle12">20,237</text:span></text:p></table:table-cell></table:table-row><table:table-row table:style-name="Table22.R17"><table:table-cell table:style-name="Table22.Cell65"><text:p text:style-name="P1412"><text:span text:style-name="CharStyle12">N. 30 KIJAL</text:span></text:p></table:table-cell><table:table-cell table:style-name="Table22.Cell66"><text:p text:style-name="P551"><text:span text:style-name="CharStyle12">1.</text:span></text:p></table:table-cell><table:table-cell table:style-name="Table22.Cell67"><text:p text:style-name="P651"><text:span text:style-name="CharStyle12">Padang Kubu</text:span></text:p></table:table-cell><table:table-cell table:style-name="Table22.Cell68"><text:p text:style-name="P746"><text:span text:style-name="CharStyle12">1,488</text:span></text:p></table:table-cell></table:table-row><table:table-row table:style-name="Table22.R18"><table:table-cell table:style-name="Table22.Cell69"><text:p text:style-name="P1508"/></table:table-cell><table:table-cell table:style-name="Table22.Cell70"><text:p text:style-name="P1453"><text:span text:style-name="CharStyle12">2.</text:span></text:p></table:table-cell><table:table-cell table:style-name="Table22.Cell71"><text:p text:style-name="P1309"><text:span text:style-name="CharStyle12">Seri Bandi</text:span></text:p></table:table-cell><table:table-cell table:style-name="Table22.Cell72"><text:p text:style-name="P1134"><text:span text:style-name="CharStyle12">3,491</text:span></text:p></table:table-cell></table:table-row><table:table-row table:style-name="Table22.R19"><table:table-cell table:style-name="Table22.Cell73"><text:p text:style-name="P1508"/></table:table-cell><table:table-cell table:style-name="Table22.Cell74"><text:p text:style-name="P489"><text:span text:style-name="CharStyle12">3.</text:span></text:p></table:table-cell><table:table-cell table:style-name="Table22.Cell75"><text:p text:style-name="P596"><text:span text:style-name="CharStyle12">Ibok</text:span></text:p></table:table-cell><table:table-cell table:style-name="Table22.Cell76"><text:p text:style-name="P698"><text:span text:style-name="CharStyle12">1,787</text:span></text:p></table:table-cell></table:table-row><table:table-row table:style-name="Table22.R20"><table:table-cell table:style-name="Table22.Cell77"><text:p text:style-name="P1508"/></table:table-cell><table:table-cell table:style-name="Table22.Cell78"><text:p text:style-name="P870"><text:span text:style-name="CharStyle12">4.</text:span></text:p></table:table-cell><table:table-cell table:style-name="Table22.Cell79"><text:p text:style-name="P975"><text:span text:style-name="CharStyle12">Bukit Anak Dara</text:span></text:p></table:table-cell><table:table-cell table:style-name="Table22.Cell80"><text:p text:style-name="P1076"><text:span text:style-name="CharStyle12">643</text:span></text:p></table:table-cell></table:table-row><table:table-row table:style-name="Table22.R21"><table:table-cell table:style-name="Table22.Cell81"><text:p text:style-name="P1508"/></table:table-cell><table:table-cell table:style-name="Table22.Cell82"><text:p text:style-name="P1253"><text:span text:style-name="CharStyle12">5.</text:span></text:p></table:table-cell><table:table-cell table:style-name="Table22.Cell83"><text:p text:style-name="P1322"><text:span text:style-name="CharStyle12">Pekan Kijal</text:span></text:p></table:table-cell><table:table-cell table:style-name="Table22.Cell84"><text:p text:style-name="P646"><text:span text:style-name="CharStyle12">4,022</text:span></text:p></table:table-cell></table:table-row><table:table-row table:style-name="Table22.R22"><table:table-cell table:style-name="Table22.Cell85"><text:p text:style-name="P1508"/></table:table-cell><table:table-cell table:style-name="Table22.Cell86"><text:p text:style-name="P824"><text:span text:style-name="CharStyle12">6.</text:span></text:p></table:table-cell><table:table-cell table:style-name="Table22.Cell87"><text:p text:style-name="P928"><text:span text:style-name="CharStyle12">Teluk Kalung</text:span></text:p></table:table-cell><table:table-cell table:style-name="Table22.Cell88"><text:p text:style-name="P1027"><text:span text:style-name="CharStyle12">1,343</text:span></text:p></table:table-cell></table:table-row></table:table></draw:text-box></draw:frame></text:p>
        <text:p text:style-name="P888"><text:span text:style-name="CharStyle15">29</text:span></text:p>
      </text:section>
      <text:section text:style-name="Sect24" text:name="Section24">
        <text:p text:style-name="P1561"><draw:frame draw:style-name="fr87" svg:x="2.875cm" svg:y="0.000cm" svg:width="4.082cm" fo:min-height="2.782cm" text:anchor-type="paragraph"><draw:text-box><text:h text:outline-level="1" text:style-name="P1455"><text:bookmark-start text:name="bookmark9"/><text:span text:style-name="CharStyle104">(</text:span><text:span text:style-name="CharStyle105">1</text:span><text:span text:style-name="CharStyle104">)</text:span><text:bookmark-end text:name="bookmark9"/></text:h><text:p text:style-name="P1343"><text:span text:style-name="CharStyle51">Bahagian Pilihan Raya<text:line-break/>Negeri<text:line-break/></text:span><text:span text:style-name="CharStyle52">State Constituency</text:span></text:p></draw:text-box></draw:frame><draw:frame draw:style-name="fr88" svg:x="9.521cm" svg:y="0.000cm" svg:width="3.284cm" fo:min-height="1.228cm" text:anchor-type="paragraph"><draw:text-box><text:h text:outline-level="1" text:style-name="P1010"><text:bookmark-start text:name="bookmark10"/><text:span text:style-name="CharStyle107">(</text:span><text:span text:style-name="CharStyle108">2</text:span><text:span text:style-name="CharStyle107">)</text:span><text:bookmark-end text:name="bookmark10"/></text:h><text:p text:style-name="P811"><text:span text:style-name="CharStyle51">Daerah Mengundi</text:span></text:p></draw:text-box></draw:frame><draw:frame draw:style-name="fr89" svg:x="15.473cm" svg:y="0.000cm" svg:width="3.133cm" fo:min-height="1.228cm" text:anchor-type="paragraph"><draw:text-box><text:h text:outline-level="1" text:style-name="P1458"><text:bookmark-start text:name="bookmark11"/><text:span text:style-name="CharStyle72">(3)</text:span><text:bookmark-end text:name="bookmark11"/></text:h><text:p text:style-name="P1460"><text:span text:style-name="CharStyle51">Bilangan Pemilih</text:span></text:p></draw:text-box></draw:frame><draw:frame draw:style-name="fr90" svg:x="9.791cm" svg:y="2.193cm" svg:width="2.760cm" fo:min-height="0.533cm" text:anchor-type="paragraph"><draw:text-box><text:p text:style-name="P1462"><text:span text:style-name="CharStyle84">Polling District</text:span></text:p></draw:text-box></draw:frame><draw:frame draw:style-name="fr91" svg:x="15.295cm" svg:y="2.193cm" svg:width="3.480cm" fo:min-height="0.533cm" text:anchor-type="paragraph"><draw:text-box><text:p text:style-name="P580"><text:span text:style-name="CharStyle84">Number of Electors</text:span></text:p></draw:text-box></draw:frame><draw:frame draw:style-name="fr85" svg:x="8.251cm" svg:y="4.436cm" svg:width="10.626cm" fo:min-height="1.591cm" text:anchor-type="paragraph"><draw:text-box><table:table table:style-name="Table23"><table:table-column table:style-name="Table23.C1"/><table:table-column table:style-name="Table23.C2"/><table:table-row table:style-name="Table23.R1"><table:table-cell table:style-name="Table23.Cell1"><text:p text:style-name="P1467"><text:span text:style-name="CharStyle7">8. Payoh</text:span></text:p></table:table-cell><table:table-cell table:style-name="Table23.Cell2"><text:p text:style-name="P1469"><text:span text:style-name="CharStyle7">1,312</text:span></text:p></table:table-cell></table:table-row><table:table-row table:style-name="Table23.R2"><table:table-cell table:style-name="Table23.Cell3"><text:p text:style-name="P1471"><text:span text:style-name="CharStyle7">9. Beris Meraga</text:span></text:p></table:table-cell><table:table-cell table:style-name="Table23.Cell4"><text:p text:style-name="P1473"><text:span text:style-name="CharStyle7">1,586</text:span></text:p></table:table-cell></table:table-row></table:table></draw:text-box></draw:frame><draw:frame draw:style-name="fr81" svg:x="8.269cm" svg:y="3.327cm" svg:width="3.039cm" fo:min-height="0.499cm" text:anchor-type="paragraph"><draw:text-box><text:p text:style-name="P1168"><text:span text:style-name="CharStyle60">7. Bukit Kuang</text:span></text:p></draw:text-box></draw:frame><draw:frame draw:style-name="fr82" svg:x="17.801cm" svg:y="3.327cm" svg:width="1.067cm" fo:min-height="0.490cm" text:anchor-type="paragraph"><draw:text-box><text:p text:style-name="P1262"><text:span text:style-name="CharStyle60">5,015</text:span></text:p></draw:text-box></draw:frame><draw:frame draw:style-name="fr83" svg:x="8.276cm" svg:y="6.595cm" svg:width="3.150cm" fo:min-height="0.533cm" text:anchor-type="paragraph"><draw:text-box><text:p text:style-name="P554"><text:span text:style-name="CharStyle60">10. Bakau Tinggi</text:span></text:p></draw:text-box></draw:frame><draw:frame draw:style-name="fr84" svg:x="17.810cm" svg:y="6.595cm" svg:width="1.067cm" fo:min-height="0.526cm" text:anchor-type="paragraph"><draw:text-box><text:p text:style-name="P653"><text:span text:style-name="CharStyle60">1,188</text:span></text:p></draw:text-box></draw:frame><draw:frame draw:style-name="fr92" svg:x="17.471cm" svg:y="7.696cm" svg:width="1.388cm" fo:min-height="0.526cm" text:anchor-type="paragraph"><draw:text-box><text:h text:outline-level="2" text:style-name="P748"><text:bookmark-start text:name="bookmark12"/><text:span text:style-name="CharStyle41">21,875</text:span><text:bookmark-end text:name="bookmark12"/></text:h></draw:text-box></draw:frame><draw:frame draw:style-name="fr93" svg:x="2.697cm" svg:y="9.694cm" svg:width="2.362cm" fo:min-height="0.526cm" text:anchor-type="paragraph"><draw:text-box><text:p text:style-name="P832"><text:span text:style-name="CharStyle51">N. 31CUKAI</text:span></text:p></draw:text-box></draw:frame><draw:frame draw:style-name="fr94" svg:x="17.810cm" svg:y="9.731cm" svg:width="1.067cm" fo:min-height="0.490cm" text:anchor-type="paragraph"><draw:text-box><text:p text:style-name="P1298"><text:span text:style-name="CharStyle110">1,686</text:span></text:p></draw:text-box></draw:frame><draw:frame draw:style-name="fr86" svg:x="8.251cm" svg:y="9.745cm" svg:width="10.634cm" fo:min-height="0.002cm" text:anchor-type="paragraph"><draw:text-box><text:p text:style-name="P1475"><text:span text:style-name="CharStyle60">1. Kampung Besut</text:span></text:p><table:table table:style-name="Table24"><table:table-column table:style-name="Table24.C1"/><table:table-column table:style-name="Table24.C2"/><table:table-row table:style-name="Table24.R1"><table:table-cell table:style-name="Table24.Cell1"><text:p text:style-name="P576"><text:span text:style-name="CharStyle7">2. Kampung Tuan</text:span></text:p></table:table-cell><table:table-cell table:style-name="Table24.Cell2"><text:p text:style-name="P1479"><text:span text:style-name="CharStyle7">771</text:span></text:p></table:table-cell></table:table-row><table:table-row table:style-name="Table24.R2"><table:table-cell table:style-name="Table24.Cell3"><text:p text:style-name="P777"><text:span text:style-name="CharStyle7">3. Gong Limau</text:span></text:p></table:table-cell><table:table-cell table:style-name="Table24.Cell4"><text:p text:style-name="P874"><text:span text:style-name="CharStyle7">3,004</text:span></text:p></table:table-cell></table:table-row><table:table-row table:style-name="Table24.R3"><table:table-cell table:style-name="Table24.Cell5"><text:p text:style-name="P978"><text:span text:style-name="CharStyle7">4. Gong Pauh</text:span></text:p></table:table-cell><table:table-cell table:style-name="Table24.Cell6"><text:p text:style-name="P1081"><text:span text:style-name="CharStyle7">2,635</text:span></text:p></table:table-cell></table:table-row><table:table-row table:style-name="Table24.R4"><table:table-cell table:style-name="Table24.Cell7"><text:p text:style-name="P1187"><text:span text:style-name="CharStyle7">5. Kubang Kurus</text:span></text:p></table:table-cell><table:table-cell table:style-name="Table24.Cell8"><text:p text:style-name="P1481"><text:span text:style-name="CharStyle7">3,745</text:span></text:p></table:table-cell></table:table-row><table:table-row table:style-name="Table24.R5"><table:table-cell table:style-name="Table24.Cell9"><text:p text:style-name="P575"><text:span text:style-name="CharStyle7">6. Banggul</text:span></text:p></table:table-cell><table:table-cell table:style-name="Table24.Cell10"><text:p text:style-name="P674"><text:span text:style-name="CharStyle7">745</text:span></text:p></table:table-cell></table:table-row><table:table-row table:style-name="Table24.R6"><table:table-cell table:style-name="Table24.Cell11"><text:p text:style-name="P773"><text:span text:style-name="CharStyle7">7. Kampung Tengah</text:span></text:p></table:table-cell><table:table-cell table:style-name="Table24.Cell12"><text:p text:style-name="P871"><text:span text:style-name="CharStyle7">1,803</text:span></text:p></table:table-cell></table:table-row><table:table-row table:style-name="Table24.R7"><table:table-cell table:style-name="Table24.Cell13"><text:p text:style-name="P976"><text:span text:style-name="CharStyle7">8. Kuala Kemaman</text:span></text:p></table:table-cell><table:table-cell table:style-name="Table24.Cell14"><text:p text:style-name="P1077"><text:span text:style-name="CharStyle7">2,020</text:span></text:p></table:table-cell></table:table-row><table:table-row table:style-name="Table24.R8"><table:table-cell table:style-name="Table24.Cell15"><text:p text:style-name="P1185"><text:span text:style-name="CharStyle7">9. Geliga</text:span></text:p></table:table-cell><table:table-cell table:style-name="Table24.Cell16"><text:p text:style-name="P465"><text:span text:style-name="CharStyle7">3,168</text:span></text:p></table:table-cell></table:table-row><table:table-row table:style-name="Table24.R9"><table:table-cell table:style-name="Table24.Cell17"><text:p text:style-name="P573"><text:span text:style-name="CharStyle7">10. Jakar</text:span></text:p></table:table-cell><table:table-cell table:style-name="Table24.Cell18"><text:p text:style-name="P672"><text:span text:style-name="CharStyle7">1,951</text:span></text:p></table:table-cell></table:table-row><table:table-row table:style-name="Table24.R10"><table:table-cell table:style-name="Table24.Cell19"><text:p text:style-name="P770"><text:span text:style-name="CharStyle7">11. Fikri</text:span></text:p></table:table-cell><table:table-cell table:style-name="Table24.Cell20"><text:p text:style-name="P869"><text:span text:style-name="CharStyle7">1,660</text:span></text:p></table:table-cell></table:table-row><table:table-row table:style-name="Table24.R11"><table:table-cell table:style-name="Table24.Cell21"><text:p text:style-name="P971"><text:span text:style-name="CharStyle7">12. Paya Berenjut</text:span></text:p></table:table-cell><table:table-cell table:style-name="Table24.Cell22"><text:p text:style-name="P1074"><text:span text:style-name="CharStyle7">1,980</text:span></text:p></table:table-cell></table:table-row><table:table-row table:style-name="Table24.R12"><table:table-cell table:style-name="Table24.Cell23"><text:p text:style-name="P1184"><text:span text:style-name="CharStyle7">13. Geliga Besar</text:span></text:p></table:table-cell><table:table-cell table:style-name="Table24.Cell24"><text:p text:style-name="P1483"><text:span text:style-name="CharStyle7">1,798</text:span></text:p></table:table-cell></table:table-row></table:table><text:p text:style-name="P1138"><text:span text:style-name="CharStyle60">14. Bandar Baru Cenih</text:span></text:p><text:p text:style-name="P1477"><text:span text:style-name="CharStyle60">2,822</text:span></text:p></draw:text-box></draw:frame><draw:frame draw:style-name="fr95" svg:x="17.471cm" svg:y="25.104cm" svg:width="1.397cm" fo:min-height="0.526cm" text:anchor-type="paragraph"><draw:text-box><text:h text:outline-level="2" text:style-name="P1485"><text:bookmark-start text:name="bookmark13"/><text:span text:style-name="CharStyle41">29,788</text:span><text:bookmark-end text:name="bookmark13"/></text:h></draw:text-box></draw:frame></text:p>
        <text:p text:style-name="P410"/>
        <text:p text:style-name="P411"/>
        <text:p text:style-name="P412"/>
        <text:p text:style-name="P413"/>
        <text:p text:style-name="P414"/>
        <text:p text:style-name="P415"/>
        <text:p text:style-name="P416"/>
        <text:p text:style-name="P417"/>
        <text:p text:style-name="P418"/>
        <text:p text:style-name="P419"/>
        <text:p text:style-name="P420"/>
        <text:p text:style-name="P421"/>
        <text:p text:style-name="P422"/>
        <text:p text:style-name="P423"/>
        <text:p text:style-name="P424"/>
        <text:p text:style-name="P425"/>
        <text:p text:style-name="P426"/>
        <text:p text:style-name="P427"/>
        <text:p text:style-name="P428"/>
        <text:p text:style-name="P429"/>
        <text:p text:style-name="P430"/>
        <text:p text:style-name="P431"/>
        <text:p text:style-name="P432"/>
        <text:p text:style-name="P433"/>
        <text:p text:style-name="P434"/>
        <text:p text:style-name="P435"/>
        <text:p text:style-name="P436"/>
        <text:p text:style-name="P437"/>
        <text:p text:style-name="P438"/>
        <text:p text:style-name="P439"/>
        <text:p text:style-name="P440"/>
        <text:p text:style-name="P441"/>
        <text:p text:style-name="P442"/>
        <text:p text:style-name="P443"/>
        <text:p text:style-name="P444"/>
        <text:p text:style-name="P445"/>
        <text:p text:style-name="P446"/>
        <text:p text:style-name="P447"/>
        <text:p text:style-name="P448"/>
        <text:p text:style-name="P449"/>
      </text:section>
      <text:section text:style-name="Sect25" text:name="Section25">
        <text:p text:style-name="P1562"><draw:frame draw:style-name="fr96" svg:x="0.000cm" svg:y="0.000cm" svg:width="16.189cm" fo:min-height="0.002cm" text:anchor-type="paragraph"><draw:text-box><table:table table:style-name="Table25"><table:table-column table:style-name="Table25.C1"/><table:table-column table:style-name="Table25.C2"/><table:table-column table:style-name="Table25.C3"/><table:table-column table:style-name="Table25.C4"/><table:table-row table:style-name="Table25.R1"><table:table-cell table:style-name="Table25.Cell1"><text:p text:style-name="P1019"><text:span text:style-name="CharStyle12">(1)</text:span></text:p></table:table-cell><table:table-cell table:style-name="Table25.Cell37"><text:p text:style-name="P1508"/></table:table-cell><table:table-cell table:style-name="Table25.Cell38"><text:p text:style-name="P1508"/></table:table-cell><table:table-cell table:style-name="Table25.Cell2"><text:p text:style-name="P1352"><text:span text:style-name="CharStyle12">(3)</text:span></text:p></table:table-cell></table:table-row><table:table-row table:style-name="Table25.R2"><table:table-cell table:style-name="Table25.Cell3"><text:p text:style-name="P1487"><text:span text:style-name="CharStyle12">Bahagian Pilihan Raya</text:span></text:p></table:table-cell><table:table-cell table:style-name="Table25.Cell39"><text:p text:style-name="P1508"/></table:table-cell><table:table-cell table:style-name="Table25.Cell40"><text:p text:style-name="P1508"/></table:table-cell><table:table-cell table:style-name="Table25.Cell4"><text:p text:style-name="P1489"><text:span text:style-name="CharStyle12">Bilangan Pemilih</text:span></text:p></table:table-cell></table:table-row><table:table-row table:style-name="Table25.R3"><table:table-cell table:style-name="Table25.Cell5"><text:p text:style-name="P1251"><text:span text:style-name="CharStyle12">Negeri</text:span></text:p></table:table-cell><table:table-cell table:style-name="Table25.Cell41"><text:p text:style-name="P1508"/></table:table-cell><table:table-cell table:style-name="Table25.Cell42"><text:p text:style-name="P1508"/></table:table-cell><table:table-cell table:style-name="Table25.Cell6"><text:p text:style-name="P1508"/></table:table-cell></table:table-row><table:table-row table:style-name="Table25.R4"><table:table-cell table:style-name="Table25.Cell7"><text:p text:style-name="P792"><text:span text:style-name="CharStyle13">State Constituency</text:span></text:p></table:table-cell><table:table-cell table:style-name="Table25.Cell43"><text:p text:style-name="P1508"/></table:table-cell><table:table-cell table:style-name="Table25.Cell44"><text:p text:style-name="P1508"/></table:table-cell><table:table-cell table:style-name="Table25.Cell8"><text:p text:style-name="P479"><text:span text:style-name="CharStyle13">Number of Electors</text:span></text:p></table:table-cell></table:table-row><table:table-row table:style-name="Table25.R5"><table:table-cell table:style-name="Table25.Cell9"><text:p text:style-name="P1202"><text:span text:style-name="CharStyle12">N. 32 AIR PUTIH</text:span></text:p></table:table-cell><table:table-cell table:style-name="Table25.Cell45"><text:p text:style-name="P1508"/></table:table-cell><table:table-cell table:style-name="Table25.Cell46"><text:p text:style-name="P1508"/></table:table-cell><table:table-cell table:style-name="Table25.Cell10"><text:p text:style-name="P1183"><text:span text:style-name="CharStyle12">2,615</text:span></text:p></table:table-cell></table:table-row><table:table-row table:style-name="Table25.R6"><table:table-cell table:style-name="Table25.Cell11"><text:p text:style-name="P1508"/></table:table-cell><table:table-cell table:style-name="Table25.Cell47"><text:p text:style-name="P1508"/></table:table-cell><table:table-cell table:style-name="Table25.Cell48"><text:p text:style-name="P1508"/></table:table-cell><table:table-cell table:style-name="Table25.Cell12"><text:p text:style-name="P638"><text:span text:style-name="CharStyle12">2,058</text:span></text:p></table:table-cell></table:table-row><table:table-row table:style-name="Table25.R7"><table:table-cell table:style-name="Table25.Cell13"><text:p text:style-name="P1508"/></table:table-cell><table:table-cell table:style-name="Table25.Cell49"><text:p text:style-name="P1508"/></table:table-cell><table:table-cell table:style-name="Table25.Cell50"><text:p text:style-name="P1508"/></table:table-cell><table:table-cell table:style-name="Table25.Cell14"><text:p text:style-name="P965"><text:span text:style-name="CharStyle12">1,381</text:span></text:p></table:table-cell></table:table-row><table:table-row table:style-name="Table25.R8"><table:table-cell table:style-name="Table25.Cell15"><text:p text:style-name="P1508"/></table:table-cell><table:table-cell table:style-name="Table25.Cell51"><text:p text:style-name="P1508"/></table:table-cell><table:table-cell table:style-name="Table25.Cell52"><text:p text:style-name="P1508"/></table:table-cell><table:table-cell table:style-name="Table25.Cell16"><text:p text:style-name="P1491"><text:span text:style-name="CharStyle12">4,473</text:span></text:p></table:table-cell></table:table-row><table:table-row table:style-name="Table25.R9"><table:table-cell table:style-name="Table25.Cell17"><text:p text:style-name="P1508"/></table:table-cell><table:table-cell table:style-name="Table25.Cell53"><text:p text:style-name="P1508"/></table:table-cell><table:table-cell table:style-name="Table25.Cell54"><text:p text:style-name="P1508"/></table:table-cell><table:table-cell table:style-name="Table25.Cell18"><text:p text:style-name="P994"><text:span text:style-name="CharStyle12">1,483</text:span></text:p></table:table-cell></table:table-row><table:table-row table:style-name="Table25.R10"><table:table-cell table:style-name="Table25.Cell19"><text:p text:style-name="P1508"/></table:table-cell><table:table-cell table:style-name="Table25.Cell55"><text:p text:style-name="P1508"/></table:table-cell><table:table-cell table:style-name="Table25.Cell56"><text:p text:style-name="P1508"/></table:table-cell><table:table-cell table:style-name="Table25.Cell20"><text:p text:style-name="P1176"><text:span text:style-name="CharStyle12">1,956</text:span></text:p></table:table-cell></table:table-row><table:table-row table:style-name="Table25.R11"><table:table-cell table:style-name="Table25.Cell21"><text:p text:style-name="P1508"/></table:table-cell><table:table-cell table:style-name="Table25.Cell57"><text:p text:style-name="P1508"/></table:table-cell><table:table-cell table:style-name="Table25.Cell58"><text:p text:style-name="P1508"/></table:table-cell><table:table-cell table:style-name="Table25.Cell22"><text:p text:style-name="P530"><text:span text:style-name="CharStyle12">1,131</text:span></text:p></table:table-cell></table:table-row><table:table-row table:style-name="Table25.R12"><table:table-cell table:style-name="Table25.Cell23"><text:p text:style-name="P1508"/></table:table-cell><table:table-cell table:style-name="Table25.Cell59"><text:p text:style-name="P1508"/></table:table-cell><table:table-cell table:style-name="Table25.Cell60"><text:p text:style-name="P1508"/></table:table-cell><table:table-cell table:style-name="Table25.Cell24"><text:p text:style-name="P711"><text:span text:style-name="CharStyle12">1,454</text:span></text:p></table:table-cell></table:table-row><table:table-row table:style-name="Table25.R13"><table:table-cell table:style-name="Table25.Cell25"><text:p text:style-name="P1508"/></table:table-cell><table:table-cell table:style-name="Table25.Cell61"><text:p text:style-name="P1508"/></table:table-cell><table:table-cell table:style-name="Table25.Cell62"><text:p text:style-name="P1508"/></table:table-cell><table:table-cell table:style-name="Table25.Cell26"><text:p text:style-name="P891"><text:span text:style-name="CharStyle12">1,793</text:span></text:p></table:table-cell></table:table-row><table:table-row table:style-name="Table25.R14"><table:table-cell table:style-name="Table25.Cell27"><text:p text:style-name="P1508"/></table:table-cell><table:table-cell table:style-name="Table25.Cell63"><text:p text:style-name="P1508"/></table:table-cell><table:table-cell table:style-name="Table25.Cell64"><text:p text:style-name="P1508"/></table:table-cell><table:table-cell table:style-name="Table25.Cell28"><text:p text:style-name="P1070"><text:span text:style-name="CharStyle12">19 2</text:span></text:p></table:table-cell></table:table-row><table:table-row table:style-name="Table25.R15"><table:table-cell table:style-name="Table25.Cell29"><text:p text:style-name="P1508"/></table:table-cell><table:table-cell table:style-name="Table25.Cell65"><text:p text:style-name="P1508"/></table:table-cell><table:table-cell table:style-name="Table25.Cell66"><text:p text:style-name="P1508"/></table:table-cell><table:table-cell table:style-name="Table25.Cell30"><text:p text:style-name="P1237"><text:span text:style-name="CharStyle12">4,438</text:span></text:p></table:table-cell></table:table-row><table:table-row table:style-name="Table25.R16"><table:table-cell table:style-name="Table25.Cell31"><text:p text:style-name="P1508"/></table:table-cell><table:table-cell table:style-name="Table25.Cell68"><text:p text:style-name="P1508"/></table:table-cell><table:table-cell table:style-name="Table25.Cell67"><text:p text:style-name="P1508"/></table:table-cell><table:table-cell table:style-name="Table25.Cell32"><text:p text:style-name="P608"><text:span text:style-name="CharStyle12">1,051</text:span></text:p></table:table-cell></table:table-row><table:table-row table:style-name="Table25.R17"><table:table-cell table:style-name="Table25.Cell33"><text:p text:style-name="P1508"/></table:table-cell><table:table-cell table:style-name="Table25.Cell70"><text:p text:style-name="P1508"/></table:table-cell><table:table-cell table:style-name="Table25.Cell69"><text:p text:style-name="P1508"/></table:table-cell><table:table-cell table:style-name="Table25.Cell34"><text:p text:style-name="P784"><text:span text:style-name="CharStyle12">2,427</text:span></text:p></table:table-cell></table:table-row><table:table-row table:style-name="Table25.R18"><table:table-cell table:style-name="Table25.Cell35"><text:p text:style-name="P1508"/></table:table-cell><table:table-cell table:style-name="Table25.Cell72"><text:p text:style-name="P1508"/></table:table-cell><table:table-cell table:style-name="Table25.Cell71"><text:p text:style-name="P1508"/></table:table-cell><table:table-cell table:style-name="Table25.Cell36"><text:p text:style-name="P958"><text:span text:style-name="CharStyle12">26,452</text:span></text:p></table:table-cell></table:table-row></table:table></draw:text-box></draw:frame></text:p>
        <text:p text:style-name="P1121"><text:page-number/></text:p>
        <text:h text:outline-level="2" text:style-name="P1195"><text:bookmark-start text:name="bookmark14"/><text:span text:style-name="CharStyle94">JADUAL KETIGA / </text:span><text:span text:style-name="CharStyle95">THIRD SCHEDULE</text:span><text:bookmark-end text:name="bookmark14"/></text:h>
        <text:h text:outline-level="2" text:style-name="P564"><text:bookmark-start text:name="bookmark15"/><text:span text:style-name="CharStyle94">TEMPAT-TEMPAT YANG DITENTUKAN BAGI PEMERIKSAAN AWAM MENGENAI</text:span><text:bookmark-end text:name="bookmark15"/></text:h>
        <text:h text:outline-level="2" text:style-name="P630"><text:bookmark-start text:name="bookmark16"/><text:span text:style-name="CharStyle94">SYOR-SYOR YANG DICADANGKAN</text:span><text:bookmark-end text:name="bookmark16"/></text:h>
        <text:p text:style-name="P475"><text:span text:style-name="CharStyle23">PL A CES SPECIFIED FOR PUBLIC INSPECTION OF PROPOSED RECOMMENDA TIONS</text:span></text:p>
        <text:h text:outline-level="2" text:style-name="P477"><text:bookmark-start text:name="bookmark17"/><text:span text:style-name="CharStyle94">TERENGGANU</text:span><text:bookmark-end text:name="bookmark17"/></text:h>
        <text:p text:style-name="P451"><draw:frame draw:style-name="fr97" svg:x="0.000cm" svg:y="0.000cm" svg:width="14.300cm" fo:min-height="0.002cm" text:anchor-type="paragraph"><draw:text-box><table:table table:style-name="Table26"><table:table-column table:style-name="Table26.C1"/><table:table-column table:style-name="Table26.C2"/><table:table-row table:style-name="Table26.R1"><table:table-cell table:style-name="Table26.Cell1"><text:p text:style-name="P848"><text:span text:style-name="CharStyle7">(1)</text:span></text:p></table:table-cell><table:table-cell table:style-name="Table26.Cell2"><text:p text:style-name="P795"><text:span text:style-name="CharStyle7">(2)</text:span></text:p></table:table-cell></table:table-row><table:table-row table:style-name="Table26.R2"><table:table-cell table:style-name="Table26.Cell3"><text:p text:style-name="P1493"><text:span text:style-name="CharStyle7">Bahagian Pilihan Raya</text:span></text:p></table:table-cell><table:table-cell table:style-name="Table26.Cell4"><text:p text:style-name="P1056"><text:span text:style-name="CharStyle7">Tempat Pemeriksaan</text:span></text:p></table:table-cell></table:table-row><table:table-row table:style-name="Table26.R3"><table:table-cell table:style-name="Table26.Cell5"><text:p text:style-name="P1495"><text:span text:style-name="CharStyle7">Persekutuan</text:span></text:p></table:table-cell><table:table-cell table:style-name="Table26.Cell6"><text:p text:style-name="P1508"/></table:table-cell></table:table-row><table:table-row table:style-name="Table26.R4"><table:table-cell table:style-name="Table26.Cell7"><text:p text:style-name="P1497"><text:span text:style-name="CharStyle11">Federal Constituency</text:span></text:p></table:table-cell><table:table-cell table:style-name="Table26.Cell8"><text:p text:style-name="P1000"><text:span text:style-name="CharStyle11">Place of Inspection</text:span></text:p></table:table-cell></table:table-row><table:table-row table:style-name="Table26.R5"><table:table-cell table:style-name="Table26.Cell9"><text:p text:style-name="P1129"><text:span text:style-name="CharStyle7">P. 033 BESUT</text:span></text:p></table:table-cell><table:table-cell table:style-name="Table26.Cell10"><text:p text:style-name="P506"><text:span text:style-name="CharStyle7">Pejabat Daerah Besut</text:span></text:p></table:table-cell></table:table-row><table:table-row table:style-name="Table26.R6"><table:table-cell table:style-name="Table26.Cell11"><text:p text:style-name="P685"><text:span text:style-name="CharStyle7">P. 034SET1U</text:span></text:p></table:table-cell><table:table-cell table:style-name="Table26.Cell12"><text:p text:style-name="P759"><text:span text:style-name="CharStyle7">Pejabat Daerah Setiu</text:span></text:p></table:table-cell></table:table-row><table:table-row table:style-name="Table26.R7"><table:table-cell table:style-name="Table26.Cell13"><text:p text:style-name="P533"><text:span text:style-name="CharStyle7">P. 035 KUALA NERUS</text:span></text:p></table:table-cell><table:table-cell table:style-name="Table26.Cell14"><text:p text:style-name="P633"><text:span text:style-name="CharStyle7">Pejabat Daerah Kuala Nerus</text:span></text:p></table:table-cell></table:table-row><table:table-row table:style-name="Table26.R8"><table:table-cell table:style-name="Table26.Cell15"><text:p text:style-name="P1499"><text:span text:style-name="CharStyle7">P. 036 KUALA TERENGGANU</text:span></text:p></table:table-cell><table:table-cell table:style-name="Table26.Cell16"><text:p text:style-name="P1090"><text:span text:style-name="CharStyle7">Pejabat Daerah Kuala Terengganu</text:span></text:p></table:table-cell></table:table-row><table:table-row table:style-name="Table26.R9"><table:table-cell table:style-name="Table26.Cell17"><text:p text:style-name="P1508"/></table:table-cell><table:table-cell table:style-name="Table26.Cell18"><text:p text:style-name="P859"><text:span text:style-name="CharStyle7">Pejabat Pilihan Raya Negeri Terengganu</text:span></text:p></table:table-cell></table:table-row><table:table-row table:style-name="Table26.R10"><table:table-cell table:style-name="Table26.Cell19"><text:p text:style-name="P1501"><text:span text:style-name="CharStyle7">P. 037 MARANG</text:span></text:p></table:table-cell><table:table-cell table:style-name="Table26.Cell20"><text:p text:style-name="P1503"><text:span text:style-name="CharStyle7">Pejabat Daerah Marang</text:span></text:p></table:table-cell></table:table-row><table:table-row table:style-name="Table26.R11"><table:table-cell table:style-name="Table26.Cell21"><text:p text:style-name="P1236"><text:span text:style-name="CharStyle7">P. 038 HULU TERENGGANU</text:span></text:p></table:table-cell><table:table-cell table:style-name="Table26.Cell22"><text:p text:style-name="P1038"><text:span text:style-name="CharStyle7">Pejabat Daerah Hulu Terengganu</text:span></text:p></table:table-cell></table:table-row><table:table-row table:style-name="Table26.R12"><table:table-cell table:style-name="Table26.Cell23"><text:p text:style-name="P1505"><text:span text:style-name="CharStyle7">P. 039 DUNGUN</text:span></text:p></table:table-cell><table:table-cell table:style-name="Table26.Cell24"><text:p text:style-name="P814"><text:span text:style-name="CharStyle7">Pejabat Daerah Dungun</text:span></text:p></table:table-cell></table:table-row><table:table-row table:style-name="Table26.R13"><table:table-cell table:style-name="Table26.Cell25"><text:p text:style-name="P708"><text:span text:style-name="CharStyle7">P. 040 KEMAMAN</text:span></text:p></table:table-cell><table:table-cell table:style-name="Table26.Cell26"><text:p text:style-name="P1247"><text:span text:style-name="CharStyle7">Pejabat Daerah Kemaman</text:span></text:p></table:table-cell></table:table-row></table:table></draw:text-box></draw:frame></text:p>
        <text:p text:style-name="P458"><text:span text:style-name="CharStyle7">Bertarikh </text:span><text:span text:style-name="CharStyle11">&amp;</text:span><text:span text:style-name="CharStyle7"><text:s text:c="1"/>September 2016<text:line-break/></text:span><text:span text:style-name="CharStyle11">Dated<text:tab/>September<text:tab/>2016</text:span></text:p>
        <text:p text:style-name="P542"><text:span text:style-name="CharStyle7">[SPR(R)60/Jld.20]</text:span></text:p>
        <text:p text:style-name="P613"><text:span text:style-name="CharStyle7">Dengan Perintah Suruhanjaya Pilihan Raya<text:line-break/></text:span><text:span text:style-name="CharStyle11">By Order of the Election Commission</text:span></text:p>
        <text:p text:style-name="P689"><text:span text:style-name="CharStyle112">Jfft</text:span></text:p>
        <text:p text:style-name="P1507"><text:span text:style-name="CharStyle7">DATUK H^TABDUL/ZHANI BIN SALLEH<text:line-break/>^^Setiausaha/ </text:span><text:span text:style-name="CharStyle11">Secretary<text:line-break/></text:span><text:span text:style-name="CharStyle7">Suruhanjaya Pilihan Raya / </text:span><text:span text:style-name="CharStyle11">Election Commission<text:line-break/></text:span><text:span text:style-name="CharStyle7">Malaysia</text:span></text:p>
        <text:p text:style-name="P1094"><text:span text:style-name="CharStyle15">3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Gothic" svg:font-family="'AppleGothic'"/>
    <style:font-face style:name="Times New Roman" svg:font-family="'Times New Roman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5" style:display-name="CharStyle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7" style:display-name="CharStyle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9" style:display-name="CharStyle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0" style:display-name="CharStyle10" style:parent-style-name="CharStyle9">
      <style:text-properties fo:language="en" style:language-asian="en" style:language-complex="en" fo:country="US" style:country-asian="US" style:country-complex="US" fo:font-weight="bold" style:font-weight-asian="bold" style:font-weight-complex="bold" fo:font-size="10pt" style:font-size-asian="10pt" style:font-size-complex="10pt" style:text-scale="100%" fo:letter-spacing="0.000cm" fo:color="#000000" style:text-position="0%"/>
    </style:style>
    <style:style style:family="text" style:name="CharStyle11" style:display-name="CharStyle11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2" style:display-name="CharStyle12" style:parent-style-name="CharStyle7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13" style:display-name="CharStyle13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5" style:display-name="CharStyle1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7" style:display-name="CharStyle1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text" style:name="CharStyle18" style:display-name="CharStyle18" style:parent-style-name="CharStyle1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0" style:display-name="CharStyle2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1" style:display-name="CharStyle21" style:parent-style-name="CharStyle20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3" style:display-name="CharStyle23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25" style:display-name="CharStyle2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26" style:display-name="CharStyle26" style:parent-style-name="CharStyle25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28" style:display-name="CharStyle28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29" style:display-name="CharStyle29" style:parent-style-name="CharStyle28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31" style:display-name="CharStyle3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32" style:display-name="CharStyle32" style:parent-style-name="CharStyle23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34" style:display-name="CharStyle3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36" style:display-name="CharStyle3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AppleGothic" style:font-name-asian="AppleGothic" style:font-name-complex="AppleGothic"/>
    </style:style>
    <style:style style:family="text" style:name="CharStyle38" style:display-name="CharStyle3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39" style:display-name="CharStyle3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41" style:display-name="CharStyle4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42" style:display-name="CharStyle4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44" style:display-name="CharStyle44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46" style:display-name="CharStyle4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47" style:display-name="CharStyle47" style:parent-style-name="CharStyle9">
      <style:text-properties fo:language="en" style:language-asian="en" style:language-complex="en" fo:country="US" style:country-asian="US" style:country-complex="US" fo:font-size="10pt" style:font-size-asian="10pt" style:font-size-complex="10pt" style:text-scale="100%" fo:letter-spacing="0.000cm" fo:color="#000000" style:text-position="0%"/>
    </style:style>
    <style:style style:family="text" style:name="CharStyle49" style:display-name="CharStyle4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50" style:display-name="CharStyle50" style:parent-style-name="CharStyle49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51" style:display-name="CharStyle5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2" style:display-name="CharStyle52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53" style:display-name="CharStyle53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54" style:display-name="CharStyle54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56" style:display-name="CharStyle56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57" style:display-name="CharStyle57" style:parent-style-name="CharStyle9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58" style:display-name="CharStyle58" style:parent-style-name="CharStyle9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60" style:display-name="CharStyle6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62" style:display-name="CharStyle6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64" style:display-name="CharStyle6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65" style:display-name="CharStyle65" style:parent-style-name="CharStyle64">
      <style:text-properties fo:language="en" style:language-asian="en" style:language-complex="en" fo:country="US" style:country-asian="US" style:country-complex="US" fo:font-size="11.5pt" style:font-size-asian="11.5pt" style:font-size-complex="11.5pt" style:text-scale="100%" fo:letter-spacing="0.000cm" fo:color="#000000" style:text-position="0%"/>
    </style:style>
    <style:style style:family="text" style:name="CharStyle67" style:display-name="CharStyle6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68" style:display-name="CharStyle68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69" style:display-name="CharStyle69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0pt" style:font-size-asian="10pt" style:font-size-complex="10pt" style:text-scale="100%" fo:letter-spacing="0.000cm" fo:color="#000000" style:text-position="0%"/>
    </style:style>
    <style:style style:family="text" style:name="CharStyle70" style:display-name="CharStyle70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0pt" style:font-size-asian="10pt" style:font-size-complex="10pt" style:text-scale="100%" fo:letter-spacing="0.000cm" fo:color="#000000" style:text-position="0%"/>
    </style:style>
    <style:style style:family="text" style:name="CharStyle72" style:display-name="CharStyle7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73" style:display-name="CharStyle73" style:parent-style-name="CharStyle72">
      <style:text-properties fo:language="en" style:language-asian="en" style:language-complex="en" fo:country="US" style:country-asian="US" style:country-complex="US" fo:font-size="11.5pt" style:font-size-asian="11.5pt" style:font-size-complex="11.5pt" style:font-name="AppleGothic" style:font-name-asian="AppleGothic" style:font-name-complex="AppleGothic" style:text-scale="100%" fo:letter-spacing="0.000cm" fo:color="#000000" style:text-position="0%"/>
    </style:style>
    <style:style style:family="text" style:name="CharStyle74" style:display-name="CharStyle74" style:parent-style-name="CharStyle72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76" style:display-name="CharStyle7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77" style:display-name="CharStyle77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79" style:display-name="CharStyle7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80" style:display-name="CharStyle80" style:parent-style-name="CharStyle79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82" style:display-name="CharStyle8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83" style:display-name="CharStyle83" style:parent-style-name="CharStyle82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84" style:display-name="CharStyle84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86" style:display-name="CharStyle8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87" style:display-name="CharStyle87" style:parent-style-name="CharStyle86">
      <style:text-properties fo:language="en" style:language-asian="en" style:language-complex="en" fo:country="US" style:country-asian="US" style:country-complex="US" fo:font-size="11.5pt" style:font-size-asian="11.5pt" style:font-size-complex="11.5pt" style:text-scale="100%" fo:letter-spacing="0.000cm" fo:color="#000000" style:text-position="0%"/>
    </style:style>
    <style:style style:family="text" style:name="CharStyle88" style:display-name="CharStyle88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89" style:display-name="CharStyle89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91" style:display-name="CharStyle9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93" style:display-name="CharStyle93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35cm"/>
    </style:style>
    <style:style style:family="text" style:name="CharStyle94" style:display-name="CharStyle9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95" style:display-name="CharStyle95" style:parent-style-name="CharStyle94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96" style:display-name="CharStyle96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97" style:display-name="CharStyle9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98" style:display-name="CharStyle98" style:parent-style-name="CharStyle20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99" style:display-name="CharStyle9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00" style:display-name="CharStyle10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02" style:display-name="CharStyle10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04" style:display-name="CharStyle104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05" style:display-name="CharStyle105" style:parent-style-name="CharStyle104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07" style:display-name="CharStyle10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08" style:display-name="CharStyle108" style:parent-style-name="CharStyle107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110" style:display-name="CharStyle1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text" style:name="CharStyle112" style:display-name="CharStyle112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69pt" style:font-size-asian="69pt" style:font-size-complex="69pt" style:font-name="Times New Roman" style:font-name-asian="Times New Roman" style:font-name-complex="Times New Roman" fo:letter-spacing="0.176cm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Body text (3)">
      <style:paragraph-properties fo:background-color="#FFFFFF" fo:margin-bottom="1.693cm" fo:line-height="0.66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4)">
      <style:paragraph-properties fo:background-color="#FFFFFF" fo:margin-top="1.693cm" fo:line-height="0.66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2)">
      <style:paragraph-properties fo:background-color="#FFFFFF" fo:margin-bottom="0.529cm" fo:line-height="0.567cm" fo:text-indent="-1.263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">
      <style:paragraph-properties fo:background-color="#FFFFFF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5)">
      <style:paragraph-properties fo:background-color="#FFFFFF" fo:margin-top="1.164cm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6)">
      <style:paragraph-properties fo:background-color="#FFFFFF" fo:margin-bottom="0.635cm" fo:line-height="0.728cm" fo:text-indent="-1.254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paragraph" style:name="Body text (7)">
      <style:paragraph-properties fo:background-color="#FFFFFF" fo:margin-bottom="0.741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8)">
      <style:paragraph-properties fo:background-color="#FFFFFF" fo:margin-top="0.529cm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1 (2)">
      <style:paragraph-properties fo:background-color="#FFFFFF" fo:margin-top="0.529cm" fo:margin-bottom="0.106cm" fo:line-height="0.000cm" fo:text-indent="-0.007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9)">
      <style:paragraph-properties fo:background-color="#FFFFFF" fo:margin-bottom="0.529cm" fo:line-height="0.567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10)">
      <style:paragraph-properties fo:background-color="#FFFFFF" fo:margin-top="7.091cm" fo:line-height="0.000cm" fo:text-indent="0.017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Table caption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11)">
      <style:paragraph-properties fo:background-color="#FFFFFF" fo:margin-top="0.847cm" fo:line-height="0.000cm" fo:text-indent="0.006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AppleGothic" style:font-name-asian="AppleGothic" style:font-name-complex="AppleGothic"/>
    </style:style>
    <style:style style:family="paragraph" style:name="Table of contents (3)">
      <style:paragraph-properties fo:background-color="#FFFFFF" fo:margin-bottom="1.799cm" fo:line-height="0.000cm" fo:text-align="righ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ing #2">
      <style:paragraph-properties fo:background-color="#FFFFFF" fo:margin-bottom="1.799cm" fo:line-height="0.000cm" fo:text-align="righ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 (4)">
      <style:paragraph-properties fo:background-color="#FFFFFF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er or footer (3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ing #1 (3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2)">
      <style:paragraph-properties fo:background-color="#FFFFFF" fo:margin-top="4.128cm" fo:line-height="0.000cm" fo:text-indent="0.007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Table caption (4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ing #2 (2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21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Table caption (3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13)">
      <style:paragraph-properties fo:background-color="#FFFFFF" fo:margin-top="8.467cm" fo:line-height="0.000cm" fo:text-indent="0.007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5)">
      <style:paragraph-properties fo:background-color="#FFFFFF" fo:margin-bottom="0.318cm" fo:line-height="0.000cm" fo:text-indent="-0.013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7)">
      <style:paragraph-properties fo:background-color="#FFFFFF" fo:margin-bottom="0.318cm" fo:line-height="0.000cm" fo:text-indent="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2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Table caption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15)">
      <style:paragraph-properties fo:background-color="#FFFFFF" fo:margin-top="6.350cm" fo:line-height="0.000cm" fo:text-indent="-0.001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35cm"/>
    </style:style>
    <style:style style:family="paragraph" style:name="Body text (17)">
      <style:paragraph-properties fo:background-color="#FFFFFF" fo:margin-top="2.963cm" fo:line-height="0.000cm" fo:text-indent="-0.00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6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8)">
      <style:paragraph-properties fo:background-color="#FFFFFF" fo:margin-bottom="0.318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18)">
      <style:paragraph-properties fo:background-color="#FFFFFF" fo:margin-top="0.847cm" fo:line-height="1.092cm" fo:text-align="righ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paragraph" style:name="Body text (20)">
      <style:paragraph-properties fo:background-color="#FFFFFF" fo:margin-top="1.482cm" fo:line-height="0.00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69pt" style:font-size-asian="69pt" style:font-size-complex="69pt" style:font-name="Times New Roman" style:font-name-asian="Times New Roman" style:font-name-complex="Times New Roman" fo:letter-spacing="0.176cm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4" style:display-name="T4" style:parent-style-name="CharStyle10">
      <style:text-properties fo:color="#000000"/>
    </style:style>
    <style:style style:family="text" style:name="T28" style:display-name="T28" style:parent-style-name="CharStyle47">
      <style:text-properties fo:color="#000000"/>
    </style:style>
    <style:style style:family="text" style:name="T36" style:display-name="T36" style:parent-style-name="CharStyle57">
      <style:text-properties fo:color="#000000"/>
    </style:style>
    <style:style style:family="text" style:name="T37" style:display-name="T37" style:parent-style-name="CharStyle58">
      <style:text-properties fo:color="#000000"/>
    </style:style>
    <style:style style:family="text" style:name="T68" style:display-name="T68" style:parent-style-name="CharStyle100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101">
      <style:paragraph-properties style:page-number="auto"/>
      <style:text-properties fo:font-size="1pt" style:font-size-asian="1pt" style:font-size-complex="1pt"/>
    </style:style>
    <style:style style:family="paragraph" style:name="P142">
      <style:paragraph-properties style:page-number="auto"/>
      <style:text-properties fo:font-size="1pt" style:font-size-asian="1pt" style:font-size-complex="1pt"/>
    </style:style>
    <style:style style:family="paragraph" style:name="P189">
      <style:paragraph-properties style:page-number="auto"/>
      <style:text-properties fo:font-size="1pt" style:font-size-asian="1pt" style:font-size-complex="1pt"/>
    </style:style>
    <style:style style:family="paragraph" style:name="P278">
      <style:paragraph-properties style:page-number="auto"/>
      <style:text-properties fo:font-size="1pt" style:font-size-asian="1pt" style:font-size-complex="1pt"/>
    </style:style>
    <style:style style:family="paragraph" style:name="P405">
      <style:paragraph-properties style:page-number="auto"/>
      <style:text-properties fo:font-size="1pt" style:font-size-asian="1pt" style:font-size-complex="1pt"/>
    </style:style>
    <style:style style:family="paragraph" style:name="P46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50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56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63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81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86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42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48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510">
      <style:paragraph-properties style:page-number="auto"/>
      <style:text-properties fo:font-size="5.e-02pt" style:font-size-asian="5.e-02pt" style:font-size-complex="5.e-02pt"/>
    </style:style>
    <style:style style:name="Mfr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9.110cm"/>
      </style:header-style>
      <style:footer-style>
        <style:header-footer-properties fo:min-height="9.110cm" fo:margin-top="9.110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92cm"/>
      </style:header-style>
      <style:footer-style>
        <style:header-footer-properties fo:min-height="1.732cm" fo:margin-top="1.732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18cm"/>
      </style:header-style>
      <style:footer-style>
        <style:header-footer-properties fo:min-height="1.108cm" fo:margin-top="1.108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3.910cm"/>
      </style:header-style>
      <style:footer-style>
        <style:header-footer-properties fo:min-height="1.134cm" fo:margin-top="1.134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9.507cm"/>
      </style:header-style>
      <style:footer-style>
        <style:header-footer-properties fo:min-height="1.134cm" fo:margin-top="1.134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08cm" fo:margin-top="1.108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43cm"/>
      </style:header-style>
      <style:footer-style>
        <style:header-footer-properties fo:min-height="1.108cm" fo:margin-top="1.108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760cm" fo:margin-top="1.760cm"/>
      </style:footer-style>
    </style:page-layout>
    <style:page-layout style:name="Mpm1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60cm"/>
      </style:header-style>
      <style:footer-style>
        <style:header-footer-properties fo:min-height="1.161cm" fo:margin-top="1.161cm"/>
      </style:footer-style>
    </style:page-layout>
    <style:page-layout style:name="Mpm1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96cm"/>
      </style:header-style>
      <style:footer-style>
        <style:header-footer-properties fo:min-height="1.796cm" fo:margin-top="1.796cm"/>
      </style:footer-style>
    </style:page-layout>
    <style:page-layout style:name="Mpm1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1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2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2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760cm" fo:margin-top="1.760cm"/>
      </style:footer-style>
    </style:page-layout>
    <style:page-layout style:name="Mpm2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6cm"/>
      </style:header-style>
      <style:footer-style>
        <style:header-footer-properties fo:min-height="1.159cm" fo:margin-top="1.159cm"/>
      </style:footer-style>
    </style:page-layout>
  </office:automatic-styles>
  <office:master-styles>
    <style:master-page style:name="PageStyle0" style:page-layout-name="Mpm0">
      <style:header>
        <text:p text:style-name="P1510"/>
      </style:header>
      <style:footer>
        <text:p text:style-name="P1510"/>
      </style:footer>
    </style:master-page>
    <style:master-page style:name="PageStyle1" style:page-layout-name="Mpm1">
      <style:header>
        <text:p text:style-name="P1510"/>
      </style:header>
      <style:footer>
        <text:p text:style-name="P1"><draw:frame draw:style-name="Mfr1" svg:x="10.430cm" svg:y="28.233cm" fo:min-width="0.145cm" fo:min-height="0.245cm" text:anchor-type="paragraph"><draw:text-box><text:p text:style-name="P468"><text:page-number/></text:p></draw:text-box></draw:frame></text:p>
      </style:footer>
    </style:master-page>
    <style:master-page style:name="PageStyle2" style:page-layout-name="Mpm2">
      <style:header>
        <text:p text:style-name="P1510"/>
      </style:header>
      <style:footer>
        <text:p text:style-name="P1510"/>
      </style:footer>
    </style:master-page>
    <style:master-page style:name="PageStyle3" style:page-layout-name="Mpm3">
      <style:header>
        <text:p text:style-name="P1510"/>
      </style:header>
      <style:footer>
        <text:p text:style-name="P1510"/>
      </style:footer>
    </style:master-page>
    <style:master-page style:name="PageStyle4" style:page-layout-name="Mpm4">
      <style:header>
        <text:p text:style-name="P1510"/>
      </style:header>
      <style:footer>
        <text:p text:style-name="P1510"/>
      </style:footer>
    </style:master-page>
    <style:master-page style:name="PageStyle5" style:page-layout-name="Mpm5">
      <style:header>
        <text:p text:style-name="P1510"/>
      </style:header>
      <style:footer>
        <text:p text:style-name="P1510"/>
      </style:footer>
    </style:master-page>
    <style:master-page style:name="PageStyle6" style:page-layout-name="Mpm6">
      <style:header>
        <text:p text:style-name="P1510"/>
      </style:header>
      <style:footer>
        <text:p text:style-name="P101"><draw:frame draw:style-name="Mfr12" svg:x="10.335cm" svg:y="28.229cm" fo:min-width="0.339cm" fo:min-height="0.245cm" text:anchor-type="paragraph"><draw:text-box><text:p text:style-name="P1420"><text:page-number/></text:p></draw:text-box></draw:frame></text:p>
      </style:footer>
    </style:master-page>
    <style:master-page style:name="PageStyle7" style:page-layout-name="Mpm7">
      <style:header>
        <text:p text:style-name="P1510"/>
      </style:header>
      <style:header-left>
        <text:p text:style-name="P142"><draw:frame draw:style-name="Mfr19" svg:x="4.330cm" svg:y="1.847cm" fo:min-width="12.328cm" fo:min-height="0.871cm" text:anchor-type="paragraph"><draw:text-box><text:p text:style-name="P507"><text:span text:style-name="CharStyle57">BAHAGIAN PILIHAN RAYA PERSEKUTUAN: P. 035 KUALA NERUS</text:span></text:p><text:p text:style-name="P813"><text:span text:style-name="CharStyle58">FEDERAL CONSTITUENCY: P. 035 KUALA NERUS</text:span></text:p></draw:text-box></draw:frame></text:p>
      </style:header-left>
      <style:footer>
        <text:p text:style-name="P1510"/>
      </style:footer>
      <style:footer-left>
        <text:p text:style-name="P1510"/>
      </style:footer-left>
    </style:master-page>
    <style:master-page style:name="PageStyle8" style:page-layout-name="Mpm8">
      <style:header>
        <text:p text:style-name="P1510"/>
      </style:header>
      <style:header-left>
        <text:p text:style-name="P142"><draw:frame draw:style-name="Mfr19" svg:x="4.330cm" svg:y="1.847cm" fo:min-width="12.328cm" fo:min-height="0.871cm" text:anchor-type="paragraph"><draw:text-box><text:p text:style-name="P507"><text:span text:style-name="CharStyle57">BAHAGIAN PILIHAN RAYA PERSEKUTUAN: P. 035 KUALA NERUS</text:span></text:p><text:p text:style-name="P813"><text:span text:style-name="CharStyle58">FEDERAL CONSTITUENCY: P. 035 KUALA NERUS</text:span></text:p></draw:text-box></draw:frame></text:p>
      </style:header-left>
      <style:footer>
        <text:p text:style-name="P1510"/>
      </style:footer>
      <style:footer-left>
        <text:p text:style-name="P1510"/>
      </style:footer-left>
    </style:master-page>
    <style:master-page style:name="PageStyle9" style:page-layout-name="Mpm9">
      <style:header>
        <text:p text:style-name="P1510"/>
      </style:header>
      <style:header-left>
        <text:p text:style-name="P142"><draw:frame draw:style-name="Mfr19" svg:x="4.330cm" svg:y="1.847cm" fo:min-width="12.328cm" fo:min-height="0.871cm" text:anchor-type="paragraph"><draw:text-box><text:p text:style-name="P507"><text:span text:style-name="CharStyle57">BAHAGIAN PILIHAN RAYA PERSEKUTUAN: P. 035 KUALA NERUS</text:span></text:p><text:p text:style-name="P813"><text:span text:style-name="CharStyle58">FEDERAL CONSTITUENCY: P. 035 KUALA NERUS</text:span></text:p></draw:text-box></draw:frame></text:p>
      </style:header-left>
      <style:footer>
        <text:p text:style-name="P1510"/>
      </style:footer>
      <style:footer-left>
        <text:p text:style-name="P1510"/>
      </style:footer-left>
    </style:master-page>
    <style:master-page style:name="PageStyle10" style:page-layout-name="Mpm10">
      <style:header>
        <text:p text:style-name="P1510"/>
      </style:header>
      <style:header-left>
        <text:p text:style-name="P1510"/>
      </style:header-left>
      <style:footer>
        <text:p text:style-name="P1510"/>
      </style:footer>
      <style:footer-left>
        <text:p text:style-name="P1510"/>
      </style:footer-left>
    </style:master-page>
    <style:master-page style:name="PageStyle11" style:page-layout-name="Mpm11">
      <style:header>
        <text:p text:style-name="P189"><draw:frame draw:style-name="Mfr39" svg:x="3.628cm" svg:y="1.864cm" fo:min-width="13.741cm" fo:min-height="0.855cm" text:anchor-type="paragraph"><draw:text-box><text:p text:style-name="P568"><text:span text:style-name="CharStyle57">BAHAGIAN PILIHAN RAYA PERSEKUTUAN: P. 036 KUALA TERENGGANU</text:span></text:p><text:p text:style-name="P637"><text:span text:style-name="CharStyle58">FEDERAL CONSTITUENCY: P. 036 KUALA TERENGGANU</text:span></text:p></draw:text-box></draw:frame></text:p>
      </style:header>
      <style:footer>
        <text:p text:style-name="P1510"/>
      </style:footer>
    </style:master-page>
    <style:master-page style:name="PageStyle12" style:page-layout-name="Mpm12">
      <style:header>
        <text:p text:style-name="P1510"/>
      </style:header>
      <style:footer>
        <text:p text:style-name="P1510"/>
      </style:footer>
    </style:master-page>
    <style:master-page style:name="PageStyle13" style:page-layout-name="Mpm13">
      <style:header>
        <text:p text:style-name="P1510"/>
      </style:header>
      <style:footer>
        <text:p text:style-name="P1510"/>
      </style:footer>
    </style:master-page>
    <style:master-page style:name="PageStyle14" style:page-layout-name="Mpm14">
      <style:header>
        <text:p text:style-name="P1510"/>
      </style:header>
      <style:footer>
        <text:p text:style-name="P1510"/>
      </style:footer>
    </style:master-page>
    <style:master-page style:name="PageStyle15" style:page-layout-name="Mpm15">
      <style:header>
        <text:p text:style-name="P1510"/>
      </style:header>
      <style:footer>
        <text:p text:style-name="P1510"/>
      </style:footer>
    </style:master-page>
    <style:master-page style:name="PageStyle16" style:page-layout-name="Mpm16">
      <style:header>
        <text:p text:style-name="P1510"/>
      </style:header>
      <style:footer>
        <text:p text:style-name="P1510"/>
      </style:footer>
    </style:master-page>
    <style:master-page style:name="PageStyle17" style:page-layout-name="Mpm17">
      <style:header>
        <text:p text:style-name="P1510"/>
      </style:header>
      <style:footer>
        <text:p text:style-name="P1510"/>
      </style:footer>
    </style:master-page>
    <style:master-page style:name="PageStyle18" style:page-layout-name="Mpm18">
      <style:header>
        <text:p text:style-name="P1510"/>
      </style:header>
      <style:footer>
        <text:p text:style-name="P278"><draw:frame draw:style-name="Mfr63" svg:x="10.326cm" svg:y="28.233cm" fo:min-width="0.339cm" fo:min-height="0.245cm" text:anchor-type="paragraph"><draw:text-box><text:p text:style-name="P1480"><text:page-number/></text:p></draw:text-box></draw:frame></text:p>
      </style:footer>
    </style:master-page>
    <style:master-page style:name="PageStyle19" style:page-layout-name="Mpm19">
      <style:header>
        <text:p text:style-name="P1510"/>
      </style:header>
      <style:footer>
        <text:p text:style-name="P1510"/>
      </style:footer>
    </style:master-page>
    <style:master-page style:name="PageStyle20" style:page-layout-name="Mpm20">
      <style:header>
        <text:p text:style-name="P1510"/>
      </style:header>
      <style:footer>
        <text:p text:style-name="P1510"/>
      </style:footer>
    </style:master-page>
    <style:master-page style:name="PageStyle21" style:page-layout-name="Mpm21">
      <style:header>
        <text:p text:style-name="P1510"/>
      </style:header>
      <style:footer>
        <text:p text:style-name="P1510"/>
      </style:footer>
    </style:master-page>
    <style:master-page style:name="PageStyle22" style:page-layout-name="Mpm22">
      <style:header>
        <text:p text:style-name="P1510"/>
      </style:header>
      <style:footer>
        <text:p text:style-name="P405"><draw:frame draw:style-name="Mfr78" svg:x="10.326cm" svg:y="28.229cm" fo:min-width="0.347cm" fo:min-height="0.245cm" text:anchor-type="paragraph"><draw:text-box><text:p text:style-name="P868"><text:span text:style-name="CharStyle100">27</text:span></text:p></draw:text-box></draw:frame></text:p>
      </style:footer>
    </style:master-page>
    <style:master-page style:name="PageStyle23" style:page-layout-name="Mpm23">
      <style:header>
        <text:p text:style-name="P1510"/>
      </style:header>
      <style:footer>
        <text:p text:style-name="P1510"/>
      </style:footer>
    </style:master-page>
    <style:master-page style:name="PageStyle24" style:page-layout-name="Mpm24">
      <style:header>
        <text:p text:style-name="P1510"/>
      </style:header>
      <style:footer>
        <text:p text:style-name="P1510"/>
      </style:footer>
    </style:master-page>
    <style:master-page style:name="PageStyle25" style:page-layout-name="Mpm25">
      <style:header>
        <text:p text:style-name="P1510"/>
      </style:header>
      <style:footer>
        <text:p text:style-name="P15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SPR16</meta:initial-creator>
    <meta:keyword/>
  </office:meta>
</office:document-meta>
</file>